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82.06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90.31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value-type" style:repeat-content="false"/>
      <style:paragraph-properties fo:margin-left="0pt"/>
    </style:style>
    <style:style style:name="ce9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pt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" style:family="table-cell" style:parent-style-name="Default" style:data-style-name="N61"/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row table:style-name="ro1">
          <table:table-cell/>
        </table:table-row>
      </table:table>
      <table:table table:name="Base case" table:style-name="ta1"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7" table:number-columns-repeated="2" table:default-cell-style-name="ce8"/>
        <table:table-row table:style-name="ro2">
          <table:table-cell table:style-name="ce2" office:value-type="string" calcext:value-type="string" table:number-columns-spanned="2" table:number-rows-spanned="1">
            <text:p>Base case</text:p>
          </table:table-cell>
          <table:covered-table-cell table:style-name="Default"/>
          <table:table-cell table:style-name="Default" table:number-columns-repeated="6"/>
        </table:table-row>
        <table:table-row table:style-name="ro3">
          <table:table-cell table:style-name="ce3" office:value-type="string" calcext:value-type="string">
            <text:p>Object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Failed</text:p>
          </table:table-cell>
          <table:table-cell table:style-name="ce7" office:value-type="string" calcext:value-type="string">
            <text:p>RMSE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InlierFrac</text:p>
          </table:table-cell>
          <table:table-cell table:style-name="ce7" office:value-type="string" calcext:value-type="string">
            <text:p>Avg Dist</text:p>
          </table:table-cell>
          <table:table-cell table:style-name="ce7" office:value-type="string" calcext:value-type="string">
            <text:p>Median Dist</text:p>
          </table:table-cell>
        </table:table-row>
        <table:table-row table:style-name="ro1">
          <table:table-cell table:style-name="ce4" office:value-type="string" calcext:value-type="string">
            <text:p>T-rex</text:p>
          </table:table-cell>
          <table:table-cell office:value-type="float" office:value="2.89019" calcext:value-type="float">
            <text:p>2.89019</text:p>
          </table:table-cell>
          <table:table-cell office:value-type="float" office:value="0" calcext:value-type="float">
            <text:p>0</text:p>
          </table:table-cell>
          <table:table-cell office:value-type="float" office:value="1.4558" calcext:value-type="float">
            <text:p>1.4558</text:p>
          </table:table-cell>
          <table:table-cell office:value-type="float" office:value="0.47003" calcext:value-type="float">
            <text:p>0.4700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64.677" calcext:value-type="float">
            <text:p>164.677</text:p>
          </table:table-cell>
          <table:table-cell office:value-type="float" office:value="170.705" calcext:value-type="float">
            <text:p>170.705</text:p>
          </table:table-cell>
        </table:table-row>
        <table:table-row table:style-name="ro1">
          <table:table-cell/>
          <table:table-cell office:value-type="float" office:value="2.61097" calcext:value-type="float">
            <text:p>2.61097</text:p>
          </table:table-cell>
          <table:table-cell office:value-type="float" office:value="0" calcext:value-type="float">
            <text:p>0</text:p>
          </table:table-cell>
          <table:table-cell office:value-type="float" office:value="1.02116" calcext:value-type="float">
            <text:p>1.02116</text:p>
          </table:table-cell>
          <table:table-cell office:value-type="float" office:value="0.43519" calcext:value-type="float">
            <text:p>0.43519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18.17" calcext:value-type="float">
            <text:p>218.17</text:p>
          </table:table-cell>
          <table:table-cell office:value-type="float" office:value="206.049" calcext:value-type="float">
            <text:p>206.049</text:p>
          </table:table-cell>
        </table:table-row>
        <table:table-row table:style-name="ro1">
          <table:table-cell/>
          <table:table-cell office:value-type="float" office:value="2.12959" calcext:value-type="float">
            <text:p>2.12959</text:p>
          </table:table-cell>
          <table:table-cell office:value-type="float" office:value="0" calcext:value-type="float">
            <text:p>0</text:p>
          </table:table-cell>
          <table:table-cell office:value-type="float" office:value="1.13918" calcext:value-type="float">
            <text:p>1.13918</text:p>
          </table:table-cell>
          <table:table-cell office:value-type="float" office:value="0.439773" calcext:value-type="float">
            <text:p>0.43977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94.7344" calcext:value-type="float">
            <text:p>94.7344</text:p>
          </table:table-cell>
          <table:table-cell office:value-type="float" office:value="88.7834" calcext:value-type="float">
            <text:p>88.7834</text:p>
          </table:table-cell>
        </table:table-row>
        <table:table-row table:style-name="ro1">
          <table:table-cell/>
          <table:table-cell office:value-type="float" office:value="2.1173" calcext:value-type="float">
            <text:p>2.1173</text:p>
          </table:table-cell>
          <table:table-cell office:value-type="float" office:value="0" calcext:value-type="float">
            <text:p>0</text:p>
          </table:table-cell>
          <table:table-cell office:value-type="float" office:value="0.896188" calcext:value-type="float">
            <text:p>0.896188</text:p>
          </table:table-cell>
          <table:table-cell office:value-type="float" office:value="0.44234" calcext:value-type="float">
            <text:p>0.44234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31.871" calcext:value-type="float">
            <text:p>131.871</text:p>
          </table:table-cell>
          <table:table-cell office:value-type="float" office:value="134.864" calcext:value-type="float">
            <text:p>134.864</text:p>
          </table:table-cell>
        </table:table-row>
        <table:table-row table:style-name="ro1">
          <table:table-cell/>
          <table:table-cell office:value-type="float" office:value="2.14193" calcext:value-type="float">
            <text:p>2.14193</text:p>
          </table:table-cell>
          <table:table-cell office:value-type="float" office:value="0" calcext:value-type="float">
            <text:p>0</text:p>
          </table:table-cell>
          <table:table-cell office:value-type="float" office:value="0.318939" calcext:value-type="float">
            <text:p>0.318939</text:p>
          </table:table-cell>
          <table:table-cell office:value-type="float" office:value="0.404326" calcext:value-type="float">
            <text:p>0.404326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17.192" calcext:value-type="float">
            <text:p>217.192</text:p>
          </table:table-cell>
          <table:table-cell office:value-type="float" office:value="213.767" calcext:value-type="float">
            <text:p>213.767</text:p>
          </table:table-cell>
        </table:table-row>
        <table:table-row table:style-name="ro1">
          <table:table-cell/>
          <table:table-cell office:value-type="float" office:value="2.62044" calcext:value-type="float">
            <text:p>2.62044</text:p>
          </table:table-cell>
          <table:table-cell office:value-type="float" office:value="0" calcext:value-type="float">
            <text:p>0</text:p>
          </table:table-cell>
          <table:table-cell office:value-type="float" office:value="0.469983" calcext:value-type="float">
            <text:p>0.469983</text:p>
          </table:table-cell>
          <table:table-cell office:value-type="float" office:value="0.444656" calcext:value-type="float">
            <text:p>0.444656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54.115" calcext:value-type="float">
            <text:p>154.115</text:p>
          </table:table-cell>
          <table:table-cell office:value-type="float" office:value="151.573" calcext:value-type="float">
            <text:p>151.573</text:p>
          </table:table-cell>
        </table:table-row>
        <table:table-row table:style-name="ro1">
          <table:table-cell/>
          <table:table-cell office:value-type="float" office:value="2.34142" calcext:value-type="float">
            <text:p>2.34142</text:p>
          </table:table-cell>
          <table:table-cell office:value-type="float" office:value="0" calcext:value-type="float">
            <text:p>0</text:p>
          </table:table-cell>
          <table:table-cell office:value-type="float" office:value="0.332959" calcext:value-type="float">
            <text:p>0.332959</text:p>
          </table:table-cell>
          <table:table-cell office:value-type="float" office:value="0.437163" calcext:value-type="float">
            <text:p>0.43716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65.925" calcext:value-type="float">
            <text:p>165.925</text:p>
          </table:table-cell>
          <table:table-cell office:value-type="float" office:value="167.395" calcext:value-type="float">
            <text:p>167.395</text:p>
          </table:table-cell>
        </table:table-row>
        <table:table-row table:style-name="ro1">
          <table:table-cell/>
          <table:table-cell office:value-type="float" office:value="2.17721" calcext:value-type="float">
            <text:p>2.17721</text:p>
          </table:table-cell>
          <table:table-cell office:value-type="float" office:value="0" calcext:value-type="float">
            <text:p>0</text:p>
          </table:table-cell>
          <table:table-cell office:value-type="float" office:value="0.857931" calcext:value-type="float">
            <text:p>0.857931</text:p>
          </table:table-cell>
          <table:table-cell office:value-type="float" office:value="0.456445" calcext:value-type="float">
            <text:p>0.456445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46.435" calcext:value-type="float">
            <text:p>146.435</text:p>
          </table:table-cell>
          <table:table-cell office:value-type="float" office:value="134.679" calcext:value-type="float">
            <text:p>134.679</text:p>
          </table:table-cell>
        </table:table-row>
        <table:table-row table:style-name="ro1">
          <table:table-cell/>
          <table:table-cell office:value-type="float" office:value="2.04634" calcext:value-type="float">
            <text:p>2.04634</text:p>
          </table:table-cell>
          <table:table-cell office:value-type="float" office:value="0" calcext:value-type="float">
            <text:p>0</text:p>
          </table:table-cell>
          <table:table-cell office:value-type="float" office:value="0.635671" calcext:value-type="float">
            <text:p>0.635671</text:p>
          </table:table-cell>
          <table:table-cell office:value-type="float" office:value="0.409725" calcext:value-type="float">
            <text:p>0.409725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84.8749" calcext:value-type="float">
            <text:p>84.8749</text:p>
          </table:table-cell>
          <table:table-cell office:value-type="float" office:value="80.7541" calcext:value-type="float">
            <text:p>80.7541</text:p>
          </table:table-cell>
        </table:table-row>
        <table:table-row table:style-name="ro1">
          <table:table-cell/>
          <table:table-cell office:value-type="float" office:value="2.3862" calcext:value-type="float">
            <text:p>2.3862</text:p>
          </table:table-cell>
          <table:table-cell office:value-type="float" office:value="0" calcext:value-type="float">
            <text:p>0</text:p>
          </table:table-cell>
          <table:table-cell office:value-type="float" office:value="1.8294" calcext:value-type="float">
            <text:p>1.8294</text:p>
          </table:table-cell>
          <table:table-cell office:value-type="float" office:value="0.474059" calcext:value-type="float">
            <text:p>0.474059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34.0034" calcext:value-type="float">
            <text:p>34.0034</text:p>
          </table:table-cell>
          <table:table-cell office:value-type="float" office:value="34.2199" calcext:value-type="float">
            <text:p>34.2199</text:p>
          </table:table-cell>
        </table:table-row>
        <table:table-row table:style-name="ro1">
          <table:table-cell/>
          <table:table-cell office:value-type="float" office:value="2.41422" calcext:value-type="float">
            <text:p>2.41422</text:p>
          </table:table-cell>
          <table:table-cell office:value-type="float" office:value="0" calcext:value-type="float">
            <text:p>0</text:p>
          </table:table-cell>
          <table:table-cell office:value-type="float" office:value="0.266447" calcext:value-type="float">
            <text:p>0.266447</text:p>
          </table:table-cell>
          <table:table-cell office:value-type="float" office:value="0.416543" calcext:value-type="float">
            <text:p>0.41654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14.632" calcext:value-type="float">
            <text:p>114.632</text:p>
          </table:table-cell>
          <table:table-cell office:value-type="float" office:value="104.287" calcext:value-type="float">
            <text:p>104.287</text:p>
          </table:table-cell>
        </table:table-row>
        <table:table-row table:style-name="ro1">
          <table:table-cell/>
          <table:table-cell office:value-type="float" office:value="2.18726" calcext:value-type="float">
            <text:p>2.18726</text:p>
          </table:table-cell>
          <table:table-cell office:value-type="float" office:value="0" calcext:value-type="float">
            <text:p>0</text:p>
          </table:table-cell>
          <table:table-cell office:value-type="float" office:value="0.93403" calcext:value-type="float">
            <text:p>0.93403</text:p>
          </table:table-cell>
          <table:table-cell office:value-type="float" office:value="0.442283" calcext:value-type="float">
            <text:p>0.44228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46.2866" calcext:value-type="float">
            <text:p>46.2866</text:p>
          </table:table-cell>
          <table:table-cell office:value-type="float" office:value="40.8501" calcext:value-type="float">
            <text:p>40.8501</text:p>
          </table:table-cell>
        </table:table-row>
        <table:table-row table:style-name="ro1">
          <table:table-cell/>
          <table:table-cell office:value-type="float" office:value="2.19158" calcext:value-type="float">
            <text:p>2.19158</text:p>
          </table:table-cell>
          <table:table-cell office:value-type="float" office:value="0" calcext:value-type="float">
            <text:p>0</text:p>
          </table:table-cell>
          <table:table-cell office:value-type="float" office:value="0.0415006" calcext:value-type="float">
            <text:p>0.0415006</text:p>
          </table:table-cell>
          <table:table-cell office:value-type="float" office:value="0.439783" calcext:value-type="float">
            <text:p>0.43978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99.0179" calcext:value-type="float">
            <text:p>99.0179</text:p>
          </table:table-cell>
          <table:table-cell office:value-type="float" office:value="90.117" calcext:value-type="float">
            <text:p>90.117</text:p>
          </table:table-cell>
        </table:table-row>
        <table:table-row table:style-name="ro1">
          <table:table-cell/>
          <table:table-cell office:value-type="float" office:value="2.13509" calcext:value-type="float">
            <text:p>2.13509</text:p>
          </table:table-cell>
          <table:table-cell office:value-type="float" office:value="0" calcext:value-type="float">
            <text:p>0</text:p>
          </table:table-cell>
          <table:table-cell office:value-type="float" office:value="1.28133" calcext:value-type="float">
            <text:p>1.28133</text:p>
          </table:table-cell>
          <table:table-cell office:value-type="float" office:value="0.46614" calcext:value-type="float">
            <text:p>0.46614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34.207" calcext:value-type="float">
            <text:p>134.207</text:p>
          </table:table-cell>
          <table:table-cell office:value-type="float" office:value="128.419" calcext:value-type="float">
            <text:p>128.419</text:p>
          </table:table-cell>
        </table:table-row>
        <table:table-row table:style-name="ro1">
          <table:table-cell/>
          <table:table-cell office:value-type="float" office:value="2.35873" calcext:value-type="float">
            <text:p>2.35873</text:p>
          </table:table-cell>
          <table:table-cell office:value-type="float" office:value="0" calcext:value-type="float">
            <text:p>0</text:p>
          </table:table-cell>
          <table:table-cell office:value-type="float" office:value="0.722409" calcext:value-type="float">
            <text:p>0.722409</text:p>
          </table:table-cell>
          <table:table-cell office:value-type="float" office:value="0.429113" calcext:value-type="float">
            <text:p>0.42911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88.4503" calcext:value-type="float">
            <text:p>88.4503</text:p>
          </table:table-cell>
          <table:table-cell office:value-type="float" office:value="81.4888" calcext:value-type="float">
            <text:p>81.4888</text:p>
          </table:table-cell>
        </table:table-row>
        <table:table-row table:style-name="ro1">
          <table:table-cell/>
          <table:table-cell office:value-type="float" office:value="2.16231" calcext:value-type="float">
            <text:p>2.16231</text:p>
          </table:table-cell>
          <table:table-cell office:value-type="float" office:value="0" calcext:value-type="float">
            <text:p>0</text:p>
          </table:table-cell>
          <table:table-cell office:value-type="float" office:value="0.801525" calcext:value-type="float">
            <text:p>0.801525</text:p>
          </table:table-cell>
          <table:table-cell office:value-type="float" office:value="0.477784" calcext:value-type="float">
            <text:p>0.477784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18.878" calcext:value-type="float">
            <text:p>118.878</text:p>
          </table:table-cell>
          <table:table-cell office:value-type="float" office:value="120.958" calcext:value-type="float">
            <text:p>120.958</text:p>
          </table:table-cell>
        </table:table-row>
        <table:table-row table:style-name="ro1">
          <table:table-cell/>
          <table:table-cell office:value-type="float" office:value="2.51166" calcext:value-type="float">
            <text:p>2.51166</text:p>
          </table:table-cell>
          <table:table-cell office:value-type="float" office:value="0" calcext:value-type="float">
            <text:p>0</text:p>
          </table:table-cell>
          <table:table-cell office:value-type="float" office:value="1.62586" calcext:value-type="float">
            <text:p>1.62586</text:p>
          </table:table-cell>
          <table:table-cell office:value-type="float" office:value="0.458379" calcext:value-type="float">
            <text:p>0.458379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14.166" calcext:value-type="float">
            <text:p>114.166</text:p>
          </table:table-cell>
          <table:table-cell office:value-type="float" office:value="103.69" calcext:value-type="float">
            <text:p>103.69</text:p>
          </table:table-cell>
        </table:table-row>
        <table:table-row table:style-name="ro1">
          <table:table-cell/>
          <table:table-cell office:value-type="float" office:value="2.97338" calcext:value-type="float">
            <text:p>2.97338</text:p>
          </table:table-cell>
          <table:table-cell office:value-type="float" office:value="0" calcext:value-type="float">
            <text:p>0</text:p>
          </table:table-cell>
          <table:table-cell office:value-type="float" office:value="0.794429" calcext:value-type="float">
            <text:p>0.794429</text:p>
          </table:table-cell>
          <table:table-cell office:value-type="float" office:value="0.460187" calcext:value-type="float">
            <text:p>0.460187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21.081" calcext:value-type="float">
            <text:p>121.081</text:p>
          </table:table-cell>
          <table:table-cell office:value-type="float" office:value="115.916" calcext:value-type="float">
            <text:p>115.916</text:p>
          </table:table-cell>
        </table:table-row>
        <table:table-row table:style-name="ro1">
          <table:table-cell/>
          <table:table-cell office:value-type="float" office:value="3.17252" calcext:value-type="float">
            <text:p>3.17252</text:p>
          </table:table-cell>
          <table:table-cell office:value-type="float" office:value="0" calcext:value-type="float">
            <text:p>0</text:p>
          </table:table-cell>
          <table:table-cell office:value-type="float" office:value="1.21925" calcext:value-type="float">
            <text:p>1.21925</text:p>
          </table:table-cell>
          <table:table-cell office:value-type="float" office:value="0.430099" calcext:value-type="float">
            <text:p>0.430099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65.599" calcext:value-type="float">
            <text:p>165.599</text:p>
          </table:table-cell>
          <table:table-cell office:value-type="float" office:value="161.856" calcext:value-type="float">
            <text:p>161.856</text:p>
          </table:table-cell>
        </table:table-row>
        <table:table-row table:style-name="ro1">
          <table:table-cell/>
          <table:table-cell office:value-type="float" office:value="2.97316" calcext:value-type="float">
            <text:p>2.97316</text:p>
          </table:table-cell>
          <table:table-cell office:value-type="float" office:value="0" calcext:value-type="float">
            <text:p>0</text:p>
          </table:table-cell>
          <table:table-cell office:value-type="float" office:value="0.703892" calcext:value-type="float">
            <text:p>0.703892</text:p>
          </table:table-cell>
          <table:table-cell office:value-type="float" office:value="0.421779" calcext:value-type="float">
            <text:p>0.421779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22.636" calcext:value-type="float">
            <text:p>122.636</text:p>
          </table:table-cell>
          <table:table-cell office:value-type="float" office:value="120.777" calcext:value-type="float">
            <text:p>120.777</text:p>
          </table:table-cell>
        </table:table-row>
        <table:table-row table:style-name="ro1">
          <table:table-cell/>
          <table:table-cell office:value-type="float" office:value="2.82621" calcext:value-type="float">
            <text:p>2.82621</text:p>
          </table:table-cell>
          <table:table-cell office:value-type="float" office:value="0" calcext:value-type="float">
            <text:p>0</text:p>
          </table:table-cell>
          <table:table-cell office:value-type="float" office:value="1.04589" calcext:value-type="float">
            <text:p>1.04589</text:p>
          </table:table-cell>
          <table:table-cell office:value-type="float" office:value="0.431443" calcext:value-type="float">
            <text:p>0.43144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08.276" calcext:value-type="float">
            <text:p>208.276</text:p>
          </table:table-cell>
          <table:table-cell office:value-type="float" office:value="207.999" calcext:value-type="float">
            <text:p>207.999</text:p>
          </table:table-cell>
        </table:table-row>
        <table:table-row table:style-name="ro1">
          <table:table-cell/>
          <table:table-cell office:value-type="float" office:value="2.58711" calcext:value-type="float">
            <text:p>2.58711</text:p>
          </table:table-cell>
          <table:table-cell office:value-type="float" office:value="0" calcext:value-type="float">
            <text:p>0</text:p>
          </table:table-cell>
          <table:table-cell office:value-type="float" office:value="0.776027" calcext:value-type="float">
            <text:p>0.776027</text:p>
          </table:table-cell>
          <table:table-cell office:value-type="float" office:value="0.440898" calcext:value-type="float">
            <text:p>0.440898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75.977" calcext:value-type="float">
            <text:p>175.977</text:p>
          </table:table-cell>
          <table:table-cell office:value-type="float" office:value="181.554" calcext:value-type="float">
            <text:p>181.554</text:p>
          </table:table-cell>
        </table:table-row>
        <table:table-row table:style-name="ro1">
          <table:table-cell/>
          <table:table-cell office:value-type="float" office:value="2.78206" calcext:value-type="float">
            <text:p>2.78206</text:p>
          </table:table-cell>
          <table:table-cell office:value-type="float" office:value="0" calcext:value-type="float">
            <text:p>0</text:p>
          </table:table-cell>
          <table:table-cell office:value-type="float" office:value="1.03224" calcext:value-type="float">
            <text:p>1.03224</text:p>
          </table:table-cell>
          <table:table-cell office:value-type="float" office:value="0.427718" calcext:value-type="float">
            <text:p>0.427718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03.725" calcext:value-type="float">
            <text:p>203.725</text:p>
          </table:table-cell>
          <table:table-cell office:value-type="float" office:value="209.877" calcext:value-type="float">
            <text:p>209.877</text:p>
          </table:table-cell>
        </table:table-row>
        <table:table-row table:style-name="ro1">
          <table:table-cell/>
          <table:table-cell office:value-type="float" office:value="2.36432" calcext:value-type="float">
            <text:p>2.36432</text:p>
          </table:table-cell>
          <table:table-cell office:value-type="float" office:value="0" calcext:value-type="float">
            <text:p>0</text:p>
          </table:table-cell>
          <table:table-cell office:value-type="float" office:value="0.657182" calcext:value-type="float">
            <text:p>0.657182</text:p>
          </table:table-cell>
          <table:table-cell office:value-type="float" office:value="0.415851" calcext:value-type="float">
            <text:p>0.415851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59.755" calcext:value-type="float">
            <text:p>159.755</text:p>
          </table:table-cell>
          <table:table-cell office:value-type="float" office:value="164.11" calcext:value-type="float">
            <text:p>164.11</text:p>
          </table:table-cell>
        </table:table-row>
        <table:table-row table:style-name="ro1">
          <table:table-cell/>
          <table:table-cell office:value-type="float" office:value="2.09408" calcext:value-type="float">
            <text:p>2.09408</text:p>
          </table:table-cell>
          <table:table-cell office:value-type="float" office:value="0" calcext:value-type="float">
            <text:p>0</text:p>
          </table:table-cell>
          <table:table-cell office:value-type="float" office:value="0.214785" calcext:value-type="float">
            <text:p>0.214785</text:p>
          </table:table-cell>
          <table:table-cell office:value-type="float" office:value="0.396444" calcext:value-type="float">
            <text:p>0.396444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65.613" calcext:value-type="float">
            <text:p>265.613</text:p>
          </table:table-cell>
          <table:table-cell office:value-type="float" office:value="262.962" calcext:value-type="float">
            <text:p>262.962</text:p>
          </table:table-cell>
        </table:table-row>
        <table:table-row table:style-name="ro1">
          <table:table-cell/>
          <table:table-cell office:value-type="float" office:value="3.22287" calcext:value-type="float">
            <text:p>3.22287</text:p>
          </table:table-cell>
          <table:table-cell office:value-type="float" office:value="0" calcext:value-type="float">
            <text:p>0</text:p>
          </table:table-cell>
          <table:table-cell office:value-type="float" office:value="1.47462" calcext:value-type="float">
            <text:p>1.47462</text:p>
          </table:table-cell>
          <table:table-cell office:value-type="float" office:value="0.464482" calcext:value-type="float">
            <text:p>0.464482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84.1388" calcext:value-type="float">
            <text:p>84.1388</text:p>
          </table:table-cell>
          <table:table-cell office:value-type="float" office:value="82.7981" calcext:value-type="float">
            <text:p>82.7981</text:p>
          </table:table-cell>
        </table:table-row>
        <table:table-row table:style-name="ro1">
          <table:table-cell/>
          <table:table-cell office:value-type="float" office:value="3.81867" calcext:value-type="float">
            <text:p>3.81867</text:p>
          </table:table-cell>
          <table:table-cell office:value-type="float" office:value="0" calcext:value-type="float">
            <text:p>0</text:p>
          </table:table-cell>
          <table:table-cell office:value-type="float" office:value="0.349556" calcext:value-type="float">
            <text:p>0.349556</text:p>
          </table:table-cell>
          <table:table-cell office:value-type="float" office:value="0.462196" calcext:value-type="float">
            <text:p>0.462196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25.439" calcext:value-type="float">
            <text:p>125.439</text:p>
          </table:table-cell>
          <table:table-cell office:value-type="float" office:value="114.188" calcext:value-type="float">
            <text:p>114.188</text:p>
          </table:table-cell>
        </table:table-row>
        <table:table-row table:style-name="ro1">
          <table:table-cell/>
          <table:table-cell office:value-type="float" office:value="3.63497" calcext:value-type="float">
            <text:p>3.63497</text:p>
          </table:table-cell>
          <table:table-cell office:value-type="float" office:value="0" calcext:value-type="float">
            <text:p>0</text:p>
          </table:table-cell>
          <table:table-cell office:value-type="float" office:value="0.602925" calcext:value-type="float">
            <text:p>0.602925</text:p>
          </table:table-cell>
          <table:table-cell office:value-type="float" office:value="0.388541" calcext:value-type="float">
            <text:p>0.388541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41.052" calcext:value-type="float">
            <text:p>241.052</text:p>
          </table:table-cell>
          <table:table-cell office:value-type="float" office:value="236.907" calcext:value-type="float">
            <text:p>236.907</text:p>
          </table:table-cell>
        </table:table-row>
        <table:table-row table:style-name="ro1">
          <table:table-cell/>
          <table:table-cell office:value-type="float" office:value="3.06362" calcext:value-type="float">
            <text:p>3.06362</text:p>
          </table:table-cell>
          <table:table-cell office:value-type="float" office:value="0" calcext:value-type="float">
            <text:p>0</text:p>
          </table:table-cell>
          <table:table-cell office:value-type="float" office:value="0.438101" calcext:value-type="float">
            <text:p>0.438101</text:p>
          </table:table-cell>
          <table:table-cell office:value-type="float" office:value="0.42353" calcext:value-type="float">
            <text:p>0.4235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09.143" calcext:value-type="float">
            <text:p>109.143</text:p>
          </table:table-cell>
          <table:table-cell office:value-type="float" office:value="109.078" calcext:value-type="float">
            <text:p>109.078</text:p>
          </table:table-cell>
        </table:table-row>
        <table:table-row table:style-name="ro1">
          <table:table-cell/>
          <table:table-cell office:value-type="float" office:value="2.83868" calcext:value-type="float">
            <text:p>2.83868</text:p>
          </table:table-cell>
          <table:table-cell office:value-type="float" office:value="0" calcext:value-type="float">
            <text:p>0</text:p>
          </table:table-cell>
          <table:table-cell office:value-type="float" office:value="1.28785" calcext:value-type="float">
            <text:p>1.28785</text:p>
          </table:table-cell>
          <table:table-cell office:value-type="float" office:value="0.445228" calcext:value-type="float">
            <text:p>0.445228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47.096" calcext:value-type="float">
            <text:p>147.096</text:p>
          </table:table-cell>
          <table:table-cell office:value-type="float" office:value="142.794" calcext:value-type="float">
            <text:p>142.794</text:p>
          </table:table-cell>
        </table:table-row>
        <table:table-row table:style-name="ro1">
          <table:table-cell/>
          <table:table-cell office:value-type="float" office:value="2.45437" calcext:value-type="float">
            <text:p>2.45437</text:p>
          </table:table-cell>
          <table:table-cell office:value-type="float" office:value="0" calcext:value-type="float">
            <text:p>0</text:p>
          </table:table-cell>
          <table:table-cell office:value-type="float" office:value="0.156873" calcext:value-type="float">
            <text:p>0.156873</text:p>
          </table:table-cell>
          <table:table-cell office:value-type="float" office:value="0.418621" calcext:value-type="float">
            <text:p>0.418621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39.191" calcext:value-type="float">
            <text:p>139.191</text:p>
          </table:table-cell>
          <table:table-cell office:value-type="float" office:value="139.246" calcext:value-type="float">
            <text:p>139.246</text:p>
          </table:table-cell>
        </table:table-row>
        <table:table-row table:style-name="ro1">
          <table:table-cell/>
          <table:table-cell office:value-type="float" office:value="1.93522" calcext:value-type="float">
            <text:p>1.93522</text:p>
          </table:table-cell>
          <table:table-cell office:value-type="float" office:value="0" calcext:value-type="float">
            <text:p>0</text:p>
          </table:table-cell>
          <table:table-cell office:value-type="float" office:value="1.14653" calcext:value-type="float">
            <text:p>1.14653</text:p>
          </table:table-cell>
          <table:table-cell office:value-type="float" office:value="0.490932" calcext:value-type="float">
            <text:p>0.490932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33.527" calcext:value-type="float">
            <text:p>233.527</text:p>
          </table:table-cell>
          <table:table-cell office:value-type="float" office:value="250.924" calcext:value-type="float">
            <text:p>250.924</text:p>
          </table:table-cell>
        </table:table-row>
        <table:table-row table:style-name="ro1">
          <table:table-cell/>
          <table:table-cell office:value-type="float" office:value="2.29357" calcext:value-type="float">
            <text:p>2.29357</text:p>
          </table:table-cell>
          <table:table-cell office:value-type="float" office:value="0" calcext:value-type="float">
            <text:p>0</text:p>
          </table:table-cell>
          <table:table-cell office:value-type="float" office:value="0.591505" calcext:value-type="float">
            <text:p>0.591505</text:p>
          </table:table-cell>
          <table:table-cell office:value-type="float" office:value="0.428831" calcext:value-type="float">
            <text:p>0.428831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37.4609" calcext:value-type="float">
            <text:p>37.4609</text:p>
          </table:table-cell>
          <table:table-cell office:value-type="float" office:value="35.5529" calcext:value-type="float">
            <text:p>35.5529</text:p>
          </table:table-cell>
        </table:table-row>
        <table:table-row table:style-name="ro1">
          <table:table-cell/>
          <table:table-cell office:value-type="float" office:value="3.68106" calcext:value-type="float">
            <text:p>3.68106</text:p>
          </table:table-cell>
          <table:table-cell office:value-type="float" office:value="0" calcext:value-type="float">
            <text:p>0</text:p>
          </table:table-cell>
          <table:table-cell office:value-type="float" office:value="1.01971" calcext:value-type="float">
            <text:p>1.01971</text:p>
          </table:table-cell>
          <table:table-cell office:value-type="float" office:value="0.432747" calcext:value-type="float">
            <text:p>0.432747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40.823" calcext:value-type="float">
            <text:p>140.823</text:p>
          </table:table-cell>
          <table:table-cell office:value-type="float" office:value="137.085" calcext:value-type="float">
            <text:p>137.085</text:p>
          </table:table-cell>
        </table:table-row>
        <table:table-row table:style-name="ro1">
          <table:table-cell/>
          <table:table-cell office:value-type="float" office:value="3.02914" calcext:value-type="float">
            <text:p>3.02914</text:p>
          </table:table-cell>
          <table:table-cell office:value-type="float" office:value="0" calcext:value-type="float">
            <text:p>0</text:p>
          </table:table-cell>
          <table:table-cell office:value-type="float" office:value="0.590539" calcext:value-type="float">
            <text:p>0.590539</text:p>
          </table:table-cell>
          <table:table-cell office:value-type="float" office:value="0.430408" calcext:value-type="float">
            <text:p>0.430408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26.049" calcext:value-type="float">
            <text:p>126.049</text:p>
          </table:table-cell>
          <table:table-cell office:value-type="float" office:value="123.465" calcext:value-type="float">
            <text:p>123.465</text:p>
          </table:table-cell>
        </table:table-row>
        <table:table-row table:style-name="ro1">
          <table:table-cell/>
          <table:table-cell office:value-type="float" office:value="3.20672" calcext:value-type="float">
            <text:p>3.20672</text:p>
          </table:table-cell>
          <table:table-cell office:value-type="float" office:value="0" calcext:value-type="float">
            <text:p>0</text:p>
          </table:table-cell>
          <table:table-cell office:value-type="float" office:value="0.99174" calcext:value-type="float">
            <text:p>0.99174</text:p>
          </table:table-cell>
          <table:table-cell office:value-type="float" office:value="0.432994" calcext:value-type="float">
            <text:p>0.432994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54.544" calcext:value-type="float">
            <text:p>154.544</text:p>
          </table:table-cell>
          <table:table-cell office:value-type="float" office:value="152.311" calcext:value-type="float">
            <text:p>152.311</text:p>
          </table:table-cell>
        </table:table-row>
        <table:table-row table:style-name="ro1">
          <table:table-cell/>
          <table:table-cell office:value-type="float" office:value="3.58048" calcext:value-type="float">
            <text:p>3.58048</text:p>
          </table:table-cell>
          <table:table-cell office:value-type="float" office:value="0" calcext:value-type="float">
            <text:p>0</text:p>
          </table:table-cell>
          <table:table-cell office:value-type="float" office:value="1.22513" calcext:value-type="float">
            <text:p>1.22513</text:p>
          </table:table-cell>
          <table:table-cell office:value-type="float" office:value="0.438701" calcext:value-type="float">
            <text:p>0.438701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26.1" calcext:value-type="float">
            <text:p>226.1</text:p>
          </table:table-cell>
          <table:table-cell office:value-type="float" office:value="228.523" calcext:value-type="float">
            <text:p>228.523</text:p>
          </table:table-cell>
        </table:table-row>
        <table:table-row table:style-name="ro1">
          <table:table-cell/>
          <table:table-cell office:value-type="float" office:value="3.26678" calcext:value-type="float">
            <text:p>3.26678</text:p>
          </table:table-cell>
          <table:table-cell office:value-type="float" office:value="0" calcext:value-type="float">
            <text:p>0</text:p>
          </table:table-cell>
          <table:table-cell office:value-type="float" office:value="0.233304" calcext:value-type="float">
            <text:p>0.233304</text:p>
          </table:table-cell>
          <table:table-cell office:value-type="float" office:value="0.391345" calcext:value-type="float">
            <text:p>0.391345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11.772" calcext:value-type="float">
            <text:p>211.772</text:p>
          </table:table-cell>
          <table:table-cell office:value-type="float" office:value="204.017" calcext:value-type="float">
            <text:p>204.017</text:p>
          </table:table-cell>
        </table:table-row>
        <table:table-row table:style-name="ro1">
          <table:table-cell/>
          <table:table-cell office:value-type="float" office:value="3.19952" calcext:value-type="float">
            <text:p>3.19952</text:p>
          </table:table-cell>
          <table:table-cell office:value-type="float" office:value="0" calcext:value-type="float">
            <text:p>0</text:p>
          </table:table-cell>
          <table:table-cell office:value-type="float" office:value="0.325947" calcext:value-type="float">
            <text:p>0.325947</text:p>
          </table:table-cell>
          <table:table-cell office:value-type="float" office:value="0.420275" calcext:value-type="float">
            <text:p>0.420275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40.378" calcext:value-type="float">
            <text:p>140.378</text:p>
          </table:table-cell>
          <table:table-cell office:value-type="float" office:value="137.942" calcext:value-type="float">
            <text:p>137.942</text:p>
          </table:table-cell>
        </table:table-row>
        <table:table-row table:style-name="ro1">
          <table:table-cell/>
          <table:table-cell office:value-type="float" office:value="3.49581" calcext:value-type="float">
            <text:p>3.49581</text:p>
          </table:table-cell>
          <table:table-cell office:value-type="float" office:value="0" calcext:value-type="float">
            <text:p>0</text:p>
          </table:table-cell>
          <table:table-cell office:value-type="float" office:value="0.467584" calcext:value-type="float">
            <text:p>0.467584</text:p>
          </table:table-cell>
          <table:table-cell office:value-type="float" office:value="0.38679" calcext:value-type="float">
            <text:p>0.38679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20.915" calcext:value-type="float">
            <text:p>220.915</text:p>
          </table:table-cell>
          <table:table-cell office:value-type="float" office:value="219.645" calcext:value-type="float">
            <text:p>219.645</text:p>
          </table:table-cell>
        </table:table-row>
        <table:table-row table:style-name="ro1">
          <table:table-cell/>
          <table:table-cell office:value-type="float" office:value="3.18095" calcext:value-type="float">
            <text:p>3.18095</text:p>
          </table:table-cell>
          <table:table-cell office:value-type="float" office:value="0" calcext:value-type="float">
            <text:p>0</text:p>
          </table:table-cell>
          <table:table-cell office:value-type="float" office:value="0.664775" calcext:value-type="float">
            <text:p>0.664775</text:p>
          </table:table-cell>
          <table:table-cell office:value-type="float" office:value="0.45084" calcext:value-type="float">
            <text:p>0.45084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79.985" calcext:value-type="float">
            <text:p>179.985</text:p>
          </table:table-cell>
          <table:table-cell office:value-type="float" office:value="181.05" calcext:value-type="float">
            <text:p>181.05</text:p>
          </table:table-cell>
        </table:table-row>
        <table:table-row table:style-name="ro1">
          <table:table-cell/>
          <table:table-cell office:value-type="float" office:value="2.96959" calcext:value-type="float">
            <text:p>2.96959</text:p>
          </table:table-cell>
          <table:table-cell office:value-type="float" office:value="0" calcext:value-type="float">
            <text:p>0</text:p>
          </table:table-cell>
          <table:table-cell office:value-type="float" office:value="0.550193" calcext:value-type="float">
            <text:p>0.550193</text:p>
          </table:table-cell>
          <table:table-cell office:value-type="float" office:value="0.401681" calcext:value-type="float">
            <text:p>0.401681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51.691" calcext:value-type="float">
            <text:p>151.691</text:p>
          </table:table-cell>
          <table:table-cell office:value-type="float" office:value="154.943" calcext:value-type="float">
            <text:p>154.943</text:p>
          </table:table-cell>
        </table:table-row>
        <table:table-row table:style-name="ro1">
          <table:table-cell/>
          <table:table-cell office:value-type="float" office:value="2.80246" calcext:value-type="float">
            <text:p>2.80246</text:p>
          </table:table-cell>
          <table:table-cell office:value-type="float" office:value="0" calcext:value-type="float">
            <text:p>0</text:p>
          </table:table-cell>
          <table:table-cell office:value-type="float" office:value="0.128153" calcext:value-type="float">
            <text:p>0.128153</text:p>
          </table:table-cell>
          <table:table-cell office:value-type="float" office:value="0.431485" calcext:value-type="float">
            <text:p>0.431485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26.119" calcext:value-type="float">
            <text:p>126.119</text:p>
          </table:table-cell>
          <table:table-cell office:value-type="float" office:value="119.525" calcext:value-type="float">
            <text:p>119.525</text:p>
          </table:table-cell>
        </table:table-row>
        <table:table-row table:style-name="ro1">
          <table:table-cell/>
          <table:table-cell office:value-type="float" office:value="2.72422" calcext:value-type="float">
            <text:p>2.72422</text:p>
          </table:table-cell>
          <table:table-cell office:value-type="float" office:value="0" calcext:value-type="float">
            <text:p>0</text:p>
          </table:table-cell>
          <table:table-cell office:value-type="float" office:value="0.531588" calcext:value-type="float">
            <text:p>0.531588</text:p>
          </table:table-cell>
          <table:table-cell office:value-type="float" office:value="0.463307" calcext:value-type="float">
            <text:p>0.463307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53.1199" calcext:value-type="float">
            <text:p>53.1199</text:p>
          </table:table-cell>
          <table:table-cell office:value-type="float" office:value="52.6291" calcext:value-type="float">
            <text:p>52.6291</text:p>
          </table:table-cell>
        </table:table-row>
        <table:table-row table:style-name="ro1">
          <table:table-cell/>
          <table:table-cell office:value-type="float" office:value="3.02188" calcext:value-type="float">
            <text:p>3.02188</text:p>
          </table:table-cell>
          <table:table-cell office:value-type="float" office:value="0" calcext:value-type="float">
            <text:p>0</text:p>
          </table:table-cell>
          <table:table-cell office:value-type="float" office:value="0.637763" calcext:value-type="float">
            <text:p>0.637763</text:p>
          </table:table-cell>
          <table:table-cell office:value-type="float" office:value="0.407519" calcext:value-type="float">
            <text:p>0.407519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4.6596" calcext:value-type="float">
            <text:p>14.6596</text:p>
          </table:table-cell>
          <table:table-cell office:value-type="float" office:value="14.2933" calcext:value-type="float">
            <text:p>14.2933</text:p>
          </table:table-cell>
        </table:table-row>
        <table:table-row table:style-name="ro1">
          <table:table-cell table:style-name="ce6" office:value-type="string" calcext:value-type="string">
            <text:p>chef</text:p>
          </table:table-cell>
          <table:table-cell table:style-name="ce9" office:value-type="float" office:value="6.61543" calcext:value-type="float">
            <text:p>6.6154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65684" calcext:value-type="float">
            <text:p>1.65684</text:p>
          </table:table-cell>
          <table:table-cell table:style-name="ce9" office:value-type="float" office:value="0.456521" calcext:value-type="float">
            <text:p>0.456521</text:p>
          </table:table-cell>
          <table:table-cell table:style-name="ce9" office:value-type="float" office:value="0.000363769" calcext:value-type="float">
            <text:p>0.000363769</text:p>
          </table:table-cell>
          <table:table-cell table:style-name="ce9" office:value-type="float" office:value="177.976" calcext:value-type="float">
            <text:p>177.976</text:p>
          </table:table-cell>
          <table:table-cell table:style-name="ce9" office:value-type="float" office:value="174.302" calcext:value-type="float">
            <text:p>174.302</text:p>
          </table:table-cell>
        </table:table-row>
        <table:table-row table:style-name="ro1">
          <table:table-cell/>
          <table:table-cell office:value-type="float" office:value="5.71511" calcext:value-type="float">
            <text:p>5.71511</text:p>
          </table:table-cell>
          <table:table-cell office:value-type="float" office:value="0" calcext:value-type="float">
            <text:p>0</text:p>
          </table:table-cell>
          <table:table-cell office:value-type="float" office:value="0.542706" calcext:value-type="float">
            <text:p>0.542706</text:p>
          </table:table-cell>
          <table:table-cell office:value-type="float" office:value="0.420199" calcext:value-type="float">
            <text:p>0.420199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47.94" calcext:value-type="float">
            <text:p>47.94</text:p>
          </table:table-cell>
          <table:table-cell office:value-type="float" office:value="47.7265" calcext:value-type="float">
            <text:p>47.7265</text:p>
          </table:table-cell>
        </table:table-row>
        <table:table-row table:style-name="ro1">
          <table:table-cell/>
          <table:table-cell office:value-type="float" office:value="5.87815" calcext:value-type="float">
            <text:p>5.87815</text:p>
          </table:table-cell>
          <table:table-cell office:value-type="float" office:value="0" calcext:value-type="float">
            <text:p>0</text:p>
          </table:table-cell>
          <table:table-cell office:value-type="float" office:value="1.3181" calcext:value-type="float">
            <text:p>1.3181</text:p>
          </table:table-cell>
          <table:table-cell office:value-type="float" office:value="0.469588" calcext:value-type="float">
            <text:p>0.46958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26.015" calcext:value-type="float">
            <text:p>126.015</text:p>
          </table:table-cell>
          <table:table-cell office:value-type="float" office:value="120.076" calcext:value-type="float">
            <text:p>120.076</text:p>
          </table:table-cell>
        </table:table-row>
        <table:table-row table:style-name="ro1">
          <table:table-cell/>
          <table:table-cell office:value-type="float" office:value="8.51383" calcext:value-type="float">
            <text:p>8.51383</text:p>
          </table:table-cell>
          <table:table-cell office:value-type="float" office:value="0" calcext:value-type="float">
            <text:p>0</text:p>
          </table:table-cell>
          <table:table-cell office:value-type="float" office:value="0.718591" calcext:value-type="float">
            <text:p>0.718591</text:p>
          </table:table-cell>
          <table:table-cell office:value-type="float" office:value="0.414342" calcext:value-type="float">
            <text:p>0.414342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21.841" calcext:value-type="float">
            <text:p>121.841</text:p>
          </table:table-cell>
          <table:table-cell office:value-type="float" office:value="104.914" calcext:value-type="float">
            <text:p>104.914</text:p>
          </table:table-cell>
        </table:table-row>
        <table:table-row table:style-name="ro1">
          <table:table-cell/>
          <table:table-cell office:value-type="float" office:value="4.85947" calcext:value-type="float">
            <text:p>4.85947</text:p>
          </table:table-cell>
          <table:table-cell office:value-type="float" office:value="0" calcext:value-type="float">
            <text:p>0</text:p>
          </table:table-cell>
          <table:table-cell office:value-type="float" office:value="0.816747" calcext:value-type="float">
            <text:p>0.816747</text:p>
          </table:table-cell>
          <table:table-cell office:value-type="float" office:value="0.416885" calcext:value-type="float">
            <text:p>0.416885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93.0551" calcext:value-type="float">
            <text:p>93.0551</text:p>
          </table:table-cell>
          <table:table-cell office:value-type="float" office:value="94.8374" calcext:value-type="float">
            <text:p>94.8374</text:p>
          </table:table-cell>
        </table:table-row>
        <table:table-row table:style-name="ro1">
          <table:table-cell/>
          <table:table-cell office:value-type="float" office:value="4.83351" calcext:value-type="float">
            <text:p>4.83351</text:p>
          </table:table-cell>
          <table:table-cell office:value-type="float" office:value="0" calcext:value-type="float">
            <text:p>0</text:p>
          </table:table-cell>
          <table:table-cell office:value-type="float" office:value="1.00621" calcext:value-type="float">
            <text:p>1.00621</text:p>
          </table:table-cell>
          <table:table-cell office:value-type="float" office:value="0.417269" calcext:value-type="float">
            <text:p>0.417269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25.051" calcext:value-type="float">
            <text:p>125.051</text:p>
          </table:table-cell>
          <table:table-cell office:value-type="float" office:value="116.659" calcext:value-type="float">
            <text:p>116.659</text:p>
          </table:table-cell>
        </table:table-row>
        <table:table-row table:style-name="ro1">
          <table:table-cell/>
          <table:table-cell office:value-type="float" office:value="5.41331" calcext:value-type="float">
            <text:p>5.41331</text:p>
          </table:table-cell>
          <table:table-cell office:value-type="float" office:value="0" calcext:value-type="float">
            <text:p>0</text:p>
          </table:table-cell>
          <table:table-cell office:value-type="float" office:value="1.03575" calcext:value-type="float">
            <text:p>1.03575</text:p>
          </table:table-cell>
          <table:table-cell office:value-type="float" office:value="0.414994" calcext:value-type="float">
            <text:p>0.414994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74.055" calcext:value-type="float">
            <text:p>174.055</text:p>
          </table:table-cell>
          <table:table-cell office:value-type="float" office:value="171.027" calcext:value-type="float">
            <text:p>171.027</text:p>
          </table:table-cell>
        </table:table-row>
        <table:table-row table:style-name="ro1">
          <table:table-cell/>
          <table:table-cell office:value-type="float" office:value="10.0662" calcext:value-type="float">
            <text:p>10.0662</text:p>
          </table:table-cell>
          <table:table-cell office:value-type="float" office:value="0" calcext:value-type="float">
            <text:p>0</text:p>
          </table:table-cell>
          <table:table-cell office:value-type="float" office:value="0.450301" calcext:value-type="float">
            <text:p>0.450301</text:p>
          </table:table-cell>
          <table:table-cell office:value-type="float" office:value="0.442655" calcext:value-type="float">
            <text:p>0.442655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26.245" calcext:value-type="float">
            <text:p>126.245</text:p>
          </table:table-cell>
          <table:table-cell office:value-type="float" office:value="129.126" calcext:value-type="float">
            <text:p>129.126</text:p>
          </table:table-cell>
        </table:table-row>
        <table:table-row table:style-name="ro1">
          <table:table-cell/>
          <table:table-cell office:value-type="float" office:value="10.3307" calcext:value-type="float">
            <text:p>10.3307</text:p>
          </table:table-cell>
          <table:table-cell office:value-type="float" office:value="0" calcext:value-type="float">
            <text:p>0</text:p>
          </table:table-cell>
          <table:table-cell office:value-type="float" office:value="0.521658" calcext:value-type="float">
            <text:p>0.521658</text:p>
          </table:table-cell>
          <table:table-cell office:value-type="float" office:value="0.422191" calcext:value-type="float">
            <text:p>0.422191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14.228" calcext:value-type="float">
            <text:p>114.228</text:p>
          </table:table-cell>
          <table:table-cell office:value-type="float" office:value="117.03" calcext:value-type="float">
            <text:p>117.03</text:p>
          </table:table-cell>
        </table:table-row>
        <table:table-row table:style-name="ro1">
          <table:table-cell/>
          <table:table-cell office:value-type="float" office:value="8.49768" calcext:value-type="float">
            <text:p>8.49768</text:p>
          </table:table-cell>
          <table:table-cell office:value-type="float" office:value="0" calcext:value-type="float">
            <text:p>0</text:p>
          </table:table-cell>
          <table:table-cell office:value-type="float" office:value="0.802736" calcext:value-type="float">
            <text:p>0.802736</text:p>
          </table:table-cell>
          <table:table-cell office:value-type="float" office:value="0.434503" calcext:value-type="float">
            <text:p>0.434503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12.411" calcext:value-type="float">
            <text:p>112.411</text:p>
          </table:table-cell>
          <table:table-cell office:value-type="float" office:value="110.03" calcext:value-type="float">
            <text:p>110.03</text:p>
          </table:table-cell>
        </table:table-row>
        <table:table-row table:style-name="ro1">
          <table:table-cell/>
          <table:table-cell office:value-type="float" office:value="6.40375" calcext:value-type="float">
            <text:p>6.40375</text:p>
          </table:table-cell>
          <table:table-cell office:value-type="float" office:value="0" calcext:value-type="float">
            <text:p>0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397551" calcext:value-type="float">
            <text:p>0.397551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92.584" calcext:value-type="float">
            <text:p>192.584</text:p>
          </table:table-cell>
          <table:table-cell office:value-type="float" office:value="175.608" calcext:value-type="float">
            <text:p>175.608</text:p>
          </table:table-cell>
        </table:table-row>
        <table:table-row table:style-name="ro1">
          <table:table-cell/>
          <table:table-cell office:value-type="float" office:value="8.38678" calcext:value-type="float">
            <text:p>8.38678</text:p>
          </table:table-cell>
          <table:table-cell office:value-type="float" office:value="0" calcext:value-type="float">
            <text:p>0</text:p>
          </table:table-cell>
          <table:table-cell office:value-type="float" office:value="0.253928" calcext:value-type="float">
            <text:p>0.253928</text:p>
          </table:table-cell>
          <table:table-cell office:value-type="float" office:value="0.423137" calcext:value-type="float">
            <text:p>0.423137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51.771" calcext:value-type="float">
            <text:p>151.771</text:p>
          </table:table-cell>
          <table:table-cell office:value-type="float" office:value="135.052" calcext:value-type="float">
            <text:p>135.052</text:p>
          </table:table-cell>
        </table:table-row>
        <table:table-row table:style-name="ro1">
          <table:table-cell/>
          <table:table-cell office:value-type="float" office:value="7.73425" calcext:value-type="float">
            <text:p>7.73425</text:p>
          </table:table-cell>
          <table:table-cell office:value-type="float" office:value="0" calcext:value-type="float">
            <text:p>0</text:p>
          </table:table-cell>
          <table:table-cell office:value-type="float" office:value="0.54635" calcext:value-type="float">
            <text:p>0.54635</text:p>
          </table:table-cell>
          <table:table-cell office:value-type="float" office:value="0.426747" calcext:value-type="float">
            <text:p>0.426747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34.378" calcext:value-type="float">
            <text:p>134.378</text:p>
          </table:table-cell>
          <table:table-cell office:value-type="float" office:value="126.693" calcext:value-type="float">
            <text:p>126.693</text:p>
          </table:table-cell>
        </table:table-row>
        <table:table-row table:style-name="ro1">
          <table:table-cell/>
          <table:table-cell office:value-type="float" office:value="7.13177" calcext:value-type="float">
            <text:p>7.13177</text:p>
          </table:table-cell>
          <table:table-cell office:value-type="float" office:value="0" calcext:value-type="float">
            <text:p>0</text:p>
          </table:table-cell>
          <table:table-cell office:value-type="float" office:value="1.00545" calcext:value-type="float">
            <text:p>1.00545</text:p>
          </table:table-cell>
          <table:table-cell office:value-type="float" office:value="0.412125" calcext:value-type="float">
            <text:p>0.412125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226.599" calcext:value-type="float">
            <text:p>226.599</text:p>
          </table:table-cell>
          <table:table-cell office:value-type="float" office:value="219.326" calcext:value-type="float">
            <text:p>219.326</text:p>
          </table:table-cell>
        </table:table-row>
        <table:table-row table:style-name="ro1">
          <table:table-cell/>
          <table:table-cell office:value-type="float" office:value="6.12955" calcext:value-type="float">
            <text:p>6.12955</text:p>
          </table:table-cell>
          <table:table-cell office:value-type="float" office:value="0" calcext:value-type="float">
            <text:p>0</text:p>
          </table:table-cell>
          <table:table-cell office:value-type="float" office:value="0.407149" calcext:value-type="float">
            <text:p>0.407149</text:p>
          </table:table-cell>
          <table:table-cell office:value-type="float" office:value="0.430563" calcext:value-type="float">
            <text:p>0.430563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61.393" calcext:value-type="float">
            <text:p>161.393</text:p>
          </table:table-cell>
          <table:table-cell office:value-type="float" office:value="165.989" calcext:value-type="float">
            <text:p>165.989</text:p>
          </table:table-cell>
        </table:table-row>
        <table:table-row table:style-name="ro1">
          <table:table-cell/>
          <table:table-cell office:value-type="float" office:value="5.92269" calcext:value-type="float">
            <text:p>5.92269</text:p>
          </table:table-cell>
          <table:table-cell office:value-type="float" office:value="0" calcext:value-type="float">
            <text:p>0</text:p>
          </table:table-cell>
          <table:table-cell office:value-type="float" office:value="1.30127" calcext:value-type="float">
            <text:p>1.30127</text:p>
          </table:table-cell>
          <table:table-cell office:value-type="float" office:value="0.433787" calcext:value-type="float">
            <text:p>0.433787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231.427" calcext:value-type="float">
            <text:p>231.427</text:p>
          </table:table-cell>
          <table:table-cell office:value-type="float" office:value="225.333" calcext:value-type="float">
            <text:p>225.333</text:p>
          </table:table-cell>
        </table:table-row>
        <table:table-row table:style-name="ro1">
          <table:table-cell/>
          <table:table-cell office:value-type="float" office:value="6.52444" calcext:value-type="float">
            <text:p>6.52444</text:p>
          </table:table-cell>
          <table:table-cell office:value-type="float" office:value="0" calcext:value-type="float">
            <text:p>0</text:p>
          </table:table-cell>
          <table:table-cell office:value-type="float" office:value="0.729577" calcext:value-type="float">
            <text:p>0.729577</text:p>
          </table:table-cell>
          <table:table-cell office:value-type="float" office:value="0.411558" calcext:value-type="float">
            <text:p>0.41155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97.2632" calcext:value-type="float">
            <text:p>97.2632</text:p>
          </table:table-cell>
          <table:table-cell office:value-type="float" office:value="88.7214" calcext:value-type="float">
            <text:p>88.7214</text:p>
          </table:table-cell>
        </table:table-row>
        <table:table-row table:style-name="ro1">
          <table:table-cell/>
          <table:table-cell office:value-type="float" office:value="7.2629" calcext:value-type="float">
            <text:p>7.2629</text:p>
          </table:table-cell>
          <table:table-cell office:value-type="float" office:value="0" calcext:value-type="float">
            <text:p>0</text:p>
          </table:table-cell>
          <table:table-cell office:value-type="float" office:value="0.373589" calcext:value-type="float">
            <text:p>0.373589</text:p>
          </table:table-cell>
          <table:table-cell office:value-type="float" office:value="0.44421" calcext:value-type="float">
            <text:p>0.44421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81.8538" calcext:value-type="float">
            <text:p>81.8538</text:p>
          </table:table-cell>
          <table:table-cell office:value-type="float" office:value="79.7653" calcext:value-type="float">
            <text:p>79.7653</text:p>
          </table:table-cell>
        </table:table-row>
        <table:table-row table:style-name="ro1">
          <table:table-cell/>
          <table:table-cell office:value-type="float" office:value="5.02824" calcext:value-type="float">
            <text:p>5.02824</text:p>
          </table:table-cell>
          <table:table-cell office:value-type="float" office:value="0" calcext:value-type="float">
            <text:p>0</text:p>
          </table:table-cell>
          <table:table-cell office:value-type="float" office:value="1.32815" calcext:value-type="float">
            <text:p>1.32815</text:p>
          </table:table-cell>
          <table:table-cell office:value-type="float" office:value="0.466863" calcext:value-type="float">
            <text:p>0.466863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20.721" calcext:value-type="float">
            <text:p>120.721</text:p>
          </table:table-cell>
          <table:table-cell office:value-type="float" office:value="120.036" calcext:value-type="float">
            <text:p>120.036</text:p>
          </table:table-cell>
        </table:table-row>
        <table:table-row table:style-name="ro1">
          <table:table-cell/>
          <table:table-cell office:value-type="float" office:value="5.48583" calcext:value-type="float">
            <text:p>5.48583</text:p>
          </table:table-cell>
          <table:table-cell office:value-type="float" office:value="0" calcext:value-type="float">
            <text:p>0</text:p>
          </table:table-cell>
          <table:table-cell office:value-type="float" office:value="0.715049" calcext:value-type="float">
            <text:p>0.715049</text:p>
          </table:table-cell>
          <table:table-cell office:value-type="float" office:value="0.430597" calcext:value-type="float">
            <text:p>0.430597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68.838" calcext:value-type="float">
            <text:p>168.838</text:p>
          </table:table-cell>
          <table:table-cell office:value-type="float" office:value="169.891" calcext:value-type="float">
            <text:p>169.891</text:p>
          </table:table-cell>
        </table:table-row>
        <table:table-row table:style-name="ro1">
          <table:table-cell/>
          <table:table-cell office:value-type="float" office:value="7.10366" calcext:value-type="float">
            <text:p>7.10366</text:p>
          </table:table-cell>
          <table:table-cell office:value-type="float" office:value="0" calcext:value-type="float">
            <text:p>0</text:p>
          </table:table-cell>
          <table:table-cell office:value-type="float" office:value="0.808607" calcext:value-type="float">
            <text:p>0.808607</text:p>
          </table:table-cell>
          <table:table-cell office:value-type="float" office:value="0.426042" calcext:value-type="float">
            <text:p>0.426042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202.757" calcext:value-type="float">
            <text:p>202.757</text:p>
          </table:table-cell>
          <table:table-cell office:value-type="float" office:value="206.443" calcext:value-type="float">
            <text:p>206.443</text:p>
          </table:table-cell>
        </table:table-row>
        <table:table-row table:style-name="ro1">
          <table:table-cell/>
          <table:table-cell office:value-type="float" office:value="9.61269" calcext:value-type="float">
            <text:p>9.61269</text:p>
          </table:table-cell>
          <table:table-cell office:value-type="float" office:value="0" calcext:value-type="float">
            <text:p>0</text:p>
          </table:table-cell>
          <table:table-cell office:value-type="float" office:value="0.861542" calcext:value-type="float">
            <text:p>0.861542</text:p>
          </table:table-cell>
          <table:table-cell office:value-type="float" office:value="0.44776" calcext:value-type="float">
            <text:p>0.44776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68.761" calcext:value-type="float">
            <text:p>168.761</text:p>
          </table:table-cell>
          <table:table-cell office:value-type="float" office:value="168.161" calcext:value-type="float">
            <text:p>168.161</text:p>
          </table:table-cell>
        </table:table-row>
        <table:table-row table:style-name="ro1">
          <table:table-cell/>
          <table:table-cell office:value-type="float" office:value="12.5345" calcext:value-type="float">
            <text:p>12.5345</text:p>
          </table:table-cell>
          <table:table-cell office:value-type="float" office:value="0" calcext:value-type="float">
            <text:p>0</text:p>
          </table:table-cell>
          <table:table-cell office:value-type="float" office:value="0.607779" calcext:value-type="float">
            <text:p>0.607779</text:p>
          </table:table-cell>
          <table:table-cell office:value-type="float" office:value="0.399194" calcext:value-type="float">
            <text:p>0.399194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85.559" calcext:value-type="float">
            <text:p>185.559</text:p>
          </table:table-cell>
          <table:table-cell office:value-type="float" office:value="149.518" calcext:value-type="float">
            <text:p>149.518</text:p>
          </table:table-cell>
        </table:table-row>
        <table:table-row table:style-name="ro1">
          <table:table-cell/>
          <table:table-cell office:value-type="float" office:value="10.4417" calcext:value-type="float">
            <text:p>10.4417</text:p>
          </table:table-cell>
          <table:table-cell office:value-type="float" office:value="0" calcext:value-type="float">
            <text:p>0</text:p>
          </table:table-cell>
          <table:table-cell office:value-type="float" office:value="0.390797" calcext:value-type="float">
            <text:p>0.390797</text:p>
          </table:table-cell>
          <table:table-cell office:value-type="float" office:value="0.414922" calcext:value-type="float">
            <text:p>0.414922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220.25" calcext:value-type="float">
            <text:p>220.25</text:p>
          </table:table-cell>
          <table:table-cell office:value-type="float" office:value="209.475" calcext:value-type="float">
            <text:p>209.475</text:p>
          </table:table-cell>
        </table:table-row>
        <table:table-row table:style-name="ro1">
          <table:table-cell/>
          <table:table-cell office:value-type="float" office:value="7.98762" calcext:value-type="float">
            <text:p>7.98762</text:p>
          </table:table-cell>
          <table:table-cell office:value-type="float" office:value="0" calcext:value-type="float">
            <text:p>0</text:p>
          </table:table-cell>
          <table:table-cell office:value-type="float" office:value="1.91349" calcext:value-type="float">
            <text:p>1.91349</text:p>
          </table:table-cell>
          <table:table-cell office:value-type="float" office:value="0.465871" calcext:value-type="float">
            <text:p>0.465871</text:p>
          </table:table-cell>
          <table:table-cell office:value-type="float" office:value="0.000727537" calcext:value-type="float">
            <text:p>0.000727537</text:p>
          </table:table-cell>
          <table:table-cell office:value-type="float" office:value="237.573" calcext:value-type="float">
            <text:p>237.573</text:p>
          </table:table-cell>
          <table:table-cell office:value-type="float" office:value="244.628" calcext:value-type="float">
            <text:p>244.628</text:p>
          </table:table-cell>
        </table:table-row>
        <table:table-row table:style-name="ro1">
          <table:table-cell/>
          <table:table-cell office:value-type="float" office:value="6.22959" calcext:value-type="float">
            <text:p>6.22959</text:p>
          </table:table-cell>
          <table:table-cell office:value-type="float" office:value="0" calcext:value-type="float">
            <text:p>0</text:p>
          </table:table-cell>
          <table:table-cell office:value-type="float" office:value="0.73627" calcext:value-type="float">
            <text:p>0.73627</text:p>
          </table:table-cell>
          <table:table-cell office:value-type="float" office:value="0.431527" calcext:value-type="float">
            <text:p>0.431527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56.262" calcext:value-type="float">
            <text:p>156.262</text:p>
          </table:table-cell>
          <table:table-cell office:value-type="float" office:value="156.111" calcext:value-type="float">
            <text:p>156.111</text:p>
          </table:table-cell>
        </table:table-row>
        <table:table-row table:style-name="ro1">
          <table:table-cell/>
          <table:table-cell office:value-type="float" office:value="5.31779" calcext:value-type="float">
            <text:p>5.31779</text:p>
          </table:table-cell>
          <table:table-cell office:value-type="float" office:value="0" calcext:value-type="float">
            <text:p>0</text:p>
          </table:table-cell>
          <table:table-cell office:value-type="float" office:value="1.72114" calcext:value-type="float">
            <text:p>1.72114</text:p>
          </table:table-cell>
          <table:table-cell office:value-type="float" office:value="0.477905" calcext:value-type="float">
            <text:p>0.477905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73.7102" calcext:value-type="float">
            <text:p>73.7102</text:p>
          </table:table-cell>
          <table:table-cell office:value-type="float" office:value="71.0614" calcext:value-type="float">
            <text:p>71.0614</text:p>
          </table:table-cell>
        </table:table-row>
        <table:table-row table:style-name="ro1">
          <table:table-cell/>
          <table:table-cell office:value-type="float" office:value="4.66414" calcext:value-type="float">
            <text:p>4.66414</text:p>
          </table:table-cell>
          <table:table-cell office:value-type="float" office:value="0" calcext:value-type="float">
            <text:p>0</text:p>
          </table:table-cell>
          <table:table-cell office:value-type="float" office:value="1.76616" calcext:value-type="float">
            <text:p>1.76616</text:p>
          </table:table-cell>
          <table:table-cell office:value-type="float" office:value="0.45908" calcext:value-type="float">
            <text:p>0.4590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21.205" calcext:value-type="float">
            <text:p>121.205</text:p>
          </table:table-cell>
          <table:table-cell office:value-type="float" office:value="118.37" calcext:value-type="float">
            <text:p>118.37</text:p>
          </table:table-cell>
        </table:table-row>
        <table:table-row table:style-name="ro1">
          <table:table-cell/>
          <table:table-cell office:value-type="float" office:value="5.54321" calcext:value-type="float">
            <text:p>5.54321</text:p>
          </table:table-cell>
          <table:table-cell office:value-type="float" office:value="0" calcext:value-type="float">
            <text:p>0</text:p>
          </table:table-cell>
          <table:table-cell office:value-type="float" office:value="0.467027" calcext:value-type="float">
            <text:p>0.467027</text:p>
          </table:table-cell>
          <table:table-cell office:value-type="float" office:value="0.441466" calcext:value-type="float">
            <text:p>0.441466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95.6969" calcext:value-type="float">
            <text:p>95.6969</text:p>
          </table:table-cell>
          <table:table-cell office:value-type="float" office:value="96.122" calcext:value-type="float">
            <text:p>96.122</text:p>
          </table:table-cell>
        </table:table-row>
        <table:table-row table:style-name="ro1">
          <table:table-cell/>
          <table:table-cell office:value-type="float" office:value="6.89691" calcext:value-type="float">
            <text:p>6.89691</text:p>
          </table:table-cell>
          <table:table-cell office:value-type="float" office:value="0" calcext:value-type="float">
            <text:p>0</text:p>
          </table:table-cell>
          <table:table-cell office:value-type="float" office:value="1.42561" calcext:value-type="float">
            <text:p>1.42561</text:p>
          </table:table-cell>
          <table:table-cell office:value-type="float" office:value="0.47627" calcext:value-type="float">
            <text:p>0.47627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87.4602" calcext:value-type="float">
            <text:p>87.4602</text:p>
          </table:table-cell>
          <table:table-cell office:value-type="float" office:value="83.5696" calcext:value-type="float">
            <text:p>83.5696</text:p>
          </table:table-cell>
        </table:table-row>
        <table:table-row table:style-name="ro1">
          <table:table-cell/>
          <table:table-cell office:value-type="float" office:value="6.79754" calcext:value-type="float">
            <text:p>6.79754</text:p>
          </table:table-cell>
          <table:table-cell office:value-type="float" office:value="0" calcext:value-type="float">
            <text:p>0</text:p>
          </table:table-cell>
          <table:table-cell office:value-type="float" office:value="0.748704" calcext:value-type="float">
            <text:p>0.748704</text:p>
          </table:table-cell>
          <table:table-cell office:value-type="float" office:value="0.424595" calcext:value-type="float">
            <text:p>0.424595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82.38" calcext:value-type="float">
            <text:p>182.38</text:p>
          </table:table-cell>
          <table:table-cell office:value-type="float" office:value="145.908" calcext:value-type="float">
            <text:p>145.908</text:p>
          </table:table-cell>
        </table:table-row>
        <table:table-row table:style-name="ro1">
          <table:table-cell/>
          <table:table-cell office:value-type="float" office:value="9.31364" calcext:value-type="float">
            <text:p>9.31364</text:p>
          </table:table-cell>
          <table:table-cell office:value-type="float" office:value="0" calcext:value-type="float">
            <text:p>0</text:p>
          </table:table-cell>
          <table:table-cell office:value-type="float" office:value="1.03976" calcext:value-type="float">
            <text:p>1.03976</text:p>
          </table:table-cell>
          <table:table-cell office:value-type="float" office:value="0.441938" calcext:value-type="float">
            <text:p>0.44193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88.759" calcext:value-type="float">
            <text:p>88.759</text:p>
          </table:table-cell>
          <table:table-cell office:value-type="float" office:value="85.1431" calcext:value-type="float">
            <text:p>85.1431</text:p>
          </table:table-cell>
        </table:table-row>
        <table:table-row table:style-name="ro1">
          <table:table-cell/>
          <table:table-cell office:value-type="float" office:value="8.86868" calcext:value-type="float">
            <text:p>8.86868</text:p>
          </table:table-cell>
          <table:table-cell office:value-type="float" office:value="0" calcext:value-type="float">
            <text:p>0</text:p>
          </table:table-cell>
          <table:table-cell office:value-type="float" office:value="0.644203" calcext:value-type="float">
            <text:p>0.644203</text:p>
          </table:table-cell>
          <table:table-cell office:value-type="float" office:value="0.44382" calcext:value-type="float">
            <text:p>0.44382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88.8408" calcext:value-type="float">
            <text:p>88.8408</text:p>
          </table:table-cell>
          <table:table-cell office:value-type="float" office:value="88.5026" calcext:value-type="float">
            <text:p>88.5026</text:p>
          </table:table-cell>
        </table:table-row>
        <table:table-row table:style-name="ro1">
          <table:table-cell/>
          <table:table-cell office:value-type="float" office:value="8.03536" calcext:value-type="float">
            <text:p>8.03536</text:p>
          </table:table-cell>
          <table:table-cell office:value-type="float" office:value="0" calcext:value-type="float">
            <text:p>0</text:p>
          </table:table-cell>
          <table:table-cell office:value-type="float" office:value="0.701448" calcext:value-type="float">
            <text:p>0.701448</text:p>
          </table:table-cell>
          <table:table-cell office:value-type="float" office:value="0.417928" calcext:value-type="float">
            <text:p>0.41792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78.7017" calcext:value-type="float">
            <text:p>78.7017</text:p>
          </table:table-cell>
          <table:table-cell office:value-type="float" office:value="74.6835" calcext:value-type="float">
            <text:p>74.6835</text:p>
          </table:table-cell>
        </table:table-row>
        <table:table-row table:style-name="ro1">
          <table:table-cell/>
          <table:table-cell office:value-type="float" office:value="6.63115" calcext:value-type="float">
            <text:p>6.63115</text:p>
          </table:table-cell>
          <table:table-cell office:value-type="float" office:value="0" calcext:value-type="float">
            <text:p>0</text:p>
          </table:table-cell>
          <table:table-cell office:value-type="float" office:value="0.723834" calcext:value-type="float">
            <text:p>0.723834</text:p>
          </table:table-cell>
          <table:table-cell office:value-type="float" office:value="0.411175" calcext:value-type="float">
            <text:p>0.411175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89.8753" calcext:value-type="float">
            <text:p>89.8753</text:p>
          </table:table-cell>
          <table:table-cell office:value-type="float" office:value="91.3127" calcext:value-type="float">
            <text:p>91.3127</text:p>
          </table:table-cell>
        </table:table-row>
        <table:table-row table:style-name="ro1">
          <table:table-cell/>
          <table:table-cell office:value-type="float" office:value="4.77971" calcext:value-type="float">
            <text:p>4.77971</text:p>
          </table:table-cell>
          <table:table-cell office:value-type="float" office:value="0" calcext:value-type="float">
            <text:p>0</text:p>
          </table:table-cell>
          <table:table-cell office:value-type="float" office:value="0.617153" calcext:value-type="float">
            <text:p>0.617153</text:p>
          </table:table-cell>
          <table:table-cell office:value-type="float" office:value="0.439228" calcext:value-type="float">
            <text:p>0.43922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63.552" calcext:value-type="float">
            <text:p>163.552</text:p>
          </table:table-cell>
          <table:table-cell office:value-type="float" office:value="150.683" calcext:value-type="float">
            <text:p>150.683</text:p>
          </table:table-cell>
        </table:table-row>
        <table:table-row table:style-name="ro1">
          <table:table-cell/>
          <table:table-cell office:value-type="float" office:value="5.26885" calcext:value-type="float">
            <text:p>5.26885</text:p>
          </table:table-cell>
          <table:table-cell office:value-type="float" office:value="0" calcext:value-type="float">
            <text:p>0</text:p>
          </table:table-cell>
          <table:table-cell office:value-type="float" office:value="0.313865" calcext:value-type="float">
            <text:p>0.313865</text:p>
          </table:table-cell>
          <table:table-cell office:value-type="float" office:value="0.42204" calcext:value-type="float">
            <text:p>0.42204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62.901" calcext:value-type="float">
            <text:p>162.901</text:p>
          </table:table-cell>
          <table:table-cell office:value-type="float" office:value="143.622" calcext:value-type="float">
            <text:p>143.622</text:p>
          </table:table-cell>
        </table:table-row>
        <table:table-row table:style-name="ro1">
          <table:table-cell/>
          <table:table-cell office:value-type="float" office:value="5.22637" calcext:value-type="float">
            <text:p>5.22637</text:p>
          </table:table-cell>
          <table:table-cell office:value-type="float" office:value="0" calcext:value-type="float">
            <text:p>0</text:p>
          </table:table-cell>
          <table:table-cell office:value-type="float" office:value="1.13458" calcext:value-type="float">
            <text:p>1.13458</text:p>
          </table:table-cell>
          <table:table-cell office:value-type="float" office:value="0.452746" calcext:value-type="float">
            <text:p>0.452746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44.305" calcext:value-type="float">
            <text:p>144.305</text:p>
          </table:table-cell>
          <table:table-cell office:value-type="float" office:value="146.383" calcext:value-type="float">
            <text:p>146.383</text:p>
          </table:table-cell>
        </table:table-row>
        <table:table-row table:style-name="ro1">
          <table:table-cell/>
          <table:table-cell office:value-type="float" office:value="8.1979" calcext:value-type="float">
            <text:p>8.1979</text:p>
          </table:table-cell>
          <table:table-cell office:value-type="float" office:value="0" calcext:value-type="float">
            <text:p>0</text:p>
          </table:table-cell>
          <table:table-cell office:value-type="float" office:value="0.465427" calcext:value-type="float">
            <text:p>0.465427</text:p>
          </table:table-cell>
          <table:table-cell office:value-type="float" office:value="0.442208" calcext:value-type="float">
            <text:p>0.44220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74.766" calcext:value-type="float">
            <text:p>174.766</text:p>
          </table:table-cell>
          <table:table-cell office:value-type="float" office:value="167.433" calcext:value-type="float">
            <text:p>167.433</text:p>
          </table:table-cell>
        </table:table-row>
        <table:table-row table:style-name="ro1">
          <table:table-cell/>
          <table:table-cell office:value-type="float" office:value="10.9954" calcext:value-type="float">
            <text:p>10.9954</text:p>
          </table:table-cell>
          <table:table-cell office:value-type="float" office:value="0" calcext:value-type="float">
            <text:p>0</text:p>
          </table:table-cell>
          <table:table-cell office:value-type="float" office:value="0.649039" calcext:value-type="float">
            <text:p>0.649039</text:p>
          </table:table-cell>
          <table:table-cell office:value-type="float" office:value="0.415647" calcext:value-type="float">
            <text:p>0.415647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01.048" calcext:value-type="float">
            <text:p>101.048</text:p>
          </table:table-cell>
          <table:table-cell office:value-type="float" office:value="99.4755" calcext:value-type="float">
            <text:p>99.4755</text:p>
          </table:table-cell>
        </table:table-row>
        <table:table-row table:style-name="ro1">
          <table:table-cell/>
          <table:table-cell office:value-type="float" office:value="11.1323" calcext:value-type="float">
            <text:p>11.1323</text:p>
          </table:table-cell>
          <table:table-cell office:value-type="float" office:value="0" calcext:value-type="float">
            <text:p>0</text:p>
          </table:table-cell>
          <table:table-cell office:value-type="float" office:value="1.11343" calcext:value-type="float">
            <text:p>1.11343</text:p>
          </table:table-cell>
          <table:table-cell office:value-type="float" office:value="0.446728" calcext:value-type="float">
            <text:p>0.44672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30.078" calcext:value-type="float">
            <text:p>130.078</text:p>
          </table:table-cell>
          <table:table-cell office:value-type="float" office:value="119.796" calcext:value-type="float">
            <text:p>119.796</text:p>
          </table:table-cell>
        </table:table-row>
        <table:table-row table:style-name="ro1">
          <table:table-cell/>
          <table:table-cell office:value-type="float" office:value="8.90126" calcext:value-type="float">
            <text:p>8.90126</text:p>
          </table:table-cell>
          <table:table-cell office:value-type="float" office:value="0" calcext:value-type="float">
            <text:p>0</text:p>
          </table:table-cell>
          <table:table-cell office:value-type="float" office:value="0.843898" calcext:value-type="float">
            <text:p>0.843898</text:p>
          </table:table-cell>
          <table:table-cell office:value-type="float" office:value="0.447796" calcext:value-type="float">
            <text:p>0.447796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95.5284" calcext:value-type="float">
            <text:p>95.5284</text:p>
          </table:table-cell>
          <table:table-cell office:value-type="float" office:value="96.7908" calcext:value-type="float">
            <text:p>96.7908</text:p>
          </table:table-cell>
        </table:table-row>
        <table:table-row table:style-name="ro1">
          <table:table-cell/>
          <table:table-cell office:value-type="float" office:value="7.86313" calcext:value-type="float">
            <text:p>7.86313</text:p>
          </table:table-cell>
          <table:table-cell office:value-type="float" office:value="0" calcext:value-type="float">
            <text:p>0</text:p>
          </table:table-cell>
          <table:table-cell office:value-type="float" office:value="1.31573" calcext:value-type="float">
            <text:p>1.31573</text:p>
          </table:table-cell>
          <table:table-cell office:value-type="float" office:value="0.437418" calcext:value-type="float">
            <text:p>0.43741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279.019" calcext:value-type="float">
            <text:p>279.019</text:p>
          </table:table-cell>
          <table:table-cell office:value-type="float" office:value="291.772" calcext:value-type="float">
            <text:p>291.772</text:p>
          </table:table-cell>
        </table:table-row>
        <table:table-row table:style-name="ro1">
          <table:table-cell/>
          <table:table-cell office:value-type="float" office:value="9.08362" calcext:value-type="float">
            <text:p>9.08362</text:p>
          </table:table-cell>
          <table:table-cell office:value-type="float" office:value="0" calcext:value-type="float">
            <text:p>0</text:p>
          </table:table-cell>
          <table:table-cell office:value-type="float" office:value="0.374298" calcext:value-type="float">
            <text:p>0.374298</text:p>
          </table:table-cell>
          <table:table-cell office:value-type="float" office:value="0.41843" calcext:value-type="float">
            <text:p>0.41843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17.816" calcext:value-type="float">
            <text:p>117.816</text:p>
          </table:table-cell>
          <table:table-cell office:value-type="float" office:value="119.397" calcext:value-type="float">
            <text:p>119.397</text:p>
          </table:table-cell>
        </table:table-row>
        <table:table-row table:style-name="ro1">
          <table:table-cell/>
          <table:table-cell office:value-type="float" office:value="9.20261" calcext:value-type="float">
            <text:p>9.20261</text:p>
          </table:table-cell>
          <table:table-cell office:value-type="float" office:value="0" calcext:value-type="float">
            <text:p>0</text:p>
          </table:table-cell>
          <table:table-cell office:value-type="float" office:value="1.0849" calcext:value-type="float">
            <text:p>1.0849</text:p>
          </table:table-cell>
          <table:table-cell office:value-type="float" office:value="0.415482" calcext:value-type="float">
            <text:p>0.415482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60.751" calcext:value-type="float">
            <text:p>160.751</text:p>
          </table:table-cell>
          <table:table-cell office:value-type="float" office:value="162.088" calcext:value-type="float">
            <text:p>162.088</text:p>
          </table:table-cell>
        </table:table-row>
        <table:table-row table:style-name="ro1">
          <table:table-cell/>
          <table:table-cell office:value-type="float" office:value="8.82118" calcext:value-type="float">
            <text:p>8.82118</text:p>
          </table:table-cell>
          <table:table-cell office:value-type="float" office:value="0" calcext:value-type="float">
            <text:p>0</text:p>
          </table:table-cell>
          <table:table-cell office:value-type="float" office:value="0.307002" calcext:value-type="float">
            <text:p>0.307002</text:p>
          </table:table-cell>
          <table:table-cell office:value-type="float" office:value="0.459172" calcext:value-type="float">
            <text:p>0.459172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70.292" calcext:value-type="float">
            <text:p>170.292</text:p>
          </table:table-cell>
          <table:table-cell office:value-type="float" office:value="157.261" calcext:value-type="float">
            <text:p>157.261</text:p>
          </table:table-cell>
        </table:table-row>
        <table:table-row table:style-name="ro1">
          <table:table-cell/>
          <table:table-cell office:value-type="float" office:value="8.43231" calcext:value-type="float">
            <text:p>8.43231</text:p>
          </table:table-cell>
          <table:table-cell office:value-type="float" office:value="0" calcext:value-type="float">
            <text:p>0</text:p>
          </table:table-cell>
          <table:table-cell office:value-type="float" office:value="0.507976" calcext:value-type="float">
            <text:p>0.507976</text:p>
          </table:table-cell>
          <table:table-cell office:value-type="float" office:value="0.424795" calcext:value-type="float">
            <text:p>0.424795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55.584" calcext:value-type="float">
            <text:p>155.584</text:p>
          </table:table-cell>
          <table:table-cell office:value-type="float" office:value="140.992" calcext:value-type="float">
            <text:p>140.992</text:p>
          </table:table-cell>
        </table:table-row>
        <table:table-row table:style-name="ro1">
          <table:table-cell/>
          <table:table-cell office:value-type="float" office:value="9.06152" calcext:value-type="float">
            <text:p>9.06152</text:p>
          </table:table-cell>
          <table:table-cell office:value-type="float" office:value="0" calcext:value-type="float">
            <text:p>0</text:p>
          </table:table-cell>
          <table:table-cell office:value-type="float" office:value="1.48469" calcext:value-type="float">
            <text:p>1.48469</text:p>
          </table:table-cell>
          <table:table-cell office:value-type="float" office:value="0.480451" calcext:value-type="float">
            <text:p>0.480451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99.9015" calcext:value-type="float">
            <text:p>99.9015</text:p>
          </table:table-cell>
          <table:table-cell office:value-type="float" office:value="86.1978" calcext:value-type="float">
            <text:p>86.1978</text:p>
          </table:table-cell>
        </table:table-row>
        <table:table-row table:style-name="ro1">
          <table:table-cell/>
          <table:table-cell office:value-type="float" office:value="10.436" calcext:value-type="float">
            <text:p>10.436</text:p>
          </table:table-cell>
          <table:table-cell office:value-type="float" office:value="0" calcext:value-type="float">
            <text:p>0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388597" calcext:value-type="float">
            <text:p>0.388597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50.104" calcext:value-type="float">
            <text:p>150.104</text:p>
          </table:table-cell>
          <table:table-cell office:value-type="float" office:value="143.336" calcext:value-type="float">
            <text:p>143.336</text:p>
          </table:table-cell>
        </table:table-row>
        <table:table-row table:style-name="ro1">
          <table:table-cell/>
          <table:table-cell office:value-type="float" office:value="7.74584" calcext:value-type="float">
            <text:p>7.74584</text:p>
          </table:table-cell>
          <table:table-cell office:value-type="float" office:value="0" calcext:value-type="float">
            <text:p>0</text:p>
          </table:table-cell>
          <table:table-cell office:value-type="float" office:value="0.293199" calcext:value-type="float">
            <text:p>0.293199</text:p>
          </table:table-cell>
          <table:table-cell office:value-type="float" office:value="0.426725" calcext:value-type="float">
            <text:p>0.426725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79.362" calcext:value-type="float">
            <text:p>179.362</text:p>
          </table:table-cell>
          <table:table-cell office:value-type="float" office:value="156.059" calcext:value-type="float">
            <text:p>156.059</text:p>
          </table:table-cell>
        </table:table-row>
        <table:table-row table:style-name="ro1">
          <table:table-cell table:style-name="ce6" office:value-type="string" calcext:value-type="string">
            <text:p>chicken</text:p>
          </table:table-cell>
          <table:table-cell table:style-name="ce9" office:value-type="float" office:value="1.41478" calcext:value-type="float">
            <text:p>1.414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75931" calcext:value-type="float">
            <text:p>1.75931</text:p>
          </table:table-cell>
          <table:table-cell table:style-name="ce9" office:value-type="float" office:value="0.473182" calcext:value-type="float">
            <text:p>0.473182</text:p>
          </table:table-cell>
          <table:table-cell table:style-name="ce9" office:value-type="float" office:value="0.000953289" calcext:value-type="float">
            <text:p>0.000953289</text:p>
          </table:table-cell>
          <table:table-cell table:style-name="ce9" office:value-type="float" office:value="71.5321" calcext:value-type="float">
            <text:p>71.5321</text:p>
          </table:table-cell>
          <table:table-cell table:style-name="ce9" office:value-type="float" office:value="68.1851" calcext:value-type="float">
            <text:p>68.1851</text:p>
          </table:table-cell>
        </table:table-row>
        <table:table-row table:style-name="ro1">
          <table:table-cell/>
          <table:table-cell office:value-type="float" office:value="2.44784" calcext:value-type="float">
            <text:p>2.44784</text:p>
          </table:table-cell>
          <table:table-cell office:value-type="float" office:value="0" calcext:value-type="float">
            <text:p>0</text:p>
          </table:table-cell>
          <table:table-cell office:value-type="float" office:value="2.97504" calcext:value-type="float">
            <text:p>2.97504</text:p>
          </table:table-cell>
          <table:table-cell office:value-type="float" office:value="0.466718" calcext:value-type="float">
            <text:p>0.466718</text:p>
          </table:table-cell>
          <table:table-cell office:value-type="float" office:value="0.272511" calcext:value-type="float">
            <text:p>0.272511</text:p>
          </table:table-cell>
          <table:table-cell office:value-type="float" office:value="0.514222" calcext:value-type="float">
            <text:p>0.514222</text:p>
          </table:table-cell>
          <table:table-cell office:value-type="float" office:value="0.482641" calcext:value-type="float">
            <text:p>0.482641</text:p>
          </table:table-cell>
        </table:table-row>
        <table:table-row table:style-name="ro1">
          <table:table-cell/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  <table:table-cell office:value-type="float" office:value="1.09567" calcext:value-type="float">
            <text:p>1.09567</text:p>
          </table:table-cell>
          <table:table-cell office:value-type="float" office:value="0.450547" calcext:value-type="float">
            <text:p>0.450547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76.384" calcext:value-type="float">
            <text:p>276.384</text:p>
          </table:table-cell>
          <table:table-cell office:value-type="float" office:value="274.833" calcext:value-type="float">
            <text:p>274.833</text:p>
          </table:table-cell>
        </table:table-row>
        <table:table-row table:style-name="ro1">
          <table:table-cell/>
          <table:table-cell office:value-type="float" office:value="1.94796" calcext:value-type="float">
            <text:p>1.94796</text:p>
          </table:table-cell>
          <table:table-cell office:value-type="float" office:value="0" calcext:value-type="float">
            <text:p>0</text:p>
          </table:table-cell>
          <table:table-cell office:value-type="float" office:value="0.168659" calcext:value-type="float">
            <text:p>0.168659</text:p>
          </table:table-cell>
          <table:table-cell office:value-type="float" office:value="0.40527" calcext:value-type="float">
            <text:p>0.40527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30.385" calcext:value-type="float">
            <text:p>130.385</text:p>
          </table:table-cell>
          <table:table-cell office:value-type="float" office:value="125.927" calcext:value-type="float">
            <text:p>125.927</text:p>
          </table:table-cell>
        </table:table-row>
        <table:table-row table:style-name="ro1">
          <table:table-cell/>
          <table:table-cell office:value-type="float" office:value="1.90264" calcext:value-type="float">
            <text:p>1.90264</text:p>
          </table:table-cell>
          <table:table-cell office:value-type="float" office:value="0" calcext:value-type="float">
            <text:p>0</text:p>
          </table:table-cell>
          <table:table-cell office:value-type="float" office:value="0.382898" calcext:value-type="float">
            <text:p>0.382898</text:p>
          </table:table-cell>
          <table:table-cell office:value-type="float" office:value="0.393814" calcext:value-type="float">
            <text:p>0.393814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91.459" calcext:value-type="float">
            <text:p>191.459</text:p>
          </table:table-cell>
          <table:table-cell office:value-type="float" office:value="190.571" calcext:value-type="float">
            <text:p>190.571</text:p>
          </table:table-cell>
        </table:table-row>
        <table:table-row table:style-name="ro1">
          <table:table-cell/>
          <table:table-cell office:value-type="float" office:value="1.48366" calcext:value-type="float">
            <text:p>1.48366</text:p>
          </table:table-cell>
          <table:table-cell office:value-type="float" office:value="0" calcext:value-type="float">
            <text:p>0</text:p>
          </table:table-cell>
          <table:table-cell office:value-type="float" office:value="0.591883" calcext:value-type="float">
            <text:p>0.591883</text:p>
          </table:table-cell>
          <table:table-cell office:value-type="float" office:value="0.39154" calcext:value-type="float">
            <text:p>0.39154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39.171" calcext:value-type="float">
            <text:p>239.171</text:p>
          </table:table-cell>
          <table:table-cell office:value-type="float" office:value="243.31" calcext:value-type="float">
            <text:p>243.31</text:p>
          </table:table-cell>
        </table:table-row>
        <table:table-row table:style-name="ro1">
          <table:table-cell/>
          <table:table-cell office:value-type="float" office:value="2.1338" calcext:value-type="float">
            <text:p>2.1338</text:p>
          </table:table-cell>
          <table:table-cell office:value-type="float" office:value="0" calcext:value-type="float">
            <text:p>0</text:p>
          </table:table-cell>
          <table:table-cell office:value-type="float" office:value="0.15517" calcext:value-type="float">
            <text:p>0.15517</text:p>
          </table:table-cell>
          <table:table-cell office:value-type="float" office:value="0.414221" calcext:value-type="float">
            <text:p>0.414221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45.119" calcext:value-type="float">
            <text:p>145.119</text:p>
          </table:table-cell>
          <table:table-cell office:value-type="float" office:value="140.307" calcext:value-type="float">
            <text:p>140.307</text:p>
          </table:table-cell>
        </table:table-row>
        <table:table-row table:style-name="ro1">
          <table:table-cell/>
          <table:table-cell office:value-type="float" office:value="1.4867" calcext:value-type="float">
            <text:p>1.4867</text:p>
          </table:table-cell>
          <table:table-cell office:value-type="float" office:value="0" calcext:value-type="float">
            <text:p>0</text:p>
          </table:table-cell>
          <table:table-cell office:value-type="float" office:value="0.540063" calcext:value-type="float">
            <text:p>0.540063</text:p>
          </table:table-cell>
          <table:table-cell office:value-type="float" office:value="0.45132" calcext:value-type="float">
            <text:p>0.45132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82.0083" calcext:value-type="float">
            <text:p>82.0083</text:p>
          </table:table-cell>
          <table:table-cell office:value-type="float" office:value="81.8424" calcext:value-type="float">
            <text:p>81.8424</text:p>
          </table:table-cell>
        </table:table-row>
        <table:table-row table:style-name="ro1">
          <table:table-cell/>
          <table:table-cell office:value-type="float" office:value="2.5213" calcext:value-type="float">
            <text:p>2.5213</text:p>
          </table:table-cell>
          <table:table-cell office:value-type="float" office:value="0" calcext:value-type="float">
            <text:p>0</text:p>
          </table:table-cell>
          <table:table-cell office:value-type="float" office:value="0.943048" calcext:value-type="float">
            <text:p>0.943048</text:p>
          </table:table-cell>
          <table:table-cell office:value-type="float" office:value="0.39811" calcext:value-type="float">
            <text:p>0.39811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25.83" calcext:value-type="float">
            <text:p>225.83</text:p>
          </table:table-cell>
          <table:table-cell office:value-type="float" office:value="233.628" calcext:value-type="float">
            <text:p>233.628</text:p>
          </table:table-cell>
        </table:table-row>
        <table:table-row table:style-name="ro1">
          <table:table-cell/>
          <table:table-cell office:value-type="float" office:value="2.1208" calcext:value-type="float">
            <text:p>2.1208</text:p>
          </table:table-cell>
          <table:table-cell office:value-type="float" office:value="0" calcext:value-type="float">
            <text:p>0</text:p>
          </table:table-cell>
          <table:table-cell office:value-type="float" office:value="2.93502" calcext:value-type="float">
            <text:p>2.93502</text:p>
          </table:table-cell>
          <table:table-cell office:value-type="float" office:value="0.455316" calcext:value-type="float">
            <text:p>0.455316</text:p>
          </table:table-cell>
          <table:table-cell office:value-type="float" office:value="0.300619" calcext:value-type="float">
            <text:p>0.300619</text:p>
          </table:table-cell>
          <table:table-cell office:value-type="float" office:value="0.272765" calcext:value-type="float">
            <text:p>0.272765</text:p>
          </table:table-cell>
          <table:table-cell office:value-type="float" office:value="0.279174" calcext:value-type="float">
            <text:p>0.279174</text:p>
          </table:table-cell>
        </table:table-row>
        <table:table-row table:style-name="ro1">
          <table:table-cell/>
          <table:table-cell office:value-type="float" office:value="1.63735" calcext:value-type="float">
            <text:p>1.63735</text:p>
          </table:table-cell>
          <table:table-cell office:value-type="float" office:value="0" calcext:value-type="float">
            <text:p>0</text:p>
          </table:table-cell>
          <table:table-cell office:value-type="float" office:value="1.07554" calcext:value-type="float">
            <text:p>1.07554</text:p>
          </table:table-cell>
          <table:table-cell office:value-type="float" office:value="0.439037" calcext:value-type="float">
            <text:p>0.439037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56.497" calcext:value-type="float">
            <text:p>156.497</text:p>
          </table:table-cell>
          <table:table-cell office:value-type="float" office:value="158.436" calcext:value-type="float">
            <text:p>158.436</text:p>
          </table:table-cell>
        </table:table-row>
        <table:table-row table:style-name="ro1">
          <table:table-cell/>
          <table:table-cell office:value-type="float" office:value="1.84093" calcext:value-type="float">
            <text:p>1.84093</text:p>
          </table:table-cell>
          <table:table-cell office:value-type="float" office:value="0" calcext:value-type="float">
            <text:p>0</text:p>
          </table:table-cell>
          <table:table-cell office:value-type="float" office:value="0.564503" calcext:value-type="float">
            <text:p>0.564503</text:p>
          </table:table-cell>
          <table:table-cell office:value-type="float" office:value="0.428482" calcext:value-type="float">
            <text:p>0.428482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82.3651" calcext:value-type="float">
            <text:p>82.3651</text:p>
          </table:table-cell>
          <table:table-cell office:value-type="float" office:value="79.3913" calcext:value-type="float">
            <text:p>79.3913</text:p>
          </table:table-cell>
        </table:table-row>
        <table:table-row table:style-name="ro1">
          <table:table-cell/>
          <table:table-cell office:value-type="float" office:value="1.49236" calcext:value-type="float">
            <text:p>1.49236</text:p>
          </table:table-cell>
          <table:table-cell office:value-type="float" office:value="0" calcext:value-type="float">
            <text:p>0</text:p>
          </table:table-cell>
          <table:table-cell office:value-type="float" office:value="0.216508" calcext:value-type="float">
            <text:p>0.216508</text:p>
          </table:table-cell>
          <table:table-cell office:value-type="float" office:value="0.424666" calcext:value-type="float">
            <text:p>0.424666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24.132" calcext:value-type="float">
            <text:p>224.132</text:p>
          </table:table-cell>
          <table:table-cell office:value-type="float" office:value="227.735" calcext:value-type="float">
            <text:p>227.735</text:p>
          </table:table-cell>
        </table:table-row>
        <table:table-row table:style-name="ro1">
          <table:table-cell/>
          <table:table-cell office:value-type="float" office:value="1.66692" calcext:value-type="float">
            <text:p>1.66692</text:p>
          </table:table-cell>
          <table:table-cell office:value-type="float" office:value="0" calcext:value-type="float">
            <text:p>0</text:p>
          </table:table-cell>
          <table:table-cell office:value-type="float" office:value="1.68759" calcext:value-type="float">
            <text:p>1.68759</text:p>
          </table:table-cell>
          <table:table-cell office:value-type="float" office:value="0.459186" calcext:value-type="float">
            <text:p>0.459186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72.629" calcext:value-type="float">
            <text:p>172.629</text:p>
          </table:table-cell>
          <table:table-cell office:value-type="float" office:value="182.497" calcext:value-type="float">
            <text:p>182.497</text:p>
          </table:table-cell>
        </table:table-row>
        <table:table-row table:style-name="ro1">
          <table:table-cell/>
          <table:table-cell office:value-type="float" office:value="1.63065" calcext:value-type="float">
            <text:p>1.63065</text:p>
          </table:table-cell>
          <table:table-cell office:value-type="float" office:value="0" calcext:value-type="float">
            <text:p>0</text:p>
          </table:table-cell>
          <table:table-cell office:value-type="float" office:value="0.45972" calcext:value-type="float">
            <text:p>0.45972</text:p>
          </table:table-cell>
          <table:table-cell office:value-type="float" office:value="0.375421" calcext:value-type="float">
            <text:p>0.375421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51.804" calcext:value-type="float">
            <text:p>251.804</text:p>
          </table:table-cell>
          <table:table-cell office:value-type="float" office:value="245.887" calcext:value-type="float">
            <text:p>245.887</text:p>
          </table:table-cell>
        </table:table-row>
        <table:table-row table:style-name="ro1">
          <table:table-cell/>
          <table:table-cell office:value-type="float" office:value="1.84122" calcext:value-type="float">
            <text:p>1.84122</text:p>
          </table:table-cell>
          <table:table-cell office:value-type="float" office:value="0" calcext:value-type="float">
            <text:p>0</text:p>
          </table:table-cell>
          <table:table-cell office:value-type="float" office:value="2.9171" calcext:value-type="float">
            <text:p>2.9171</text:p>
          </table:table-cell>
          <table:table-cell office:value-type="float" office:value="0.45825" calcext:value-type="float">
            <text:p>0.45825</text:p>
          </table:table-cell>
          <table:table-cell office:value-type="float" office:value="0.248213" calcext:value-type="float">
            <text:p>0.248213</text:p>
          </table:table-cell>
          <table:table-cell office:value-type="float" office:value="259.115" calcext:value-type="float">
            <text:p>259.115</text:p>
          </table:table-cell>
          <table:table-cell office:value-type="float" office:value="254.433" calcext:value-type="float">
            <text:p>254.433</text:p>
          </table:table-cell>
        </table:table-row>
        <table:table-row table:style-name="ro1">
          <table:table-cell/>
          <table:table-cell office:value-type="float" office:value="1.79193" calcext:value-type="float">
            <text:p>1.79193</text:p>
          </table:table-cell>
          <table:table-cell office:value-type="float" office:value="0" calcext:value-type="float">
            <text:p>0</text:p>
          </table:table-cell>
          <table:table-cell office:value-type="float" office:value="0.700257" calcext:value-type="float">
            <text:p>0.700257</text:p>
          </table:table-cell>
          <table:table-cell office:value-type="float" office:value="0.414653" calcext:value-type="float">
            <text:p>0.414653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72.273" calcext:value-type="float">
            <text:p>172.273</text:p>
          </table:table-cell>
          <table:table-cell office:value-type="float" office:value="171.164" calcext:value-type="float">
            <text:p>171.164</text:p>
          </table:table-cell>
        </table:table-row>
        <table:table-row table:style-name="ro1">
          <table:table-cell/>
          <table:table-cell office:value-type="float" office:value="2.39729" calcext:value-type="float">
            <text:p>2.39729</text:p>
          </table:table-cell>
          <table:table-cell office:value-type="float" office:value="0" calcext:value-type="float">
            <text:p>0</text:p>
          </table:table-cell>
          <table:table-cell office:value-type="float" office:value="0.475065" calcext:value-type="float">
            <text:p>0.475065</text:p>
          </table:table-cell>
          <table:table-cell office:value-type="float" office:value="0.437454" calcext:value-type="float">
            <text:p>0.437454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97.4685" calcext:value-type="float">
            <text:p>97.4685</text:p>
          </table:table-cell>
          <table:table-cell office:value-type="float" office:value="90.2963" calcext:value-type="float">
            <text:p>90.2963</text:p>
          </table:table-cell>
        </table:table-row>
        <table:table-row table:style-name="ro1">
          <table:table-cell/>
          <table:table-cell office:value-type="float" office:value="2.2856" calcext:value-type="float">
            <text:p>2.2856</text:p>
          </table:table-cell>
          <table:table-cell office:value-type="float" office:value="0" calcext:value-type="float">
            <text:p>0</text:p>
          </table:table-cell>
          <table:table-cell office:value-type="float" office:value="1.64627" calcext:value-type="float">
            <text:p>1.64627</text:p>
          </table:table-cell>
          <table:table-cell office:value-type="float" office:value="0.44944" calcext:value-type="float">
            <text:p>0.44944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13.899" calcext:value-type="float">
            <text:p>213.899</text:p>
          </table:table-cell>
          <table:table-cell office:value-type="float" office:value="210.404" calcext:value-type="float">
            <text:p>210.404</text:p>
          </table:table-cell>
        </table:table-row>
        <table:table-row table:style-name="ro1">
          <table:table-cell/>
          <table:table-cell office:value-type="float" office:value="2.12392" calcext:value-type="float">
            <text:p>2.12392</text:p>
          </table:table-cell>
          <table:table-cell office:value-type="float" office:value="0" calcext:value-type="float">
            <text:p>0</text:p>
          </table:table-cell>
          <table:table-cell office:value-type="float" office:value="0.931775" calcext:value-type="float">
            <text:p>0.931775</text:p>
          </table:table-cell>
          <table:table-cell office:value-type="float" office:value="0.445976" calcext:value-type="float">
            <text:p>0.445976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73.006" calcext:value-type="float">
            <text:p>173.006</text:p>
          </table:table-cell>
          <table:table-cell office:value-type="float" office:value="170.902" calcext:value-type="float">
            <text:p>170.902</text:p>
          </table:table-cell>
        </table:table-row>
        <table:table-row table:style-name="ro1">
          <table:table-cell/>
          <table:table-cell office:value-type="float" office:value="1.9769" calcext:value-type="float">
            <text:p>1.9769</text:p>
          </table:table-cell>
          <table:table-cell office:value-type="float" office:value="0" calcext:value-type="float">
            <text:p>0</text:p>
          </table:table-cell>
          <table:table-cell office:value-type="float" office:value="3.00747" calcext:value-type="float">
            <text:p>3.00747</text:p>
          </table:table-cell>
          <table:table-cell office:value-type="float" office:value="0.461733" calcext:value-type="float">
            <text:p>0.461733</text:p>
          </table:table-cell>
          <table:table-cell office:value-type="float" office:value="0.278228" calcext:value-type="float">
            <text:p>0.278228</text:p>
          </table:table-cell>
          <table:table-cell office:value-type="float" office:value="187.797" calcext:value-type="float">
            <text:p>187.797</text:p>
          </table:table-cell>
          <table:table-cell office:value-type="float" office:value="190.013" calcext:value-type="float">
            <text:p>190.013</text:p>
          </table:table-cell>
        </table:table-row>
        <table:table-row table:style-name="ro1">
          <table:table-cell/>
          <table:table-cell office:value-type="float" office:value="2.81955" calcext:value-type="float">
            <text:p>2.81955</text:p>
          </table:table-cell>
          <table:table-cell office:value-type="float" office:value="0" calcext:value-type="float">
            <text:p>0</text:p>
          </table:table-cell>
          <table:table-cell office:value-type="float" office:value="0.825353" calcext:value-type="float">
            <text:p>0.825353</text:p>
          </table:table-cell>
          <table:table-cell office:value-type="float" office:value="0.412189" calcext:value-type="float">
            <text:p>0.412189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60.901" calcext:value-type="float">
            <text:p>160.901</text:p>
          </table:table-cell>
          <table:table-cell office:value-type="float" office:value="152.736" calcext:value-type="float">
            <text:p>152.736</text:p>
          </table:table-cell>
        </table:table-row>
        <table:table-row table:style-name="ro1">
          <table:table-cell/>
          <table:table-cell office:value-type="float" office:value="2.11493" calcext:value-type="float">
            <text:p>2.11493</text:p>
          </table:table-cell>
          <table:table-cell office:value-type="float" office:value="0" calcext:value-type="float">
            <text:p>0</text:p>
          </table:table-cell>
          <table:table-cell office:value-type="float" office:value="0.507387" calcext:value-type="float">
            <text:p>0.507387</text:p>
          </table:table-cell>
          <table:table-cell office:value-type="float" office:value="0.41101" calcext:value-type="float">
            <text:p>0.41101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93.2224" calcext:value-type="float">
            <text:p>93.2224</text:p>
          </table:table-cell>
          <table:table-cell office:value-type="float" office:value="87.0893" calcext:value-type="float">
            <text:p>87.0893</text:p>
          </table:table-cell>
        </table:table-row>
        <table:table-row table:style-name="ro1">
          <table:table-cell/>
          <table:table-cell office:value-type="float" office:value="1.55664" calcext:value-type="float">
            <text:p>1.55664</text:p>
          </table:table-cell>
          <table:table-cell office:value-type="float" office:value="0" calcext:value-type="float">
            <text:p>0</text:p>
          </table:table-cell>
          <table:table-cell office:value-type="float" office:value="0.434221" calcext:value-type="float">
            <text:p>0.434221</text:p>
          </table:table-cell>
          <table:table-cell office:value-type="float" office:value="0.419161" calcext:value-type="float">
            <text:p>0.419161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64.077" calcext:value-type="float">
            <text:p>164.077</text:p>
          </table:table-cell>
        </table:table-row>
        <table:table-row table:style-name="ro1">
          <table:table-cell/>
          <table:table-cell office:value-type="float" office:value="1.51143" calcext:value-type="float">
            <text:p>1.51143</text:p>
          </table:table-cell>
          <table:table-cell office:value-type="float" office:value="0" calcext:value-type="float">
            <text:p>0</text:p>
          </table:table-cell>
          <table:table-cell office:value-type="float" office:value="0.247871" calcext:value-type="float">
            <text:p>0.247871</text:p>
          </table:table-cell>
          <table:table-cell office:value-type="float" office:value="0.427074" calcext:value-type="float">
            <text:p>0.427074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91.87" calcext:value-type="float">
            <text:p>91.87</text:p>
          </table:table-cell>
          <table:table-cell office:value-type="float" office:value="89.0364" calcext:value-type="float">
            <text:p>89.0364</text:p>
          </table:table-cell>
        </table:table-row>
        <table:table-row table:style-name="ro1">
          <table:table-cell/>
          <table:table-cell office:value-type="float" office:value="1.54332" calcext:value-type="float">
            <text:p>1.54332</text:p>
          </table:table-cell>
          <table:table-cell office:value-type="float" office:value="0" calcext:value-type="float">
            <text:p>0</text:p>
          </table:table-cell>
          <table:table-cell office:value-type="float" office:value="0.470676" calcext:value-type="float">
            <text:p>0.470676</text:p>
          </table:table-cell>
          <table:table-cell office:value-type="float" office:value="0.367572" calcext:value-type="float">
            <text:p>0.367572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28.69" calcext:value-type="float">
            <text:p>228.69</text:p>
          </table:table-cell>
          <table:table-cell office:value-type="float" office:value="235.543" calcext:value-type="float">
            <text:p>235.543</text:p>
          </table:table-cell>
        </table:table-row>
        <table:table-row table:style-name="ro1">
          <table:table-cell/>
          <table:table-cell office:value-type="float" office:value="1.48711" calcext:value-type="float">
            <text:p>1.48711</text:p>
          </table:table-cell>
          <table:table-cell office:value-type="float" office:value="0" calcext:value-type="float">
            <text:p>0</text:p>
          </table:table-cell>
          <table:table-cell office:value-type="float" office:value="0.222543" calcext:value-type="float">
            <text:p>0.222543</text:p>
          </table:table-cell>
          <table:table-cell office:value-type="float" office:value="0.446994" calcext:value-type="float">
            <text:p>0.446994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64.9202" calcext:value-type="float">
            <text:p>64.9202</text:p>
          </table:table-cell>
          <table:table-cell office:value-type="float" office:value="68.1561" calcext:value-type="float">
            <text:p>68.1561</text:p>
          </table:table-cell>
        </table:table-row>
        <table:table-row table:style-name="ro1">
          <table:table-cell/>
          <table:table-cell office:value-type="float" office:value="1.44714" calcext:value-type="float">
            <text:p>1.44714</text:p>
          </table:table-cell>
          <table:table-cell office:value-type="float" office:value="0" calcext:value-type="float">
            <text:p>0</text:p>
          </table:table-cell>
          <table:table-cell office:value-type="float" office:value="1.27155" calcext:value-type="float">
            <text:p>1.27155</text:p>
          </table:table-cell>
          <table:table-cell office:value-type="float" office:value="0.448291" calcext:value-type="float">
            <text:p>0.448291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11.043" calcext:value-type="float">
            <text:p>111.043</text:p>
          </table:table-cell>
          <table:table-cell office:value-type="float" office:value="111.655" calcext:value-type="float">
            <text:p>111.655</text:p>
          </table:table-cell>
        </table:table-row>
        <table:table-row table:style-name="ro1">
          <table:table-cell/>
          <table:table-cell office:value-type="float" office:value="1.69636" calcext:value-type="float">
            <text:p>1.69636</text:p>
          </table:table-cell>
          <table:table-cell office:value-type="float" office:value="0" calcext:value-type="float">
            <text:p>0</text:p>
          </table:table-cell>
          <table:table-cell office:value-type="float" office:value="0.414841" calcext:value-type="float">
            <text:p>0.414841</text:p>
          </table:table-cell>
          <table:table-cell office:value-type="float" office:value="0.379737" calcext:value-type="float">
            <text:p>0.379737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39.317" calcext:value-type="float">
            <text:p>139.317</text:p>
          </table:table-cell>
          <table:table-cell office:value-type="float" office:value="141.232" calcext:value-type="float">
            <text:p>141.232</text:p>
          </table:table-cell>
        </table:table-row>
        <table:table-row table:style-name="ro1">
          <table:table-cell/>
          <table:table-cell office:value-type="float" office:value="1.81661" calcext:value-type="float">
            <text:p>1.81661</text:p>
          </table:table-cell>
          <table:table-cell office:value-type="float" office:value="0" calcext:value-type="float">
            <text:p>0</text:p>
          </table:table-cell>
          <table:table-cell office:value-type="float" office:value="0.331905" calcext:value-type="float">
            <text:p>0.331905</text:p>
          </table:table-cell>
          <table:table-cell office:value-type="float" office:value="0.401536" calcext:value-type="float">
            <text:p>0.401536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74.511" calcext:value-type="float">
            <text:p>174.511</text:p>
          </table:table-cell>
          <table:table-cell office:value-type="float" office:value="179.255" calcext:value-type="float">
            <text:p>179.255</text:p>
          </table:table-cell>
        </table:table-row>
        <table:table-row table:style-name="ro1">
          <table:table-cell/>
          <table:table-cell office:value-type="float" office:value="1.79133" calcext:value-type="float">
            <text:p>1.79133</text:p>
          </table:table-cell>
          <table:table-cell office:value-type="float" office:value="0" calcext:value-type="float">
            <text:p>0</text:p>
          </table:table-cell>
          <table:table-cell office:value-type="float" office:value="0.883175" calcext:value-type="float">
            <text:p>0.883175</text:p>
          </table:table-cell>
          <table:table-cell office:value-type="float" office:value="0.439241" calcext:value-type="float">
            <text:p>0.439241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29.369" calcext:value-type="float">
            <text:p>129.369</text:p>
          </table:table-cell>
          <table:table-cell office:value-type="float" office:value="122.775" calcext:value-type="float">
            <text:p>122.775</text:p>
          </table:table-cell>
        </table:table-row>
        <table:table-row table:style-name="ro1">
          <table:table-cell/>
          <table:table-cell office:value-type="float" office:value="2.73606" calcext:value-type="float">
            <text:p>2.73606</text:p>
          </table:table-cell>
          <table:table-cell office:value-type="float" office:value="0" calcext:value-type="float">
            <text:p>0</text:p>
          </table:table-cell>
          <table:table-cell office:value-type="float" office:value="0.33256" calcext:value-type="float">
            <text:p>0.33256</text:p>
          </table:table-cell>
          <table:table-cell office:value-type="float" office:value="0.455282" calcext:value-type="float">
            <text:p>0.455282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84.6777" calcext:value-type="float">
            <text:p>84.6777</text:p>
          </table:table-cell>
          <table:table-cell office:value-type="float" office:value="91.5021" calcext:value-type="float">
            <text:p>91.5021</text:p>
          </table:table-cell>
        </table:table-row>
        <table:table-row table:style-name="ro1">
          <table:table-cell/>
          <table:table-cell office:value-type="float" office:value="1.86708" calcext:value-type="float">
            <text:p>1.86708</text:p>
          </table:table-cell>
          <table:table-cell office:value-type="float" office:value="0" calcext:value-type="float">
            <text:p>0</text:p>
          </table:table-cell>
          <table:table-cell office:value-type="float" office:value="1.39627" calcext:value-type="float">
            <text:p>1.39627</text:p>
          </table:table-cell>
          <table:table-cell office:value-type="float" office:value="0.452793" calcext:value-type="float">
            <text:p>0.452793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84.857" calcext:value-type="float">
            <text:p>184.857</text:p>
          </table:table-cell>
          <table:table-cell office:value-type="float" office:value="179.427" calcext:value-type="float">
            <text:p>179.427</text:p>
          </table:table-cell>
        </table:table-row>
        <table:table-row table:style-name="ro1">
          <table:table-cell/>
          <table:table-cell office:value-type="float" office:value="1.77241" calcext:value-type="float">
            <text:p>1.77241</text:p>
          </table:table-cell>
          <table:table-cell office:value-type="float" office:value="0" calcext:value-type="float">
            <text:p>0</text:p>
          </table:table-cell>
          <table:table-cell office:value-type="float" office:value="0.507329" calcext:value-type="float">
            <text:p>0.507329</text:p>
          </table:table-cell>
          <table:table-cell office:value-type="float" office:value="0.436428" calcext:value-type="float">
            <text:p>0.436428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97.302" calcext:value-type="float">
            <text:p>197.302</text:p>
          </table:table-cell>
          <table:table-cell office:value-type="float" office:value="195.507" calcext:value-type="float">
            <text:p>195.507</text:p>
          </table:table-cell>
        </table:table-row>
        <table:table-row table:style-name="ro1">
          <table:table-cell/>
          <table:table-cell office:value-type="float" office:value="1.91041" calcext:value-type="float">
            <text:p>1.91041</text:p>
          </table:table-cell>
          <table:table-cell office:value-type="float" office:value="0" calcext:value-type="float">
            <text:p>0</text:p>
          </table:table-cell>
          <table:table-cell office:value-type="float" office:value="0.673782" calcext:value-type="float">
            <text:p>0.673782</text:p>
          </table:table-cell>
          <table:table-cell office:value-type="float" office:value="0.472628" calcext:value-type="float">
            <text:p>0.472628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58.374" calcext:value-type="float">
            <text:p>158.374</text:p>
          </table:table-cell>
          <table:table-cell office:value-type="float" office:value="157.932" calcext:value-type="float">
            <text:p>157.932</text:p>
          </table:table-cell>
        </table:table-row>
        <table:table-row table:style-name="ro1">
          <table:table-cell/>
          <table:table-cell office:value-type="float" office:value="2.53544" calcext:value-type="float">
            <text:p>2.53544</text:p>
          </table:table-cell>
          <table:table-cell office:value-type="float" office:value="0" calcext:value-type="float">
            <text:p>0</text:p>
          </table:table-cell>
          <table:table-cell office:value-type="float" office:value="0.0963004" calcext:value-type="float">
            <text:p>0.0963004</text:p>
          </table:table-cell>
          <table:table-cell office:value-type="float" office:value="0.429998" calcext:value-type="float">
            <text:p>0.429998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11.866" calcext:value-type="float">
            <text:p>111.866</text:p>
          </table:table-cell>
          <table:table-cell office:value-type="float" office:value="101.361" calcext:value-type="float">
            <text:p>101.361</text:p>
          </table:table-cell>
        </table:table-row>
        <table:table-row table:style-name="ro1">
          <table:table-cell/>
          <table:table-cell office:value-type="float" office:value="2.61272" calcext:value-type="float">
            <text:p>2.61272</text:p>
          </table:table-cell>
          <table:table-cell office:value-type="float" office:value="0" calcext:value-type="float">
            <text:p>0</text:p>
          </table:table-cell>
          <table:table-cell office:value-type="float" office:value="0.28664" calcext:value-type="float">
            <text:p>0.28664</text:p>
          </table:table-cell>
          <table:table-cell office:value-type="float" office:value="0.427752" calcext:value-type="float">
            <text:p>0.427752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26.53" calcext:value-type="float">
            <text:p>126.53</text:p>
          </table:table-cell>
          <table:table-cell office:value-type="float" office:value="130.218" calcext:value-type="float">
            <text:p>130.218</text:p>
          </table:table-cell>
        </table:table-row>
        <table:table-row table:style-name="ro1">
          <table:table-cell/>
          <table:table-cell office:value-type="float" office:value="3.12213" calcext:value-type="float">
            <text:p>3.12213</text:p>
          </table:table-cell>
          <table:table-cell office:value-type="float" office:value="0" calcext:value-type="float">
            <text:p>0</text:p>
          </table:table-cell>
          <table:table-cell office:value-type="float" office:value="0.505836" calcext:value-type="float">
            <text:p>0.505836</text:p>
          </table:table-cell>
          <table:table-cell office:value-type="float" office:value="0.444908" calcext:value-type="float">
            <text:p>0.444908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20.53" calcext:value-type="float">
            <text:p>220.53</text:p>
          </table:table-cell>
          <table:table-cell office:value-type="float" office:value="217.539" calcext:value-type="float">
            <text:p>217.539</text:p>
          </table:table-cell>
        </table:table-row>
        <table:table-row table:style-name="ro1">
          <table:table-cell/>
          <table:table-cell office:value-type="float" office:value="2.88888" calcext:value-type="float">
            <text:p>2.88888</text:p>
          </table:table-cell>
          <table:table-cell office:value-type="float" office:value="0" calcext:value-type="float">
            <text:p>0</text:p>
          </table:table-cell>
          <table:table-cell office:value-type="float" office:value="0.850922" calcext:value-type="float">
            <text:p>0.850922</text:p>
          </table:table-cell>
          <table:table-cell office:value-type="float" office:value="0.436455" calcext:value-type="float">
            <text:p>0.436455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49.258" calcext:value-type="float">
            <text:p>149.258</text:p>
          </table:table-cell>
          <table:table-cell office:value-type="float" office:value="154.977" calcext:value-type="float">
            <text:p>154.977</text:p>
          </table:table-cell>
        </table:table-row>
        <table:table-row table:style-name="ro1">
          <table:table-cell/>
          <table:table-cell office:value-type="float" office:value="2.69226" calcext:value-type="float">
            <text:p>2.69226</text:p>
          </table:table-cell>
          <table:table-cell office:value-type="float" office:value="0" calcext:value-type="float">
            <text:p>0</text:p>
          </table:table-cell>
          <table:table-cell office:value-type="float" office:value="0.744154" calcext:value-type="float">
            <text:p>0.744154</text:p>
          </table:table-cell>
          <table:table-cell office:value-type="float" office:value="0.45158" calcext:value-type="float">
            <text:p>0.45158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20.766" calcext:value-type="float">
            <text:p>220.766</text:p>
          </table:table-cell>
          <table:table-cell office:value-type="float" office:value="216.716" calcext:value-type="float">
            <text:p>216.716</text:p>
          </table:table-cell>
        </table:table-row>
        <table:table-row table:style-name="ro1">
          <table:table-cell/>
          <table:table-cell office:value-type="float" office:value="1.99899" calcext:value-type="float">
            <text:p>1.99899</text:p>
          </table:table-cell>
          <table:table-cell office:value-type="float" office:value="0" calcext:value-type="float">
            <text:p>0</text:p>
          </table:table-cell>
          <table:table-cell office:value-type="float" office:value="0.826249" calcext:value-type="float">
            <text:p>0.826249</text:p>
          </table:table-cell>
          <table:table-cell office:value-type="float" office:value="0.445614" calcext:value-type="float">
            <text:p>0.445614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95.1422" calcext:value-type="float">
            <text:p>95.1422</text:p>
          </table:table-cell>
          <table:table-cell office:value-type="float" office:value="96.4247" calcext:value-type="float">
            <text:p>96.4247</text:p>
          </table:table-cell>
        </table:table-row>
        <table:table-row table:style-name="ro1">
          <table:table-cell/>
          <table:table-cell office:value-type="float" office:value="2.71709" calcext:value-type="float">
            <text:p>2.71709</text:p>
          </table:table-cell>
          <table:table-cell office:value-type="float" office:value="0" calcext:value-type="float">
            <text:p>0</text:p>
          </table:table-cell>
          <table:table-cell office:value-type="float" office:value="0.441681" calcext:value-type="float">
            <text:p>0.441681</text:p>
          </table:table-cell>
          <table:table-cell office:value-type="float" office:value="0.378667" calcext:value-type="float">
            <text:p>0.378667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60.813" calcext:value-type="float">
            <text:p>160.813</text:p>
          </table:table-cell>
          <table:table-cell office:value-type="float" office:value="164.418" calcext:value-type="float">
            <text:p>164.418</text:p>
          </table:table-cell>
        </table:table-row>
        <table:table-row table:style-name="ro1">
          <table:table-cell/>
          <table:table-cell office:value-type="float" office:value="2.10787" calcext:value-type="float">
            <text:p>2.10787</text:p>
          </table:table-cell>
          <table:table-cell office:value-type="float" office:value="0" calcext:value-type="float">
            <text:p>0</text:p>
          </table:table-cell>
          <table:table-cell office:value-type="float" office:value="1.21392" calcext:value-type="float">
            <text:p>1.21392</text:p>
          </table:table-cell>
          <table:table-cell office:value-type="float" office:value="0.453346" calcext:value-type="float">
            <text:p>0.453346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83.465" calcext:value-type="float">
            <text:p>183.465</text:p>
          </table:table-cell>
          <table:table-cell office:value-type="float" office:value="178.737" calcext:value-type="float">
            <text:p>178.737</text:p>
          </table:table-cell>
        </table:table-row>
        <table:table-row table:style-name="ro1">
          <table:table-cell/>
          <table:table-cell office:value-type="float" office:value="2.43732" calcext:value-type="float">
            <text:p>2.43732</text:p>
          </table:table-cell>
          <table:table-cell office:value-type="float" office:value="0" calcext:value-type="float">
            <text:p>0</text:p>
          </table:table-cell>
          <table:table-cell office:value-type="float" office:value="1.17487" calcext:value-type="float">
            <text:p>1.17487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87.086" calcext:value-type="float">
            <text:p>187.086</text:p>
          </table:table-cell>
          <table:table-cell office:value-type="float" office:value="175.35" calcext:value-type="float">
            <text:p>175.35</text:p>
          </table:table-cell>
        </table:table-row>
        <table:table-row table:style-name="ro1">
          <table:table-cell/>
          <table:table-cell office:value-type="float" office:value="3.22158" calcext:value-type="float">
            <text:p>3.22158</text:p>
          </table:table-cell>
          <table:table-cell office:value-type="float" office:value="0" calcext:value-type="float">
            <text:p>0</text:p>
          </table:table-cell>
          <table:table-cell office:value-type="float" office:value="0.653164" calcext:value-type="float">
            <text:p>0.653164</text:p>
          </table:table-cell>
          <table:table-cell office:value-type="float" office:value="0.44043" calcext:value-type="float">
            <text:p>0.44043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62.392" calcext:value-type="float">
            <text:p>162.392</text:p>
          </table:table-cell>
          <table:table-cell office:value-type="float" office:value="151.695" calcext:value-type="float">
            <text:p>151.695</text:p>
          </table:table-cell>
        </table:table-row>
        <table:table-row table:style-name="ro1">
          <table:table-cell/>
          <table:table-cell office:value-type="float" office:value="2.84765" calcext:value-type="float">
            <text:p>2.84765</text:p>
          </table:table-cell>
          <table:table-cell office:value-type="float" office:value="0" calcext:value-type="float">
            <text:p>0</text:p>
          </table:table-cell>
          <table:table-cell office:value-type="float" office:value="0.698312" calcext:value-type="float">
            <text:p>0.698312</text:p>
          </table:table-cell>
          <table:table-cell office:value-type="float" office:value="0.447889" calcext:value-type="float">
            <text:p>0.447889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87.46" calcext:value-type="float">
            <text:p>187.46</text:p>
          </table:table-cell>
          <table:table-cell office:value-type="float" office:value="177.948" calcext:value-type="float">
            <text:p>177.948</text:p>
          </table:table-cell>
        </table:table-row>
        <table:table-row table:style-name="ro1">
          <table:table-cell/>
          <table:table-cell office:value-type="float" office:value="1.9499" calcext:value-type="float">
            <text:p>1.9499</text:p>
          </table:table-cell>
          <table:table-cell office:value-type="float" office:value="0" calcext:value-type="float">
            <text:p>0</text:p>
          </table:table-cell>
          <table:table-cell office:value-type="float" office:value="0.230386" calcext:value-type="float">
            <text:p>0.230386</text:p>
          </table:table-cell>
          <table:table-cell office:value-type="float" office:value="0.425591" calcext:value-type="float">
            <text:p>0.425591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82.379" calcext:value-type="float">
            <text:p>182.379</text:p>
          </table:table-cell>
          <table:table-cell office:value-type="float" office:value="186.679" calcext:value-type="float">
            <text:p>186.679</text:p>
          </table:table-cell>
        </table:table-row>
        <table:table-row table:style-name="ro1">
          <table:table-cell/>
          <table:table-cell office:value-type="float" office:value="3.42201" calcext:value-type="float">
            <text:p>3.42201</text:p>
          </table:table-cell>
          <table:table-cell office:value-type="float" office:value="0" calcext:value-type="float">
            <text:p>0</text:p>
          </table:table-cell>
          <table:table-cell office:value-type="float" office:value="0.60944" calcext:value-type="float">
            <text:p>0.60944</text:p>
          </table:table-cell>
          <table:table-cell office:value-type="float" office:value="0.414319" calcext:value-type="float">
            <text:p>0.414319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38.433" calcext:value-type="float">
            <text:p>138.433</text:p>
          </table:table-cell>
          <table:table-cell office:value-type="float" office:value="134.424" calcext:value-type="float">
            <text:p>134.424</text:p>
          </table:table-cell>
        </table:table-row>
        <table:table-row table:style-name="ro1">
          <table:table-cell table:style-name="ce6" office:value-type="string" calcext:value-type="string">
            <text:p>parasaurolophus</text:p>
          </table:table-cell>
          <table:table-cell table:style-name="ce9" office:value-type="float" office:value="2.70191" calcext:value-type="float">
            <text:p>2.701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31799" calcext:value-type="float">
            <text:p>0.231799</text:p>
          </table:table-cell>
          <table:table-cell table:style-name="ce9" office:value-type="float" office:value="0.401395" calcext:value-type="float">
            <text:p>0.401395</text:p>
          </table:table-cell>
          <table:table-cell table:style-name="ce9" office:value-type="float" office:value="0.000671592" calcext:value-type="float">
            <text:p>0.000671592</text:p>
          </table:table-cell>
          <table:table-cell table:style-name="ce9" office:value-type="float" office:value="76.0339" calcext:value-type="float">
            <text:p>76.0339</text:p>
          </table:table-cell>
          <table:table-cell table:style-name="ce9" office:value-type="float" office:value="68.9087" calcext:value-type="float">
            <text:p>68.9087</text:p>
          </table:table-cell>
        </table:table-row>
        <table:table-row table:style-name="ro1">
          <table:table-cell/>
          <table:table-cell office:value-type="float" office:value="2.31958" calcext:value-type="float">
            <text:p>2.31958</text:p>
          </table:table-cell>
          <table:table-cell office:value-type="float" office:value="0" calcext:value-type="float">
            <text:p>0</text:p>
          </table:table-cell>
          <table:table-cell office:value-type="float" office:value="0.470694" calcext:value-type="float">
            <text:p>0.470694</text:p>
          </table:table-cell>
          <table:table-cell office:value-type="float" office:value="0.423365" calcext:value-type="float">
            <text:p>0.423365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56.763" calcext:value-type="float">
            <text:p>256.763</text:p>
          </table:table-cell>
          <table:table-cell office:value-type="float" office:value="252.347" calcext:value-type="float">
            <text:p>252.347</text:p>
          </table:table-cell>
        </table:table-row>
        <table:table-row table:style-name="ro1">
          <table:table-cell/>
          <table:table-cell office:value-type="float" office:value="2.45236" calcext:value-type="float">
            <text:p>2.45236</text:p>
          </table:table-cell>
          <table:table-cell office:value-type="float" office:value="0" calcext:value-type="float">
            <text:p>0</text:p>
          </table:table-cell>
          <table:table-cell office:value-type="float" office:value="1.22755" calcext:value-type="float">
            <text:p>1.22755</text:p>
          </table:table-cell>
          <table:table-cell office:value-type="float" office:value="0.44472" calcext:value-type="float">
            <text:p>0.44472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36.358" calcext:value-type="float">
            <text:p>136.358</text:p>
          </table:table-cell>
          <table:table-cell office:value-type="float" office:value="129.744" calcext:value-type="float">
            <text:p>129.744</text:p>
          </table:table-cell>
        </table:table-row>
        <table:table-row table:style-name="ro1">
          <table:table-cell/>
          <table:table-cell office:value-type="float" office:value="2.24381" calcext:value-type="float">
            <text:p>2.24381</text:p>
          </table:table-cell>
          <table:table-cell office:value-type="float" office:value="0" calcext:value-type="float">
            <text:p>0</text:p>
          </table:table-cell>
          <table:table-cell office:value-type="float" office:value="0.196531" calcext:value-type="float">
            <text:p>0.196531</text:p>
          </table:table-cell>
          <table:table-cell office:value-type="float" office:value="0.391432" calcext:value-type="float">
            <text:p>0.391432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57.86" calcext:value-type="float">
            <text:p>157.86</text:p>
          </table:table-cell>
          <table:table-cell office:value-type="float" office:value="151.736" calcext:value-type="float">
            <text:p>151.736</text:p>
          </table:table-cell>
        </table:table-row>
        <table:table-row table:style-name="ro1">
          <table:table-cell/>
          <table:table-cell office:value-type="float" office:value="2.22207" calcext:value-type="float">
            <text:p>2.22207</text:p>
          </table:table-cell>
          <table:table-cell office:value-type="float" office:value="0" calcext:value-type="float">
            <text:p>0</text:p>
          </table:table-cell>
          <table:table-cell office:value-type="float" office:value="0.906432" calcext:value-type="float">
            <text:p>0.906432</text:p>
          </table:table-cell>
          <table:table-cell office:value-type="float" office:value="0.399359" calcext:value-type="float">
            <text:p>0.399359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22.791" calcext:value-type="float">
            <text:p>222.791</text:p>
          </table:table-cell>
          <table:table-cell office:value-type="float" office:value="208.185" calcext:value-type="float">
            <text:p>208.185</text:p>
          </table:table-cell>
        </table:table-row>
        <table:table-row table:style-name="ro1">
          <table:table-cell/>
          <table:table-cell office:value-type="float" office:value="3.63666" calcext:value-type="float">
            <text:p>3.63666</text:p>
          </table:table-cell>
          <table:table-cell office:value-type="float" office:value="0" calcext:value-type="float">
            <text:p>0</text:p>
          </table:table-cell>
          <table:table-cell office:value-type="float" office:value="1.06462" calcext:value-type="float">
            <text:p>1.06462</text:p>
          </table:table-cell>
          <table:table-cell office:value-type="float" office:value="0.439231" calcext:value-type="float">
            <text:p>0.439231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29.388" calcext:value-type="float">
            <text:p>229.388</text:p>
          </table:table-cell>
          <table:table-cell office:value-type="float" office:value="231.666" calcext:value-type="float">
            <text:p>231.666</text:p>
          </table:table-cell>
        </table:table-row>
        <table:table-row table:style-name="ro1">
          <table:table-cell/>
          <table:table-cell office:value-type="float" office:value="2.27494" calcext:value-type="float">
            <text:p>2.27494</text:p>
          </table:table-cell>
          <table:table-cell office:value-type="float" office:value="0" calcext:value-type="float">
            <text:p>0</text:p>
          </table:table-cell>
          <table:table-cell office:value-type="float" office:value="1.40363" calcext:value-type="float">
            <text:p>1.40363</text:p>
          </table:table-cell>
          <table:table-cell office:value-type="float" office:value="0.468099" calcext:value-type="float">
            <text:p>0.468099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60.296" calcext:value-type="float">
            <text:p>160.296</text:p>
          </table:table-cell>
          <table:table-cell office:value-type="float" office:value="152.302" calcext:value-type="float">
            <text:p>152.302</text:p>
          </table:table-cell>
        </table:table-row>
        <table:table-row table:style-name="ro1">
          <table:table-cell/>
          <table:table-cell office:value-type="float" office:value="2.23608" calcext:value-type="float">
            <text:p>2.23608</text:p>
          </table:table-cell>
          <table:table-cell office:value-type="float" office:value="0" calcext:value-type="float">
            <text:p>0</text:p>
          </table:table-cell>
          <table:table-cell office:value-type="float" office:value="0.461963" calcext:value-type="float">
            <text:p>0.461963</text:p>
          </table:table-cell>
          <table:table-cell office:value-type="float" office:value="0.427932" calcext:value-type="float">
            <text:p>0.427932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30.552" calcext:value-type="float">
            <text:p>130.552</text:p>
          </table:table-cell>
          <table:table-cell office:value-type="float" office:value="120.59" calcext:value-type="float">
            <text:p>120.59</text:p>
          </table:table-cell>
        </table:table-row>
        <table:table-row table:style-name="ro1">
          <table:table-cell/>
          <table:table-cell office:value-type="float" office:value="2.3614" calcext:value-type="float">
            <text:p>2.3614</text:p>
          </table:table-cell>
          <table:table-cell office:value-type="float" office:value="0" calcext:value-type="float">
            <text:p>0</text:p>
          </table:table-cell>
          <table:table-cell office:value-type="float" office:value="1.45121" calcext:value-type="float">
            <text:p>1.45121</text:p>
          </table:table-cell>
          <table:table-cell office:value-type="float" office:value="0.467018" calcext:value-type="float">
            <text:p>0.467018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67.167" calcext:value-type="float">
            <text:p>167.167</text:p>
          </table:table-cell>
          <table:table-cell office:value-type="float" office:value="153.946" calcext:value-type="float">
            <text:p>153.946</text:p>
          </table:table-cell>
        </table:table-row>
        <table:table-row table:style-name="ro1">
          <table:table-cell/>
          <table:table-cell office:value-type="float" office:value="2.21634" calcext:value-type="float">
            <text:p>2.21634</text:p>
          </table:table-cell>
          <table:table-cell office:value-type="float" office:value="0" calcext:value-type="float">
            <text:p>0</text:p>
          </table:table-cell>
          <table:table-cell office:value-type="float" office:value="0.296996" calcext:value-type="float">
            <text:p>0.296996</text:p>
          </table:table-cell>
          <table:table-cell office:value-type="float" office:value="0.445589" calcext:value-type="float">
            <text:p>0.445589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66.847" calcext:value-type="float">
            <text:p>166.847</text:p>
          </table:table-cell>
          <table:table-cell office:value-type="float" office:value="151.811" calcext:value-type="float">
            <text:p>151.811</text:p>
          </table:table-cell>
        </table:table-row>
        <table:table-row table:style-name="ro1">
          <table:table-cell/>
          <table:table-cell office:value-type="float" office:value="2.59019" calcext:value-type="float">
            <text:p>2.59019</text:p>
          </table:table-cell>
          <table:table-cell office:value-type="float" office:value="0" calcext:value-type="float">
            <text:p>0</text:p>
          </table:table-cell>
          <table:table-cell office:value-type="float" office:value="0.0927045" calcext:value-type="float">
            <text:p>0.0927045</text:p>
          </table:table-cell>
          <table:table-cell office:value-type="float" office:value="0.369288" calcext:value-type="float">
            <text:p>0.369288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544.897" calcext:value-type="float">
            <text:p>544.897</text:p>
          </table:table-cell>
          <table:table-cell office:value-type="float" office:value="537.494" calcext:value-type="float">
            <text:p>537.494</text:p>
          </table:table-cell>
        </table:table-row>
        <table:table-row table:style-name="ro1">
          <table:table-cell/>
          <table:table-cell office:value-type="float" office:value="2.44688" calcext:value-type="float">
            <text:p>2.44688</text:p>
          </table:table-cell>
          <table:table-cell office:value-type="float" office:value="0" calcext:value-type="float">
            <text:p>0</text:p>
          </table:table-cell>
          <table:table-cell office:value-type="float" office:value="0.373287" calcext:value-type="float">
            <text:p>0.373287</text:p>
          </table:table-cell>
          <table:table-cell office:value-type="float" office:value="0.424035" calcext:value-type="float">
            <text:p>0.424035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555.568" calcext:value-type="float">
            <text:p>555.568</text:p>
          </table:table-cell>
          <table:table-cell office:value-type="float" office:value="556.133" calcext:value-type="float">
            <text:p>556.133</text:p>
          </table:table-cell>
        </table:table-row>
        <table:table-row table:style-name="ro1">
          <table:table-cell/>
          <table:table-cell office:value-type="float" office:value="2.40158" calcext:value-type="float">
            <text:p>2.40158</text:p>
          </table:table-cell>
          <table:table-cell office:value-type="float" office:value="0" calcext:value-type="float">
            <text:p>0</text:p>
          </table:table-cell>
          <table:table-cell office:value-type="float" office:value="1.55347" calcext:value-type="float">
            <text:p>1.55347</text:p>
          </table:table-cell>
          <table:table-cell office:value-type="float" office:value="0.462866" calcext:value-type="float">
            <text:p>0.462866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677.018" calcext:value-type="float">
            <text:p>677.018</text:p>
          </table:table-cell>
          <table:table-cell office:value-type="float" office:value="668.436" calcext:value-type="float">
            <text:p>668.436</text:p>
          </table:table-cell>
        </table:table-row>
        <table:table-row table:style-name="ro1">
          <table:table-cell/>
          <table:table-cell office:value-type="float" office:value="2.34449" calcext:value-type="float">
            <text:p>2.34449</text:p>
          </table:table-cell>
          <table:table-cell office:value-type="float" office:value="0" calcext:value-type="float">
            <text:p>0</text:p>
          </table:table-cell>
          <table:table-cell office:value-type="float" office:value="1.05477" calcext:value-type="float">
            <text:p>1.05477</text:p>
          </table:table-cell>
          <table:table-cell office:value-type="float" office:value="0.447529" calcext:value-type="float">
            <text:p>0.447529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55.565" calcext:value-type="float">
            <text:p>155.565</text:p>
          </table:table-cell>
          <table:table-cell office:value-type="float" office:value="151.919" calcext:value-type="float">
            <text:p>151.919</text:p>
          </table:table-cell>
        </table:table-row>
        <table:table-row table:style-name="ro1">
          <table:table-cell/>
          <table:table-cell office:value-type="float" office:value="2.25029" calcext:value-type="float">
            <text:p>2.25029</text:p>
          </table:table-cell>
          <table:table-cell office:value-type="float" office:value="0" calcext:value-type="float">
            <text:p>0</text:p>
          </table:table-cell>
          <table:table-cell office:value-type="float" office:value="1.02517" calcext:value-type="float">
            <text:p>1.02517</text:p>
          </table:table-cell>
          <table:table-cell office:value-type="float" office:value="0.441302" calcext:value-type="float">
            <text:p>0.441302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09.968" calcext:value-type="float">
            <text:p>209.968</text:p>
          </table:table-cell>
          <table:table-cell office:value-type="float" office:value="198.345" calcext:value-type="float">
            <text:p>198.345</text:p>
          </table:table-cell>
        </table:table-row>
        <table:table-row table:style-name="ro1">
          <table:table-cell/>
          <table:table-cell office:value-type="float" office:value="2.18837" calcext:value-type="float">
            <text:p>2.18837</text:p>
          </table:table-cell>
          <table:table-cell office:value-type="float" office:value="0" calcext:value-type="float">
            <text:p>0</text:p>
          </table:table-cell>
          <table:table-cell office:value-type="float" office:value="1.07864" calcext:value-type="float">
            <text:p>1.07864</text:p>
          </table:table-cell>
          <table:table-cell office:value-type="float" office:value="0.445314" calcext:value-type="float">
            <text:p>0.445314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492.538" calcext:value-type="float">
            <text:p>492.538</text:p>
          </table:table-cell>
          <table:table-cell office:value-type="float" office:value="487.323" calcext:value-type="float">
            <text:p>487.323</text:p>
          </table:table-cell>
        </table:table-row>
        <table:table-row table:style-name="ro1">
          <table:table-cell/>
          <table:table-cell office:value-type="float" office:value="2.30594" calcext:value-type="float">
            <text:p>2.30594</text:p>
          </table:table-cell>
          <table:table-cell office:value-type="float" office:value="0" calcext:value-type="float">
            <text:p>0</text:p>
          </table:table-cell>
          <table:table-cell office:value-type="float" office:value="1.44958" calcext:value-type="float">
            <text:p>1.44958</text:p>
          </table:table-cell>
          <table:table-cell office:value-type="float" office:value="0.461761" calcext:value-type="float">
            <text:p>0.461761</text:p>
          </table:table-cell>
          <table:table-cell office:value-type="float" office:value="0.00134318" calcext:value-type="float">
            <text:p>0.00134318</text:p>
          </table:table-cell>
          <table:table-cell office:value-type="float" office:value="634.597" calcext:value-type="float">
            <text:p>634.597</text:p>
          </table:table-cell>
          <table:table-cell office:value-type="float" office:value="635.434" calcext:value-type="float">
            <text:p>635.434</text:p>
          </table:table-cell>
        </table:table-row>
        <table:table-row table:style-name="ro1">
          <table:table-cell/>
          <table:table-cell office:value-type="float" office:value="3.03828" calcext:value-type="float">
            <text:p>3.03828</text:p>
          </table:table-cell>
          <table:table-cell office:value-type="float" office:value="0" calcext:value-type="float">
            <text:p>0</text:p>
          </table:table-cell>
          <table:table-cell office:value-type="float" office:value="0.822065" calcext:value-type="float">
            <text:p>0.822065</text:p>
          </table:table-cell>
          <table:table-cell office:value-type="float" office:value="0.444775" calcext:value-type="float">
            <text:p>0.444775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21.862" calcext:value-type="float">
            <text:p>121.862</text:p>
          </table:table-cell>
          <table:table-cell office:value-type="float" office:value="114.868" calcext:value-type="float">
            <text:p>114.868</text:p>
          </table:table-cell>
        </table:table-row>
        <table:table-row table:style-name="ro1">
          <table:table-cell/>
          <table:table-cell office:value-type="float" office:value="3.65318" calcext:value-type="float">
            <text:p>3.65318</text:p>
          </table:table-cell>
          <table:table-cell office:value-type="float" office:value="0" calcext:value-type="float">
            <text:p>0</text:p>
          </table:table-cell>
          <table:table-cell office:value-type="float" office:value="1.1469" calcext:value-type="float">
            <text:p>1.1469</text:p>
          </table:table-cell>
          <table:table-cell office:value-type="float" office:value="0.455686" calcext:value-type="float">
            <text:p>0.455686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639.349" calcext:value-type="float">
            <text:p>639.349</text:p>
          </table:table-cell>
          <table:table-cell office:value-type="float" office:value="642.963" calcext:value-type="float">
            <text:p>642.963</text:p>
          </table:table-cell>
        </table:table-row>
        <table:table-row table:style-name="ro1">
          <table:table-cell/>
          <table:table-cell office:value-type="float" office:value="3.237" calcext:value-type="float">
            <text:p>3.237</text:p>
          </table:table-cell>
          <table:table-cell office:value-type="float" office:value="0" calcext:value-type="float">
            <text:p>0</text:p>
          </table:table-cell>
          <table:table-cell office:value-type="float" office:value="0.929179" calcext:value-type="float">
            <text:p>0.929179</text:p>
          </table:table-cell>
          <table:table-cell office:value-type="float" office:value="0.432888" calcext:value-type="float">
            <text:p>0.432888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29.002" calcext:value-type="float">
            <text:p>229.002</text:p>
          </table:table-cell>
          <table:table-cell office:value-type="float" office:value="221.363" calcext:value-type="float">
            <text:p>221.363</text:p>
          </table:table-cell>
        </table:table-row>
        <table:table-row table:style-name="ro1">
          <table:table-cell/>
          <table:table-cell office:value-type="float" office:value="3.19975" calcext:value-type="float">
            <text:p>3.19975</text:p>
          </table:table-cell>
          <table:table-cell office:value-type="float" office:value="0" calcext:value-type="float">
            <text:p>0</text:p>
          </table:table-cell>
          <table:table-cell office:value-type="float" office:value="0.381118" calcext:value-type="float">
            <text:p>0.381118</text:p>
          </table:table-cell>
          <table:table-cell office:value-type="float" office:value="0.418065" calcext:value-type="float">
            <text:p>0.418065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22.287" calcext:value-type="float">
            <text:p>122.287</text:p>
          </table:table-cell>
          <table:table-cell office:value-type="float" office:value="120.259" calcext:value-type="float">
            <text:p>120.259</text:p>
          </table:table-cell>
        </table:table-row>
        <table:table-row table:style-name="ro1">
          <table:table-cell/>
          <table:table-cell office:value-type="float" office:value="2.86535" calcext:value-type="float">
            <text:p>2.86535</text:p>
          </table:table-cell>
          <table:table-cell office:value-type="float" office:value="0" calcext:value-type="float">
            <text:p>0</text:p>
          </table:table-cell>
          <table:table-cell office:value-type="float" office:value="1.25257" calcext:value-type="float">
            <text:p>1.25257</text:p>
          </table:table-cell>
          <table:table-cell office:value-type="float" office:value="0.439001" calcext:value-type="float">
            <text:p>0.439001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46.728" calcext:value-type="float">
            <text:p>146.728</text:p>
          </table:table-cell>
          <table:table-cell office:value-type="float" office:value="141.318" calcext:value-type="float">
            <text:p>141.318</text:p>
          </table:table-cell>
        </table:table-row>
        <table:table-row table:style-name="ro1">
          <table:table-cell/>
          <table:table-cell office:value-type="float" office:value="2.77033" calcext:value-type="float">
            <text:p>2.77033</text:p>
          </table:table-cell>
          <table:table-cell office:value-type="float" office:value="0" calcext:value-type="float">
            <text:p>0</text:p>
          </table:table-cell>
          <table:table-cell office:value-type="float" office:value="1.1506" calcext:value-type="float">
            <text:p>1.1506</text:p>
          </table:table-cell>
          <table:table-cell office:value-type="float" office:value="0.462424" calcext:value-type="float">
            <text:p>0.462424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16.396" calcext:value-type="float">
            <text:p>216.396</text:p>
          </table:table-cell>
          <table:table-cell office:value-type="float" office:value="198.581" calcext:value-type="float">
            <text:p>198.581</text:p>
          </table:table-cell>
        </table:table-row>
        <table:table-row table:style-name="ro1">
          <table:table-cell/>
          <table:table-cell office:value-type="float" office:value="3.12964" calcext:value-type="float">
            <text:p>3.12964</text:p>
          </table:table-cell>
          <table:table-cell office:value-type="float" office:value="0" calcext:value-type="float">
            <text:p>0</text:p>
          </table:table-cell>
          <table:table-cell office:value-type="float" office:value="2.93587" calcext:value-type="float">
            <text:p>2.93587</text:p>
          </table:table-cell>
          <table:table-cell office:value-type="float" office:value="0.475891" calcext:value-type="float">
            <text:p>0.475891</text:p>
          </table:table-cell>
          <table:table-cell office:value-type="float" office:value="0.264271" calcext:value-type="float">
            <text:p>0.264271</text:p>
          </table:table-cell>
          <table:table-cell office:value-type="float" office:value="0.579611" calcext:value-type="float">
            <text:p>0.579611</text:p>
          </table:table-cell>
          <table:table-cell office:value-type="float" office:value="0.503685" calcext:value-type="float">
            <text:p>0.503685</text:p>
          </table:table-cell>
        </table:table-row>
        <table:table-row table:style-name="ro1">
          <table:table-cell/>
          <table:table-cell office:value-type="float" office:value="3.1874" calcext:value-type="float">
            <text:p>3.1874</text:p>
          </table:table-cell>
          <table:table-cell office:value-type="float" office:value="0" calcext:value-type="float">
            <text:p>0</text:p>
          </table:table-cell>
          <table:table-cell office:value-type="float" office:value="0.467873" calcext:value-type="float">
            <text:p>0.467873</text:p>
          </table:table-cell>
          <table:table-cell office:value-type="float" office:value="0.439295" calcext:value-type="float">
            <text:p>0.439295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17.973" calcext:value-type="float">
            <text:p>117.973</text:p>
          </table:table-cell>
          <table:table-cell office:value-type="float" office:value="113.275" calcext:value-type="float">
            <text:p>113.275</text:p>
          </table:table-cell>
        </table:table-row>
        <table:table-row table:style-name="ro1">
          <table:table-cell/>
          <table:table-cell office:value-type="float" office:value="3.86387" calcext:value-type="float">
            <text:p>3.86387</text:p>
          </table:table-cell>
          <table:table-cell office:value-type="float" office:value="0" calcext:value-type="float">
            <text:p>0</text:p>
          </table:table-cell>
          <table:table-cell office:value-type="float" office:value="0.84096" calcext:value-type="float">
            <text:p>0.84096</text:p>
          </table:table-cell>
          <table:table-cell office:value-type="float" office:value="0.451632" calcext:value-type="float">
            <text:p>0.451632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14.599" calcext:value-type="float">
            <text:p>114.599</text:p>
          </table:table-cell>
          <table:table-cell office:value-type="float" office:value="114.724" calcext:value-type="float">
            <text:p>114.724</text:p>
          </table:table-cell>
        </table:table-row>
        <table:table-row table:style-name="ro1">
          <table:table-cell/>
          <table:table-cell office:value-type="float" office:value="3.99415" calcext:value-type="float">
            <text:p>3.99415</text:p>
          </table:table-cell>
          <table:table-cell office:value-type="float" office:value="0" calcext:value-type="float">
            <text:p>0</text:p>
          </table:table-cell>
          <table:table-cell office:value-type="float" office:value="0.19583" calcext:value-type="float">
            <text:p>0.19583</text:p>
          </table:table-cell>
          <table:table-cell office:value-type="float" office:value="0.408175" calcext:value-type="float">
            <text:p>0.408175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619.084" calcext:value-type="float">
            <text:p>619.084</text:p>
          </table:table-cell>
          <table:table-cell office:value-type="float" office:value="610.006" calcext:value-type="float">
            <text:p>610.006</text:p>
          </table:table-cell>
        </table:table-row>
        <table:table-row table:style-name="ro1">
          <table:table-cell/>
          <table:table-cell office:value-type="float" office:value="4.07966" calcext:value-type="float">
            <text:p>4.07966</text:p>
          </table:table-cell>
          <table:table-cell office:value-type="float" office:value="0" calcext:value-type="float">
            <text:p>0</text:p>
          </table:table-cell>
          <table:table-cell office:value-type="float" office:value="0.885986" calcext:value-type="float">
            <text:p>0.885986</text:p>
          </table:table-cell>
          <table:table-cell office:value-type="float" office:value="0.409189" calcext:value-type="float">
            <text:p>0.409189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29.488" calcext:value-type="float">
            <text:p>229.488</text:p>
          </table:table-cell>
          <table:table-cell office:value-type="float" office:value="224.71" calcext:value-type="float">
            <text:p>224.71</text:p>
          </table:table-cell>
        </table:table-row>
        <table:table-row table:style-name="ro1">
          <table:table-cell/>
          <table:table-cell office:value-type="float" office:value="3.09917" calcext:value-type="float">
            <text:p>3.09917</text:p>
          </table:table-cell>
          <table:table-cell office:value-type="float" office:value="0" calcext:value-type="float">
            <text:p>0</text:p>
          </table:table-cell>
          <table:table-cell office:value-type="float" office:value="1.088" calcext:value-type="float">
            <text:p>1.088</text:p>
          </table:table-cell>
          <table:table-cell office:value-type="float" office:value="0.462952" calcext:value-type="float">
            <text:p>0.462952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49.404" calcext:value-type="float">
            <text:p>249.404</text:p>
          </table:table-cell>
          <table:table-cell office:value-type="float" office:value="231.879" calcext:value-type="float">
            <text:p>231.879</text:p>
          </table:table-cell>
        </table:table-row>
        <table:table-row table:style-name="ro1">
          <table:table-cell/>
          <table:table-cell office:value-type="float" office:value="3.17482" calcext:value-type="float">
            <text:p>3.17482</text:p>
          </table:table-cell>
          <table:table-cell office:value-type="float" office:value="0" calcext:value-type="float">
            <text:p>0</text:p>
          </table:table-cell>
          <table:table-cell office:value-type="float" office:value="1.00443" calcext:value-type="float">
            <text:p>1.00443</text:p>
          </table:table-cell>
          <table:table-cell office:value-type="float" office:value="0.433203" calcext:value-type="float">
            <text:p>0.433203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74.415" calcext:value-type="float">
            <text:p>274.415</text:p>
          </table:table-cell>
          <table:table-cell office:value-type="float" office:value="272.03" calcext:value-type="float">
            <text:p>272.03</text:p>
          </table:table-cell>
        </table:table-row>
        <table:table-row table:style-name="ro1">
          <table:table-cell/>
          <table:table-cell office:value-type="float" office:value="2.32586" calcext:value-type="float">
            <text:p>2.32586</text:p>
          </table:table-cell>
          <table:table-cell office:value-type="float" office:value="0" calcext:value-type="float">
            <text:p>0</text:p>
          </table:table-cell>
          <table:table-cell office:value-type="float" office:value="0.61455" calcext:value-type="float">
            <text:p>0.61455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41.214" calcext:value-type="float">
            <text:p>241.214</text:p>
          </table:table-cell>
          <table:table-cell office:value-type="float" office:value="227.098" calcext:value-type="float">
            <text:p>227.098</text:p>
          </table:table-cell>
        </table:table-row>
        <table:table-row table:style-name="ro1">
          <table:table-cell/>
          <table:table-cell office:value-type="float" office:value="2.20867" calcext:value-type="float">
            <text:p>2.20867</text:p>
          </table:table-cell>
          <table:table-cell office:value-type="float" office:value="0" calcext:value-type="float">
            <text:p>0</text:p>
          </table:table-cell>
          <table:table-cell office:value-type="float" office:value="0.00936512" calcext:value-type="float">
            <text:p>0.00936512</text:p>
          </table:table-cell>
          <table:table-cell office:value-type="float" office:value="0.417683" calcext:value-type="float">
            <text:p>0.417683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29.018" calcext:value-type="float">
            <text:p>229.018</text:p>
          </table:table-cell>
          <table:table-cell office:value-type="float" office:value="223.309" calcext:value-type="float">
            <text:p>223.309</text:p>
          </table:table-cell>
        </table:table-row>
        <table:table-row table:style-name="ro1">
          <table:table-cell/>
          <table:table-cell office:value-type="float" office:value="2.20283" calcext:value-type="float">
            <text:p>2.20283</text:p>
          </table:table-cell>
          <table:table-cell office:value-type="float" office:value="0" calcext:value-type="float">
            <text:p>0</text:p>
          </table:table-cell>
          <table:table-cell office:value-type="float" office:value="0.946299" calcext:value-type="float">
            <text:p>0.946299</text:p>
          </table:table-cell>
          <table:table-cell office:value-type="float" office:value="0.459997" calcext:value-type="float">
            <text:p>0.459997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18.463" calcext:value-type="float">
            <text:p>118.463</text:p>
          </table:table-cell>
          <table:table-cell office:value-type="float" office:value="106.784" calcext:value-type="float">
            <text:p>106.784</text:p>
          </table:table-cell>
        </table:table-row>
        <table:table-row table:style-name="ro1">
          <table:table-cell/>
          <table:table-cell office:value-type="float" office:value="3.39462" calcext:value-type="float">
            <text:p>3.39462</text:p>
          </table:table-cell>
          <table:table-cell office:value-type="float" office:value="0" calcext:value-type="float">
            <text:p>0</text:p>
          </table:table-cell>
          <table:table-cell office:value-type="float" office:value="0.542964" calcext:value-type="float">
            <text:p>0.542964</text:p>
          </table:table-cell>
          <table:table-cell office:value-type="float" office:value="0.424378" calcext:value-type="float">
            <text:p>0.424378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99.2875" calcext:value-type="float">
            <text:p>99.2875</text:p>
          </table:table-cell>
          <table:table-cell office:value-type="float" office:value="90.2831" calcext:value-type="float">
            <text:p>90.2831</text:p>
          </table:table-cell>
        </table:table-row>
        <table:table-row table:style-name="ro1">
          <table:table-cell/>
          <table:table-cell office:value-type="float" office:value="3.40795" calcext:value-type="float">
            <text:p>3.40795</text:p>
          </table:table-cell>
          <table:table-cell office:value-type="float" office:value="0" calcext:value-type="float">
            <text:p>0</text:p>
          </table:table-cell>
          <table:table-cell office:value-type="float" office:value="1.01298" calcext:value-type="float">
            <text:p>1.01298</text:p>
          </table:table-cell>
          <table:table-cell office:value-type="float" office:value="0.429743" calcext:value-type="float">
            <text:p>0.429743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56.508" calcext:value-type="float">
            <text:p>156.508</text:p>
          </table:table-cell>
          <table:table-cell office:value-type="float" office:value="153.999" calcext:value-type="float">
            <text:p>153.999</text:p>
          </table:table-cell>
        </table:table-row>
        <table:table-row table:style-name="ro1">
          <table:table-cell/>
          <table:table-cell office:value-type="float" office:value="4.04983" calcext:value-type="float">
            <text:p>4.04983</text:p>
          </table:table-cell>
          <table:table-cell office:value-type="float" office:value="0" calcext:value-type="float">
            <text:p>0</text:p>
          </table:table-cell>
          <table:table-cell office:value-type="float" office:value="0.453131" calcext:value-type="float">
            <text:p>0.453131</text:p>
          </table:table-cell>
          <table:table-cell office:value-type="float" office:value="0.409882" calcext:value-type="float">
            <text:p>0.409882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81.282" calcext:value-type="float">
            <text:p>181.282</text:p>
          </table:table-cell>
          <table:table-cell office:value-type="float" office:value="181.963" calcext:value-type="float">
            <text:p>181.963</text:p>
          </table:table-cell>
        </table:table-row>
        <table:table-row table:style-name="ro1">
          <table:table-cell/>
          <table:table-cell office:value-type="float" office:value="3.32372" calcext:value-type="float">
            <text:p>3.32372</text:p>
          </table:table-cell>
          <table:table-cell office:value-type="float" office:value="0" calcext:value-type="float">
            <text:p>0</text:p>
          </table:table-cell>
          <table:table-cell office:value-type="float" office:value="0.803209" calcext:value-type="float">
            <text:p>0.803209</text:p>
          </table:table-cell>
          <table:table-cell office:value-type="float" office:value="0.441503" calcext:value-type="float">
            <text:p>0.441503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79.828" calcext:value-type="float">
            <text:p>179.828</text:p>
          </table:table-cell>
          <table:table-cell office:value-type="float" office:value="170.528" calcext:value-type="float">
            <text:p>170.528</text:p>
          </table:table-cell>
        </table:table-row>
        <table:table-row table:style-name="ro1">
          <table:table-cell/>
          <table:table-cell office:value-type="float" office:value="3.14804" calcext:value-type="float">
            <text:p>3.14804</text:p>
          </table:table-cell>
          <table:table-cell office:value-type="float" office:value="0" calcext:value-type="float">
            <text:p>0</text:p>
          </table:table-cell>
          <table:table-cell office:value-type="float" office:value="0.690567" calcext:value-type="float">
            <text:p>0.690567</text:p>
          </table:table-cell>
          <table:table-cell office:value-type="float" office:value="0.421905" calcext:value-type="float">
            <text:p>0.421905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15.681" calcext:value-type="float">
            <text:p>115.681</text:p>
          </table:table-cell>
          <table:table-cell office:value-type="float" office:value="101.613" calcext:value-type="float">
            <text:p>101.613</text:p>
          </table:table-cell>
        </table:table-row>
        <table:table-row table:style-name="ro1">
          <table:table-cell/>
          <table:table-cell office:value-type="float" office:value="4.45055" calcext:value-type="float">
            <text:p>4.45055</text:p>
          </table:table-cell>
          <table:table-cell office:value-type="float" office:value="0" calcext:value-type="float">
            <text:p>0</text:p>
          </table:table-cell>
          <table:table-cell office:value-type="float" office:value="0.725479" calcext:value-type="float">
            <text:p>0.725479</text:p>
          </table:table-cell>
          <table:table-cell office:value-type="float" office:value="0.475274" calcext:value-type="float">
            <text:p>0.475274</text:p>
          </table:table-cell>
          <table:table-cell office:value-type="float" office:value="0.00134318" calcext:value-type="float">
            <text:p>0.00134318</text:p>
          </table:table-cell>
          <table:table-cell office:value-type="float" office:value="123.162" calcext:value-type="float">
            <text:p>123.162</text:p>
          </table:table-cell>
          <table:table-cell office:value-type="float" office:value="104.603" calcext:value-type="float">
            <text:p>104.603</text:p>
          </table:table-cell>
        </table:table-row>
        <table:table-row table:style-name="ro1">
          <table:table-cell/>
          <table:table-cell office:value-type="float" office:value="3.06594" calcext:value-type="float">
            <text:p>3.06594</text:p>
          </table:table-cell>
          <table:table-cell office:value-type="float" office:value="0" calcext:value-type="float">
            <text:p>0</text:p>
          </table:table-cell>
          <table:table-cell office:value-type="float" office:value="0.786152" calcext:value-type="float">
            <text:p>0.786152</text:p>
          </table:table-cell>
          <table:table-cell office:value-type="float" office:value="0.444396" calcext:value-type="float">
            <text:p>0.444396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73.5822" calcext:value-type="float">
            <text:p>73.5822</text:p>
          </table:table-cell>
          <table:table-cell office:value-type="float" office:value="68.2294" calcext:value-type="float">
            <text:p>68.2294</text:p>
          </table:table-cell>
        </table:table-row>
        <table:table-row table:style-name="ro1">
          <table:table-cell/>
          <table:table-cell office:value-type="float" office:value="3.38366" calcext:value-type="float">
            <text:p>3.38366</text:p>
          </table:table-cell>
          <table:table-cell office:value-type="float" office:value="0" calcext:value-type="float">
            <text:p>0</text:p>
          </table:table-cell>
          <table:table-cell office:value-type="float" office:value="0.933008" calcext:value-type="float">
            <text:p>0.933008</text:p>
          </table:table-cell>
          <table:table-cell office:value-type="float" office:value="0.456425" calcext:value-type="float">
            <text:p>0.456425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33.552" calcext:value-type="float">
            <text:p>133.552</text:p>
          </table:table-cell>
          <table:table-cell office:value-type="float" office:value="119.051" calcext:value-type="float">
            <text:p>119.051</text:p>
          </table:table-cell>
        </table:table-row>
        <table:table-row table:style-name="ro1">
          <table:table-cell/>
          <table:table-cell office:value-type="float" office:value="3.27201" calcext:value-type="float">
            <text:p>3.27201</text:p>
          </table:table-cell>
          <table:table-cell office:value-type="float" office:value="0" calcext:value-type="float">
            <text:p>0</text:p>
          </table:table-cell>
          <table:table-cell office:value-type="float" office:value="0.534096" calcext:value-type="float">
            <text:p>0.534096</text:p>
          </table:table-cell>
          <table:table-cell office:value-type="float" office:value="0.452889" calcext:value-type="float">
            <text:p>0.452889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58.539" calcext:value-type="float">
            <text:p>158.539</text:p>
          </table:table-cell>
          <table:table-cell office:value-type="float" office:value="138.431" calcext:value-type="float">
            <text:p>138.431</text:p>
          </table:table-cell>
        </table:table-row>
        <table:table-row table:style-name="ro1">
          <table:table-cell/>
          <table:table-cell office:value-type="float" office:value="3.52334" calcext:value-type="float">
            <text:p>3.52334</text:p>
          </table:table-cell>
          <table:table-cell office:value-type="float" office:value="0" calcext:value-type="float">
            <text:p>0</text:p>
          </table:table-cell>
          <table:table-cell office:value-type="float" office:value="0.762747" calcext:value-type="float">
            <text:p>0.762747</text:p>
          </table:table-cell>
          <table:table-cell office:value-type="float" office:value="0.435672" calcext:value-type="float">
            <text:p>0.435672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34.005" calcext:value-type="float">
            <text:p>134.005</text:p>
          </table:table-cell>
          <table:table-cell office:value-type="float" office:value="115.309" calcext:value-type="float">
            <text:p>115.309</text:p>
          </table:table-cell>
        </table:table-row>
        <table:table-row table:style-name="ro1">
          <table:table-cell/>
          <table:table-cell office:value-type="float" office:value="3.08392" calcext:value-type="float">
            <text:p>3.08392</text:p>
          </table:table-cell>
          <table:table-cell office:value-type="float" office:value="0" calcext:value-type="float">
            <text:p>0</text:p>
          </table:table-cell>
          <table:table-cell office:value-type="float" office:value="0.334864" calcext:value-type="float">
            <text:p>0.334864</text:p>
          </table:table-cell>
          <table:table-cell office:value-type="float" office:value="0.427966" calcext:value-type="float">
            <text:p>0.427966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69.465" calcext:value-type="float">
            <text:p>169.465</text:p>
          </table:table-cell>
          <table:table-cell office:value-type="float" office:value="155.456" calcext:value-type="float">
            <text:p>155.456</text:p>
          </table:table-cell>
        </table:table-row>
        <table:table-row table:style-name="ro1">
          <table:table-cell/>
          <table:table-cell office:value-type="float" office:value="3.03382" calcext:value-type="float">
            <text:p>3.03382</text:p>
          </table:table-cell>
          <table:table-cell office:value-type="float" office:value="0" calcext:value-type="float">
            <text:p>0</text:p>
          </table:table-cell>
          <table:table-cell office:value-type="float" office:value="0.974916" calcext:value-type="float">
            <text:p>0.974916</text:p>
          </table:table-cell>
          <table:table-cell office:value-type="float" office:value="0.463472" calcext:value-type="float">
            <text:p>0.463472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95.575" calcext:value-type="float">
            <text:p>195.575</text:p>
          </table:table-cell>
          <table:table-cell office:value-type="float" office:value="181.648" calcext:value-type="float">
            <text:p>181.648</text:p>
          </table:table-cell>
        </table:table-row>
        <table:table-row table:style-name="ro1">
          <table:table-cell table:style-name="ce6" office:value-type="string" calcext:value-type="string">
            <text:p>rhino</text:p>
          </table:table-cell>
          <table:table-cell table:style-name="ce9" office:value-type="float" office:value="1.76024" calcext:value-type="float">
            <text:p>1.760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311214" calcext:value-type="float">
            <text:p>0.311214</text:p>
          </table:table-cell>
          <table:table-cell table:style-name="ce9" office:value-type="float" office:value="0.404265" calcext:value-type="float">
            <text:p>0.404265</text:p>
          </table:table-cell>
          <table:table-cell table:style-name="ce9" office:value-type="float" office:value="0.00138122" calcext:value-type="float">
            <text:p>0.00138122</text:p>
          </table:table-cell>
          <table:table-cell table:style-name="ce9" office:value-type="float" office:value="137.947" calcext:value-type="float">
            <text:p>137.947</text:p>
          </table:table-cell>
          <table:table-cell table:style-name="ce9" office:value-type="float" office:value="138.238" calcext:value-type="float">
            <text:p>138.238</text:p>
          </table:table-cell>
        </table:table-row>
        <table:table-row table:style-name="ro1">
          <table:table-cell/>
          <table:table-cell office:value-type="float" office:value="1.00638" calcext:value-type="float">
            <text:p>1.00638</text:p>
          </table:table-cell>
          <table:table-cell office:value-type="float" office:value="0" calcext:value-type="float">
            <text:p>0</text:p>
          </table:table-cell>
          <table:table-cell office:value-type="float" office:value="0.385065" calcext:value-type="float">
            <text:p>0.385065</text:p>
          </table:table-cell>
          <table:table-cell office:value-type="float" office:value="0.450625" calcext:value-type="float">
            <text:p>0.450625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659.173" calcext:value-type="float">
            <text:p>659.173</text:p>
          </table:table-cell>
          <table:table-cell office:value-type="float" office:value="658.875" calcext:value-type="float">
            <text:p>658.875</text:p>
          </table:table-cell>
        </table:table-row>
        <table:table-row table:style-name="ro1">
          <table:table-cell/>
          <table:table-cell office:value-type="float" office:value="1.57068" calcext:value-type="float">
            <text:p>1.57068</text:p>
          </table:table-cell>
          <table:table-cell office:value-type="float" office:value="0" calcext:value-type="float">
            <text:p>0</text:p>
          </table:table-cell>
          <table:table-cell office:value-type="float" office:value="2.89131" calcext:value-type="float">
            <text:p>2.89131</text:p>
          </table:table-cell>
          <table:table-cell office:value-type="float" office:value="0.454034" calcext:value-type="float">
            <text:p>0.454034</text:p>
          </table:table-cell>
          <table:table-cell office:value-type="float" office:value="0.316989" calcext:value-type="float">
            <text:p>0.316989</text:p>
          </table:table-cell>
          <table:table-cell office:value-type="float" office:value="172.545" calcext:value-type="float">
            <text:p>172.545</text:p>
          </table:table-cell>
          <table:table-cell office:value-type="float" office:value="170.226" calcext:value-type="float">
            <text:p>170.226</text:p>
          </table:table-cell>
        </table:table-row>
        <table:table-row table:style-name="ro1">
          <table:table-cell/>
          <table:table-cell office:value-type="float" office:value="1.51629" calcext:value-type="float">
            <text:p>1.51629</text:p>
          </table:table-cell>
          <table:table-cell office:value-type="float" office:value="0" calcext:value-type="float">
            <text:p>0</text:p>
          </table:table-cell>
          <table:table-cell office:value-type="float" office:value="2.89811" calcext:value-type="float">
            <text:p>2.89811</text:p>
          </table:table-cell>
          <table:table-cell office:value-type="float" office:value="0.441366" calcext:value-type="float">
            <text:p>0.441366</text:p>
          </table:table-cell>
          <table:table-cell office:value-type="float" office:value="0.344613" calcext:value-type="float">
            <text:p>0.344613</text:p>
          </table:table-cell>
          <table:table-cell office:value-type="float" office:value="25798.6" calcext:value-type="float">
            <text:p>25798.6</text:p>
          </table:table-cell>
          <table:table-cell office:value-type="float" office:value="26544.5" calcext:value-type="float">
            <text:p>26544.5</text:p>
          </table:table-cell>
        </table:table-row>
        <table:table-row table:style-name="ro1">
          <table:table-cell/>
          <table:table-cell office:value-type="float" office:value="1.496" calcext:value-type="float">
            <text:p>1.496</text:p>
          </table:table-cell>
          <table:table-cell office:value-type="float" office:value="0" calcext:value-type="float">
            <text:p>0</text:p>
          </table:table-cell>
          <table:table-cell office:value-type="float" office:value="2.84793" calcext:value-type="float">
            <text:p>2.84793</text:p>
          </table:table-cell>
          <table:table-cell office:value-type="float" office:value="0.441704" calcext:value-type="float">
            <text:p>0.441704</text:p>
          </table:table-cell>
          <table:table-cell office:value-type="float" office:value="0.328039" calcext:value-type="float">
            <text:p>0.328039</text:p>
          </table:table-cell>
          <table:table-cell office:value-type="float" office:value="138.91" calcext:value-type="float">
            <text:p>138.91</text:p>
          </table:table-cell>
          <table:table-cell office:value-type="float" office:value="139.614" calcext:value-type="float">
            <text:p>139.614</text:p>
          </table:table-cell>
        </table:table-row>
        <table:table-row table:style-name="ro1">
          <table:table-cell/>
          <table:table-cell office:value-type="float" office:value="1.29283" calcext:value-type="float">
            <text:p>1.29283</text:p>
          </table:table-cell>
          <table:table-cell office:value-type="float" office:value="0" calcext:value-type="float">
            <text:p>0</text:p>
          </table:table-cell>
          <table:table-cell office:value-type="float" office:value="2.98925" calcext:value-type="float">
            <text:p>2.98925</text:p>
          </table:table-cell>
          <table:table-cell office:value-type="float" office:value="0.455038" calcext:value-type="float">
            <text:p>0.455038</text:p>
          </table:table-cell>
          <table:table-cell office:value-type="float" office:value="0.337017" calcext:value-type="float">
            <text:p>0.337017</text:p>
          </table:table-cell>
          <table:table-cell office:value-type="float" office:value="610.572" calcext:value-type="float">
            <text:p>610.572</text:p>
          </table:table-cell>
          <table:table-cell office:value-type="float" office:value="609.416" calcext:value-type="float">
            <text:p>609.416</text:p>
          </table:table-cell>
        </table:table-row>
        <table:table-row table:style-name="ro1">
          <table:table-cell/>
          <table:table-cell office:value-type="float" office:value="1.56461" calcext:value-type="float">
            <text:p>1.56461</text:p>
          </table:table-cell>
          <table:table-cell office:value-type="float" office:value="0" calcext:value-type="float">
            <text:p>0</text:p>
          </table:table-cell>
          <table:table-cell office:value-type="float" office:value="0.589955" calcext:value-type="float">
            <text:p>0.589955</text:p>
          </table:table-cell>
          <table:table-cell office:value-type="float" office:value="0.396144" calcext:value-type="float">
            <text:p>0.396144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638.588" calcext:value-type="float">
            <text:p>638.588</text:p>
          </table:table-cell>
          <table:table-cell office:value-type="float" office:value="640.874" calcext:value-type="float">
            <text:p>640.874</text:p>
          </table:table-cell>
        </table:table-row>
        <table:table-row table:style-name="ro1">
          <table:table-cell/>
          <table:table-cell office:value-type="float" office:value="1.45207" calcext:value-type="float">
            <text:p>1.45207</text:p>
          </table:table-cell>
          <table:table-cell office:value-type="float" office:value="0" calcext:value-type="float">
            <text:p>0</text:p>
          </table:table-cell>
          <table:table-cell office:value-type="float" office:value="2.97245" calcext:value-type="float">
            <text:p>2.97245</text:p>
          </table:table-cell>
          <table:table-cell office:value-type="float" office:value="0.452537" calcext:value-type="float">
            <text:p>0.452537</text:p>
          </table:table-cell>
          <table:table-cell office:value-type="float" office:value="0.339779" calcext:value-type="float">
            <text:p>0.339779</text:p>
          </table:table-cell>
          <table:table-cell office:value-type="float" office:value="621.066" calcext:value-type="float">
            <text:p>621.066</text:p>
          </table:table-cell>
          <table:table-cell office:value-type="float" office:value="620.73" calcext:value-type="float">
            <text:p>620.73</text:p>
          </table:table-cell>
        </table:table-row>
        <table:table-row table:style-name="ro1">
          <table:table-cell/>
          <table:table-cell office:value-type="float" office:value="1.41999" calcext:value-type="float">
            <text:p>1.41999</text:p>
          </table:table-cell>
          <table:table-cell office:value-type="float" office:value="0" calcext:value-type="float">
            <text:p>0</text:p>
          </table:table-cell>
          <table:table-cell office:value-type="float" office:value="1.21832" calcext:value-type="float">
            <text:p>1.21832</text:p>
          </table:table-cell>
          <table:table-cell office:value-type="float" office:value="0.445402" calcext:value-type="float">
            <text:p>0.445402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95.25" calcext:value-type="float">
            <text:p>195.25</text:p>
          </table:table-cell>
          <table:table-cell office:value-type="float" office:value="195.463" calcext:value-type="float">
            <text:p>195.463</text:p>
          </table:table-cell>
        </table:table-row>
        <table:table-row table:style-name="ro1">
          <table:table-cell/>
          <table:table-cell office:value-type="float" office:value="1.2089" calcext:value-type="float">
            <text:p>1.2089</text:p>
          </table:table-cell>
          <table:table-cell office:value-type="float" office:value="0" calcext:value-type="float">
            <text:p>0</text:p>
          </table:table-cell>
          <table:table-cell office:value-type="float" office:value="1.2054" calcext:value-type="float">
            <text:p>1.2054</text:p>
          </table:table-cell>
          <table:table-cell office:value-type="float" office:value="0.456511" calcext:value-type="float">
            <text:p>0.456511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705.579" calcext:value-type="float">
            <text:p>705.579</text:p>
          </table:table-cell>
          <table:table-cell office:value-type="float" office:value="704.142" calcext:value-type="float">
            <text:p>704.142</text:p>
          </table:table-cell>
        </table:table-row>
        <table:table-row table:style-name="ro1">
          <table:table-cell/>
          <table:table-cell office:value-type="float" office:value="1.6914" calcext:value-type="float">
            <text:p>1.6914</text:p>
          </table:table-cell>
          <table:table-cell office:value-type="float" office:value="0" calcext:value-type="float">
            <text:p>0</text:p>
          </table:table-cell>
          <table:table-cell office:value-type="float" office:value="2.94027" calcext:value-type="float">
            <text:p>2.94027</text:p>
          </table:table-cell>
          <table:table-cell office:value-type="float" office:value="0.447629" calcext:value-type="float">
            <text:p>0.447629</text:p>
          </table:table-cell>
          <table:table-cell office:value-type="float" office:value="0.345994" calcext:value-type="float">
            <text:p>0.345994</text:p>
          </table:table-cell>
          <table:table-cell office:value-type="float" office:value="0.414918" calcext:value-type="float">
            <text:p>0.414918</text:p>
          </table:table-cell>
          <table:table-cell office:value-type="float" office:value="0.385762" calcext:value-type="float">
            <text:p>0.385762</text:p>
          </table:table-cell>
        </table:table-row>
        <table:table-row table:style-name="ro1">
          <table:table-cell/>
          <table:table-cell office:value-type="float" office:value="1.0803" calcext:value-type="float">
            <text:p>1.0803</text:p>
          </table:table-cell>
          <table:table-cell office:value-type="float" office:value="0" calcext:value-type="float">
            <text:p>0</text:p>
          </table:table-cell>
          <table:table-cell office:value-type="float" office:value="0.0617878" calcext:value-type="float">
            <text:p>0.0617878</text:p>
          </table:table-cell>
          <table:table-cell office:value-type="float" office:value="0.381651" calcext:value-type="float">
            <text:p>0.381651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73.955" calcext:value-type="float">
            <text:p>173.955</text:p>
          </table:table-cell>
          <table:table-cell office:value-type="float" office:value="169.674" calcext:value-type="float">
            <text:p>169.674</text:p>
          </table:table-cell>
        </table:table-row>
        <table:table-row table:style-name="ro1">
          <table:table-cell/>
          <table:table-cell office:value-type="float" office:value="0.986587" calcext:value-type="float">
            <text:p>0.986587</text:p>
          </table:table-cell>
          <table:table-cell office:value-type="float" office:value="0" calcext:value-type="float">
            <text:p>0</text:p>
          </table:table-cell>
          <table:table-cell office:value-type="float" office:value="1.03209" calcext:value-type="float">
            <text:p>1.03209</text:p>
          </table:table-cell>
          <table:table-cell office:value-type="float" office:value="0.459229" calcext:value-type="float">
            <text:p>0.459229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74.1747" calcext:value-type="float">
            <text:p>74.1747</text:p>
          </table:table-cell>
          <table:table-cell office:value-type="float" office:value="71.2492" calcext:value-type="float">
            <text:p>71.2492</text:p>
          </table:table-cell>
        </table:table-row>
        <table:table-row table:style-name="ro1">
          <table:table-cell/>
          <table:table-cell office:value-type="float" office:value="0.995199" calcext:value-type="float">
            <text:p>0.995199</text:p>
          </table:table-cell>
          <table:table-cell office:value-type="float" office:value="0" calcext:value-type="float">
            <text:p>0</text:p>
          </table:table-cell>
          <table:table-cell office:value-type="float" office:value="1.1852" calcext:value-type="float">
            <text:p>1.1852</text:p>
          </table:table-cell>
          <table:table-cell office:value-type="float" office:value="0.441813" calcext:value-type="float">
            <text:p>0.441813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25.018" calcext:value-type="float">
            <text:p>125.018</text:p>
          </table:table-cell>
          <table:table-cell office:value-type="float" office:value="119.049" calcext:value-type="float">
            <text:p>119.049</text:p>
          </table:table-cell>
        </table:table-row>
        <table:table-row table:style-name="ro1">
          <table:table-cell/>
          <table:table-cell office:value-type="float" office:value="1.03609" calcext:value-type="float">
            <text:p>1.03609</text:p>
          </table:table-cell>
          <table:table-cell office:value-type="float" office:value="0" calcext:value-type="float">
            <text:p>0</text:p>
          </table:table-cell>
          <table:table-cell office:value-type="float" office:value="0.662583" calcext:value-type="float">
            <text:p>0.662583</text:p>
          </table:table-cell>
          <table:table-cell office:value-type="float" office:value="0.446106" calcext:value-type="float">
            <text:p>0.446106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02.934" calcext:value-type="float">
            <text:p>102.934</text:p>
          </table:table-cell>
          <table:table-cell office:value-type="float" office:value="101.248" calcext:value-type="float">
            <text:p>101.248</text:p>
          </table:table-cell>
        </table:table-row>
        <table:table-row table:style-name="ro1">
          <table:table-cell/>
          <table:table-cell office:value-type="float" office:value="1.08694" calcext:value-type="float">
            <text:p>1.08694</text:p>
          </table:table-cell>
          <table:table-cell office:value-type="float" office:value="0" calcext:value-type="float">
            <text:p>0</text:p>
          </table:table-cell>
          <table:table-cell office:value-type="float" office:value="0.986511" calcext:value-type="float">
            <text:p>0.986511</text:p>
          </table:table-cell>
          <table:table-cell office:value-type="float" office:value="0.440077" calcext:value-type="float">
            <text:p>0.440077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46.518" calcext:value-type="float">
            <text:p>146.518</text:p>
          </table:table-cell>
          <table:table-cell office:value-type="float" office:value="146.716" calcext:value-type="float">
            <text:p>146.716</text:p>
          </table:table-cell>
        </table:table-row>
        <table:table-row table:style-name="ro1">
          <table:table-cell/>
          <table:table-cell office:value-type="float" office:value="1.71417" calcext:value-type="float">
            <text:p>1.71417</text:p>
          </table:table-cell>
          <table:table-cell office:value-type="float" office:value="0" calcext:value-type="float">
            <text:p>0</text:p>
          </table:table-cell>
          <table:table-cell office:value-type="float" office:value="0.135108" calcext:value-type="float">
            <text:p>0.135108</text:p>
          </table:table-cell>
          <table:table-cell office:value-type="float" office:value="0.420149" calcext:value-type="float">
            <text:p>0.420149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57190000000000" calcext:value-type="float">
            <text:p>157190000000000</text:p>
          </table:table-cell>
          <table:table-cell office:value-type="float" office:value="160828000000000" calcext:value-type="float">
            <text:p>160828000000000</text:p>
          </table:table-cell>
        </table:table-row>
        <table:table-row table:style-name="ro1">
          <table:table-cell/>
          <table:table-cell office:value-type="float" office:value="1.24642" calcext:value-type="float">
            <text:p>1.24642</text:p>
          </table:table-cell>
          <table:table-cell office:value-type="float" office:value="0" calcext:value-type="float">
            <text:p>0</text:p>
          </table:table-cell>
          <table:table-cell office:value-type="float" office:value="1.15338" calcext:value-type="float">
            <text:p>1.15338</text:p>
          </table:table-cell>
          <table:table-cell office:value-type="float" office:value="0.439691" calcext:value-type="float">
            <text:p>0.439691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21.931" calcext:value-type="float">
            <text:p>121.931</text:p>
          </table:table-cell>
          <table:table-cell office:value-type="float" office:value="118.249" calcext:value-type="float">
            <text:p>118.249</text:p>
          </table:table-cell>
        </table:table-row>
        <table:table-row table:style-name="ro1">
          <table:table-cell/>
          <table:table-cell office:value-type="float" office:value="1.08762" calcext:value-type="float">
            <text:p>1.08762</text:p>
          </table:table-cell>
          <table:table-cell office:value-type="float" office:value="0" calcext:value-type="float">
            <text:p>0</text:p>
          </table:table-cell>
          <table:table-cell office:value-type="float" office:value="0.947865" calcext:value-type="float">
            <text:p>0.947865</text:p>
          </table:table-cell>
          <table:table-cell office:value-type="float" office:value="0.441644" calcext:value-type="float">
            <text:p>0.441644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87.036" calcext:value-type="float">
            <text:p>187.036</text:p>
          </table:table-cell>
          <table:table-cell office:value-type="float" office:value="189.191" calcext:value-type="float">
            <text:p>189.191</text:p>
          </table:table-cell>
        </table:table-row>
        <table:table-row table:style-name="ro1">
          <table:table-cell/>
          <table:table-cell office:value-type="float" office:value="0.992567" calcext:value-type="float">
            <text:p>0.992567</text:p>
          </table:table-cell>
          <table:table-cell office:value-type="float" office:value="0" calcext:value-type="float">
            <text:p>0</text:p>
          </table:table-cell>
          <table:table-cell office:value-type="float" office:value="0.348018" calcext:value-type="float">
            <text:p>0.348018</text:p>
          </table:table-cell>
          <table:table-cell office:value-type="float" office:value="0.435724" calcext:value-type="float">
            <text:p>0.435724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31.461" calcext:value-type="float">
            <text:p>131.461</text:p>
          </table:table-cell>
          <table:table-cell office:value-type="float" office:value="131.476" calcext:value-type="float">
            <text:p>131.476</text:p>
          </table:table-cell>
        </table:table-row>
        <table:table-row table:style-name="ro1">
          <table:table-cell/>
          <table:table-cell office:value-type="float" office:value="1.04509" calcext:value-type="float">
            <text:p>1.04509</text:p>
          </table:table-cell>
          <table:table-cell office:value-type="float" office:value="0" calcext:value-type="float">
            <text:p>0</text:p>
          </table:table-cell>
          <table:table-cell office:value-type="float" office:value="0.695719" calcext:value-type="float">
            <text:p>0.695719</text:p>
          </table:table-cell>
          <table:table-cell office:value-type="float" office:value="0.420691" calcext:value-type="float">
            <text:p>0.420691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249.744" calcext:value-type="float">
            <text:p>249.744</text:p>
          </table:table-cell>
          <table:table-cell office:value-type="float" office:value="249.487" calcext:value-type="float">
            <text:p>249.487</text:p>
          </table:table-cell>
        </table:table-row>
        <table:table-row table:style-name="ro1">
          <table:table-cell/>
          <table:table-cell office:value-type="float" office:value="1.40803" calcext:value-type="float">
            <text:p>1.40803</text:p>
          </table:table-cell>
          <table:table-cell office:value-type="float" office:value="0" calcext:value-type="float">
            <text:p>0</text:p>
          </table:table-cell>
          <table:table-cell office:value-type="float" office:value="0.961162" calcext:value-type="float">
            <text:p>0.961162</text:p>
          </table:table-cell>
          <table:table-cell office:value-type="float" office:value="0.433783" calcext:value-type="float">
            <text:p>0.433783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23.0678" calcext:value-type="float">
            <text:p>23.0678</text:p>
          </table:table-cell>
          <table:table-cell office:value-type="float" office:value="23.3391" calcext:value-type="float">
            <text:p>23.3391</text:p>
          </table:table-cell>
        </table:table-row>
        <table:table-row table:style-name="ro1">
          <table:table-cell/>
          <table:table-cell office:value-type="float" office:value="2.13813" calcext:value-type="float">
            <text:p>2.13813</text:p>
          </table:table-cell>
          <table:table-cell office:value-type="float" office:value="0" calcext:value-type="float">
            <text:p>0</text:p>
          </table:table-cell>
          <table:table-cell office:value-type="float" office:value="2.91576" calcext:value-type="float">
            <text:p>2.91576</text:p>
          </table:table-cell>
          <table:table-cell office:value-type="float" office:value="0.442773" calcext:value-type="float">
            <text:p>0.442773</text:p>
          </table:table-cell>
          <table:table-cell office:value-type="float" office:value="0.34116" calcext:value-type="float">
            <text:p>0.34116</text:p>
          </table:table-cell>
          <table:table-cell office:value-type="float" office:value="0.598935" calcext:value-type="float">
            <text:p>0.598935</text:p>
          </table:table-cell>
          <table:table-cell office:value-type="float" office:value="0.594049" calcext:value-type="float">
            <text:p>0.594049</text:p>
          </table:table-cell>
        </table:table-row>
        <table:table-row table:style-name="ro1">
          <table:table-cell/>
          <table:table-cell office:value-type="float" office:value="1.30866" calcext:value-type="float">
            <text:p>1.30866</text:p>
          </table:table-cell>
          <table:table-cell office:value-type="float" office:value="0" calcext:value-type="float">
            <text:p>0</text:p>
          </table:table-cell>
          <table:table-cell office:value-type="float" office:value="0.684518" calcext:value-type="float">
            <text:p>0.684518</text:p>
          </table:table-cell>
          <table:table-cell office:value-type="float" office:value="0.401067" calcext:value-type="float">
            <text:p>0.401067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45.349" calcext:value-type="float">
            <text:p>145.349</text:p>
          </table:table-cell>
          <table:table-cell office:value-type="float" office:value="144.409" calcext:value-type="float">
            <text:p>144.409</text:p>
          </table:table-cell>
        </table:table-row>
        <table:table-row table:style-name="ro1">
          <table:table-cell/>
          <table:table-cell office:value-type="float" office:value="1.51627" calcext:value-type="float">
            <text:p>1.51627</text:p>
          </table:table-cell>
          <table:table-cell office:value-type="float" office:value="0" calcext:value-type="float">
            <text:p>0</text:p>
          </table:table-cell>
          <table:table-cell office:value-type="float" office:value="0.330577" calcext:value-type="float">
            <text:p>0.330577</text:p>
          </table:table-cell>
          <table:table-cell office:value-type="float" office:value="0.44469" calcext:value-type="float">
            <text:p>0.44469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15955000000" calcext:value-type="float">
            <text:p>115955000000</text:p>
          </table:table-cell>
          <table:table-cell office:value-type="float" office:value="118334000000" calcext:value-type="float">
            <text:p>118334000000</text:p>
          </table:table-cell>
        </table:table-row>
        <table:table-row table:style-name="ro1">
          <table:table-cell/>
          <table:table-cell office:value-type="float" office:value="1.29344" calcext:value-type="float">
            <text:p>1.29344</text:p>
          </table:table-cell>
          <table:table-cell office:value-type="float" office:value="0" calcext:value-type="float">
            <text:p>0</text:p>
          </table:table-cell>
          <table:table-cell office:value-type="float" office:value="0.959068" calcext:value-type="float">
            <text:p>0.959068</text:p>
          </table:table-cell>
          <table:table-cell office:value-type="float" office:value="0.443772" calcext:value-type="float">
            <text:p>0.443772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24.058" calcext:value-type="float">
            <text:p>124.058</text:p>
          </table:table-cell>
          <table:table-cell office:value-type="float" office:value="122.194" calcext:value-type="float">
            <text:p>122.194</text:p>
          </table:table-cell>
        </table:table-row>
        <table:table-row table:style-name="ro1">
          <table:table-cell/>
          <table:table-cell office:value-type="float" office:value="1.2144" calcext:value-type="float">
            <text:p>1.2144</text:p>
          </table:table-cell>
          <table:table-cell office:value-type="float" office:value="0" calcext:value-type="float">
            <text:p>0</text:p>
          </table:table-cell>
          <table:table-cell office:value-type="float" office:value="1.49722" calcext:value-type="float">
            <text:p>1.49722</text:p>
          </table:table-cell>
          <table:table-cell office:value-type="float" office:value="0.444658" calcext:value-type="float">
            <text:p>0.444658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42.786" calcext:value-type="float">
            <text:p>142.786</text:p>
          </table:table-cell>
          <table:table-cell office:value-type="float" office:value="136.366" calcext:value-type="float">
            <text:p>136.366</text:p>
          </table:table-cell>
        </table:table-row>
        <table:table-row table:style-name="ro1">
          <table:table-cell/>
          <table:table-cell office:value-type="float" office:value="1.25416" calcext:value-type="float">
            <text:p>1.25416</text:p>
          </table:table-cell>
          <table:table-cell office:value-type="float" office:value="0" calcext:value-type="float">
            <text:p>0</text:p>
          </table:table-cell>
          <table:table-cell office:value-type="float" office:value="1.57093" calcext:value-type="float">
            <text:p>1.57093</text:p>
          </table:table-cell>
          <table:table-cell office:value-type="float" office:value="0.484563" calcext:value-type="float">
            <text:p>0.484563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16.749" calcext:value-type="float">
            <text:p>116.749</text:p>
          </table:table-cell>
          <table:table-cell office:value-type="float" office:value="118.404" calcext:value-type="float">
            <text:p>118.404</text:p>
          </table:table-cell>
        </table:table-row>
        <table:table-row table:style-name="ro1">
          <table:table-cell/>
          <table:table-cell office:value-type="float" office:value="1.1951" calcext:value-type="float">
            <text:p>1.1951</text:p>
          </table:table-cell>
          <table:table-cell office:value-type="float" office:value="0" calcext:value-type="float">
            <text:p>0</text:p>
          </table:table-cell>
          <table:table-cell office:value-type="float" office:value="0.630604" calcext:value-type="float">
            <text:p>0.630604</text:p>
          </table:table-cell>
          <table:table-cell office:value-type="float" office:value="0.445355" calcext:value-type="float">
            <text:p>0.445355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15.27" calcext:value-type="float">
            <text:p>115.27</text:p>
          </table:table-cell>
          <table:table-cell office:value-type="float" office:value="114.379" calcext:value-type="float">
            <text:p>114.379</text:p>
          </table:table-cell>
        </table:table-row>
      </table:table>
      <table:table table:name="Dissimilarity" table:style-name="ta1">
        <table:table-column table:style-name="co8" table:default-cell-style-name="ce5"/>
        <table:table-column table:style-name="co9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2">
          <table:table-cell table:style-name="ce2" office:value-type="string" calcext:value-type="string" table:number-columns-spanned="2" table:number-rows-spanned="1">
            <text:p>Dissimilarity</text:p>
          </table:table-cell>
          <table:covered-table-cell/>
          <table:table-cell table:number-columns-repeated="6"/>
        </table:table-row>
        <table:table-row table:style-name="ro3">
          <table:table-cell table:style-name="ce3" office:value-type="string" calcext:value-type="string">
            <text:p>Object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Failed</text:p>
          </table:table-cell>
          <table:table-cell table:style-name="ce7" office:value-type="string" calcext:value-type="string">
            <text:p>RMSE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InlierFrac</text:p>
          </table:table-cell>
          <table:table-cell table:style-name="ce7" office:value-type="string" calcext:value-type="string">
            <text:p>Avg Dist</text:p>
          </table:table-cell>
          <table:table-cell table:style-name="ce7" office:value-type="string" calcext:value-type="string">
            <text:p>Median Dist</text:p>
          </table:table-cell>
        </table:table-row>
        <table:table-row table:style-name="ro1">
          <table:table-cell table:style-name="ce4" office:value-type="string" calcext:value-type="string">
            <text:p>T-rex</text:p>
          </table:table-cell>
          <table:table-cell office:value-type="float" office:value="0.30148" calcext:value-type="float">
            <text:p>0.30148</text:p>
          </table:table-cell>
          <table:table-cell office:value-type="float" office:value="0" calcext:value-type="float">
            <text:p>0</text:p>
          </table:table-cell>
          <table:table-cell office:value-type="float" office:value="2.96538" calcext:value-type="float">
            <text:p>2.96538</text:p>
          </table:table-cell>
          <table:table-cell office:value-type="float" office:value="0.498536" calcext:value-type="float">
            <text:p>0.498536</text:p>
          </table:table-cell>
          <table:table-cell office:value-type="float" office:value="0.218508" calcext:value-type="float">
            <text:p>0.218508</text:p>
          </table:table-cell>
          <table:table-cell office:value-type="float" office:value="0.488072" calcext:value-type="float">
            <text:p>0.488072</text:p>
          </table:table-cell>
          <table:table-cell office:value-type="float" office:value="0.483887" calcext:value-type="float">
            <text:p>0.483887</text:p>
          </table:table-cell>
        </table:table-row>
        <table:table-row table:style-name="ro1">
          <table:table-cell/>
          <table:table-cell office:value-type="float" office:value="0.16022" calcext:value-type="float">
            <text:p>0.16022</text:p>
          </table:table-cell>
          <table:table-cell office:value-type="float" office:value="0" calcext:value-type="float">
            <text:p>0</text:p>
          </table:table-cell>
          <table:table-cell office:value-type="float" office:value="2.93176" calcext:value-type="float">
            <text:p>2.93176</text:p>
          </table:table-cell>
          <table:table-cell office:value-type="float" office:value="0.516234" calcext:value-type="float">
            <text:p>0.516234</text:p>
          </table:table-cell>
          <table:table-cell office:value-type="float" office:value="0.181562" calcext:value-type="float">
            <text:p>0.181562</text:p>
          </table:table-cell>
          <table:table-cell office:value-type="float" office:value="0.52082" calcext:value-type="float">
            <text:p>0.52082</text:p>
          </table:table-cell>
          <table:table-cell office:value-type="float" office:value="0.536101" calcext:value-type="float">
            <text:p>0.536101</text:p>
          </table:table-cell>
        </table:table-row>
        <table:table-row table:style-name="ro1">
          <table:table-cell/>
          <table:table-cell office:value-type="float" office:value="0.0598673" calcext:value-type="float">
            <text:p>0.0598673</text:p>
          </table:table-cell>
          <table:table-cell office:value-type="float" office:value="0" calcext:value-type="float">
            <text:p>0</text:p>
          </table:table-cell>
          <table:table-cell office:value-type="float" office:value="3.32473" calcext:value-type="float">
            <text:p>3.32473</text:p>
          </table:table-cell>
          <table:table-cell office:value-type="float" office:value="0.600607" calcext:value-type="float">
            <text:p>0.600607</text:p>
          </table:table-cell>
          <table:table-cell office:value-type="float" office:value="0.0281492" calcext:value-type="float">
            <text:p>0.0281492</text:p>
          </table:table-cell>
          <table:table-cell office:value-type="float" office:value="29.2072" calcext:value-type="float">
            <text:p>29.2072</text:p>
          </table:table-cell>
          <table:table-cell office:value-type="float" office:value="28.7986" calcext:value-type="float">
            <text:p>28.7986</text:p>
          </table:table-cell>
        </table:table-row>
        <table:table-row table:style-name="ro1">
          <table:table-cell/>
          <table:table-cell office:value-type="float" office:value="0.0601964" calcext:value-type="float">
            <text:p>0.0601964</text:p>
          </table:table-cell>
          <table:table-cell office:value-type="float" office:value="0" calcext:value-type="float">
            <text:p>0</text:p>
          </table:table-cell>
          <table:table-cell office:value-type="float" office:value="3.50727" calcext:value-type="float">
            <text:p>3.50727</text:p>
          </table:table-cell>
          <table:table-cell office:value-type="float" office:value="0.565979" calcext:value-type="float">
            <text:p>0.565979</text:p>
          </table:table-cell>
          <table:table-cell office:value-type="float" office:value="0.0492611" calcext:value-type="float">
            <text:p>0.0492611</text:p>
          </table:table-cell>
          <table:table-cell office:value-type="float" office:value="15.0746" calcext:value-type="float">
            <text:p>15.0746</text:p>
          </table:table-cell>
          <table:table-cell office:value-type="float" office:value="13.3218" calcext:value-type="float">
            <text:p>13.3218</text:p>
          </table:table-cell>
        </table:table-row>
        <table:table-row table:style-name="ro1">
          <table:table-cell/>
          <table:table-cell office:value-type="float" office:value="0.0532647" calcext:value-type="float">
            <text:p>0.0532647</text:p>
          </table:table-cell>
          <table:table-cell office:value-type="float" office:value="0" calcext:value-type="float">
            <text:p>0</text:p>
          </table:table-cell>
          <table:table-cell office:value-type="float" office:value="3.00131" calcext:value-type="float">
            <text:p>3.00131</text:p>
          </table:table-cell>
          <table:table-cell office:value-type="float" office:value="0.496592" calcext:value-type="float">
            <text:p>0.496592</text:p>
          </table:table-cell>
          <table:table-cell office:value-type="float" office:value="0.189303" calcext:value-type="float">
            <text:p>0.189303</text:p>
          </table:table-cell>
          <table:table-cell office:value-type="float" office:value="0.793205" calcext:value-type="float">
            <text:p>0.793205</text:p>
          </table:table-cell>
          <table:table-cell office:value-type="float" office:value="0.73701" calcext:value-type="float">
            <text:p>0.73701</text:p>
          </table:table-cell>
        </table:table-row>
        <table:table-row table:style-name="ro1">
          <table:table-cell/>
          <table:table-cell office:value-type="float" office:value="0.168181" calcext:value-type="float">
            <text:p>0.168181</text:p>
          </table:table-cell>
          <table:table-cell office:value-type="float" office:value="0" calcext:value-type="float">
            <text:p>0</text:p>
          </table:table-cell>
          <table:table-cell office:value-type="float" office:value="3.00058" calcext:value-type="float">
            <text:p>3.00058</text:p>
          </table:table-cell>
          <table:table-cell office:value-type="float" office:value="0.482117" calcext:value-type="float">
            <text:p>0.482117</text:p>
          </table:table-cell>
          <table:table-cell office:value-type="float" office:value="0.235398" calcext:value-type="float">
            <text:p>0.235398</text:p>
          </table:table-cell>
          <table:table-cell office:value-type="float" office:value="0.559679" calcext:value-type="float">
            <text:p>0.559679</text:p>
          </table:table-cell>
          <table:table-cell office:value-type="float" office:value="0.540466" calcext:value-type="float">
            <text:p>0.540466</text:p>
          </table:table-cell>
        </table:table-row>
        <table:table-row table:style-name="ro1">
          <table:table-cell/>
          <table:table-cell office:value-type="float" office:value="0.0635404" calcext:value-type="float">
            <text:p>0.0635404</text:p>
          </table:table-cell>
          <table:table-cell office:value-type="float" office:value="0" calcext:value-type="float">
            <text:p>0</text:p>
          </table:table-cell>
          <table:table-cell office:value-type="float" office:value="3.32506" calcext:value-type="float">
            <text:p>3.32506</text:p>
          </table:table-cell>
          <table:table-cell office:value-type="float" office:value="0.542923" calcext:value-type="float">
            <text:p>0.542923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3.24527" calcext:value-type="float">
            <text:p>3.24527</text:p>
          </table:table-cell>
          <table:table-cell office:value-type="float" office:value="3.13767" calcext:value-type="float">
            <text:p>3.13767</text:p>
          </table:table-cell>
        </table:table-row>
        <table:table-row table:style-name="ro1">
          <table:table-cell/>
          <table:table-cell office:value-type="float" office:value="0.0662694" calcext:value-type="float">
            <text:p>0.0662694</text:p>
          </table:table-cell>
          <table:table-cell office:value-type="float" office:value="0" calcext:value-type="float">
            <text:p>0</text:p>
          </table:table-cell>
          <table:table-cell office:value-type="float" office:value="3.00621" calcext:value-type="float">
            <text:p>3.00621</text:p>
          </table:table-cell>
          <table:table-cell office:value-type="float" office:value="0.48953" calcext:value-type="float">
            <text:p>0.48953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641316" calcext:value-type="float">
            <text:p>0.641316</text:p>
          </table:table-cell>
          <table:table-cell office:value-type="float" office:value="0.637171" calcext:value-type="float">
            <text:p>0.637171</text:p>
          </table:table-cell>
        </table:table-row>
        <table:table-row table:style-name="ro1">
          <table:table-cell/>
          <table:table-cell office:value-type="float" office:value="0.0506529" calcext:value-type="float">
            <text:p>0.0506529</text:p>
          </table:table-cell>
          <table:table-cell office:value-type="float" office:value="0" calcext:value-type="float">
            <text:p>0</text:p>
          </table:table-cell>
          <table:table-cell office:value-type="float" office:value="3.59009" calcext:value-type="float">
            <text:p>3.59009</text:p>
          </table:table-cell>
          <table:table-cell office:value-type="float" office:value="0.668498" calcext:value-type="float">
            <text:p>0.668498</text:p>
          </table:table-cell>
          <table:table-cell office:value-type="float" office:value="0.0534835" calcext:value-type="float">
            <text:p>0.0534835</text:p>
          </table:table-cell>
          <table:table-cell office:value-type="float" office:value="165.286" calcext:value-type="float">
            <text:p>165.286</text:p>
          </table:table-cell>
          <table:table-cell office:value-type="float" office:value="157.183" calcext:value-type="float">
            <text:p>157.183</text:p>
          </table:table-cell>
        </table:table-row>
        <table:table-row table:style-name="ro1">
          <table:table-cell/>
          <table:table-cell office:value-type="float" office:value="0.0573511" calcext:value-type="float">
            <text:p>0.0573511</text:p>
          </table:table-cell>
          <table:table-cell office:value-type="float" office:value="0" calcext:value-type="float">
            <text:p>0</text:p>
          </table:table-cell>
          <table:table-cell office:value-type="float" office:value="3.52466" calcext:value-type="float">
            <text:p>3.52466</text:p>
          </table:table-cell>
          <table:table-cell office:value-type="float" office:value="0.627072" calcext:value-type="float">
            <text:p>0.627072</text:p>
          </table:table-cell>
          <table:table-cell office:value-type="float" office:value="0.0330753" calcext:value-type="float">
            <text:p>0.0330753</text:p>
          </table:table-cell>
          <table:table-cell office:value-type="float" office:value="42.1504" calcext:value-type="float">
            <text:p>42.1504</text:p>
          </table:table-cell>
          <table:table-cell office:value-type="float" office:value="37.5362" calcext:value-type="float">
            <text:p>37.5362</text:p>
          </table:table-cell>
        </table:table-row>
        <table:table-row table:style-name="ro1">
          <table:table-cell/>
          <table:table-cell office:value-type="float" office:value="0.0642271" calcext:value-type="float">
            <text:p>0.0642271</text:p>
          </table:table-cell>
          <table:table-cell office:value-type="float" office:value="0" calcext:value-type="float">
            <text:p>0</text:p>
          </table:table-cell>
          <table:table-cell office:value-type="float" office:value="3.00767" calcext:value-type="float">
            <text:p>3.00767</text:p>
          </table:table-cell>
          <table:table-cell office:value-type="float" office:value="0.487281" calcext:value-type="float">
            <text:p>0.487281</text:p>
          </table:table-cell>
          <table:table-cell office:value-type="float" office:value="0.199156" calcext:value-type="float">
            <text:p>0.199156</text:p>
          </table:table-cell>
          <table:table-cell office:value-type="float" office:value="0.65176" calcext:value-type="float">
            <text:p>0.65176</text:p>
          </table:table-cell>
          <table:table-cell office:value-type="float" office:value="0.626511" calcext:value-type="float">
            <text:p>0.626511</text:p>
          </table:table-cell>
        </table:table-row>
        <table:table-row table:style-name="ro1">
          <table:table-cell/>
          <table:table-cell office:value-type="float" office:value="0.0413307" calcext:value-type="float">
            <text:p>0.0413307</text:p>
          </table:table-cell>
          <table:table-cell office:value-type="float" office:value="0" calcext:value-type="float">
            <text:p>0</text:p>
          </table:table-cell>
          <table:table-cell office:value-type="float" office:value="1.16551" calcext:value-type="float">
            <text:p>1.16551</text:p>
          </table:table-cell>
          <table:table-cell office:value-type="float" office:value="0.591423" calcext:value-type="float">
            <text:p>0.59142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66.907" calcext:value-type="float">
            <text:p>166.907</text:p>
          </table:table-cell>
          <table:table-cell office:value-type="float" office:value="173.019" calcext:value-type="float">
            <text:p>173.019</text:p>
          </table:table-cell>
        </table:table-row>
        <table:table-row table:style-name="ro1">
          <table:table-cell/>
          <table:table-cell office:value-type="float" office:value="0.0835025" calcext:value-type="float">
            <text:p>0.0835025</text:p>
          </table:table-cell>
          <table:table-cell office:value-type="float" office:value="0" calcext:value-type="float">
            <text:p>0</text:p>
          </table:table-cell>
          <table:table-cell office:value-type="float" office:value="2.99496" calcext:value-type="float">
            <text:p>2.99496</text:p>
          </table:table-cell>
          <table:table-cell office:value-type="float" office:value="0.508953" calcext:value-type="float">
            <text:p>0.508953</text:p>
          </table:table-cell>
          <table:table-cell office:value-type="float" office:value="0.111893" calcext:value-type="float">
            <text:p>0.111893</text:p>
          </table:table-cell>
          <table:table-cell office:value-type="float" office:value="1.08955" calcext:value-type="float">
            <text:p>1.08955</text:p>
          </table:table-cell>
          <table:table-cell office:value-type="float" office:value="0.960333" calcext:value-type="float">
            <text:p>0.960333</text:p>
          </table:table-cell>
        </table:table-row>
        <table:table-row table:style-name="ro1">
          <table:table-cell/>
          <table:table-cell office:value-type="float" office:value="0.0889939" calcext:value-type="float">
            <text:p>0.0889939</text:p>
          </table:table-cell>
          <table:table-cell office:value-type="float" office:value="0" calcext:value-type="float">
            <text:p>0</text:p>
          </table:table-cell>
          <table:table-cell office:value-type="float" office:value="3.03456" calcext:value-type="float">
            <text:p>3.03456</text:p>
          </table:table-cell>
          <table:table-cell office:value-type="float" office:value="0.512179" calcext:value-type="float">
            <text:p>0.512179</text:p>
          </table:table-cell>
          <table:table-cell office:value-type="float" office:value="0.127023" calcext:value-type="float">
            <text:p>0.127023</text:p>
          </table:table-cell>
          <table:table-cell office:value-type="float" office:value="3.21263" calcext:value-type="float">
            <text:p>3.21263</text:p>
          </table:table-cell>
          <table:table-cell office:value-type="float" office:value="3.13999" calcext:value-type="float">
            <text:p>3.13999</text:p>
          </table:table-cell>
        </table:table-row>
        <table:table-row table:style-name="ro1">
          <table:table-cell/>
          <table:table-cell office:value-type="float" office:value="0.0953187" calcext:value-type="float">
            <text:p>0.0953187</text:p>
          </table:table-cell>
          <table:table-cell office:value-type="float" office:value="0" calcext:value-type="float">
            <text:p>0</text:p>
          </table:table-cell>
          <table:table-cell office:value-type="float" office:value="2.88619" calcext:value-type="float">
            <text:p>2.88619</text:p>
          </table:table-cell>
          <table:table-cell office:value-type="float" office:value="0.489269" calcext:value-type="float">
            <text:p>0.489269</text:p>
          </table:table-cell>
          <table:table-cell office:value-type="float" office:value="0.194229" calcext:value-type="float">
            <text:p>0.194229</text:p>
          </table:table-cell>
          <table:table-cell office:value-type="float" office:value="0.374322" calcext:value-type="float">
            <text:p>0.374322</text:p>
          </table:table-cell>
          <table:table-cell office:value-type="float" office:value="0.386562" calcext:value-type="float">
            <text:p>0.386562</text:p>
          </table:table-cell>
        </table:table-row>
        <table:table-row table:style-name="ro1">
          <table:table-cell/>
          <table:table-cell office:value-type="float" office:value="0.0675866" calcext:value-type="float">
            <text:p>0.0675866</text:p>
          </table:table-cell>
          <table:table-cell office:value-type="float" office:value="0" calcext:value-type="float">
            <text:p>0</text:p>
          </table:table-cell>
          <table:table-cell office:value-type="float" office:value="3.05851" calcext:value-type="float">
            <text:p>3.05851</text:p>
          </table:table-cell>
          <table:table-cell office:value-type="float" office:value="0.512134" calcext:value-type="float">
            <text:p>0.512134</text:p>
          </table:table-cell>
          <table:table-cell office:value-type="float" office:value="0.152357" calcext:value-type="float">
            <text:p>0.152357</text:p>
          </table:table-cell>
          <table:table-cell office:value-type="float" office:value="0.820661" calcext:value-type="float">
            <text:p>0.820661</text:p>
          </table:table-cell>
          <table:table-cell office:value-type="float" office:value="0.80662" calcext:value-type="float">
            <text:p>0.80662</text:p>
          </table:table-cell>
        </table:table-row>
        <table:table-row table:style-name="ro1">
          <table:table-cell/>
          <table:table-cell office:value-type="float" office:value="0.0750292" calcext:value-type="float">
            <text:p>0.0750292</text:p>
          </table:table-cell>
          <table:table-cell office:value-type="float" office:value="0" calcext:value-type="float">
            <text:p>0</text:p>
          </table:table-cell>
          <table:table-cell office:value-type="float" office:value="3.00875" calcext:value-type="float">
            <text:p>3.00875</text:p>
          </table:table-cell>
          <table:table-cell office:value-type="float" office:value="0.528756" calcext:value-type="float">
            <text:p>0.528756</text:p>
          </table:table-cell>
          <table:table-cell office:value-type="float" office:value="0.169951" calcext:value-type="float">
            <text:p>0.169951</text:p>
          </table:table-cell>
          <table:table-cell office:value-type="float" office:value="1.32699" calcext:value-type="float">
            <text:p>1.32699</text:p>
          </table:table-cell>
          <table:table-cell office:value-type="float" office:value="1.16057" calcext:value-type="float">
            <text:p>1.16057</text:p>
          </table:table-cell>
        </table:table-row>
        <table:table-row table:style-name="ro1">
          <table:table-cell/>
          <table:table-cell office:value-type="float" office:value="0.089046" calcext:value-type="float">
            <text:p>0.089046</text:p>
          </table:table-cell>
          <table:table-cell office:value-type="float" office:value="0" calcext:value-type="float">
            <text:p>0</text:p>
          </table:table-cell>
          <table:table-cell office:value-type="float" office:value="3.00732" calcext:value-type="float">
            <text:p>3.00732</text:p>
          </table:table-cell>
          <table:table-cell office:value-type="float" office:value="0.497697" calcext:value-type="float">
            <text:p>0.497697</text:p>
          </table:table-cell>
          <table:table-cell office:value-type="float" office:value="0.209711" calcext:value-type="float">
            <text:p>0.209711</text:p>
          </table:table-cell>
          <table:table-cell office:value-type="float" office:value="0.31221" calcext:value-type="float">
            <text:p>0.31221</text:p>
          </table:table-cell>
          <table:table-cell office:value-type="float" office:value="0.283296" calcext:value-type="float">
            <text:p>0.283296</text:p>
          </table:table-cell>
        </table:table-row>
        <table:table-row table:style-name="ro1">
          <table:table-cell/>
          <table:table-cell office:value-type="float" office:value="0.142474" calcext:value-type="float">
            <text:p>0.142474</text:p>
          </table:table-cell>
          <table:table-cell office:value-type="float" office:value="0" calcext:value-type="float">
            <text:p>0</text:p>
          </table:table-cell>
          <table:table-cell office:value-type="float" office:value="2.88654" calcext:value-type="float">
            <text:p>2.88654</text:p>
          </table:table-cell>
          <table:table-cell office:value-type="float" office:value="0.497151" calcext:value-type="float">
            <text:p>0.497151</text:p>
          </table:table-cell>
          <table:table-cell office:value-type="float" office:value="0.174173" calcext:value-type="float">
            <text:p>0.174173</text:p>
          </table:table-cell>
          <table:table-cell office:value-type="float" office:value="0.637308" calcext:value-type="float">
            <text:p>0.637308</text:p>
          </table:table-cell>
          <table:table-cell office:value-type="float" office:value="0.591665" calcext:value-type="float">
            <text:p>0.591665</text:p>
          </table:table-cell>
        </table:table-row>
        <table:table-row table:style-name="ro1">
          <table:table-cell/>
          <table:table-cell office:value-type="float" office:value="0.0880054" calcext:value-type="float">
            <text:p>0.0880054</text:p>
          </table:table-cell>
          <table:table-cell office:value-type="float" office:value="0" calcext:value-type="float">
            <text:p>0</text:p>
          </table:table-cell>
          <table:table-cell office:value-type="float" office:value="3.00311" calcext:value-type="float">
            <text:p>3.00311</text:p>
          </table:table-cell>
          <table:table-cell office:value-type="float" office:value="0.494366" calcext:value-type="float">
            <text:p>0.494366</text:p>
          </table:table-cell>
          <table:table-cell office:value-type="float" office:value="0.207952" calcext:value-type="float">
            <text:p>0.207952</text:p>
          </table:table-cell>
          <table:table-cell office:value-type="float" office:value="1.52536" calcext:value-type="float">
            <text:p>1.52536</text:p>
          </table:table-cell>
          <table:table-cell office:value-type="float" office:value="1.33534" calcext:value-type="float">
            <text:p>1.33534</text:p>
          </table:table-cell>
        </table:table-row>
        <table:table-row table:style-name="ro1">
          <table:table-cell/>
          <table:table-cell office:value-type="float" office:value="0.17783" calcext:value-type="float">
            <text:p>0.17783</text:p>
          </table:table-cell>
          <table:table-cell office:value-type="float" office:value="0" calcext:value-type="float">
            <text:p>0</text:p>
          </table:table-cell>
          <table:table-cell office:value-type="float" office:value="3.0344" calcext:value-type="float">
            <text:p>3.0344</text:p>
          </table:table-cell>
          <table:table-cell office:value-type="float" office:value="0.483786" calcext:value-type="float">
            <text:p>0.483786</text:p>
          </table:table-cell>
          <table:table-cell office:value-type="float" office:value="0.239268" calcext:value-type="float">
            <text:p>0.239268</text:p>
          </table:table-cell>
          <table:table-cell office:value-type="float" office:value="0.322145" calcext:value-type="float">
            <text:p>0.322145</text:p>
          </table:table-cell>
          <table:table-cell office:value-type="float" office:value="0.306226" calcext:value-type="float">
            <text:p>0.306226</text:p>
          </table:table-cell>
        </table:table-row>
        <table:table-row table:style-name="ro1">
          <table:table-cell/>
          <table:table-cell office:value-type="float" office:value="0.179811" calcext:value-type="float">
            <text:p>0.179811</text:p>
          </table:table-cell>
          <table:table-cell office:value-type="float" office:value="0" calcext:value-type="float">
            <text:p>0</text:p>
          </table:table-cell>
          <table:table-cell office:value-type="float" office:value="2.95823" calcext:value-type="float">
            <text:p>2.95823</text:p>
          </table:table-cell>
          <table:table-cell office:value-type="float" office:value="0.477769" calcext:value-type="float">
            <text:p>0.477769</text:p>
          </table:table-cell>
          <table:table-cell office:value-type="float" office:value="0.241027" calcext:value-type="float">
            <text:p>0.241027</text:p>
          </table:table-cell>
          <table:table-cell office:value-type="float" office:value="0.378121" calcext:value-type="float">
            <text:p>0.378121</text:p>
          </table:table-cell>
          <table:table-cell office:value-type="float" office:value="0.3777" calcext:value-type="float">
            <text:p>0.3777</text:p>
          </table:table-cell>
        </table:table-row>
        <table:table-row table:style-name="ro1">
          <table:table-cell/>
          <table:table-cell office:value-type="float" office:value="0.136789" calcext:value-type="float">
            <text:p>0.136789</text:p>
          </table:table-cell>
          <table:table-cell office:value-type="float" office:value="0" calcext:value-type="float">
            <text:p>0</text:p>
          </table:table-cell>
          <table:table-cell office:value-type="float" office:value="2.86792" calcext:value-type="float">
            <text:p>2.86792</text:p>
          </table:table-cell>
          <table:table-cell office:value-type="float" office:value="0.490514" calcext:value-type="float">
            <text:p>0.490514</text:p>
          </table:table-cell>
          <table:table-cell office:value-type="float" office:value="0.188248" calcext:value-type="float">
            <text:p>0.188248</text:p>
          </table:table-cell>
          <table:table-cell office:value-type="float" office:value="0.779183" calcext:value-type="float">
            <text:p>0.779183</text:p>
          </table:table-cell>
          <table:table-cell office:value-type="float" office:value="0.699236" calcext:value-type="float">
            <text:p>0.699236</text:p>
          </table:table-cell>
        </table:table-row>
        <table:table-row table:style-name="ro1">
          <table:table-cell/>
          <table:table-cell office:value-type="float" office:value="0.0636878" calcext:value-type="float">
            <text:p>0.0636878</text:p>
          </table:table-cell>
          <table:table-cell office:value-type="float" office:value="0" calcext:value-type="float">
            <text:p>0</text:p>
          </table:table-cell>
          <table:table-cell office:value-type="float" office:value="3.49612" calcext:value-type="float">
            <text:p>3.49612</text:p>
          </table:table-cell>
          <table:table-cell office:value-type="float" office:value="0.564297" calcext:value-type="float">
            <text:p>0.564297</text:p>
          </table:table-cell>
          <table:table-cell office:value-type="float" office:value="0.0538353" calcext:value-type="float">
            <text:p>0.0538353</text:p>
          </table:table-cell>
          <table:table-cell office:value-type="float" office:value="162.947" calcext:value-type="float">
            <text:p>162.947</text:p>
          </table:table-cell>
          <table:table-cell office:value-type="float" office:value="151.225" calcext:value-type="float">
            <text:p>151.225</text:p>
          </table:table-cell>
        </table:table-row>
        <table:table-row table:style-name="ro1">
          <table:table-cell/>
          <table:table-cell office:value-type="float" office:value="0.0628378" calcext:value-type="float">
            <text:p>0.0628378</text:p>
          </table:table-cell>
          <table:table-cell office:value-type="float" office:value="0" calcext:value-type="float">
            <text:p>0</text:p>
          </table:table-cell>
          <table:table-cell office:value-type="float" office:value="3.07497" calcext:value-type="float">
            <text:p>3.07497</text:p>
          </table:table-cell>
          <table:table-cell office:value-type="float" office:value="0.502089" calcext:value-type="float">
            <text:p>0.502089</text:p>
          </table:table-cell>
          <table:table-cell office:value-type="float" office:value="0.176636" calcext:value-type="float">
            <text:p>0.176636</text:p>
          </table:table-cell>
          <table:table-cell office:value-type="float" office:value="0.308099" calcext:value-type="float">
            <text:p>0.308099</text:p>
          </table:table-cell>
          <table:table-cell office:value-type="float" office:value="0.277622" calcext:value-type="float">
            <text:p>0.277622</text:p>
          </table:table-cell>
        </table:table-row>
        <table:table-row table:style-name="ro1">
          <table:table-cell/>
          <table:table-cell office:value-type="float" office:value="0.185879" calcext:value-type="float">
            <text:p>0.185879</text:p>
          </table:table-cell>
          <table:table-cell office:value-type="float" office:value="0" calcext:value-type="float">
            <text:p>0</text:p>
          </table:table-cell>
          <table:table-cell office:value-type="float" office:value="2.95038" calcext:value-type="float">
            <text:p>2.95038</text:p>
          </table:table-cell>
          <table:table-cell office:value-type="float" office:value="0.47748" calcext:value-type="float">
            <text:p>0.47748</text:p>
          </table:table-cell>
          <table:table-cell office:value-type="float" office:value="0.220267" calcext:value-type="float">
            <text:p>0.220267</text:p>
          </table:table-cell>
          <table:table-cell office:value-type="float" office:value="0.566143" calcext:value-type="float">
            <text:p>0.566143</text:p>
          </table:table-cell>
          <table:table-cell office:value-type="float" office:value="0.520336" calcext:value-type="float">
            <text:p>0.520336</text:p>
          </table:table-cell>
        </table:table-row>
        <table:table-row table:style-name="ro1">
          <table:table-cell/>
          <table:table-cell office:value-type="float" office:value="0.148788" calcext:value-type="float">
            <text:p>0.148788</text:p>
          </table:table-cell>
          <table:table-cell office:value-type="float" office:value="0" calcext:value-type="float">
            <text:p>0</text:p>
          </table:table-cell>
          <table:table-cell office:value-type="float" office:value="2.99694" calcext:value-type="float">
            <text:p>2.99694</text:p>
          </table:table-cell>
          <table:table-cell office:value-type="float" office:value="0.480584" calcext:value-type="float">
            <text:p>0.480584</text:p>
          </table:table-cell>
          <table:table-cell office:value-type="float" office:value="0.247361" calcext:value-type="float">
            <text:p>0.247361</text:p>
          </table:table-cell>
          <table:table-cell office:value-type="float" office:value="0.572163" calcext:value-type="float">
            <text:p>0.572163</text:p>
          </table:table-cell>
          <table:table-cell office:value-type="float" office:value="0.535386" calcext:value-type="float">
            <text:p>0.535386</text:p>
          </table:table-cell>
        </table:table-row>
        <table:table-row table:style-name="ro1">
          <table:table-cell/>
          <table:table-cell office:value-type="float" office:value="0.151155" calcext:value-type="float">
            <text:p>0.151155</text:p>
          </table:table-cell>
          <table:table-cell office:value-type="float" office:value="0" calcext:value-type="float">
            <text:p>0</text:p>
          </table:table-cell>
          <table:table-cell office:value-type="float" office:value="2.88504" calcext:value-type="float">
            <text:p>2.88504</text:p>
          </table:table-cell>
          <table:table-cell office:value-type="float" office:value="0.468902" calcext:value-type="float">
            <text:p>0.468902</text:p>
          </table:table-cell>
          <table:table-cell office:value-type="float" office:value="0.247361" calcext:value-type="float">
            <text:p>0.247361</text:p>
          </table:table-cell>
          <table:table-cell office:value-type="float" office:value="0.625771" calcext:value-type="float">
            <text:p>0.625771</text:p>
          </table:table-cell>
          <table:table-cell office:value-type="float" office:value="0.588176" calcext:value-type="float">
            <text:p>0.588176</text:p>
          </table:table-cell>
        </table:table-row>
        <table:table-row table:style-name="ro1">
          <table:table-cell/>
          <table:table-cell office:value-type="float" office:value="0.0444979" calcext:value-type="float">
            <text:p>0.0444979</text:p>
          </table:table-cell>
          <table:table-cell office:value-type="float" office:value="0" calcext:value-type="float">
            <text:p>0</text:p>
          </table:table-cell>
          <table:table-cell office:value-type="float" office:value="3.49677" calcext:value-type="float">
            <text:p>3.49677</text:p>
          </table:table-cell>
          <table:table-cell office:value-type="float" office:value="0.664035" calcext:value-type="float">
            <text:p>0.664035</text:p>
          </table:table-cell>
          <table:table-cell office:value-type="float" office:value="0.0524279" calcext:value-type="float">
            <text:p>0.0524279</text:p>
          </table:table-cell>
          <table:table-cell office:value-type="float" office:value="112.463" calcext:value-type="float">
            <text:p>112.463</text:p>
          </table:table-cell>
          <table:table-cell office:value-type="float" office:value="101.273" calcext:value-type="float">
            <text:p>101.273</text:p>
          </table:table-cell>
        </table:table-row>
        <table:table-row table:style-name="ro1">
          <table:table-cell/>
          <table:table-cell office:value-type="float" office:value="0.0590025" calcext:value-type="float">
            <text:p>0.0590025</text:p>
          </table:table-cell>
          <table:table-cell office:value-type="float" office:value="0" calcext:value-type="float">
            <text:p>0</text:p>
          </table:table-cell>
          <table:table-cell office:value-type="float" office:value="3.54128" calcext:value-type="float">
            <text:p>3.54128</text:p>
          </table:table-cell>
          <table:table-cell office:value-type="float" office:value="0.627359" calcext:value-type="float">
            <text:p>0.627359</text:p>
          </table:table-cell>
          <table:table-cell office:value-type="float" office:value="0.0460943" calcext:value-type="float">
            <text:p>0.0460943</text:p>
          </table:table-cell>
          <table:table-cell office:value-type="float" office:value="17.7561" calcext:value-type="float">
            <text:p>17.7561</text:p>
          </table:table-cell>
          <table:table-cell office:value-type="float" office:value="16.9289" calcext:value-type="float">
            <text:p>16.9289</text:p>
          </table:table-cell>
        </table:table-row>
        <table:table-row table:style-name="ro1">
          <table:table-cell/>
          <table:table-cell office:value-type="float" office:value="0.0378256" calcext:value-type="float">
            <text:p>0.0378256</text:p>
          </table:table-cell>
          <table:table-cell office:value-type="float" office:value="0" calcext:value-type="float">
            <text:p>0</text:p>
          </table:table-cell>
          <table:table-cell office:value-type="float" office:value="3.41437" calcext:value-type="float">
            <text:p>3.41437</text:p>
          </table:table-cell>
          <table:table-cell office:value-type="float" office:value="0.618547" calcext:value-type="float">
            <text:p>0.618547</text:p>
          </table:table-cell>
          <table:table-cell office:value-type="float" office:value="0.0742435" calcext:value-type="float">
            <text:p>0.0742435</text:p>
          </table:table-cell>
          <table:table-cell office:value-type="float" office:value="114.285" calcext:value-type="float">
            <text:p>114.285</text:p>
          </table:table-cell>
          <table:table-cell office:value-type="float" office:value="107.235" calcext:value-type="float">
            <text:p>107.235</text:p>
          </table:table-cell>
        </table:table-row>
        <table:table-row table:style-name="ro1">
          <table:table-cell/>
          <table:table-cell office:value-type="float" office:value="0.0387768" calcext:value-type="float">
            <text:p>0.0387768</text:p>
          </table:table-cell>
          <table:table-cell office:value-type="float" office:value="0" calcext:value-type="float">
            <text:p>0</text:p>
          </table:table-cell>
          <table:table-cell office:value-type="float" office:value="3.57681" calcext:value-type="float">
            <text:p>3.57681</text:p>
          </table:table-cell>
          <table:table-cell office:value-type="float" office:value="0.645562" calcext:value-type="float">
            <text:p>0.645562</text:p>
          </table:table-cell>
          <table:table-cell office:value-type="float" office:value="0.0471499" calcext:value-type="float">
            <text:p>0.0471499</text:p>
          </table:table-cell>
          <table:table-cell office:value-type="float" office:value="226.194" calcext:value-type="float">
            <text:p>226.194</text:p>
          </table:table-cell>
          <table:table-cell office:value-type="float" office:value="223.65" calcext:value-type="float">
            <text:p>223.65</text:p>
          </table:table-cell>
        </table:table-row>
        <table:table-row table:style-name="ro1">
          <table:table-cell/>
          <table:table-cell office:value-type="float" office:value="0.0988686" calcext:value-type="float">
            <text:p>0.0988686</text:p>
          </table:table-cell>
          <table:table-cell office:value-type="float" office:value="0" calcext:value-type="float">
            <text:p>0</text:p>
          </table:table-cell>
          <table:table-cell office:value-type="float" office:value="3.00767" calcext:value-type="float">
            <text:p>3.00767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188248" calcext:value-type="float">
            <text:p>0.188248</text:p>
          </table:table-cell>
          <table:table-cell office:value-type="float" office:value="0.673222" calcext:value-type="float">
            <text:p>0.673222</text:p>
          </table:table-cell>
          <table:table-cell office:value-type="float" office:value="0.641642" calcext:value-type="float">
            <text:p>0.641642</text:p>
          </table:table-cell>
        </table:table-row>
        <table:table-row table:style-name="ro1">
          <table:table-cell/>
          <table:table-cell office:value-type="float" office:value="0.119872" calcext:value-type="float">
            <text:p>0.119872</text:p>
          </table:table-cell>
          <table:table-cell office:value-type="float" office:value="0" calcext:value-type="float">
            <text:p>0</text:p>
          </table:table-cell>
          <table:table-cell office:value-type="float" office:value="2.95935" calcext:value-type="float">
            <text:p>2.95935</text:p>
          </table:table-cell>
          <table:table-cell office:value-type="float" office:value="0.482301" calcext:value-type="float">
            <text:p>0.482301</text:p>
          </table:table-cell>
          <table:table-cell office:value-type="float" office:value="0.253695" calcext:value-type="float">
            <text:p>0.253695</text:p>
          </table:table-cell>
          <table:table-cell office:value-type="float" office:value="0.947004" calcext:value-type="float">
            <text:p>0.947004</text:p>
          </table:table-cell>
          <table:table-cell office:value-type="float" office:value="0.890016" calcext:value-type="float">
            <text:p>0.890016</text:p>
          </table:table-cell>
        </table:table-row>
        <table:table-row table:style-name="ro1">
          <table:table-cell/>
          <table:table-cell office:value-type="float" office:value="0.0499397" calcext:value-type="float">
            <text:p>0.0499397</text:p>
          </table:table-cell>
          <table:table-cell office:value-type="float" office:value="0" calcext:value-type="float">
            <text:p>0</text:p>
          </table:table-cell>
          <table:table-cell office:value-type="float" office:value="3.49688" calcext:value-type="float">
            <text:p>3.49688</text:p>
          </table:table-cell>
          <table:table-cell office:value-type="float" office:value="0.614547" calcext:value-type="float">
            <text:p>0.614547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16.447" calcext:value-type="float">
            <text:p>116.447</text:p>
          </table:table-cell>
          <table:table-cell office:value-type="float" office:value="120.605" calcext:value-type="float">
            <text:p>120.605</text:p>
          </table:table-cell>
        </table:table-row>
        <table:table-row table:style-name="ro1">
          <table:table-cell/>
          <table:table-cell office:value-type="float" office:value="0.10204" calcext:value-type="float">
            <text:p>0.10204</text:p>
          </table:table-cell>
          <table:table-cell office:value-type="float" office:value="0" calcext:value-type="float">
            <text:p>0</text:p>
          </table:table-cell>
          <table:table-cell office:value-type="float" office:value="2.98605" calcext:value-type="float">
            <text:p>2.98605</text:p>
          </table:table-cell>
          <table:table-cell office:value-type="float" office:value="0.454406" calcext:value-type="float">
            <text:p>0.454406</text:p>
          </table:table-cell>
          <table:table-cell office:value-type="float" office:value="0.294863" calcext:value-type="float">
            <text:p>0.294863</text:p>
          </table:table-cell>
          <table:table-cell office:value-type="float" office:value="0.267874" calcext:value-type="float">
            <text:p>0.267874</text:p>
          </table:table-cell>
          <table:table-cell office:value-type="float" office:value="0.25728" calcext:value-type="float">
            <text:p>0.25728</text:p>
          </table:table-cell>
        </table:table-row>
        <table:table-row table:style-name="ro1">
          <table:table-cell/>
          <table:table-cell office:value-type="float" office:value="0.100105" calcext:value-type="float">
            <text:p>0.100105</text:p>
          </table:table-cell>
          <table:table-cell office:value-type="float" office:value="0" calcext:value-type="float">
            <text:p>0</text:p>
          </table:table-cell>
          <table:table-cell office:value-type="float" office:value="2.99509" calcext:value-type="float">
            <text:p>2.99509</text:p>
          </table:table-cell>
          <table:table-cell office:value-type="float" office:value="0.452311" calcext:value-type="float">
            <text:p>0.452311</text:p>
          </table:table-cell>
          <table:table-cell office:value-type="float" office:value="0.289937" calcext:value-type="float">
            <text:p>0.289937</text:p>
          </table:table-cell>
          <table:table-cell office:value-type="float" office:value="0.673069" calcext:value-type="float">
            <text:p>0.673069</text:p>
          </table:table-cell>
          <table:table-cell office:value-type="float" office:value="0.631807" calcext:value-type="float">
            <text:p>0.631807</text:p>
          </table:table-cell>
        </table:table-row>
        <table:table-row table:style-name="ro1">
          <table:table-cell/>
          <table:table-cell office:value-type="float" office:value="0.0859397" calcext:value-type="float">
            <text:p>0.0859397</text:p>
          </table:table-cell>
          <table:table-cell office:value-type="float" office:value="0" calcext:value-type="float">
            <text:p>0</text:p>
          </table:table-cell>
          <table:table-cell office:value-type="float" office:value="2.95469" calcext:value-type="float">
            <text:p>2.95469</text:p>
          </table:table-cell>
          <table:table-cell office:value-type="float" office:value="0.452433" calcext:value-type="float">
            <text:p>0.452433</text:p>
          </table:table-cell>
          <table:table-cell office:value-type="float" office:value="0.281492" calcext:value-type="float">
            <text:p>0.281492</text:p>
          </table:table-cell>
          <table:table-cell office:value-type="float" office:value="0.407346" calcext:value-type="float">
            <text:p>0.407346</text:p>
          </table:table-cell>
          <table:table-cell office:value-type="float" office:value="0.39162" calcext:value-type="float">
            <text:p>0.39162</text:p>
          </table:table-cell>
        </table:table-row>
        <table:table-row table:style-name="ro1">
          <table:table-cell/>
          <table:table-cell office:value-type="float" office:value="0.140783" calcext:value-type="float">
            <text:p>0.140783</text:p>
          </table:table-cell>
          <table:table-cell office:value-type="float" office:value="0" calcext:value-type="float">
            <text:p>0</text:p>
          </table:table-cell>
          <table:table-cell office:value-type="float" office:value="3.00033" calcext:value-type="float">
            <text:p>3.00033</text:p>
          </table:table-cell>
          <table:table-cell office:value-type="float" office:value="0.456062" calcext:value-type="float">
            <text:p>0.456062</text:p>
          </table:table-cell>
          <table:table-cell office:value-type="float" office:value="0.284307" calcext:value-type="float">
            <text:p>0.284307</text:p>
          </table:table-cell>
          <table:table-cell office:value-type="float" office:value="0.346482" calcext:value-type="float">
            <text:p>0.346482</text:p>
          </table:table-cell>
          <table:table-cell office:value-type="float" office:value="0.333688" calcext:value-type="float">
            <text:p>0.333688</text:p>
          </table:table-cell>
        </table:table-row>
        <table:table-row table:style-name="ro1">
          <table:table-cell/>
          <table:table-cell office:value-type="float" office:value="0.193268" calcext:value-type="float">
            <text:p>0.193268</text:p>
          </table:table-cell>
          <table:table-cell office:value-type="float" office:value="0" calcext:value-type="float">
            <text:p>0</text:p>
          </table:table-cell>
          <table:table-cell office:value-type="float" office:value="2.96682" calcext:value-type="float">
            <text:p>2.96682</text:p>
          </table:table-cell>
          <table:table-cell office:value-type="float" office:value="0.460865" calcext:value-type="float">
            <text:p>0.460865</text:p>
          </table:table-cell>
          <table:table-cell office:value-type="float" office:value="0.289937" calcext:value-type="float">
            <text:p>0.289937</text:p>
          </table:table-cell>
          <table:table-cell office:value-type="float" office:value="0.705532" calcext:value-type="float">
            <text:p>0.705532</text:p>
          </table:table-cell>
          <table:table-cell office:value-type="float" office:value="0.690675" calcext:value-type="float">
            <text:p>0.690675</text:p>
          </table:table-cell>
        </table:table-row>
        <table:table-row table:style-name="ro1">
          <table:table-cell/>
          <table:table-cell office:value-type="float" office:value="0.147255" calcext:value-type="float">
            <text:p>0.147255</text:p>
          </table:table-cell>
          <table:table-cell office:value-type="float" office:value="0" calcext:value-type="float">
            <text:p>0</text:p>
          </table:table-cell>
          <table:table-cell office:value-type="float" office:value="2.96957" calcext:value-type="float">
            <text:p>2.96957</text:p>
          </table:table-cell>
          <table:table-cell office:value-type="float" office:value="0.460463" calcext:value-type="float">
            <text:p>0.460463</text:p>
          </table:table-cell>
          <table:table-cell office:value-type="float" office:value="0.296974" calcext:value-type="float">
            <text:p>0.296974</text:p>
          </table:table-cell>
          <table:table-cell office:value-type="float" office:value="0.611193" calcext:value-type="float">
            <text:p>0.611193</text:p>
          </table:table-cell>
          <table:table-cell office:value-type="float" office:value="0.58469" calcext:value-type="float">
            <text:p>0.58469</text:p>
          </table:table-cell>
        </table:table-row>
        <table:table-row table:style-name="ro1">
          <table:table-cell/>
          <table:table-cell office:value-type="float" office:value="0.0606181" calcext:value-type="float">
            <text:p>0.0606181</text:p>
          </table:table-cell>
          <table:table-cell office:value-type="float" office:value="0" calcext:value-type="float">
            <text:p>0</text:p>
          </table:table-cell>
          <table:table-cell office:value-type="float" office:value="3.07719" calcext:value-type="float">
            <text:p>3.07719</text:p>
          </table:table-cell>
          <table:table-cell office:value-type="float" office:value="0.503528" calcext:value-type="float">
            <text:p>0.503528</text:p>
          </table:table-cell>
          <table:table-cell office:value-type="float" office:value="0.16045" calcext:value-type="float">
            <text:p>0.16045</text:p>
          </table:table-cell>
          <table:table-cell office:value-type="float" office:value="0.365872" calcext:value-type="float">
            <text:p>0.365872</text:p>
          </table:table-cell>
          <table:table-cell office:value-type="float" office:value="0.342782" calcext:value-type="float">
            <text:p>0.342782</text:p>
          </table:table-cell>
        </table:table-row>
        <table:table-row table:style-name="ro1">
          <table:table-cell/>
          <table:table-cell office:value-type="float" office:value="0.0476467" calcext:value-type="float">
            <text:p>0.0476467</text:p>
          </table:table-cell>
          <table:table-cell office:value-type="float" office:value="0" calcext:value-type="float">
            <text:p>0</text:p>
          </table:table-cell>
          <table:table-cell office:value-type="float" office:value="3.25879" calcext:value-type="float">
            <text:p>3.25879</text:p>
          </table:table-cell>
          <table:table-cell office:value-type="float" office:value="0.542259" calcext:value-type="float">
            <text:p>0.542259</text:p>
          </table:table-cell>
          <table:table-cell office:value-type="float" office:value="0.115764" calcext:value-type="float">
            <text:p>0.115764</text:p>
          </table:table-cell>
          <table:table-cell office:value-type="float" office:value="2.31677" calcext:value-type="float">
            <text:p>2.31677</text:p>
          </table:table-cell>
          <table:table-cell office:value-type="float" office:value="2.35437" calcext:value-type="float">
            <text:p>2.35437</text:p>
          </table:table-cell>
        </table:table-row>
        <table:table-row table:style-name="ro1">
          <table:table-cell/>
          <table:table-cell office:value-type="float" office:value="0.0494397" calcext:value-type="float">
            <text:p>0.0494397</text:p>
          </table:table-cell>
          <table:table-cell office:value-type="float" office:value="0" calcext:value-type="float">
            <text:p>0</text:p>
          </table:table-cell>
          <table:table-cell office:value-type="float" office:value="2.72404" calcext:value-type="float">
            <text:p>2.72404</text:p>
          </table:table-cell>
          <table:table-cell office:value-type="float" office:value="0.589532" calcext:value-type="float">
            <text:p>0.589532</text:p>
          </table:table-cell>
          <table:table-cell office:value-type="float" office:value="0.00140746" calcext:value-type="float">
            <text:p>0.00140746</text:p>
          </table:table-cell>
          <table:table-cell office:value-type="float" office:value="41.2611" calcext:value-type="float">
            <text:p>41.2611</text:p>
          </table:table-cell>
          <table:table-cell office:value-type="float" office:value="41.6791" calcext:value-type="float">
            <text:p>41.6791</text:p>
          </table:table-cell>
        </table:table-row>
        <table:table-row table:style-name="ro1">
          <table:table-cell/>
          <table:table-cell office:value-type="float" office:value="0.0607581" calcext:value-type="float">
            <text:p>0.0607581</text:p>
          </table:table-cell>
          <table:table-cell office:value-type="float" office:value="0" calcext:value-type="float">
            <text:p>0</text:p>
          </table:table-cell>
          <table:table-cell office:value-type="float" office:value="1.64731" calcext:value-type="float">
            <text:p>1.64731</text:p>
          </table:table-cell>
          <table:table-cell office:value-type="float" office:value="0.507897" calcext:value-type="float">
            <text:p>0.507897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80.09" calcext:value-type="float">
            <text:p>180.09</text:p>
          </table:table-cell>
          <table:table-cell office:value-type="float" office:value="176.434" calcext:value-type="float">
            <text:p>176.434</text:p>
          </table:table-cell>
        </table:table-row>
        <table:table-row table:style-name="ro1">
          <table:table-cell table:style-name="ce6" office:value-type="string" calcext:value-type="string">
            <text:p>chef</text:p>
          </table:table-cell>
          <table:table-cell table:style-name="ce10" office:value-type="float" office:value="0.759851" calcext:value-type="float">
            <text:p>0.75985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99351" calcext:value-type="float">
            <text:p>2.99351</text:p>
          </table:table-cell>
          <table:table-cell table:style-name="ce10" office:value-type="float" office:value="0.496167" calcext:value-type="float">
            <text:p>0.496167</text:p>
          </table:table-cell>
          <table:table-cell table:style-name="ce10" office:value-type="float" office:value="0.152391" calcext:value-type="float">
            <text:p>0.152391</text:p>
          </table:table-cell>
          <table:table-cell table:style-name="ce10" office:value-type="float" office:value="0.379542" calcext:value-type="float">
            <text:p>0.379542</text:p>
          </table:table-cell>
          <table:table-cell table:style-name="ce10" office:value-type="float" office:value="0.382672" calcext:value-type="float">
            <text:p>0.382672</text:p>
          </table:table-cell>
        </table:table-row>
        <table:table-row table:style-name="ro1">
          <table:table-cell/>
          <table:table-cell office:value-type="float" office:value="0.525886" calcext:value-type="float">
            <text:p>0.525886</text:p>
          </table:table-cell>
          <table:table-cell office:value-type="float" office:value="0" calcext:value-type="float">
            <text:p>0</text:p>
          </table:table-cell>
          <table:table-cell office:value-type="float" office:value="3.02409" calcext:value-type="float">
            <text:p>3.02409</text:p>
          </table:table-cell>
          <table:table-cell office:value-type="float" office:value="0.504267" calcext:value-type="float">
            <text:p>0.504267</text:p>
          </table:table-cell>
          <table:table-cell office:value-type="float" office:value="0.128023" calcext:value-type="float">
            <text:p>0.128023</text:p>
          </table:table-cell>
          <table:table-cell office:value-type="float" office:value="0.661543" calcext:value-type="float">
            <text:p>0.661543</text:p>
          </table:table-cell>
          <table:table-cell office:value-type="float" office:value="0.607926" calcext:value-type="float">
            <text:p>0.607926</text:p>
          </table:table-cell>
        </table:table-row>
        <table:table-row table:style-name="ro1">
          <table:table-cell/>
          <table:table-cell office:value-type="float" office:value="0.422577" calcext:value-type="float">
            <text:p>0.422577</text:p>
          </table:table-cell>
          <table:table-cell office:value-type="float" office:value="0" calcext:value-type="float">
            <text:p>0</text:p>
          </table:table-cell>
          <table:table-cell office:value-type="float" office:value="3.08114" calcext:value-type="float">
            <text:p>3.08114</text:p>
          </table:table-cell>
          <table:table-cell office:value-type="float" office:value="0.511586" calcext:value-type="float">
            <text:p>0.511586</text:p>
          </table:table-cell>
          <table:table-cell office:value-type="float" office:value="0.139662" calcext:value-type="float">
            <text:p>0.139662</text:p>
          </table:table-cell>
          <table:table-cell office:value-type="float" office:value="0.346131" calcext:value-type="float">
            <text:p>0.346131</text:p>
          </table:table-cell>
          <table:table-cell office:value-type="float" office:value="0.322859" calcext:value-type="float">
            <text:p>0.322859</text:p>
          </table:table-cell>
        </table:table-row>
        <table:table-row table:style-name="ro1">
          <table:table-cell/>
          <table:table-cell office:value-type="float" office:value="1.57484" calcext:value-type="float">
            <text:p>1.57484</text:p>
          </table:table-cell>
          <table:table-cell office:value-type="float" office:value="0" calcext:value-type="float">
            <text:p>0</text:p>
          </table:table-cell>
          <table:table-cell office:value-type="float" office:value="2.89908" calcext:value-type="float">
            <text:p>2.89908</text:p>
          </table:table-cell>
          <table:table-cell office:value-type="float" office:value="0.464715" calcext:value-type="float">
            <text:p>0.464715</text:p>
          </table:table-cell>
          <table:table-cell office:value-type="float" office:value="0.261866" calcext:value-type="float">
            <text:p>0.261866</text:p>
          </table:table-cell>
          <table:table-cell office:value-type="float" office:value="1.0165" calcext:value-type="float">
            <text:p>1.0165</text:p>
          </table:table-cell>
          <table:table-cell office:value-type="float" office:value="0.999492" calcext:value-type="float">
            <text:p>0.999492</text:p>
          </table:table-cell>
        </table:table-row>
        <table:table-row table:style-name="ro1">
          <table:table-cell/>
          <table:table-cell office:value-type="float" office:value="0.334727" calcext:value-type="float">
            <text:p>0.334727</text:p>
          </table:table-cell>
          <table:table-cell office:value-type="float" office:value="0" calcext:value-type="float">
            <text:p>0</text:p>
          </table:table-cell>
          <table:table-cell office:value-type="float" office:value="3.00291" calcext:value-type="float">
            <text:p>3.00291</text:p>
          </table:table-cell>
          <table:table-cell office:value-type="float" office:value="0.495521" calcext:value-type="float">
            <text:p>0.495521</text:p>
          </table:table-cell>
          <table:table-cell office:value-type="float" office:value="0.139662" calcext:value-type="float">
            <text:p>0.139662</text:p>
          </table:table-cell>
          <table:table-cell office:value-type="float" office:value="0.624226" calcext:value-type="float">
            <text:p>0.624226</text:p>
          </table:table-cell>
          <table:table-cell office:value-type="float" office:value="0.600195" calcext:value-type="float">
            <text:p>0.600195</text:p>
          </table:table-cell>
        </table:table-row>
        <table:table-row table:style-name="ro1">
          <table:table-cell/>
          <table:table-cell office:value-type="float" office:value="0.26784" calcext:value-type="float">
            <text:p>0.26784</text:p>
          </table:table-cell>
          <table:table-cell office:value-type="float" office:value="0" calcext:value-type="float">
            <text:p>0</text:p>
          </table:table-cell>
          <table:table-cell office:value-type="float" office:value="2.97529" calcext:value-type="float">
            <text:p>2.97529</text:p>
          </table:table-cell>
          <table:table-cell office:value-type="float" office:value="0.506409" calcext:value-type="float">
            <text:p>0.506409</text:p>
          </table:table-cell>
          <table:table-cell office:value-type="float" office:value="0.115294" calcext:value-type="float">
            <text:p>0.115294</text:p>
          </table:table-cell>
          <table:table-cell office:value-type="float" office:value="2.931" calcext:value-type="float">
            <text:p>2.931</text:p>
          </table:table-cell>
          <table:table-cell office:value-type="float" office:value="2.71995" calcext:value-type="float">
            <text:p>2.71995</text:p>
          </table:table-cell>
        </table:table-row>
        <table:table-row table:style-name="ro1">
          <table:table-cell/>
          <table:table-cell office:value-type="float" office:value="0.395695" calcext:value-type="float">
            <text:p>0.395695</text:p>
          </table:table-cell>
          <table:table-cell office:value-type="float" office:value="0" calcext:value-type="float">
            <text:p>0</text:p>
          </table:table-cell>
          <table:table-cell office:value-type="float" office:value="2.99178" calcext:value-type="float">
            <text:p>2.99178</text:p>
          </table:table-cell>
          <table:table-cell office:value-type="float" office:value="0.497627" calcext:value-type="float">
            <text:p>0.497627</text:p>
          </table:table-cell>
          <table:table-cell office:value-type="float" office:value="0.141844" calcext:value-type="float">
            <text:p>0.141844</text:p>
          </table:table-cell>
          <table:table-cell office:value-type="float" office:value="0.727017" calcext:value-type="float">
            <text:p>0.727017</text:p>
          </table:table-cell>
          <table:table-cell office:value-type="float" office:value="0.624346" calcext:value-type="float">
            <text:p>0.624346</text:p>
          </table:table-cell>
        </table:table-row>
        <table:table-row table:style-name="ro1">
          <table:table-cell/>
          <table:table-cell office:value-type="float" office:value="2.08192" calcext:value-type="float">
            <text:p>2.08192</text:p>
          </table:table-cell>
          <table:table-cell office:value-type="float" office:value="0" calcext:value-type="float">
            <text:p>0</text:p>
          </table:table-cell>
          <table:table-cell office:value-type="float" office:value="2.98464" calcext:value-type="float">
            <text:p>2.98464</text:p>
          </table:table-cell>
          <table:table-cell office:value-type="float" office:value="0.479512" calcext:value-type="float">
            <text:p>0.479512</text:p>
          </table:table-cell>
          <table:table-cell office:value-type="float" office:value="0.248591" calcext:value-type="float">
            <text:p>0.248591</text:p>
          </table:table-cell>
          <table:table-cell office:value-type="float" office:value="0.416737" calcext:value-type="float">
            <text:p>0.416737</text:p>
          </table:table-cell>
          <table:table-cell office:value-type="float" office:value="0.387844" calcext:value-type="float">
            <text:p>0.387844</text:p>
          </table:table-cell>
        </table:table-row>
        <table:table-row table:style-name="ro1">
          <table:table-cell/>
          <table:table-cell office:value-type="float" office:value="2.26547" calcext:value-type="float">
            <text:p>2.26547</text:p>
          </table:table-cell>
          <table:table-cell office:value-type="float" office:value="0" calcext:value-type="float">
            <text:p>0</text:p>
          </table:table-cell>
          <table:table-cell office:value-type="float" office:value="3.01164" calcext:value-type="float">
            <text:p>3.01164</text:p>
          </table:table-cell>
          <table:table-cell office:value-type="float" office:value="0.481675" calcext:value-type="float">
            <text:p>0.481675</text:p>
          </table:table-cell>
          <table:table-cell office:value-type="float" office:value="0.250591" calcext:value-type="float">
            <text:p>0.250591</text:p>
          </table:table-cell>
          <table:table-cell office:value-type="float" office:value="0.455884" calcext:value-type="float">
            <text:p>0.455884</text:p>
          </table:table-cell>
          <table:table-cell office:value-type="float" office:value="0.460712" calcext:value-type="float">
            <text:p>0.460712</text:p>
          </table:table-cell>
        </table:table-row>
        <table:table-row table:style-name="ro1">
          <table:table-cell/>
          <table:table-cell office:value-type="float" office:value="1.42947" calcext:value-type="float">
            <text:p>1.42947</text:p>
          </table:table-cell>
          <table:table-cell office:value-type="float" office:value="0" calcext:value-type="float">
            <text:p>0</text:p>
          </table:table-cell>
          <table:table-cell office:value-type="float" office:value="3.04369" calcext:value-type="float">
            <text:p>3.04369</text:p>
          </table:table-cell>
          <table:table-cell office:value-type="float" office:value="0.488358" calcext:value-type="float">
            <text:p>0.488358</text:p>
          </table:table-cell>
          <table:table-cell office:value-type="float" office:value="0.211857" calcext:value-type="float">
            <text:p>0.211857</text:p>
          </table:table-cell>
          <table:table-cell office:value-type="float" office:value="0.204932" calcext:value-type="float">
            <text:p>0.204932</text:p>
          </table:table-cell>
          <table:table-cell office:value-type="float" office:value="0.197977" calcext:value-type="float">
            <text:p>0.197977</text:p>
          </table:table-cell>
        </table:table-row>
        <table:table-row table:style-name="ro1">
          <table:table-cell/>
          <table:table-cell office:value-type="float" office:value="0.816683" calcext:value-type="float">
            <text:p>0.816683</text:p>
          </table:table-cell>
          <table:table-cell office:value-type="float" office:value="0" calcext:value-type="float">
            <text:p>0</text:p>
          </table:table-cell>
          <table:table-cell office:value-type="float" office:value="3.01991" calcext:value-type="float">
            <text:p>3.01991</text:p>
          </table:table-cell>
          <table:table-cell office:value-type="float" office:value="0.501624" calcext:value-type="float">
            <text:p>0.501624</text:p>
          </table:table-cell>
          <table:table-cell office:value-type="float" office:value="0.169849" calcext:value-type="float">
            <text:p>0.169849</text:p>
          </table:table-cell>
          <table:table-cell office:value-type="float" office:value="0.548067" calcext:value-type="float">
            <text:p>0.548067</text:p>
          </table:table-cell>
          <table:table-cell office:value-type="float" office:value="0.547557" calcext:value-type="float">
            <text:p>0.547557</text:p>
          </table:table-cell>
        </table:table-row>
        <table:table-row table:style-name="ro1">
          <table:table-cell/>
          <table:table-cell office:value-type="float" office:value="1.35474" calcext:value-type="float">
            <text:p>1.35474</text:p>
          </table:table-cell>
          <table:table-cell office:value-type="float" office:value="0" calcext:value-type="float">
            <text:p>0</text:p>
          </table:table-cell>
          <table:table-cell office:value-type="float" office:value="3.04753" calcext:value-type="float">
            <text:p>3.04753</text:p>
          </table:table-cell>
          <table:table-cell office:value-type="float" office:value="0.505284" calcext:value-type="float">
            <text:p>0.505284</text:p>
          </table:table-cell>
          <table:table-cell office:value-type="float" office:value="0.209493" calcext:value-type="float">
            <text:p>0.209493</text:p>
          </table:table-cell>
          <table:table-cell office:value-type="float" office:value="0.485989" calcext:value-type="float">
            <text:p>0.485989</text:p>
          </table:table-cell>
          <table:table-cell office:value-type="float" office:value="0.470138" calcext:value-type="float">
            <text:p>0.470138</text:p>
          </table:table-cell>
        </table:table-row>
        <table:table-row table:style-name="ro1">
          <table:table-cell/>
          <table:table-cell office:value-type="float" office:value="1.15012" calcext:value-type="float">
            <text:p>1.15012</text:p>
          </table:table-cell>
          <table:table-cell office:value-type="float" office:value="0" calcext:value-type="float">
            <text:p>0</text:p>
          </table:table-cell>
          <table:table-cell office:value-type="float" office:value="3.0337" calcext:value-type="float">
            <text:p>3.0337</text:p>
          </table:table-cell>
          <table:table-cell office:value-type="float" office:value="0.492057" calcext:value-type="float">
            <text:p>0.492057</text:p>
          </table:table-cell>
          <table:table-cell office:value-type="float" office:value="0.202764" calcext:value-type="float">
            <text:p>0.202764</text:p>
          </table:table-cell>
          <table:table-cell office:value-type="float" office:value="0.269459" calcext:value-type="float">
            <text:p>0.269459</text:p>
          </table:table-cell>
          <table:table-cell office:value-type="float" office:value="0.266795" calcext:value-type="float">
            <text:p>0.266795</text:p>
          </table:table-cell>
        </table:table-row>
        <table:table-row table:style-name="ro1">
          <table:table-cell/>
          <table:table-cell office:value-type="float" office:value="0.884549" calcext:value-type="float">
            <text:p>0.884549</text:p>
          </table:table-cell>
          <table:table-cell office:value-type="float" office:value="0" calcext:value-type="float">
            <text:p>0</text:p>
          </table:table-cell>
          <table:table-cell office:value-type="float" office:value="2.98603" calcext:value-type="float">
            <text:p>2.98603</text:p>
          </table:table-cell>
          <table:table-cell office:value-type="float" office:value="0.483362" calcext:value-type="float">
            <text:p>0.483362</text:p>
          </table:table-cell>
          <table:table-cell office:value-type="float" office:value="0.211493" calcext:value-type="float">
            <text:p>0.211493</text:p>
          </table:table-cell>
          <table:table-cell office:value-type="float" office:value="199.058" calcext:value-type="float">
            <text:p>199.058</text:p>
          </table:table-cell>
          <table:table-cell office:value-type="float" office:value="199.948" calcext:value-type="float">
            <text:p>199.948</text:p>
          </table:table-cell>
        </table:table-row>
        <table:table-row table:style-name="ro1">
          <table:table-cell/>
          <table:table-cell office:value-type="float" office:value="0.47106" calcext:value-type="float">
            <text:p>0.47106</text:p>
          </table:table-cell>
          <table:table-cell office:value-type="float" office:value="0" calcext:value-type="float">
            <text:p>0</text:p>
          </table:table-cell>
          <table:table-cell office:value-type="float" office:value="2.86921" calcext:value-type="float">
            <text:p>2.86921</text:p>
          </table:table-cell>
          <table:table-cell office:value-type="float" office:value="0.487274" calcext:value-type="float">
            <text:p>0.487274</text:p>
          </table:table-cell>
          <table:table-cell office:value-type="float" office:value="0.159302" calcext:value-type="float">
            <text:p>0.159302</text:p>
          </table:table-cell>
          <table:table-cell office:value-type="float" office:value="148.733" calcext:value-type="float">
            <text:p>148.733</text:p>
          </table:table-cell>
          <table:table-cell office:value-type="float" office:value="149.357" calcext:value-type="float">
            <text:p>149.357</text:p>
          </table:table-cell>
        </table:table-row>
        <table:table-row table:style-name="ro1">
          <table:table-cell/>
          <table:table-cell office:value-type="float" office:value="0.461913" calcext:value-type="float">
            <text:p>0.461913</text:p>
          </table:table-cell>
          <table:table-cell office:value-type="float" office:value="0" calcext:value-type="float">
            <text:p>0</text:p>
          </table:table-cell>
          <table:table-cell office:value-type="float" office:value="2.97159" calcext:value-type="float">
            <text:p>2.97159</text:p>
          </table:table-cell>
          <table:table-cell office:value-type="float" office:value="0.490159" calcext:value-type="float">
            <text:p>0.490159</text:p>
          </table:table-cell>
          <table:table-cell office:value-type="float" office:value="0.157483" calcext:value-type="float">
            <text:p>0.157483</text:p>
          </table:table-cell>
          <table:table-cell office:value-type="float" office:value="117.565" calcext:value-type="float">
            <text:p>117.565</text:p>
          </table:table-cell>
          <table:table-cell office:value-type="float" office:value="119.276" calcext:value-type="float">
            <text:p>119.276</text:p>
          </table:table-cell>
        </table:table-row>
        <table:table-row table:style-name="ro1">
          <table:table-cell/>
          <table:table-cell office:value-type="float" office:value="0.736061" calcext:value-type="float">
            <text:p>0.736061</text:p>
          </table:table-cell>
          <table:table-cell office:value-type="float" office:value="0" calcext:value-type="float">
            <text:p>0</text:p>
          </table:table-cell>
          <table:table-cell office:value-type="float" office:value="2.88135" calcext:value-type="float">
            <text:p>2.88135</text:p>
          </table:table-cell>
          <table:table-cell office:value-type="float" office:value="0.478263" calcext:value-type="float">
            <text:p>0.478263</text:p>
          </table:table-cell>
          <table:table-cell office:value-type="float" office:value="0.186579" calcext:value-type="float">
            <text:p>0.186579</text:p>
          </table:table-cell>
          <table:table-cell office:value-type="float" office:value="0.630914" calcext:value-type="float">
            <text:p>0.630914</text:p>
          </table:table-cell>
          <table:table-cell office:value-type="float" office:value="0.633874" calcext:value-type="float">
            <text:p>0.633874</text:p>
          </table:table-cell>
        </table:table-row>
        <table:table-row table:style-name="ro1">
          <table:table-cell/>
          <table:table-cell office:value-type="float" office:value="0.561906" calcext:value-type="float">
            <text:p>0.561906</text:p>
          </table:table-cell>
          <table:table-cell office:value-type="float" office:value="0" calcext:value-type="float">
            <text:p>0</text:p>
          </table:table-cell>
          <table:table-cell office:value-type="float" office:value="2.93521" calcext:value-type="float">
            <text:p>2.93521</text:p>
          </table:table-cell>
          <table:table-cell office:value-type="float" office:value="0.482763" calcext:value-type="float">
            <text:p>0.482763</text:p>
          </table:table-cell>
          <table:table-cell office:value-type="float" office:value="0.183488" calcext:value-type="float">
            <text:p>0.183488</text:p>
          </table:table-cell>
          <table:table-cell office:value-type="float" office:value="0.252577" calcext:value-type="float">
            <text:p>0.252577</text:p>
          </table:table-cell>
          <table:table-cell office:value-type="float" office:value="0.247751" calcext:value-type="float">
            <text:p>0.247751</text:p>
          </table:table-cell>
        </table:table-row>
        <table:table-row table:style-name="ro1">
          <table:table-cell/>
          <table:table-cell office:value-type="float" office:value="0.368006" calcext:value-type="float">
            <text:p>0.368006</text:p>
          </table:table-cell>
          <table:table-cell office:value-type="float" office:value="0" calcext:value-type="float">
            <text:p>0</text:p>
          </table:table-cell>
          <table:table-cell office:value-type="float" office:value="2.93091" calcext:value-type="float">
            <text:p>2.93091</text:p>
          </table:table-cell>
          <table:table-cell office:value-type="float" office:value="0.498843" calcext:value-type="float">
            <text:p>0.498843</text:p>
          </table:table-cell>
          <table:table-cell office:value-type="float" office:value="0.116748" calcext:value-type="float">
            <text:p>0.116748</text:p>
          </table:table-cell>
          <table:table-cell office:value-type="float" office:value="0.283834" calcext:value-type="float">
            <text:p>0.283834</text:p>
          </table:table-cell>
          <table:table-cell office:value-type="float" office:value="0.279454" calcext:value-type="float">
            <text:p>0.279454</text:p>
          </table:table-cell>
        </table:table-row>
        <table:table-row table:style-name="ro1">
          <table:table-cell/>
          <table:table-cell office:value-type="float" office:value="0.48113" calcext:value-type="float">
            <text:p>0.48113</text:p>
          </table:table-cell>
          <table:table-cell office:value-type="float" office:value="0" calcext:value-type="float">
            <text:p>0</text:p>
          </table:table-cell>
          <table:table-cell office:value-type="float" office:value="2.99837" calcext:value-type="float">
            <text:p>2.99837</text:p>
          </table:table-cell>
          <table:table-cell office:value-type="float" office:value="0.487277" calcext:value-type="float">
            <text:p>0.487277</text:p>
          </table:table-cell>
          <table:table-cell office:value-type="float" office:value="0.166394" calcext:value-type="float">
            <text:p>0.166394</text:p>
          </table:table-cell>
          <table:table-cell office:value-type="float" office:value="129.945" calcext:value-type="float">
            <text:p>129.945</text:p>
          </table:table-cell>
          <table:table-cell office:value-type="float" office:value="132.986" calcext:value-type="float">
            <text:p>132.986</text:p>
          </table:table-cell>
        </table:table-row>
        <table:table-row table:style-name="ro1">
          <table:table-cell/>
          <table:table-cell office:value-type="float" office:value="0.915013" calcext:value-type="float">
            <text:p>0.915013</text:p>
          </table:table-cell>
          <table:table-cell office:value-type="float" office:value="0" calcext:value-type="float">
            <text:p>0</text:p>
          </table:table-cell>
          <table:table-cell office:value-type="float" office:value="2.94564" calcext:value-type="float">
            <text:p>2.94564</text:p>
          </table:table-cell>
          <table:table-cell office:value-type="float" office:value="0.488853" calcext:value-type="float">
            <text:p>0.488853</text:p>
          </table:table-cell>
          <table:table-cell office:value-type="float" office:value="0.176396" calcext:value-type="float">
            <text:p>0.176396</text:p>
          </table:table-cell>
          <table:table-cell office:value-type="float" office:value="145.241" calcext:value-type="float">
            <text:p>145.241</text:p>
          </table:table-cell>
          <table:table-cell office:value-type="float" office:value="143.882" calcext:value-type="float">
            <text:p>143.882</text:p>
          </table:table-cell>
        </table:table-row>
        <table:table-row table:style-name="ro1">
          <table:table-cell/>
          <table:table-cell office:value-type="float" office:value="0.567723" calcext:value-type="float">
            <text:p>0.567723</text:p>
          </table:table-cell>
          <table:table-cell office:value-type="float" office:value="0" calcext:value-type="float">
            <text:p>0</text:p>
          </table:table-cell>
          <table:table-cell office:value-type="float" office:value="2.92533" calcext:value-type="float">
            <text:p>2.92533</text:p>
          </table:table-cell>
          <table:table-cell office:value-type="float" office:value="0.502047" calcext:value-type="float">
            <text:p>0.502047</text:p>
          </table:table-cell>
          <table:table-cell office:value-type="float" office:value="0.143662" calcext:value-type="float">
            <text:p>0.143662</text:p>
          </table:table-cell>
          <table:table-cell office:value-type="float" office:value="0.471012" calcext:value-type="float">
            <text:p>0.471012</text:p>
          </table:table-cell>
          <table:table-cell office:value-type="float" office:value="0.418263" calcext:value-type="float">
            <text:p>0.418263</text:p>
          </table:table-cell>
        </table:table-row>
        <table:table-row table:style-name="ro1">
          <table:table-cell/>
          <table:table-cell office:value-type="float" office:value="0.969407" calcext:value-type="float">
            <text:p>0.969407</text:p>
          </table:table-cell>
          <table:table-cell office:value-type="float" office:value="0" calcext:value-type="float">
            <text:p>0</text:p>
          </table:table-cell>
          <table:table-cell office:value-type="float" office:value="2.96356" calcext:value-type="float">
            <text:p>2.96356</text:p>
          </table:table-cell>
          <table:table-cell office:value-type="float" office:value="0.476712" calcext:value-type="float">
            <text:p>0.476712</text:p>
          </table:table-cell>
          <table:table-cell office:value-type="float" office:value="0.205492" calcext:value-type="float">
            <text:p>0.205492</text:p>
          </table:table-cell>
          <table:table-cell office:value-type="float" office:value="0.364299" calcext:value-type="float">
            <text:p>0.364299</text:p>
          </table:table-cell>
          <table:table-cell office:value-type="float" office:value="0.343185" calcext:value-type="float">
            <text:p>0.343185</text:p>
          </table:table-cell>
        </table:table-row>
        <table:table-row table:style-name="ro1">
          <table:table-cell/>
          <table:table-cell office:value-type="float" office:value="0.571955" calcext:value-type="float">
            <text:p>0.571955</text:p>
          </table:table-cell>
          <table:table-cell office:value-type="float" office:value="0" calcext:value-type="float">
            <text:p>0</text:p>
          </table:table-cell>
          <table:table-cell office:value-type="float" office:value="2.90868" calcext:value-type="float">
            <text:p>2.90868</text:p>
          </table:table-cell>
          <table:table-cell office:value-type="float" office:value="0.484025" calcext:value-type="float">
            <text:p>0.484025</text:p>
          </table:table-cell>
          <table:table-cell office:value-type="float" office:value="0.156392" calcext:value-type="float">
            <text:p>0.156392</text:p>
          </table:table-cell>
          <table:table-cell office:value-type="float" office:value="0.358567" calcext:value-type="float">
            <text:p>0.358567</text:p>
          </table:table-cell>
          <table:table-cell office:value-type="float" office:value="0.310452" calcext:value-type="float">
            <text:p>0.310452</text:p>
          </table:table-cell>
        </table:table-row>
        <table:table-row table:style-name="ro1">
          <table:table-cell/>
          <table:table-cell office:value-type="float" office:value="0.469208" calcext:value-type="float">
            <text:p>0.469208</text:p>
          </table:table-cell>
          <table:table-cell office:value-type="float" office:value="0" calcext:value-type="float">
            <text:p>0</text:p>
          </table:table-cell>
          <table:table-cell office:value-type="float" office:value="3.06951" calcext:value-type="float">
            <text:p>3.06951</text:p>
          </table:table-cell>
          <table:table-cell office:value-type="float" office:value="0.495414" calcext:value-type="float">
            <text:p>0.495414</text:p>
          </table:table-cell>
          <table:table-cell office:value-type="float" office:value="0.166394" calcext:value-type="float">
            <text:p>0.166394</text:p>
          </table:table-cell>
          <table:table-cell office:value-type="float" office:value="0.337014" calcext:value-type="float">
            <text:p>0.337014</text:p>
          </table:table-cell>
          <table:table-cell office:value-type="float" office:value="0.33978" calcext:value-type="float">
            <text:p>0.33978</text:p>
          </table:table-cell>
        </table:table-row>
        <table:table-row table:style-name="ro1">
          <table:table-cell/>
          <table:table-cell office:value-type="float" office:value="0.29889" calcext:value-type="float">
            <text:p>0.29889</text:p>
          </table:table-cell>
          <table:table-cell office:value-type="float" office:value="0" calcext:value-type="float">
            <text:p>0</text:p>
          </table:table-cell>
          <table:table-cell office:value-type="float" office:value="2.97229" calcext:value-type="float">
            <text:p>2.97229</text:p>
          </table:table-cell>
          <table:table-cell office:value-type="float" office:value="0.498268" calcext:value-type="float">
            <text:p>0.498268</text:p>
          </table:table-cell>
          <table:table-cell office:value-type="float" office:value="0.130205" calcext:value-type="float">
            <text:p>0.130205</text:p>
          </table:table-cell>
          <table:table-cell office:value-type="float" office:value="1.176" calcext:value-type="float">
            <text:p>1.176</text:p>
          </table:table-cell>
          <table:table-cell office:value-type="float" office:value="1.17125" calcext:value-type="float">
            <text:p>1.17125</text:p>
          </table:table-cell>
        </table:table-row>
        <table:table-row table:style-name="ro1">
          <table:table-cell/>
          <table:table-cell office:value-type="float" office:value="0.279868" calcext:value-type="float">
            <text:p>0.279868</text:p>
          </table:table-cell>
          <table:table-cell office:value-type="float" office:value="0" calcext:value-type="float">
            <text:p>0</text:p>
          </table:table-cell>
          <table:table-cell office:value-type="float" office:value="3.03789" calcext:value-type="float">
            <text:p>3.03789</text:p>
          </table:table-cell>
          <table:table-cell office:value-type="float" office:value="0.504823" calcext:value-type="float">
            <text:p>0.504823</text:p>
          </table:table-cell>
          <table:table-cell office:value-type="float" office:value="0.120022" calcext:value-type="float">
            <text:p>0.120022</text:p>
          </table:table-cell>
          <table:table-cell office:value-type="float" office:value="1.58624" calcext:value-type="float">
            <text:p>1.58624</text:p>
          </table:table-cell>
          <table:table-cell office:value-type="float" office:value="1.33681" calcext:value-type="float">
            <text:p>1.33681</text:p>
          </table:table-cell>
        </table:table-row>
        <table:table-row table:style-name="ro1">
          <table:table-cell/>
          <table:table-cell office:value-type="float" office:value="0.121232" calcext:value-type="float">
            <text:p>0.121232</text:p>
          </table:table-cell>
          <table:table-cell office:value-type="float" office:value="0" calcext:value-type="float">
            <text:p>0</text:p>
          </table:table-cell>
          <table:table-cell office:value-type="float" office:value="3.06768" calcext:value-type="float">
            <text:p>3.06768</text:p>
          </table:table-cell>
          <table:table-cell office:value-type="float" office:value="0.522267" calcext:value-type="float">
            <text:p>0.522267</text:p>
          </table:table-cell>
          <table:table-cell office:value-type="float" office:value="0.0829242" calcext:value-type="float">
            <text:p>0.0829242</text:p>
          </table:table-cell>
          <table:table-cell office:value-type="float" office:value="1.22523" calcext:value-type="float">
            <text:p>1.22523</text:p>
          </table:table-cell>
          <table:table-cell office:value-type="float" office:value="1.12525" calcext:value-type="float">
            <text:p>1.12525</text:p>
          </table:table-cell>
        </table:table-row>
        <table:table-row table:style-name="ro1">
          <table:table-cell/>
          <table:table-cell office:value-type="float" office:value="0.358937" calcext:value-type="float">
            <text:p>0.358937</text:p>
          </table:table-cell>
          <table:table-cell office:value-type="float" office:value="0" calcext:value-type="float">
            <text:p>0</text:p>
          </table:table-cell>
          <table:table-cell office:value-type="float" office:value="3.07819" calcext:value-type="float">
            <text:p>3.07819</text:p>
          </table:table-cell>
          <table:table-cell office:value-type="float" office:value="0.511996" calcext:value-type="float">
            <text:p>0.511996</text:p>
          </table:table-cell>
          <table:table-cell office:value-type="float" office:value="0.125659" calcext:value-type="float">
            <text:p>0.125659</text:p>
          </table:table-cell>
          <table:table-cell office:value-type="float" office:value="3.15368" calcext:value-type="float">
            <text:p>3.15368</text:p>
          </table:table-cell>
          <table:table-cell office:value-type="float" office:value="2.79611" calcext:value-type="float">
            <text:p>2.79611</text:p>
          </table:table-cell>
        </table:table-row>
        <table:table-row table:style-name="ro1">
          <table:table-cell/>
          <table:table-cell office:value-type="float" office:value="0.672798" calcext:value-type="float">
            <text:p>0.672798</text:p>
          </table:table-cell>
          <table:table-cell office:value-type="float" office:value="0" calcext:value-type="float">
            <text:p>0</text:p>
          </table:table-cell>
          <table:table-cell office:value-type="float" office:value="2.89851" calcext:value-type="float">
            <text:p>2.89851</text:p>
          </table:table-cell>
          <table:table-cell office:value-type="float" office:value="0.48656" calcext:value-type="float">
            <text:p>0.48656</text:p>
          </table:table-cell>
          <table:table-cell office:value-type="float" office:value="0.165848" calcext:value-type="float">
            <text:p>0.165848</text:p>
          </table:table-cell>
          <table:table-cell office:value-type="float" office:value="0.391353" calcext:value-type="float">
            <text:p>0.391353</text:p>
          </table:table-cell>
          <table:table-cell office:value-type="float" office:value="0.387633" calcext:value-type="float">
            <text:p>0.387633</text:p>
          </table:table-cell>
        </table:table-row>
        <table:table-row table:style-name="ro1">
          <table:table-cell/>
          <table:table-cell office:value-type="float" office:value="0.281074" calcext:value-type="float">
            <text:p>0.281074</text:p>
          </table:table-cell>
          <table:table-cell office:value-type="float" office:value="0" calcext:value-type="float">
            <text:p>0</text:p>
          </table:table-cell>
          <table:table-cell office:value-type="float" office:value="3.03146" calcext:value-type="float">
            <text:p>3.03146</text:p>
          </table:table-cell>
          <table:table-cell office:value-type="float" office:value="0.487483" calcext:value-type="float">
            <text:p>0.487483</text:p>
          </table:table-cell>
          <table:table-cell office:value-type="float" office:value="0.174213" calcext:value-type="float">
            <text:p>0.174213</text:p>
          </table:table-cell>
          <table:table-cell office:value-type="float" office:value="1.00694" calcext:value-type="float">
            <text:p>1.00694</text:p>
          </table:table-cell>
          <table:table-cell office:value-type="float" office:value="0.875076" calcext:value-type="float">
            <text:p>0.875076</text:p>
          </table:table-cell>
        </table:table-row>
        <table:table-row table:style-name="ro1">
          <table:table-cell/>
          <table:table-cell office:value-type="float" office:value="0.385119" calcext:value-type="float">
            <text:p>0.385119</text:p>
          </table:table-cell>
          <table:table-cell office:value-type="float" office:value="0" calcext:value-type="float">
            <text:p>0</text:p>
          </table:table-cell>
          <table:table-cell office:value-type="float" office:value="2.94984" calcext:value-type="float">
            <text:p>2.94984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131115" calcext:value-type="float">
            <text:p>0.131115</text:p>
          </table:table-cell>
          <table:table-cell office:value-type="float" office:value="0.637216" calcext:value-type="float">
            <text:p>0.637216</text:p>
          </table:table-cell>
          <table:table-cell office:value-type="float" office:value="0.565204" calcext:value-type="float">
            <text:p>0.565204</text:p>
          </table:table-cell>
        </table:table-row>
        <table:table-row table:style-name="ro1">
          <table:table-cell/>
          <table:table-cell office:value-type="float" office:value="0.264692" calcext:value-type="float">
            <text:p>0.264692</text:p>
          </table:table-cell>
          <table:table-cell office:value-type="float" office:value="0" calcext:value-type="float">
            <text:p>0</text:p>
          </table:table-cell>
          <table:table-cell office:value-type="float" office:value="2.98369" calcext:value-type="float">
            <text:p>2.98369</text:p>
          </table:table-cell>
          <table:table-cell office:value-type="float" office:value="0.507211" calcext:value-type="float">
            <text:p>0.507211</text:p>
          </table:table-cell>
          <table:table-cell office:value-type="float" office:value="0.115112" calcext:value-type="float">
            <text:p>0.115112</text:p>
          </table:table-cell>
          <table:table-cell office:value-type="float" office:value="0.982796" calcext:value-type="float">
            <text:p>0.982796</text:p>
          </table:table-cell>
          <table:table-cell office:value-type="float" office:value="0.941144" calcext:value-type="float">
            <text:p>0.941144</text:p>
          </table:table-cell>
        </table:table-row>
        <table:table-row table:style-name="ro1">
          <table:table-cell/>
          <table:table-cell office:value-type="float" office:value="0.293416" calcext:value-type="float">
            <text:p>0.293416</text:p>
          </table:table-cell>
          <table:table-cell office:value-type="float" office:value="0" calcext:value-type="float">
            <text:p>0</text:p>
          </table:table-cell>
          <table:table-cell office:value-type="float" office:value="2.9828" calcext:value-type="float">
            <text:p>2.9828</text:p>
          </table:table-cell>
          <table:table-cell office:value-type="float" office:value="0.503273" calcext:value-type="float">
            <text:p>0.503273</text:p>
          </table:table-cell>
          <table:table-cell office:value-type="float" office:value="0.143299" calcext:value-type="float">
            <text:p>0.143299</text:p>
          </table:table-cell>
          <table:table-cell office:value-type="float" office:value="1.0208" calcext:value-type="float">
            <text:p>1.0208</text:p>
          </table:table-cell>
          <table:table-cell office:value-type="float" office:value="0.916717" calcext:value-type="float">
            <text:p>0.916717</text:p>
          </table:table-cell>
        </table:table-row>
        <table:table-row table:style-name="ro1">
          <table:table-cell/>
          <table:table-cell office:value-type="float" office:value="0.298016" calcext:value-type="float">
            <text:p>0.298016</text:p>
          </table:table-cell>
          <table:table-cell office:value-type="float" office:value="0" calcext:value-type="float">
            <text:p>0</text:p>
          </table:table-cell>
          <table:table-cell office:value-type="float" office:value="2.97581" calcext:value-type="float">
            <text:p>2.97581</text:p>
          </table:table-cell>
          <table:table-cell office:value-type="float" office:value="0.496926" calcext:value-type="float">
            <text:p>0.496926</text:p>
          </table:table-cell>
          <table:table-cell office:value-type="float" office:value="0.138753" calcext:value-type="float">
            <text:p>0.138753</text:p>
          </table:table-cell>
          <table:table-cell office:value-type="float" office:value="0.783763" calcext:value-type="float">
            <text:p>0.783763</text:p>
          </table:table-cell>
          <table:table-cell office:value-type="float" office:value="0.669496" calcext:value-type="float">
            <text:p>0.669496</text:p>
          </table:table-cell>
        </table:table-row>
        <table:table-row table:style-name="ro1">
          <table:table-cell/>
          <table:table-cell office:value-type="float" office:value="0.324003" calcext:value-type="float">
            <text:p>0.324003</text:p>
          </table:table-cell>
          <table:table-cell office:value-type="float" office:value="0" calcext:value-type="float">
            <text:p>0</text:p>
          </table:table-cell>
          <table:table-cell office:value-type="float" office:value="2.93682" calcext:value-type="float">
            <text:p>2.93682</text:p>
          </table:table-cell>
          <table:table-cell office:value-type="float" office:value="0.494509" calcext:value-type="float">
            <text:p>0.494509</text:p>
          </table:table-cell>
          <table:table-cell office:value-type="float" office:value="0.154755" calcext:value-type="float">
            <text:p>0.154755</text:p>
          </table:table-cell>
          <table:table-cell office:value-type="float" office:value="0.32568" calcext:value-type="float">
            <text:p>0.32568</text:p>
          </table:table-cell>
          <table:table-cell office:value-type="float" office:value="0.313645" calcext:value-type="float">
            <text:p>0.313645</text:p>
          </table:table-cell>
        </table:table-row>
        <table:table-row table:style-name="ro1">
          <table:table-cell/>
          <table:table-cell office:value-type="float" office:value="0.304759" calcext:value-type="float">
            <text:p>0.304759</text:p>
          </table:table-cell>
          <table:table-cell office:value-type="float" office:value="0" calcext:value-type="float">
            <text:p>0</text:p>
          </table:table-cell>
          <table:table-cell office:value-type="float" office:value="2.96235" calcext:value-type="float">
            <text:p>2.96235</text:p>
          </table:table-cell>
          <table:table-cell office:value-type="float" office:value="0.49027" calcext:value-type="float">
            <text:p>0.49027</text:p>
          </table:table-cell>
          <table:table-cell office:value-type="float" office:value="0.159665" calcext:value-type="float">
            <text:p>0.159665</text:p>
          </table:table-cell>
          <table:table-cell office:value-type="float" office:value="0.262837" calcext:value-type="float">
            <text:p>0.262837</text:p>
          </table:table-cell>
          <table:table-cell office:value-type="float" office:value="0.238227" calcext:value-type="float">
            <text:p>0.238227</text:p>
          </table:table-cell>
        </table:table-row>
        <table:table-row table:style-name="ro1">
          <table:table-cell/>
          <table:table-cell office:value-type="float" office:value="0.399382" calcext:value-type="float">
            <text:p>0.399382</text:p>
          </table:table-cell>
          <table:table-cell office:value-type="float" office:value="0" calcext:value-type="float">
            <text:p>0</text:p>
          </table:table-cell>
          <table:table-cell office:value-type="float" office:value="2.9828" calcext:value-type="float">
            <text:p>2.9828</text:p>
          </table:table-cell>
          <table:table-cell office:value-type="float" office:value="0.509152" calcext:value-type="float">
            <text:p>0.509152</text:p>
          </table:table-cell>
          <table:table-cell office:value-type="float" office:value="0.123477" calcext:value-type="float">
            <text:p>0.123477</text:p>
          </table:table-cell>
          <table:table-cell office:value-type="float" office:value="0.948343" calcext:value-type="float">
            <text:p>0.948343</text:p>
          </table:table-cell>
          <table:table-cell office:value-type="float" office:value="0.843111" calcext:value-type="float">
            <text:p>0.843111</text:p>
          </table:table-cell>
        </table:table-row>
        <table:table-row table:style-name="ro1">
          <table:table-cell/>
          <table:table-cell office:value-type="float" office:value="0.205883" calcext:value-type="float">
            <text:p>0.205883</text:p>
          </table:table-cell>
          <table:table-cell office:value-type="float" office:value="0" calcext:value-type="float">
            <text:p>0</text:p>
          </table:table-cell>
          <table:table-cell office:value-type="float" office:value="3.40638" calcext:value-type="float">
            <text:p>3.40638</text:p>
          </table:table-cell>
          <table:table-cell office:value-type="float" office:value="0.539694" calcext:value-type="float">
            <text:p>0.539694</text:p>
          </table:table-cell>
          <table:table-cell office:value-type="float" office:value="0.0951082" calcext:value-type="float">
            <text:p>0.0951082</text:p>
          </table:table-cell>
          <table:table-cell office:value-type="float" office:value="7.14287" calcext:value-type="float">
            <text:p>7.14287</text:p>
          </table:table-cell>
          <table:table-cell office:value-type="float" office:value="6.96577" calcext:value-type="float">
            <text:p>6.96577</text:p>
          </table:table-cell>
        </table:table-row>
        <table:table-row table:style-name="ro1">
          <table:table-cell/>
          <table:table-cell office:value-type="float" office:value="0.595904" calcext:value-type="float">
            <text:p>0.595904</text:p>
          </table:table-cell>
          <table:table-cell office:value-type="float" office:value="0" calcext:value-type="float">
            <text:p>0</text:p>
          </table:table-cell>
          <table:table-cell office:value-type="float" office:value="3.00066" calcext:value-type="float">
            <text:p>3.00066</text:p>
          </table:table-cell>
          <table:table-cell office:value-type="float" office:value="0.499311" calcext:value-type="float">
            <text:p>0.499311</text:p>
          </table:table-cell>
          <table:table-cell office:value-type="float" office:value="0.172941" calcext:value-type="float">
            <text:p>0.172941</text:p>
          </table:table-cell>
          <table:table-cell office:value-type="float" office:value="0.497793" calcext:value-type="float">
            <text:p>0.497793</text:p>
          </table:table-cell>
          <table:table-cell office:value-type="float" office:value="0.454491" calcext:value-type="float">
            <text:p>0.454491</text:p>
          </table:table-cell>
        </table:table-row>
        <table:table-row table:style-name="ro1">
          <table:table-cell/>
          <table:table-cell office:value-type="float" office:value="0.669405" calcext:value-type="float">
            <text:p>0.669405</text:p>
          </table:table-cell>
          <table:table-cell office:value-type="float" office:value="0" calcext:value-type="float">
            <text:p>0</text:p>
          </table:table-cell>
          <table:table-cell office:value-type="float" office:value="0.98053" calcext:value-type="float">
            <text:p>0.98053</text:p>
          </table:table-cell>
          <table:table-cell office:value-type="float" office:value="0.476185" calcext:value-type="float">
            <text:p>0.476185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73.236" calcext:value-type="float">
            <text:p>173.236</text:p>
          </table:table-cell>
          <table:table-cell office:value-type="float" office:value="162.825" calcext:value-type="float">
            <text:p>162.825</text:p>
          </table:table-cell>
        </table:table-row>
        <table:table-row table:style-name="ro1">
          <table:table-cell/>
          <table:table-cell office:value-type="float" office:value="0.264593" calcext:value-type="float">
            <text:p>0.264593</text:p>
          </table:table-cell>
          <table:table-cell office:value-type="float" office:value="0" calcext:value-type="float">
            <text:p>0</text:p>
          </table:table-cell>
          <table:table-cell office:value-type="float" office:value="2.98917" calcext:value-type="float">
            <text:p>2.98917</text:p>
          </table:table-cell>
          <table:table-cell office:value-type="float" office:value="0.508243" calcext:value-type="float">
            <text:p>0.508243</text:p>
          </table:table-cell>
          <table:table-cell office:value-type="float" office:value="0.101473" calcext:value-type="float">
            <text:p>0.101473</text:p>
          </table:table-cell>
          <table:table-cell office:value-type="float" office:value="2.6028" calcext:value-type="float">
            <text:p>2.6028</text:p>
          </table:table-cell>
          <table:table-cell office:value-type="float" office:value="2.31322" calcext:value-type="float">
            <text:p>2.31322</text:p>
          </table:table-cell>
        </table:table-row>
        <table:table-row table:style-name="ro1">
          <table:table-cell/>
          <table:table-cell office:value-type="float" office:value="0.162653" calcext:value-type="float">
            <text:p>0.162653</text:p>
          </table:table-cell>
          <table:table-cell office:value-type="float" office:value="0" calcext:value-type="float">
            <text:p>0</text:p>
          </table:table-cell>
          <table:table-cell office:value-type="float" office:value="0.718439" calcext:value-type="float">
            <text:p>0.718439</text:p>
          </table:table-cell>
          <table:table-cell office:value-type="float" office:value="0.504304" calcext:value-type="float">
            <text:p>0.504304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17.204" calcext:value-type="float">
            <text:p>117.204</text:p>
          </table:table-cell>
          <table:table-cell office:value-type="float" office:value="115.873" calcext:value-type="float">
            <text:p>115.873</text:p>
          </table:table-cell>
        </table:table-row>
        <table:table-row table:style-name="ro1">
          <table:table-cell/>
          <table:table-cell office:value-type="float" office:value="0.289046" calcext:value-type="float">
            <text:p>0.289046</text:p>
          </table:table-cell>
          <table:table-cell office:value-type="float" office:value="0" calcext:value-type="float">
            <text:p>0</text:p>
          </table:table-cell>
          <table:table-cell office:value-type="float" office:value="2.8567" calcext:value-type="float">
            <text:p>2.8567</text:p>
          </table:table-cell>
          <table:table-cell office:value-type="float" office:value="0.495714" calcext:value-type="float">
            <text:p>0.495714</text:p>
          </table:table-cell>
          <table:table-cell office:value-type="float" office:value="0.126568" calcext:value-type="float">
            <text:p>0.126568</text:p>
          </table:table-cell>
          <table:table-cell office:value-type="float" office:value="0.597254" calcext:value-type="float">
            <text:p>0.597254</text:p>
          </table:table-cell>
          <table:table-cell office:value-type="float" office:value="0.531584" calcext:value-type="float">
            <text:p>0.531584</text:p>
          </table:table-cell>
        </table:table-row>
        <table:table-row table:style-name="ro1">
          <table:table-cell/>
          <table:table-cell office:value-type="float" office:value="0.369233" calcext:value-type="float">
            <text:p>0.369233</text:p>
          </table:table-cell>
          <table:table-cell office:value-type="float" office:value="0" calcext:value-type="float">
            <text:p>0</text:p>
          </table:table-cell>
          <table:table-cell office:value-type="float" office:value="2.89076" calcext:value-type="float">
            <text:p>2.89076</text:p>
          </table:table-cell>
          <table:table-cell office:value-type="float" office:value="0.506411" calcext:value-type="float">
            <text:p>0.506411</text:p>
          </table:table-cell>
          <table:table-cell office:value-type="float" office:value="0.102019" calcext:value-type="float">
            <text:p>0.102019</text:p>
          </table:table-cell>
          <table:table-cell office:value-type="float" office:value="0.414495" calcext:value-type="float">
            <text:p>0.414495</text:p>
          </table:table-cell>
          <table:table-cell office:value-type="float" office:value="0.41457" calcext:value-type="float">
            <text:p>0.41457</text:p>
          </table:table-cell>
        </table:table-row>
        <table:table-row table:style-name="ro1">
          <table:table-cell/>
          <table:table-cell office:value-type="float" office:value="0.310721" calcext:value-type="float">
            <text:p>0.310721</text:p>
          </table:table-cell>
          <table:table-cell office:value-type="float" office:value="0" calcext:value-type="float">
            <text:p>0</text:p>
          </table:table-cell>
          <table:table-cell office:value-type="float" office:value="3.00561" calcext:value-type="float">
            <text:p>3.00561</text:p>
          </table:table-cell>
          <table:table-cell office:value-type="float" office:value="0.512795" calcext:value-type="float">
            <text:p>0.512795</text:p>
          </table:table-cell>
          <table:table-cell office:value-type="float" office:value="0.118385" calcext:value-type="float">
            <text:p>0.118385</text:p>
          </table:table-cell>
          <table:table-cell office:value-type="float" office:value="0.720084" calcext:value-type="float">
            <text:p>0.720084</text:p>
          </table:table-cell>
          <table:table-cell office:value-type="float" office:value="0.678985" calcext:value-type="float">
            <text:p>0.678985</text:p>
          </table:table-cell>
        </table:table-row>
        <table:table-row table:style-name="ro1">
          <table:table-cell/>
          <table:table-cell office:value-type="float" office:value="0.442227" calcext:value-type="float">
            <text:p>0.442227</text:p>
          </table:table-cell>
          <table:table-cell office:value-type="float" office:value="0" calcext:value-type="float">
            <text:p>0</text:p>
          </table:table-cell>
          <table:table-cell office:value-type="float" office:value="2.87815" calcext:value-type="float">
            <text:p>2.87815</text:p>
          </table:table-cell>
          <table:table-cell office:value-type="float" office:value="0.495265" calcext:value-type="float">
            <text:p>0.495265</text:p>
          </table:table-cell>
          <table:table-cell office:value-type="float" office:value="0.120204" calcext:value-type="float">
            <text:p>0.120204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397262" calcext:value-type="float">
            <text:p>0.397262</text:p>
          </table:table-cell>
        </table:table-row>
        <table:table-row table:style-name="ro1">
          <table:table-cell/>
          <table:table-cell office:value-type="float" office:value="0.406689" calcext:value-type="float">
            <text:p>0.406689</text:p>
          </table:table-cell>
          <table:table-cell office:value-type="float" office:value="0" calcext:value-type="float">
            <text:p>0</text:p>
          </table:table-cell>
          <table:table-cell office:value-type="float" office:value="2.96976" calcext:value-type="float">
            <text:p>2.96976</text:p>
          </table:table-cell>
          <table:table-cell office:value-type="float" office:value="0.492401" calcext:value-type="float">
            <text:p>0.492401</text:p>
          </table:table-cell>
          <table:table-cell office:value-type="float" office:value="0.143844" calcext:value-type="float">
            <text:p>0.143844</text:p>
          </table:table-cell>
          <table:table-cell office:value-type="float" office:value="0.111527" calcext:value-type="float">
            <text:p>0.111527</text:p>
          </table:table-cell>
          <table:table-cell office:value-type="float" office:value="0.102087" calcext:value-type="float">
            <text:p>0.102087</text:p>
          </table:table-cell>
        </table:table-row>
        <table:table-row table:style-name="ro1">
          <table:table-cell/>
          <table:table-cell office:value-type="float" office:value="0.509471" calcext:value-type="float">
            <text:p>0.509471</text:p>
          </table:table-cell>
          <table:table-cell office:value-type="float" office:value="0" calcext:value-type="float">
            <text:p>0</text:p>
          </table:table-cell>
          <table:table-cell office:value-type="float" office:value="2.94375" calcext:value-type="float">
            <text:p>2.94375</text:p>
          </table:table-cell>
          <table:table-cell office:value-type="float" office:value="0.481938" calcext:value-type="float">
            <text:p>0.481938</text:p>
          </table:table-cell>
          <table:table-cell office:value-type="float" office:value="0.18367" calcext:value-type="float">
            <text:p>0.18367</text:p>
          </table:table-cell>
          <table:table-cell office:value-type="float" office:value="0.961368" calcext:value-type="float">
            <text:p>0.961368</text:p>
          </table:table-cell>
          <table:table-cell office:value-type="float" office:value="0.891844" calcext:value-type="float">
            <text:p>0.891844</text:p>
          </table:table-cell>
        </table:table-row>
        <table:table-row table:style-name="ro1">
          <table:table-cell/>
          <table:table-cell office:value-type="float" office:value="0.232739" calcext:value-type="float">
            <text:p>0.232739</text:p>
          </table:table-cell>
          <table:table-cell office:value-type="float" office:value="0" calcext:value-type="float">
            <text:p>0</text:p>
          </table:table-cell>
          <table:table-cell office:value-type="float" office:value="2.99844" calcext:value-type="float">
            <text:p>2.99844</text:p>
          </table:table-cell>
          <table:table-cell office:value-type="float" office:value="0.515832" calcext:value-type="float">
            <text:p>0.515832</text:p>
          </table:table-cell>
          <table:table-cell office:value-type="float" office:value="0.119113" calcext:value-type="float">
            <text:p>0.119113</text:p>
          </table:table-cell>
          <table:table-cell office:value-type="float" office:value="0.901615" calcext:value-type="float">
            <text:p>0.901615</text:p>
          </table:table-cell>
          <table:table-cell office:value-type="float" office:value="0.799931" calcext:value-type="float">
            <text:p>0.799931</text:p>
          </table:table-cell>
        </table:table-row>
        <table:table-row table:style-name="ro1">
          <table:table-cell table:style-name="ce6" office:value-type="string" calcext:value-type="string">
            <text:p>chicken</text:p>
          </table:table-cell>
          <table:table-cell table:style-name="ce10" office:value-type="float" office:value="0.0283796" calcext:value-type="float">
            <text:p>0.028379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8903" calcext:value-type="float">
            <text:p>3.08903</text:p>
          </table:table-cell>
          <table:table-cell table:style-name="ce10" office:value-type="float" office:value="0.501314" calcext:value-type="float">
            <text:p>0.501314</text:p>
          </table:table-cell>
          <table:table-cell table:style-name="ce10" office:value-type="float" office:value="0.136255" calcext:value-type="float">
            <text:p>0.136255</text:p>
          </table:table-cell>
          <table:table-cell table:style-name="ce10" office:value-type="float" office:value="1.0035" calcext:value-type="float">
            <text:p>1.0035</text:p>
          </table:table-cell>
          <table:table-cell table:style-name="ce10" office:value-type="float" office:value="0.957731" calcext:value-type="float">
            <text:p>0.957731</text:p>
          </table:table-cell>
        </table:table-row>
        <table:table-row table:style-name="ro1">
          <table:table-cell/>
          <table:table-cell office:value-type="float" office:value="0.128192" calcext:value-type="float">
            <text:p>0.128192</text:p>
          </table:table-cell>
          <table:table-cell office:value-type="float" office:value="0" calcext:value-type="float">
            <text:p>0</text:p>
          </table:table-cell>
          <table:table-cell office:value-type="float" office:value="2.97504" calcext:value-type="float">
            <text:p>2.97504</text:p>
          </table:table-cell>
          <table:table-cell office:value-type="float" office:value="0.466718" calcext:value-type="float">
            <text:p>0.466718</text:p>
          </table:table-cell>
          <table:table-cell office:value-type="float" office:value="0.272511" calcext:value-type="float">
            <text:p>0.272511</text:p>
          </table:table-cell>
          <table:table-cell office:value-type="float" office:value="0.514222" calcext:value-type="float">
            <text:p>0.514222</text:p>
          </table:table-cell>
          <table:table-cell office:value-type="float" office:value="0.482641" calcext:value-type="float">
            <text:p>0.482641</text:p>
          </table:table-cell>
        </table:table-row>
        <table:table-row table:style-name="ro1">
          <table:table-cell/>
          <table:table-cell office:value-type="float" office:value="0.255139" calcext:value-type="float">
            <text:p>0.255139</text:p>
          </table:table-cell>
          <table:table-cell office:value-type="float" office:value="0" calcext:value-type="float">
            <text:p>0</text:p>
          </table:table-cell>
          <table:table-cell office:value-type="float" office:value="2.81745" calcext:value-type="float">
            <text:p>2.81745</text:p>
          </table:table-cell>
          <table:table-cell office:value-type="float" office:value="0.471774" calcext:value-type="float">
            <text:p>0.471774</text:p>
          </table:table-cell>
          <table:table-cell office:value-type="float" office:value="0.283945" calcext:value-type="float">
            <text:p>0.283945</text:p>
          </table:table-cell>
          <table:table-cell office:value-type="float" office:value="0.65702" calcext:value-type="float">
            <text:p>0.65702</text:p>
          </table:table-cell>
          <table:table-cell office:value-type="float" office:value="0.614414" calcext:value-type="float">
            <text:p>0.614414</text:p>
          </table:table-cell>
        </table:table-row>
        <table:table-row table:style-name="ro1">
          <table:table-cell/>
          <table:table-cell office:value-type="float" office:value="0.165025" calcext:value-type="float">
            <text:p>0.165025</text:p>
          </table:table-cell>
          <table:table-cell office:value-type="float" office:value="0" calcext:value-type="float">
            <text:p>0</text:p>
          </table:table-cell>
          <table:table-cell office:value-type="float" office:value="3.06591" calcext:value-type="float">
            <text:p>3.06591</text:p>
          </table:table-cell>
          <table:table-cell office:value-type="float" office:value="0.472617" calcext:value-type="float">
            <text:p>0.472617</text:p>
          </table:table-cell>
          <table:table-cell office:value-type="float" office:value="0.262506" calcext:value-type="float">
            <text:p>0.262506</text:p>
          </table:table-cell>
          <table:table-cell office:value-type="float" office:value="0.784983" calcext:value-type="float">
            <text:p>0.784983</text:p>
          </table:table-cell>
          <table:table-cell office:value-type="float" office:value="0.733023" calcext:value-type="float">
            <text:p>0.733023</text:p>
          </table:table-cell>
        </table:table-row>
        <table:table-row table:style-name="ro1">
          <table:table-cell/>
          <table:table-cell office:value-type="float" office:value="0.0932447" calcext:value-type="float">
            <text:p>0.0932447</text:p>
          </table:table-cell>
          <table:table-cell office:value-type="float" office:value="0" calcext:value-type="float">
            <text:p>0</text:p>
          </table:table-cell>
          <table:table-cell office:value-type="float" office:value="2.88239" calcext:value-type="float">
            <text:p>2.88239</text:p>
          </table:table-cell>
          <table:table-cell office:value-type="float" office:value="0.488968" calcext:value-type="float">
            <text:p>0.488968</text:p>
          </table:table-cell>
          <table:table-cell office:value-type="float" office:value="0.257742" calcext:value-type="float">
            <text:p>0.257742</text:p>
          </table:table-cell>
          <table:table-cell office:value-type="float" office:value="0.383027" calcext:value-type="float">
            <text:p>0.383027</text:p>
          </table:table-cell>
          <table:table-cell office:value-type="float" office:value="0.374076" calcext:value-type="float">
            <text:p>0.374076</text:p>
          </table:table-cell>
        </table:table-row>
        <table:table-row table:style-name="ro1">
          <table:table-cell/>
          <table:table-cell office:value-type="float" office:value="0.0473921" calcext:value-type="float">
            <text:p>0.0473921</text:p>
          </table:table-cell>
          <table:table-cell office:value-type="float" office:value="0" calcext:value-type="float">
            <text:p>0</text:p>
          </table:table-cell>
          <table:table-cell office:value-type="float" office:value="3.47675" calcext:value-type="float">
            <text:p>3.47675</text:p>
          </table:table-cell>
          <table:table-cell office:value-type="float" office:value="0.619587" calcext:value-type="float">
            <text:p>0.619587</text:p>
          </table:table-cell>
          <table:table-cell office:value-type="float" office:value="0.103859" calcext:value-type="float">
            <text:p>0.103859</text:p>
          </table:table-cell>
          <table:table-cell office:value-type="float" office:value="132.342" calcext:value-type="float">
            <text:p>132.342</text:p>
          </table:table-cell>
          <table:table-cell office:value-type="float" office:value="127.771" calcext:value-type="float">
            <text:p>127.771</text:p>
          </table:table-cell>
        </table:table-row>
        <table:table-row table:style-name="ro1">
          <table:table-cell/>
          <table:table-cell office:value-type="float" office:value="0.115529" calcext:value-type="float">
            <text:p>0.115529</text:p>
          </table:table-cell>
          <table:table-cell office:value-type="float" office:value="0" calcext:value-type="float">
            <text:p>0</text:p>
          </table:table-cell>
          <table:table-cell office:value-type="float" office:value="3.02537" calcext:value-type="float">
            <text:p>3.02537</text:p>
          </table:table-cell>
          <table:table-cell office:value-type="float" office:value="0.468168" calcext:value-type="float">
            <text:p>0.468168</text:p>
          </table:table-cell>
          <table:table-cell office:value-type="float" office:value="0.272034" calcext:value-type="float">
            <text:p>0.272034</text:p>
          </table:table-cell>
          <table:table-cell office:value-type="float" office:value="0.565011" calcext:value-type="float">
            <text:p>0.565011</text:p>
          </table:table-cell>
          <table:table-cell office:value-type="float" office:value="0.54415" calcext:value-type="float">
            <text:p>0.54415</text:p>
          </table:table-cell>
        </table:table-row>
        <table:table-row table:style-name="ro1">
          <table:table-cell/>
          <table:table-cell office:value-type="float" office:value="0.0338086" calcext:value-type="float">
            <text:p>0.0338086</text:p>
          </table:table-cell>
          <table:table-cell office:value-type="float" office:value="0" calcext:value-type="float">
            <text:p>0</text:p>
          </table:table-cell>
          <table:table-cell office:value-type="float" office:value="2.99866" calcext:value-type="float">
            <text:p>2.99866</text:p>
          </table:table-cell>
          <table:table-cell office:value-type="float" office:value="0.483696" calcext:value-type="float">
            <text:p>0.483696</text:p>
          </table:table-cell>
          <table:table-cell office:value-type="float" office:value="0.17151" calcext:value-type="float">
            <text:p>0.17151</text:p>
          </table:table-cell>
          <table:table-cell office:value-type="float" office:value="1.53832" calcext:value-type="float">
            <text:p>1.53832</text:p>
          </table:table-cell>
          <table:table-cell office:value-type="float" office:value="1.58236" calcext:value-type="float">
            <text:p>1.58236</text:p>
          </table:table-cell>
        </table:table-row>
        <table:table-row table:style-name="ro1">
          <table:table-cell/>
          <table:table-cell office:value-type="float" office:value="0.219829" calcext:value-type="float">
            <text:p>0.219829</text:p>
          </table:table-cell>
          <table:table-cell office:value-type="float" office:value="0" calcext:value-type="float">
            <text:p>0</text:p>
          </table:table-cell>
          <table:table-cell office:value-type="float" office:value="2.8268" calcext:value-type="float">
            <text:p>2.8268</text:p>
          </table:table-cell>
          <table:table-cell office:value-type="float" office:value="0.454453" calcext:value-type="float">
            <text:p>0.454453</text:p>
          </table:table-cell>
          <table:table-cell office:value-type="float" office:value="0.276798" calcext:value-type="float">
            <text:p>0.276798</text:p>
          </table:table-cell>
          <table:table-cell office:value-type="float" office:value="0.493398" calcext:value-type="float">
            <text:p>0.493398</text:p>
          </table:table-cell>
          <table:table-cell office:value-type="float" office:value="0.479053" calcext:value-type="float">
            <text:p>0.479053</text:p>
          </table:table-cell>
        </table:table-row>
        <table:table-row table:style-name="ro1">
          <table:table-cell/>
          <table:table-cell office:value-type="float" office:value="0.165358" calcext:value-type="float">
            <text:p>0.165358</text:p>
          </table:table-cell>
          <table:table-cell office:value-type="float" office:value="0" calcext:value-type="float">
            <text:p>0</text:p>
          </table:table-cell>
          <table:table-cell office:value-type="float" office:value="2.93502" calcext:value-type="float">
            <text:p>2.93502</text:p>
          </table:table-cell>
          <table:table-cell office:value-type="float" office:value="0.455316" calcext:value-type="float">
            <text:p>0.455316</text:p>
          </table:table-cell>
          <table:table-cell office:value-type="float" office:value="0.300619" calcext:value-type="float">
            <text:p>0.300619</text:p>
          </table:table-cell>
          <table:table-cell office:value-type="float" office:value="0.272765" calcext:value-type="float">
            <text:p>0.272765</text:p>
          </table:table-cell>
          <table:table-cell office:value-type="float" office:value="0.279174" calcext:value-type="float">
            <text:p>0.279174</text:p>
          </table:table-cell>
        </table:table-row>
        <table:table-row table:style-name="ro1">
          <table:table-cell/>
          <table:table-cell office:value-type="float" office:value="0.0397656" calcext:value-type="float">
            <text:p>0.0397656</text:p>
          </table:table-cell>
          <table:table-cell office:value-type="float" office:value="0" calcext:value-type="float">
            <text:p>0</text:p>
          </table:table-cell>
          <table:table-cell office:value-type="float" office:value="3.06253" calcext:value-type="float">
            <text:p>3.06253</text:p>
          </table:table-cell>
          <table:table-cell office:value-type="float" office:value="0.490496" calcext:value-type="float">
            <text:p>0.490496</text:p>
          </table:table-cell>
          <table:table-cell office:value-type="float" office:value="0.157218" calcext:value-type="float">
            <text:p>0.157218</text:p>
          </table:table-cell>
          <table:table-cell office:value-type="float" office:value="0.861321" calcext:value-type="float">
            <text:p>0.861321</text:p>
          </table:table-cell>
          <table:table-cell office:value-type="float" office:value="0.868725" calcext:value-type="float">
            <text:p>0.868725</text:p>
          </table:table-cell>
        </table:table-row>
        <table:table-row table:style-name="ro1">
          <table:table-cell/>
          <table:table-cell office:value-type="float" office:value="0.107901" calcext:value-type="float">
            <text:p>0.107901</text:p>
          </table:table-cell>
          <table:table-cell office:value-type="float" office:value="0" calcext:value-type="float">
            <text:p>0</text:p>
          </table:table-cell>
          <table:table-cell office:value-type="float" office:value="3.00746" calcext:value-type="float">
            <text:p>3.00746</text:p>
          </table:table-cell>
          <table:table-cell office:value-type="float" office:value="0.461892" calcext:value-type="float">
            <text:p>0.461892</text:p>
          </table:table-cell>
          <table:table-cell office:value-type="float" office:value="0.261077" calcext:value-type="float">
            <text:p>0.261077</text:p>
          </table:table-cell>
          <table:table-cell office:value-type="float" office:value="0.469185" calcext:value-type="float">
            <text:p>0.469185</text:p>
          </table:table-cell>
          <table:table-cell office:value-type="float" office:value="0.46958" calcext:value-type="float">
            <text:p>0.46958</text:p>
          </table:table-cell>
        </table:table-row>
        <table:table-row table:style-name="ro1">
          <table:table-cell/>
          <table:table-cell office:value-type="float" office:value="0.0322551" calcext:value-type="float">
            <text:p>0.0322551</text:p>
          </table:table-cell>
          <table:table-cell office:value-type="float" office:value="0" calcext:value-type="float">
            <text:p>0</text:p>
          </table:table-cell>
          <table:table-cell office:value-type="float" office:value="3.84287" calcext:value-type="float">
            <text:p>3.84287</text:p>
          </table:table-cell>
          <table:table-cell office:value-type="float" office:value="0.744276" calcext:value-type="float">
            <text:p>0.744276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07.833" calcext:value-type="float">
            <text:p>207.833</text:p>
          </table:table-cell>
          <table:table-cell office:value-type="float" office:value="207.655" calcext:value-type="float">
            <text:p>207.655</text:p>
          </table:table-cell>
        </table:table-row>
        <table:table-row table:style-name="ro1">
          <table:table-cell/>
          <table:table-cell office:value-type="float" office:value="0.0595028" calcext:value-type="float">
            <text:p>0.0595028</text:p>
          </table:table-cell>
          <table:table-cell office:value-type="float" office:value="0" calcext:value-type="float">
            <text:p>0</text:p>
          </table:table-cell>
          <table:table-cell office:value-type="float" office:value="3.00905" calcext:value-type="float">
            <text:p>3.00905</text:p>
          </table:table-cell>
          <table:table-cell office:value-type="float" office:value="0.478514" calcext:value-type="float">
            <text:p>0.478514</text:p>
          </table:table-cell>
          <table:table-cell office:value-type="float" office:value="0.202477" calcext:value-type="float">
            <text:p>0.202477</text:p>
          </table:table-cell>
          <table:table-cell office:value-type="float" office:value="48.7341" calcext:value-type="float">
            <text:p>48.7341</text:p>
          </table:table-cell>
          <table:table-cell office:value-type="float" office:value="51.619" calcext:value-type="float">
            <text:p>51.619</text:p>
          </table:table-cell>
        </table:table-row>
        <table:table-row table:style-name="ro1">
          <table:table-cell/>
          <table:table-cell office:value-type="float" office:value="0.102544" calcext:value-type="float">
            <text:p>0.102544</text:p>
          </table:table-cell>
          <table:table-cell office:value-type="float" office:value="0" calcext:value-type="float">
            <text:p>0</text:p>
          </table:table-cell>
          <table:table-cell office:value-type="float" office:value="3.08958" calcext:value-type="float">
            <text:p>3.08958</text:p>
          </table:table-cell>
          <table:table-cell office:value-type="float" office:value="0.4842" calcext:value-type="float">
            <text:p>0.4842</text:p>
          </table:table-cell>
          <table:table-cell office:value-type="float" office:value="0.220105" calcext:value-type="float">
            <text:p>0.220105</text:p>
          </table:table-cell>
          <table:table-cell office:value-type="float" office:value="278.919" calcext:value-type="float">
            <text:p>278.919</text:p>
          </table:table-cell>
          <table:table-cell office:value-type="float" office:value="278.803" calcext:value-type="float">
            <text:p>278.803</text:p>
          </table:table-cell>
        </table:table-row>
        <table:table-row table:style-name="ro1">
          <table:table-cell/>
          <table:table-cell office:value-type="float" office:value="0.0709129" calcext:value-type="float">
            <text:p>0.0709129</text:p>
          </table:table-cell>
          <table:table-cell office:value-type="float" office:value="0" calcext:value-type="float">
            <text:p>0</text:p>
          </table:table-cell>
          <table:table-cell office:value-type="float" office:value="2.92118" calcext:value-type="float">
            <text:p>2.92118</text:p>
          </table:table-cell>
          <table:table-cell office:value-type="float" office:value="0.459475" calcext:value-type="float">
            <text:p>0.459475</text:p>
          </table:table-cell>
          <table:table-cell office:value-type="float" office:value="0.246784" calcext:value-type="float">
            <text:p>0.246784</text:p>
          </table:table-cell>
          <table:table-cell office:value-type="float" office:value="258.776" calcext:value-type="float">
            <text:p>258.776</text:p>
          </table:table-cell>
          <table:table-cell office:value-type="float" office:value="254.257" calcext:value-type="float">
            <text:p>254.257</text:p>
          </table:table-cell>
        </table:table-row>
        <table:table-row table:style-name="ro1">
          <table:table-cell/>
          <table:table-cell office:value-type="float" office:value="0.0819961" calcext:value-type="float">
            <text:p>0.0819961</text:p>
          </table:table-cell>
          <table:table-cell office:value-type="float" office:value="0" calcext:value-type="float">
            <text:p>0</text:p>
          </table:table-cell>
          <table:table-cell office:value-type="float" office:value="2.93458" calcext:value-type="float">
            <text:p>2.93458</text:p>
          </table:table-cell>
          <table:table-cell office:value-type="float" office:value="0.458939" calcext:value-type="float">
            <text:p>0.458939</text:p>
          </table:table-cell>
          <table:table-cell office:value-type="float" office:value="0.244879" calcext:value-type="float">
            <text:p>0.244879</text:p>
          </table:table-cell>
          <table:table-cell office:value-type="float" office:value="0.99563" calcext:value-type="float">
            <text:p>0.99563</text:p>
          </table:table-cell>
          <table:table-cell office:value-type="float" office:value="1.00795" calcext:value-type="float">
            <text:p>1.00795</text:p>
          </table:table-cell>
        </table:table-row>
        <table:table-row table:style-name="ro1">
          <table:table-cell/>
          <table:table-cell office:value-type="float" office:value="0.146859" calcext:value-type="float">
            <text:p>0.146859</text:p>
          </table:table-cell>
          <table:table-cell office:value-type="float" office:value="0" calcext:value-type="float">
            <text:p>0</text:p>
          </table:table-cell>
          <table:table-cell office:value-type="float" office:value="2.98585" calcext:value-type="float">
            <text:p>2.98585</text:p>
          </table:table-cell>
          <table:table-cell office:value-type="float" office:value="0.47395" calcext:value-type="float">
            <text:p>0.47395</text:p>
          </table:table-cell>
          <table:table-cell office:value-type="float" office:value="0.290615" calcext:value-type="float">
            <text:p>0.290615</text:p>
          </table:table-cell>
          <table:table-cell office:value-type="float" office:value="0.56646" calcext:value-type="float">
            <text:p>0.56646</text:p>
          </table:table-cell>
          <table:table-cell office:value-type="float" office:value="0.569389" calcext:value-type="float">
            <text:p>0.569389</text:p>
          </table:table-cell>
        </table:table-row>
        <table:table-row table:style-name="ro1">
          <table:table-cell/>
          <table:table-cell office:value-type="float" office:value="0.19407" calcext:value-type="float">
            <text:p>0.19407</text:p>
          </table:table-cell>
          <table:table-cell office:value-type="float" office:value="0" calcext:value-type="float">
            <text:p>0</text:p>
          </table:table-cell>
          <table:table-cell office:value-type="float" office:value="3.05725" calcext:value-type="float">
            <text:p>3.05725</text:p>
          </table:table-cell>
          <table:table-cell office:value-type="float" office:value="0.481092" calcext:value-type="float">
            <text:p>0.481092</text:p>
          </table:table-cell>
          <table:table-cell office:value-type="float" office:value="0.270129" calcext:value-type="float">
            <text:p>0.270129</text:p>
          </table:table-cell>
          <table:table-cell office:value-type="float" office:value="0.475747" calcext:value-type="float">
            <text:p>0.475747</text:p>
          </table:table-cell>
          <table:table-cell office:value-type="float" office:value="0.459077" calcext:value-type="float">
            <text:p>0.459077</text:p>
          </table:table-cell>
        </table:table-row>
        <table:table-row table:style-name="ro1">
          <table:table-cell/>
          <table:table-cell office:value-type="float" office:value="0.126561" calcext:value-type="float">
            <text:p>0.126561</text:p>
          </table:table-cell>
          <table:table-cell office:value-type="float" office:value="0" calcext:value-type="float">
            <text:p>0</text:p>
          </table:table-cell>
          <table:table-cell office:value-type="float" office:value="2.96569" calcext:value-type="float">
            <text:p>2.96569</text:p>
          </table:table-cell>
          <table:table-cell office:value-type="float" office:value="0.465459" calcext:value-type="float">
            <text:p>0.465459</text:p>
          </table:table-cell>
          <table:table-cell office:value-type="float" office:value="0.253454" calcext:value-type="float">
            <text:p>0.253454</text:p>
          </table:table-cell>
          <table:table-cell office:value-type="float" office:value="219.413" calcext:value-type="float">
            <text:p>219.413</text:p>
          </table:table-cell>
          <table:table-cell office:value-type="float" office:value="213.716" calcext:value-type="float">
            <text:p>213.716</text:p>
          </table:table-cell>
        </table:table-row>
        <table:table-row table:style-name="ro1">
          <table:table-cell/>
          <table:table-cell office:value-type="float" office:value="0.188816" calcext:value-type="float">
            <text:p>0.188816</text:p>
          </table:table-cell>
          <table:table-cell office:value-type="float" office:value="0" calcext:value-type="float">
            <text:p>0</text:p>
          </table:table-cell>
          <table:table-cell office:value-type="float" office:value="3.00747" calcext:value-type="float">
            <text:p>3.00747</text:p>
          </table:table-cell>
          <table:table-cell office:value-type="float" office:value="0.461733" calcext:value-type="float">
            <text:p>0.461733</text:p>
          </table:table-cell>
          <table:table-cell office:value-type="float" office:value="0.278228" calcext:value-type="float">
            <text:p>0.278228</text:p>
          </table:table-cell>
          <table:table-cell office:value-type="float" office:value="187.797" calcext:value-type="float">
            <text:p>187.797</text:p>
          </table:table-cell>
          <table:table-cell office:value-type="float" office:value="190.013" calcext:value-type="float">
            <text:p>190.013</text:p>
          </table:table-cell>
        </table:table-row>
        <table:table-row table:style-name="ro1">
          <table:table-cell/>
          <table:table-cell office:value-type="float" office:value="0.18784" calcext:value-type="float">
            <text:p>0.18784</text:p>
          </table:table-cell>
          <table:table-cell office:value-type="float" office:value="0" calcext:value-type="float">
            <text:p>0</text:p>
          </table:table-cell>
          <table:table-cell office:value-type="float" office:value="3.01244" calcext:value-type="float">
            <text:p>3.01244</text:p>
          </table:table-cell>
          <table:table-cell office:value-type="float" office:value="0.477151" calcext:value-type="float">
            <text:p>0.477151</text:p>
          </table:table-cell>
          <table:table-cell office:value-type="float" office:value="0.284898" calcext:value-type="float">
            <text:p>0.284898</text:p>
          </table:table-cell>
          <table:table-cell office:value-type="float" office:value="0.310942" calcext:value-type="float">
            <text:p>0.310942</text:p>
          </table:table-cell>
          <table:table-cell office:value-type="float" office:value="0.303605" calcext:value-type="float">
            <text:p>0.303605</text:p>
          </table:table-cell>
        </table:table-row>
        <table:table-row table:style-name="ro1">
          <table:table-cell/>
          <table:table-cell office:value-type="float" office:value="0.0492076" calcext:value-type="float">
            <text:p>0.0492076</text:p>
          </table:table-cell>
          <table:table-cell office:value-type="float" office:value="0" calcext:value-type="float">
            <text:p>0</text:p>
          </table:table-cell>
          <table:table-cell office:value-type="float" office:value="3.35799" calcext:value-type="float">
            <text:p>3.35799</text:p>
          </table:table-cell>
          <table:table-cell office:value-type="float" office:value="0.634538" calcext:value-type="float">
            <text:p>0.634538</text:p>
          </table:table-cell>
          <table:table-cell office:value-type="float" office:value="0.0590758" calcext:value-type="float">
            <text:p>0.0590758</text:p>
          </table:table-cell>
          <table:table-cell office:value-type="float" office:value="101.487" calcext:value-type="float">
            <text:p>101.487</text:p>
          </table:table-cell>
          <table:table-cell office:value-type="float" office:value="98.9167" calcext:value-type="float">
            <text:p>98.9167</text:p>
          </table:table-cell>
        </table:table-row>
        <table:table-row table:style-name="ro1">
          <table:table-cell/>
          <table:table-cell office:value-type="float" office:value="0.0592528" calcext:value-type="float">
            <text:p>0.0592528</text:p>
          </table:table-cell>
          <table:table-cell office:value-type="float" office:value="0" calcext:value-type="float">
            <text:p>0</text:p>
          </table:table-cell>
          <table:table-cell office:value-type="float" office:value="3.2697" calcext:value-type="float">
            <text:p>3.2697</text:p>
          </table:table-cell>
          <table:table-cell office:value-type="float" office:value="0.538926" calcext:value-type="float">
            <text:p>0.538926</text:p>
          </table:table-cell>
          <table:table-cell office:value-type="float" office:value="0.121963" calcext:value-type="float">
            <text:p>0.121963</text:p>
          </table:table-cell>
          <table:table-cell office:value-type="float" office:value="3.61414" calcext:value-type="float">
            <text:p>3.61414</text:p>
          </table:table-cell>
          <table:table-cell office:value-type="float" office:value="3.24238" calcext:value-type="float">
            <text:p>3.24238</text:p>
          </table:table-cell>
        </table:table-row>
        <table:table-row table:style-name="ro1">
          <table:table-cell/>
          <table:table-cell office:value-type="float" office:value="0.0376975" calcext:value-type="float">
            <text:p>0.0376975</text:p>
          </table:table-cell>
          <table:table-cell office:value-type="float" office:value="0" calcext:value-type="float">
            <text:p>0</text:p>
          </table:table-cell>
          <table:table-cell office:value-type="float" office:value="3.49748" calcext:value-type="float">
            <text:p>3.49748</text:p>
          </table:table-cell>
          <table:table-cell office:value-type="float" office:value="0.625892" calcext:value-type="float">
            <text:p>0.625892</text:p>
          </table:table-cell>
          <table:table-cell office:value-type="float" office:value="0.0690805" calcext:value-type="float">
            <text:p>0.0690805</text:p>
          </table:table-cell>
          <table:table-cell office:value-type="float" office:value="116.264" calcext:value-type="float">
            <text:p>116.264</text:p>
          </table:table-cell>
          <table:table-cell office:value-type="float" office:value="109.137" calcext:value-type="float">
            <text:p>109.137</text:p>
          </table:table-cell>
        </table:table-row>
        <table:table-row table:style-name="ro1">
          <table:table-cell/>
          <table:table-cell office:value-type="float" office:value="0.0513522" calcext:value-type="float">
            <text:p>0.0513522</text:p>
          </table:table-cell>
          <table:table-cell office:value-type="float" office:value="0" calcext:value-type="float">
            <text:p>0</text:p>
          </table:table-cell>
          <table:table-cell office:value-type="float" office:value="3.07577" calcext:value-type="float">
            <text:p>3.07577</text:p>
          </table:table-cell>
          <table:table-cell office:value-type="float" office:value="0.488361" calcext:value-type="float">
            <text:p>0.488361</text:p>
          </table:table-cell>
          <table:table-cell office:value-type="float" office:value="0.218199" calcext:value-type="float">
            <text:p>0.218199</text:p>
          </table:table-cell>
          <table:table-cell office:value-type="float" office:value="0.562047" calcext:value-type="float">
            <text:p>0.562047</text:p>
          </table:table-cell>
          <table:table-cell office:value-type="float" office:value="0.564674" calcext:value-type="float">
            <text:p>0.564674</text:p>
          </table:table-cell>
        </table:table-row>
        <table:table-row table:style-name="ro1">
          <table:table-cell/>
          <table:table-cell office:value-type="float" office:value="0.0494231" calcext:value-type="float">
            <text:p>0.0494231</text:p>
          </table:table-cell>
          <table:table-cell office:value-type="float" office:value="0" calcext:value-type="float">
            <text:p>0</text:p>
          </table:table-cell>
          <table:table-cell office:value-type="float" office:value="3.00247" calcext:value-type="float">
            <text:p>3.00247</text:p>
          </table:table-cell>
          <table:table-cell office:value-type="float" office:value="0.495226" calcext:value-type="float">
            <text:p>0.495226</text:p>
          </table:table-cell>
          <table:table-cell office:value-type="float" office:value="0.184374" calcext:value-type="float">
            <text:p>0.184374</text:p>
          </table:table-cell>
          <table:table-cell office:value-type="float" office:value="1.04136" calcext:value-type="float">
            <text:p>1.04136</text:p>
          </table:table-cell>
          <table:table-cell office:value-type="float" office:value="1.00204" calcext:value-type="float">
            <text:p>1.00204</text:p>
          </table:table-cell>
        </table:table-row>
        <table:table-row table:style-name="ro1">
          <table:table-cell/>
          <table:table-cell office:value-type="float" office:value="0.0368919" calcext:value-type="float">
            <text:p>0.0368919</text:p>
          </table:table-cell>
          <table:table-cell office:value-type="float" office:value="0" calcext:value-type="float">
            <text:p>0</text:p>
          </table:table-cell>
          <table:table-cell office:value-type="float" office:value="2.96054" calcext:value-type="float">
            <text:p>2.96054</text:p>
          </table:table-cell>
          <table:table-cell office:value-type="float" office:value="0.599975" calcext:value-type="float">
            <text:p>0.599975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08.632" calcext:value-type="float">
            <text:p>108.632</text:p>
          </table:table-cell>
          <table:table-cell office:value-type="float" office:value="107.854" calcext:value-type="float">
            <text:p>107.854</text:p>
          </table:table-cell>
        </table:table-row>
        <table:table-row table:style-name="ro1">
          <table:table-cell/>
          <table:table-cell office:value-type="float" office:value="0.0413517" calcext:value-type="float">
            <text:p>0.0413517</text:p>
          </table:table-cell>
          <table:table-cell office:value-type="float" office:value="0" calcext:value-type="float">
            <text:p>0</text:p>
          </table:table-cell>
          <table:table-cell office:value-type="float" office:value="3.30115" calcext:value-type="float">
            <text:p>3.30115</text:p>
          </table:table-cell>
          <table:table-cell office:value-type="float" office:value="0.624907" calcext:value-type="float">
            <text:p>0.624907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55.612" calcext:value-type="float">
            <text:p>155.612</text:p>
          </table:table-cell>
          <table:table-cell office:value-type="float" office:value="164.026" calcext:value-type="float">
            <text:p>164.026</text:p>
          </table:table-cell>
        </table:table-row>
        <table:table-row table:style-name="ro1">
          <table:table-cell/>
          <table:table-cell office:value-type="float" office:value="0.035477" calcext:value-type="float">
            <text:p>0.035477</text:p>
          </table:table-cell>
          <table:table-cell office:value-type="float" office:value="0" calcext:value-type="float">
            <text:p>0</text:p>
          </table:table-cell>
          <table:table-cell office:value-type="float" office:value="3.44571" calcext:value-type="float">
            <text:p>3.44571</text:p>
          </table:table-cell>
          <table:table-cell office:value-type="float" office:value="0.688186" calcext:value-type="float">
            <text:p>0.688186</text:p>
          </table:table-cell>
          <table:table-cell office:value-type="float" office:value="0.0686041" calcext:value-type="float">
            <text:p>0.0686041</text:p>
          </table:table-cell>
          <table:table-cell office:value-type="float" office:value="119.794" calcext:value-type="float">
            <text:p>119.794</text:p>
          </table:table-cell>
          <table:table-cell office:value-type="float" office:value="118.335" calcext:value-type="float">
            <text:p>118.335</text:p>
          </table:table-cell>
        </table:table-row>
        <table:table-row table:style-name="ro1">
          <table:table-cell/>
          <table:table-cell office:value-type="float" office:value="0.0329486" calcext:value-type="float">
            <text:p>0.0329486</text:p>
          </table:table-cell>
          <table:table-cell office:value-type="float" office:value="0" calcext:value-type="float">
            <text:p>0</text:p>
          </table:table-cell>
          <table:table-cell office:value-type="float" office:value="3.40879" calcext:value-type="float">
            <text:p>3.40879</text:p>
          </table:table-cell>
          <table:table-cell office:value-type="float" office:value="0.66651" calcext:value-type="float">
            <text:p>0.66651</text:p>
          </table:table-cell>
          <table:table-cell office:value-type="float" office:value="0.0476417" calcext:value-type="float">
            <text:p>0.0476417</text:p>
          </table:table-cell>
          <table:table-cell office:value-type="float" office:value="69.0654" calcext:value-type="float">
            <text:p>69.0654</text:p>
          </table:table-cell>
          <table:table-cell office:value-type="float" office:value="73.7299" calcext:value-type="float">
            <text:p>73.7299</text:p>
          </table:table-cell>
        </table:table-row>
        <table:table-row table:style-name="ro1">
          <table:table-cell/>
          <table:table-cell office:value-type="float" office:value="0.163978" calcext:value-type="float">
            <text:p>0.163978</text:p>
          </table:table-cell>
          <table:table-cell office:value-type="float" office:value="0" calcext:value-type="float">
            <text:p>0</text:p>
          </table:table-cell>
          <table:table-cell office:value-type="float" office:value="3.10295" calcext:value-type="float">
            <text:p>3.10295</text:p>
          </table:table-cell>
          <table:table-cell office:value-type="float" office:value="0.474133" calcext:value-type="float">
            <text:p>0.474133</text:p>
          </table:table-cell>
          <table:table-cell office:value-type="float" office:value="0.282515" calcext:value-type="float">
            <text:p>0.282515</text:p>
          </table:table-cell>
          <table:table-cell office:value-type="float" office:value="0.532793" calcext:value-type="float">
            <text:p>0.532793</text:p>
          </table:table-cell>
          <table:table-cell office:value-type="float" office:value="0.55261" calcext:value-type="float">
            <text:p>0.55261</text:p>
          </table:table-cell>
        </table:table-row>
        <table:table-row table:style-name="ro1">
          <table:table-cell/>
          <table:table-cell office:value-type="float" office:value="0.144878" calcext:value-type="float">
            <text:p>0.144878</text:p>
          </table:table-cell>
          <table:table-cell office:value-type="float" office:value="0" calcext:value-type="float">
            <text:p>0</text:p>
          </table:table-cell>
          <table:table-cell office:value-type="float" office:value="3.01726" calcext:value-type="float">
            <text:p>3.01726</text:p>
          </table:table-cell>
          <table:table-cell office:value-type="float" office:value="0.469533" calcext:value-type="float">
            <text:p>0.469533</text:p>
          </table:table-cell>
          <table:table-cell office:value-type="float" office:value="0.274416" calcext:value-type="float">
            <text:p>0.274416</text:p>
          </table:table-cell>
          <table:table-cell office:value-type="float" office:value="0.670262" calcext:value-type="float">
            <text:p>0.670262</text:p>
          </table:table-cell>
          <table:table-cell office:value-type="float" office:value="0.641116" calcext:value-type="float">
            <text:p>0.641116</text:p>
          </table:table-cell>
        </table:table-row>
        <table:table-row table:style-name="ro1">
          <table:table-cell/>
          <table:table-cell office:value-type="float" office:value="0.0830447" calcext:value-type="float">
            <text:p>0.0830447</text:p>
          </table:table-cell>
          <table:table-cell office:value-type="float" office:value="0" calcext:value-type="float">
            <text:p>0</text:p>
          </table:table-cell>
          <table:table-cell office:value-type="float" office:value="3.05228" calcext:value-type="float">
            <text:p>3.05228</text:p>
          </table:table-cell>
          <table:table-cell office:value-type="float" office:value="0.472026" calcext:value-type="float">
            <text:p>0.472026</text:p>
          </table:table-cell>
          <table:table-cell office:value-type="float" office:value="0.275369" calcext:value-type="float">
            <text:p>0.275369</text:p>
          </table:table-cell>
          <table:table-cell office:value-type="float" office:value="0.480616" calcext:value-type="float">
            <text:p>0.480616</text:p>
          </table:table-cell>
          <table:table-cell office:value-type="float" office:value="0.465523" calcext:value-type="float">
            <text:p>0.465523</text:p>
          </table:table-cell>
        </table:table-row>
        <table:table-row table:style-name="ro1">
          <table:table-cell/>
          <table:table-cell office:value-type="float" office:value="0.107106" calcext:value-type="float">
            <text:p>0.107106</text:p>
          </table:table-cell>
          <table:table-cell office:value-type="float" office:value="0" calcext:value-type="float">
            <text:p>0</text:p>
          </table:table-cell>
          <table:table-cell office:value-type="float" office:value="3.05735" calcext:value-type="float">
            <text:p>3.05735</text:p>
          </table:table-cell>
          <table:table-cell office:value-type="float" office:value="0.48348" calcext:value-type="float">
            <text:p>0.48348</text:p>
          </table:table-cell>
          <table:table-cell office:value-type="float" office:value="0.271558" calcext:value-type="float">
            <text:p>0.271558</text:p>
          </table:table-cell>
          <table:table-cell office:value-type="float" office:value="0.800219" calcext:value-type="float">
            <text:p>0.800219</text:p>
          </table:table-cell>
          <table:table-cell office:value-type="float" office:value="0.800775" calcext:value-type="float">
            <text:p>0.800775</text:p>
          </table:table-cell>
        </table:table-row>
        <table:table-row table:style-name="ro1">
          <table:table-cell/>
          <table:table-cell office:value-type="float" office:value="0.182944" calcext:value-type="float">
            <text:p>0.182944</text:p>
          </table:table-cell>
          <table:table-cell office:value-type="float" office:value="0" calcext:value-type="float">
            <text:p>0</text:p>
          </table:table-cell>
          <table:table-cell office:value-type="float" office:value="3.05326" calcext:value-type="float">
            <text:p>3.05326</text:p>
          </table:table-cell>
          <table:table-cell office:value-type="float" office:value="0.48146" calcext:value-type="float">
            <text:p>0.48146</text:p>
          </table:table-cell>
          <table:table-cell office:value-type="float" office:value="0.271081" calcext:value-type="float">
            <text:p>0.271081</text:p>
          </table:table-cell>
          <table:table-cell office:value-type="float" office:value="0.501272" calcext:value-type="float">
            <text:p>0.501272</text:p>
          </table:table-cell>
          <table:table-cell office:value-type="float" office:value="0.538678" calcext:value-type="float">
            <text:p>0.538678</text:p>
          </table:table-cell>
        </table:table-row>
        <table:table-row table:style-name="ro1">
          <table:table-cell/>
          <table:table-cell office:value-type="float" office:value="0.0746079" calcext:value-type="float">
            <text:p>0.0746079</text:p>
          </table:table-cell>
          <table:table-cell office:value-type="float" office:value="0" calcext:value-type="float">
            <text:p>0</text:p>
          </table:table-cell>
          <table:table-cell office:value-type="float" office:value="2.94323" calcext:value-type="float">
            <text:p>2.94323</text:p>
          </table:table-cell>
          <table:table-cell office:value-type="float" office:value="0.539712" calcext:value-type="float">
            <text:p>0.539712</text:p>
          </table:table-cell>
          <table:table-cell office:value-type="float" office:value="0.169128" calcext:value-type="float">
            <text:p>0.169128</text:p>
          </table:table-cell>
          <table:table-cell office:value-type="float" office:value="0.543373" calcext:value-type="float">
            <text:p>0.543373</text:p>
          </table:table-cell>
          <table:table-cell office:value-type="float" office:value="0.546736" calcext:value-type="float">
            <text:p>0.546736</text:p>
          </table:table-cell>
        </table:table-row>
        <table:table-row table:style-name="ro1">
          <table:table-cell/>
          <table:table-cell office:value-type="float" office:value="0.146693" calcext:value-type="float">
            <text:p>0.146693</text:p>
          </table:table-cell>
          <table:table-cell office:value-type="float" office:value="0" calcext:value-type="float">
            <text:p>0</text:p>
          </table:table-cell>
          <table:table-cell office:value-type="float" office:value="2.96559" calcext:value-type="float">
            <text:p>2.96559</text:p>
          </table:table-cell>
          <table:table-cell office:value-type="float" office:value="0.497214" calcext:value-type="float">
            <text:p>0.497214</text:p>
          </table:table-cell>
          <table:table-cell office:value-type="float" office:value="0.211529" calcext:value-type="float">
            <text:p>0.211529</text:p>
          </table:table-cell>
          <table:table-cell office:value-type="float" office:value="0.262746" calcext:value-type="float">
            <text:p>0.262746</text:p>
          </table:table-cell>
          <table:table-cell office:value-type="float" office:value="0.267149" calcext:value-type="float">
            <text:p>0.267149</text:p>
          </table:table-cell>
        </table:table-row>
        <table:table-row table:style-name="ro1">
          <table:table-cell/>
          <table:table-cell office:value-type="float" office:value="0.240396" calcext:value-type="float">
            <text:p>0.240396</text:p>
          </table:table-cell>
          <table:table-cell office:value-type="float" office:value="0" calcext:value-type="float">
            <text:p>0</text:p>
          </table:table-cell>
          <table:table-cell office:value-type="float" office:value="2.89929" calcext:value-type="float">
            <text:p>2.89929</text:p>
          </table:table-cell>
          <table:table-cell office:value-type="float" office:value="0.463732" calcext:value-type="float">
            <text:p>0.463732</text:p>
          </table:table-cell>
          <table:table-cell office:value-type="float" office:value="0.259171" calcext:value-type="float">
            <text:p>0.259171</text:p>
          </table:table-cell>
          <table:table-cell office:value-type="float" office:value="0.232949" calcext:value-type="float">
            <text:p>0.232949</text:p>
          </table:table-cell>
          <table:table-cell office:value-type="float" office:value="0.234867" calcext:value-type="float">
            <text:p>0.234867</text:p>
          </table:table-cell>
        </table:table-row>
        <table:table-row table:style-name="ro1">
          <table:table-cell/>
          <table:table-cell office:value-type="float" office:value="0.158814" calcext:value-type="float">
            <text:p>0.158814</text:p>
          </table:table-cell>
          <table:table-cell office:value-type="float" office:value="0" calcext:value-type="float">
            <text:p>0</text:p>
          </table:table-cell>
          <table:table-cell office:value-type="float" office:value="2.97938" calcext:value-type="float">
            <text:p>2.97938</text:p>
          </table:table-cell>
          <table:table-cell office:value-type="float" office:value="0.465101" calcext:value-type="float">
            <text:p>0.465101</text:p>
          </table:table-cell>
          <table:table-cell office:value-type="float" office:value="0.266317" calcext:value-type="float">
            <text:p>0.266317</text:p>
          </table:table-cell>
          <table:table-cell office:value-type="float" office:value="0.347416" calcext:value-type="float">
            <text:p>0.347416</text:p>
          </table:table-cell>
          <table:table-cell office:value-type="float" office:value="0.346887" calcext:value-type="float">
            <text:p>0.346887</text:p>
          </table:table-cell>
        </table:table-row>
        <table:table-row table:style-name="ro1">
          <table:table-cell/>
          <table:table-cell office:value-type="float" office:value="0.0325478" calcext:value-type="float">
            <text:p>0.0325478</text:p>
          </table:table-cell>
          <table:table-cell office:value-type="float" office:value="0" calcext:value-type="float">
            <text:p>0</text:p>
          </table:table-cell>
          <table:table-cell office:value-type="float" office:value="2.95454" calcext:value-type="float">
            <text:p>2.95454</text:p>
          </table:table-cell>
          <table:table-cell office:value-type="float" office:value="0.474879" calcext:value-type="float">
            <text:p>0.474879</text:p>
          </table:table-cell>
          <table:table-cell office:value-type="float" office:value="0.195808" calcext:value-type="float">
            <text:p>0.195808</text:p>
          </table:table-cell>
          <table:table-cell office:value-type="float" office:value="0.715404" calcext:value-type="float">
            <text:p>0.715404</text:p>
          </table:table-cell>
          <table:table-cell office:value-type="float" office:value="0.724638" calcext:value-type="float">
            <text:p>0.724638</text:p>
          </table:table-cell>
        </table:table-row>
        <table:table-row table:style-name="ro1">
          <table:table-cell/>
          <table:table-cell office:value-type="float" office:value="0.142646" calcext:value-type="float">
            <text:p>0.142646</text:p>
          </table:table-cell>
          <table:table-cell office:value-type="float" office:value="0" calcext:value-type="float">
            <text:p>0</text:p>
          </table:table-cell>
          <table:table-cell office:value-type="float" office:value="2.99231" calcext:value-type="float">
            <text:p>2.99231</text:p>
          </table:table-cell>
          <table:table-cell office:value-type="float" office:value="0.504553" calcext:value-type="float">
            <text:p>0.504553</text:p>
          </table:table-cell>
          <table:table-cell office:value-type="float" office:value="0.206765" calcext:value-type="float">
            <text:p>0.206765</text:p>
          </table:table-cell>
          <table:table-cell office:value-type="float" office:value="0.592848" calcext:value-type="float">
            <text:p>0.592848</text:p>
          </table:table-cell>
          <table:table-cell office:value-type="float" office:value="0.576721" calcext:value-type="float">
            <text:p>0.576721</text:p>
          </table:table-cell>
        </table:table-row>
        <table:table-row table:style-name="ro1">
          <table:table-cell/>
          <table:table-cell office:value-type="float" office:value="0.0609179" calcext:value-type="float">
            <text:p>0.0609179</text:p>
          </table:table-cell>
          <table:table-cell office:value-type="float" office:value="0" calcext:value-type="float">
            <text:p>0</text:p>
          </table:table-cell>
          <table:table-cell office:value-type="float" office:value="3.06479" calcext:value-type="float">
            <text:p>3.06479</text:p>
          </table:table-cell>
          <table:table-cell office:value-type="float" office:value="0.504145" calcext:value-type="float">
            <text:p>0.504145</text:p>
          </table:table-cell>
          <table:table-cell office:value-type="float" office:value="0.191996" calcext:value-type="float">
            <text:p>0.191996</text:p>
          </table:table-cell>
          <table:table-cell office:value-type="float" office:value="0.350138" calcext:value-type="float">
            <text:p>0.350138</text:p>
          </table:table-cell>
          <table:table-cell office:value-type="float" office:value="0.352505" calcext:value-type="float">
            <text:p>0.352505</text:p>
          </table:table-cell>
        </table:table-row>
        <table:table-row table:style-name="ro1">
          <table:table-cell/>
          <table:table-cell office:value-type="float" office:value="0.0989233" calcext:value-type="float">
            <text:p>0.0989233</text:p>
          </table:table-cell>
          <table:table-cell office:value-type="float" office:value="0" calcext:value-type="float">
            <text:p>0</text:p>
          </table:table-cell>
          <table:table-cell office:value-type="float" office:value="2.94466" calcext:value-type="float">
            <text:p>2.94466</text:p>
          </table:table-cell>
          <table:table-cell office:value-type="float" office:value="0.473744" calcext:value-type="float">
            <text:p>0.473744</text:p>
          </table:table-cell>
          <table:table-cell office:value-type="float" office:value="0.249166" calcext:value-type="float">
            <text:p>0.249166</text:p>
          </table:table-cell>
          <table:table-cell office:value-type="float" office:value="0.572462" calcext:value-type="float">
            <text:p>0.572462</text:p>
          </table:table-cell>
          <table:table-cell office:value-type="float" office:value="0.546554" calcext:value-type="float">
            <text:p>0.546554</text:p>
          </table:table-cell>
        </table:table-row>
        <table:table-row table:style-name="ro1">
          <table:table-cell/>
          <table:table-cell office:value-type="float" office:value="0.190883" calcext:value-type="float">
            <text:p>0.190883</text:p>
          </table:table-cell>
          <table:table-cell office:value-type="float" office:value="0" calcext:value-type="float">
            <text:p>0</text:p>
          </table:table-cell>
          <table:table-cell office:value-type="float" office:value="2.9932" calcext:value-type="float">
            <text:p>2.9932</text:p>
          </table:table-cell>
          <table:table-cell office:value-type="float" office:value="0.497149" calcext:value-type="float">
            <text:p>0.497149</text:p>
          </table:table-cell>
          <table:table-cell office:value-type="float" office:value="0.251548" calcext:value-type="float">
            <text:p>0.251548</text:p>
          </table:table-cell>
          <table:table-cell office:value-type="float" office:value="0.588224" calcext:value-type="float">
            <text:p>0.588224</text:p>
          </table:table-cell>
          <table:table-cell office:value-type="float" office:value="0.590891" calcext:value-type="float">
            <text:p>0.590891</text:p>
          </table:table-cell>
        </table:table-row>
        <table:table-row table:style-name="ro1">
          <table:table-cell/>
          <table:table-cell office:value-type="float" office:value="0.127119" calcext:value-type="float">
            <text:p>0.127119</text:p>
          </table:table-cell>
          <table:table-cell office:value-type="float" office:value="0" calcext:value-type="float">
            <text:p>0</text:p>
          </table:table-cell>
          <table:table-cell office:value-type="float" office:value="2.82702" calcext:value-type="float">
            <text:p>2.82702</text:p>
          </table:table-cell>
          <table:table-cell office:value-type="float" office:value="0.50735" calcext:value-type="float">
            <text:p>0.50735</text:p>
          </table:table-cell>
          <table:table-cell office:value-type="float" office:value="0.23535" calcext:value-type="float">
            <text:p>0.23535</text:p>
          </table:table-cell>
          <table:table-cell office:value-type="float" office:value="0.576803" calcext:value-type="float">
            <text:p>0.576803</text:p>
          </table:table-cell>
          <table:table-cell office:value-type="float" office:value="0.593262" calcext:value-type="float">
            <text:p>0.593262</text:p>
          </table:table-cell>
        </table:table-row>
        <table:table-row table:style-name="ro1">
          <table:table-cell/>
          <table:table-cell office:value-type="float" office:value="0.038302" calcext:value-type="float">
            <text:p>0.038302</text:p>
          </table:table-cell>
          <table:table-cell office:value-type="float" office:value="0" calcext:value-type="float">
            <text:p>0</text:p>
          </table:table-cell>
          <table:table-cell office:value-type="float" office:value="2.77814" calcext:value-type="float">
            <text:p>2.77814</text:p>
          </table:table-cell>
          <table:table-cell office:value-type="float" office:value="0.57349" calcext:value-type="float">
            <text:p>0.57349</text:p>
          </table:table-cell>
          <table:table-cell office:value-type="float" office:value="0.14626" calcext:value-type="float">
            <text:p>0.14626</text:p>
          </table:table-cell>
          <table:table-cell office:value-type="float" office:value="0.607983" calcext:value-type="float">
            <text:p>0.607983</text:p>
          </table:table-cell>
          <table:table-cell office:value-type="float" office:value="0.582099" calcext:value-type="float">
            <text:p>0.582099</text:p>
          </table:table-cell>
        </table:table-row>
        <table:table-row table:style-name="ro1">
          <table:table-cell/>
          <table:table-cell office:value-type="float" office:value="0.266491" calcext:value-type="float">
            <text:p>0.266491</text:p>
          </table:table-cell>
          <table:table-cell office:value-type="float" office:value="0" calcext:value-type="float">
            <text:p>0</text:p>
          </table:table-cell>
          <table:table-cell office:value-type="float" office:value="2.8836" calcext:value-type="float">
            <text:p>2.8836</text:p>
          </table:table-cell>
          <table:table-cell office:value-type="float" office:value="0.479361" calcext:value-type="float">
            <text:p>0.479361</text:p>
          </table:table-cell>
          <table:table-cell office:value-type="float" office:value="0.244879" calcext:value-type="float">
            <text:p>0.244879</text:p>
          </table:table-cell>
          <table:table-cell office:value-type="float" office:value="0.437949" calcext:value-type="float">
            <text:p>0.437949</text:p>
          </table:table-cell>
          <table:table-cell office:value-type="float" office:value="0.433467" calcext:value-type="float">
            <text:p>0.433467</text:p>
          </table:table-cell>
        </table:table-row>
        <table:table-row table:style-name="ro1">
          <table:table-cell table:style-name="ce6" office:value-type="string" calcext:value-type="string">
            <text:p>parasaurolophus</text:p>
          </table:table-cell>
          <table:table-cell table:style-name="ce10" office:value-type="float" office:value="0.149173" calcext:value-type="float">
            <text:p>0.14917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96108" calcext:value-type="float">
            <text:p>2.96108</text:p>
          </table:table-cell>
          <table:table-cell table:style-name="ce10" office:value-type="float" office:value="0.470967" calcext:value-type="float">
            <text:p>0.470967</text:p>
          </table:table-cell>
          <table:table-cell table:style-name="ce10" office:value-type="float" office:value="0.261585" calcext:value-type="float">
            <text:p>0.261585</text:p>
          </table:table-cell>
          <table:table-cell table:style-name="ce10" office:value-type="float" office:value="0.313913" calcext:value-type="float">
            <text:p>0.313913</text:p>
          </table:table-cell>
          <table:table-cell table:style-name="ce10" office:value-type="float" office:value="0.302503" calcext:value-type="float">
            <text:p>0.302503</text:p>
          </table:table-cell>
        </table:table-row>
        <table:table-row table:style-name="ro1">
          <table:table-cell/>
          <table:table-cell office:value-type="float" office:value="0.0775164" calcext:value-type="float">
            <text:p>0.0775164</text:p>
          </table:table-cell>
          <table:table-cell office:value-type="float" office:value="0" calcext:value-type="float">
            <text:p>0</text:p>
          </table:table-cell>
          <table:table-cell office:value-type="float" office:value="2.96903" calcext:value-type="float">
            <text:p>2.96903</text:p>
          </table:table-cell>
          <table:table-cell office:value-type="float" office:value="0.483698" calcext:value-type="float">
            <text:p>0.483698</text:p>
          </table:table-cell>
          <table:table-cell office:value-type="float" office:value="0.217596" calcext:value-type="float">
            <text:p>0.217596</text:p>
          </table:table-cell>
          <table:table-cell office:value-type="float" office:value="1.08866" calcext:value-type="float">
            <text:p>1.08866</text:p>
          </table:table-cell>
          <table:table-cell office:value-type="float" office:value="0.9767" calcext:value-type="float">
            <text:p>0.9767</text:p>
          </table:table-cell>
        </table:table-row>
        <table:table-row table:style-name="ro1">
          <table:table-cell/>
          <table:table-cell office:value-type="float" office:value="0.0920909" calcext:value-type="float">
            <text:p>0.0920909</text:p>
          </table:table-cell>
          <table:table-cell office:value-type="float" office:value="0" calcext:value-type="float">
            <text:p>0</text:p>
          </table:table-cell>
          <table:table-cell office:value-type="float" office:value="3.17209" calcext:value-type="float">
            <text:p>3.17209</text:p>
          </table:table-cell>
          <table:table-cell office:value-type="float" office:value="0.498466" calcext:value-type="float">
            <text:p>0.498466</text:p>
          </table:table-cell>
          <table:table-cell office:value-type="float" office:value="0.188046" calcext:value-type="float">
            <text:p>0.188046</text:p>
          </table:table-cell>
          <table:table-cell office:value-type="float" office:value="2.50918" calcext:value-type="float">
            <text:p>2.50918</text:p>
          </table:table-cell>
          <table:table-cell office:value-type="float" office:value="2.39017" calcext:value-type="float">
            <text:p>2.39017</text:p>
          </table:table-cell>
        </table:table-row>
        <table:table-row table:style-name="ro1">
          <table:table-cell/>
          <table:table-cell office:value-type="float" office:value="0.0636313" calcext:value-type="float">
            <text:p>0.0636313</text:p>
          </table:table-cell>
          <table:table-cell office:value-type="float" office:value="0" calcext:value-type="float">
            <text:p>0</text:p>
          </table:table-cell>
          <table:table-cell office:value-type="float" office:value="3.53596" calcext:value-type="float">
            <text:p>3.53596</text:p>
          </table:table-cell>
          <table:table-cell office:value-type="float" office:value="0.636895" calcext:value-type="float">
            <text:p>0.636895</text:p>
          </table:table-cell>
          <table:table-cell office:value-type="float" office:value="0.0755541" calcext:value-type="float">
            <text:p>0.0755541</text:p>
          </table:table-cell>
          <table:table-cell office:value-type="float" office:value="180.658" calcext:value-type="float">
            <text:p>180.658</text:p>
          </table:table-cell>
          <table:table-cell office:value-type="float" office:value="178.574" calcext:value-type="float">
            <text:p>178.574</text:p>
          </table:table-cell>
        </table:table-row>
        <table:table-row table:style-name="ro1">
          <table:table-cell/>
          <table:table-cell office:value-type="float" office:value="0.0514643" calcext:value-type="float">
            <text:p>0.0514643</text:p>
          </table:table-cell>
          <table:table-cell office:value-type="float" office:value="0" calcext:value-type="float">
            <text:p>0</text:p>
          </table:table-cell>
          <table:table-cell office:value-type="float" office:value="3.32951" calcext:value-type="float">
            <text:p>3.32951</text:p>
          </table:table-cell>
          <table:table-cell office:value-type="float" office:value="0.614065" calcext:value-type="float">
            <text:p>0.614065</text:p>
          </table:table-cell>
          <table:table-cell office:value-type="float" office:value="0.0473472" calcext:value-type="float">
            <text:p>0.0473472</text:p>
          </table:table-cell>
          <table:table-cell office:value-type="float" office:value="221.7" calcext:value-type="float">
            <text:p>221.7</text:p>
          </table:table-cell>
          <table:table-cell office:value-type="float" office:value="216.079" calcext:value-type="float">
            <text:p>216.079</text:p>
          </table:table-cell>
        </table:table-row>
        <table:table-row table:style-name="ro1">
          <table:table-cell/>
          <table:table-cell office:value-type="float" office:value="0.321002" calcext:value-type="float">
            <text:p>0.321002</text:p>
          </table:table-cell>
          <table:table-cell office:value-type="float" office:value="0" calcext:value-type="float">
            <text:p>0</text:p>
          </table:table-cell>
          <table:table-cell office:value-type="float" office:value="3.03334" calcext:value-type="float">
            <text:p>3.03334</text:p>
          </table:table-cell>
          <table:table-cell office:value-type="float" office:value="0.476568" calcext:value-type="float">
            <text:p>0.476568</text:p>
          </table:table-cell>
          <table:table-cell office:value-type="float" office:value="0.265615" calcext:value-type="float">
            <text:p>0.265615</text:p>
          </table:table-cell>
          <table:table-cell office:value-type="float" office:value="0.524166" calcext:value-type="float">
            <text:p>0.524166</text:p>
          </table:table-cell>
          <table:table-cell office:value-type="float" office:value="0.466131" calcext:value-type="float">
            <text:p>0.466131</text:p>
          </table:table-cell>
        </table:table-row>
        <table:table-row table:style-name="ro1">
          <table:table-cell/>
          <table:table-cell office:value-type="float" office:value="0.0562931" calcext:value-type="float">
            <text:p>0.0562931</text:p>
          </table:table-cell>
          <table:table-cell office:value-type="float" office:value="0" calcext:value-type="float">
            <text:p>0</text:p>
          </table:table-cell>
          <table:table-cell office:value-type="float" office:value="3.06103" calcext:value-type="float">
            <text:p>3.06103</text:p>
          </table:table-cell>
          <table:table-cell office:value-type="float" office:value="0.515127" calcext:value-type="float">
            <text:p>0.515127</text:p>
          </table:table-cell>
          <table:table-cell office:value-type="float" office:value="0.114171" calcext:value-type="float">
            <text:p>0.114171</text:p>
          </table:table-cell>
          <table:table-cell office:value-type="float" office:value="1.97642" calcext:value-type="float">
            <text:p>1.97642</text:p>
          </table:table-cell>
          <table:table-cell office:value-type="float" office:value="1.80887" calcext:value-type="float">
            <text:p>1.80887</text:p>
          </table:table-cell>
        </table:table-row>
        <table:table-row table:style-name="ro1">
          <table:table-cell/>
          <table:table-cell office:value-type="float" office:value="0.0639868" calcext:value-type="float">
            <text:p>0.0639868</text:p>
          </table:table-cell>
          <table:table-cell office:value-type="float" office:value="0" calcext:value-type="float">
            <text:p>0</text:p>
          </table:table-cell>
          <table:table-cell office:value-type="float" office:value="3.36778" calcext:value-type="float">
            <text:p>3.36778</text:p>
          </table:table-cell>
          <table:table-cell office:value-type="float" office:value="0.611915" calcext:value-type="float">
            <text:p>0.611915</text:p>
          </table:table-cell>
          <table:table-cell office:value-type="float" office:value="0.0224983" calcext:value-type="float">
            <text:p>0.0224983</text:p>
          </table:table-cell>
          <table:table-cell office:value-type="float" office:value="110.663" calcext:value-type="float">
            <text:p>110.663</text:p>
          </table:table-cell>
          <table:table-cell office:value-type="float" office:value="96.5516" calcext:value-type="float">
            <text:p>96.5516</text:p>
          </table:table-cell>
        </table:table-row>
        <table:table-row table:style-name="ro1">
          <table:table-cell/>
          <table:table-cell office:value-type="float" office:value="0.0466474" calcext:value-type="float">
            <text:p>0.0466474</text:p>
          </table:table-cell>
          <table:table-cell office:value-type="float" office:value="0" calcext:value-type="float">
            <text:p>0</text:p>
          </table:table-cell>
          <table:table-cell office:value-type="float" office:value="3.38424" calcext:value-type="float">
            <text:p>3.38424</text:p>
          </table:table-cell>
          <table:table-cell office:value-type="float" office:value="0.691924" calcext:value-type="float">
            <text:p>0.691924</text:p>
          </table:table-cell>
          <table:table-cell office:value-type="float" office:value="0.0564137" calcext:value-type="float">
            <text:p>0.0564137</text:p>
          </table:table-cell>
          <table:table-cell office:value-type="float" office:value="148.619" calcext:value-type="float">
            <text:p>148.619</text:p>
          </table:table-cell>
          <table:table-cell office:value-type="float" office:value="152.079" calcext:value-type="float">
            <text:p>152.079</text:p>
          </table:table-cell>
        </table:table-row>
        <table:table-row table:style-name="ro1">
          <table:table-cell/>
          <table:table-cell office:value-type="float" office:value="0.056631" calcext:value-type="float">
            <text:p>0.056631</text:p>
          </table:table-cell>
          <table:table-cell office:value-type="float" office:value="0" calcext:value-type="float">
            <text:p>0</text:p>
          </table:table-cell>
          <table:table-cell office:value-type="float" office:value="3.5383" calcext:value-type="float">
            <text:p>3.5383</text:p>
          </table:table-cell>
          <table:table-cell office:value-type="float" office:value="0.631566" calcext:value-type="float">
            <text:p>0.631566</text:p>
          </table:table-cell>
          <table:table-cell office:value-type="float" office:value="0.0859637" calcext:value-type="float">
            <text:p>0.0859637</text:p>
          </table:table-cell>
          <table:table-cell office:value-type="float" office:value="116.794" calcext:value-type="float">
            <text:p>116.794</text:p>
          </table:table-cell>
          <table:table-cell office:value-type="float" office:value="113.772" calcext:value-type="float">
            <text:p>113.772</text:p>
          </table:table-cell>
        </table:table-row>
        <table:table-row table:style-name="ro1">
          <table:table-cell/>
          <table:table-cell office:value-type="float" office:value="0.132127" calcext:value-type="float">
            <text:p>0.132127</text:p>
          </table:table-cell>
          <table:table-cell office:value-type="float" office:value="0" calcext:value-type="float">
            <text:p>0</text:p>
          </table:table-cell>
          <table:table-cell office:value-type="float" office:value="2.84607" calcext:value-type="float">
            <text:p>2.84607</text:p>
          </table:table-cell>
          <table:table-cell office:value-type="float" office:value="0.467889" calcext:value-type="float">
            <text:p>0.467889</text:p>
          </table:table-cell>
          <table:table-cell office:value-type="float" office:value="0.189053" calcext:value-type="float">
            <text:p>0.189053</text:p>
          </table:table-cell>
          <table:table-cell office:value-type="float" office:value="513.305" calcext:value-type="float">
            <text:p>513.305</text:p>
          </table:table-cell>
          <table:table-cell office:value-type="float" office:value="516.096" calcext:value-type="float">
            <text:p>516.096</text:p>
          </table:table-cell>
        </table:table-row>
        <table:table-row table:style-name="ro1">
          <table:table-cell/>
          <table:table-cell office:value-type="float" office:value="0.0796318" calcext:value-type="float">
            <text:p>0.0796318</text:p>
          </table:table-cell>
          <table:table-cell office:value-type="float" office:value="0" calcext:value-type="float">
            <text:p>0</text:p>
          </table:table-cell>
          <table:table-cell office:value-type="float" office:value="3.095" calcext:value-type="float">
            <text:p>3.095</text:p>
          </table:table-cell>
          <table:table-cell office:value-type="float" office:value="0.484596" calcext:value-type="float">
            <text:p>0.484596</text:p>
          </table:table-cell>
          <table:table-cell office:value-type="float" office:value="0.215917" calcext:value-type="float">
            <text:p>0.215917</text:p>
          </table:table-cell>
          <table:table-cell office:value-type="float" office:value="594.77" calcext:value-type="float">
            <text:p>594.77</text:p>
          </table:table-cell>
          <table:table-cell office:value-type="float" office:value="598.124" calcext:value-type="float">
            <text:p>598.124</text:p>
          </table:table-cell>
        </table:table-row>
        <table:table-row table:style-name="ro1">
          <table:table-cell/>
          <table:table-cell office:value-type="float" office:value="0.127247" calcext:value-type="float">
            <text:p>0.127247</text:p>
          </table:table-cell>
          <table:table-cell office:value-type="float" office:value="0" calcext:value-type="float">
            <text:p>0</text:p>
          </table:table-cell>
          <table:table-cell office:value-type="float" office:value="3.02181" calcext:value-type="float">
            <text:p>3.02181</text:p>
          </table:table-cell>
          <table:table-cell office:value-type="float" office:value="0.47759" calcext:value-type="float">
            <text:p>0.47759</text:p>
          </table:table-cell>
          <table:table-cell office:value-type="float" office:value="0.246474" calcext:value-type="float">
            <text:p>0.246474</text:p>
          </table:table-cell>
          <table:table-cell office:value-type="float" office:value="593.102" calcext:value-type="float">
            <text:p>593.102</text:p>
          </table:table-cell>
          <table:table-cell office:value-type="float" office:value="593.364" calcext:value-type="float">
            <text:p>593.364</text:p>
          </table:table-cell>
        </table:table-row>
        <table:table-row table:style-name="ro1">
          <table:table-cell/>
          <table:table-cell office:value-type="float" office:value="0.0563111" calcext:value-type="float">
            <text:p>0.0563111</text:p>
          </table:table-cell>
          <table:table-cell office:value-type="float" office:value="0" calcext:value-type="float">
            <text:p>0</text:p>
          </table:table-cell>
          <table:table-cell office:value-type="float" office:value="4.79436" calcext:value-type="float">
            <text:p>4.79436</text:p>
          </table:table-cell>
          <table:table-cell office:value-type="float" office:value="0.692357" calcext:value-type="float">
            <text:p>0.692357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52.352" calcext:value-type="float">
            <text:p>152.352</text:p>
          </table:table-cell>
          <table:table-cell office:value-type="float" office:value="139.137" calcext:value-type="float">
            <text:p>139.137</text:p>
          </table:table-cell>
        </table:table-row>
        <table:table-row table:style-name="ro1">
          <table:table-cell/>
          <table:table-cell office:value-type="float" office:value="0.0876939" calcext:value-type="float">
            <text:p>0.0876939</text:p>
          </table:table-cell>
          <table:table-cell office:value-type="float" office:value="0" calcext:value-type="float">
            <text:p>0</text:p>
          </table:table-cell>
          <table:table-cell office:value-type="float" office:value="2.94564" calcext:value-type="float">
            <text:p>2.94564</text:p>
          </table:table-cell>
          <table:table-cell office:value-type="float" office:value="0.468483" calcext:value-type="float">
            <text:p>0.468483</text:p>
          </table:table-cell>
          <table:table-cell office:value-type="float" office:value="0.228005" calcext:value-type="float">
            <text:p>0.228005</text:p>
          </table:table-cell>
          <table:table-cell office:value-type="float" office:value="1.32247" calcext:value-type="float">
            <text:p>1.32247</text:p>
          </table:table-cell>
          <table:table-cell office:value-type="float" office:value="1.10935" calcext:value-type="float">
            <text:p>1.10935</text:p>
          </table:table-cell>
        </table:table-row>
        <table:table-row table:style-name="ro1">
          <table:table-cell/>
          <table:table-cell office:value-type="float" office:value="0.0822675" calcext:value-type="float">
            <text:p>0.0822675</text:p>
          </table:table-cell>
          <table:table-cell office:value-type="float" office:value="0" calcext:value-type="float">
            <text:p>0</text:p>
          </table:table-cell>
          <table:table-cell office:value-type="float" office:value="3.14012" calcext:value-type="float">
            <text:p>3.14012</text:p>
          </table:table-cell>
          <table:table-cell office:value-type="float" office:value="0.499916" calcext:value-type="float">
            <text:p>0.499916</text:p>
          </table:table-cell>
          <table:table-cell office:value-type="float" office:value="0.175957" calcext:value-type="float">
            <text:p>0.175957</text:p>
          </table:table-cell>
          <table:table-cell office:value-type="float" office:value="509.93" calcext:value-type="float">
            <text:p>509.93</text:p>
          </table:table-cell>
          <table:table-cell office:value-type="float" office:value="512.267" calcext:value-type="float">
            <text:p>512.267</text:p>
          </table:table-cell>
        </table:table-row>
        <table:table-row table:style-name="ro1">
          <table:table-cell/>
          <table:table-cell office:value-type="float" office:value="0.0448919" calcext:value-type="float">
            <text:p>0.0448919</text:p>
          </table:table-cell>
          <table:table-cell office:value-type="float" office:value="0" calcext:value-type="float">
            <text:p>0</text:p>
          </table:table-cell>
          <table:table-cell office:value-type="float" office:value="3.48458" calcext:value-type="float">
            <text:p>3.48458</text:p>
          </table:table-cell>
          <table:table-cell office:value-type="float" office:value="0.630671" calcext:value-type="float">
            <text:p>0.630671</text:p>
          </table:table-cell>
          <table:table-cell office:value-type="float" office:value="0.0701813" calcext:value-type="float">
            <text:p>0.0701813</text:p>
          </table:table-cell>
          <table:table-cell office:value-type="float" office:value="624.526" calcext:value-type="float">
            <text:p>624.526</text:p>
          </table:table-cell>
          <table:table-cell office:value-type="float" office:value="625.716" calcext:value-type="float">
            <text:p>625.716</text:p>
          </table:table-cell>
        </table:table-row>
        <table:table-row table:style-name="ro1">
          <table:table-cell/>
          <table:table-cell office:value-type="float" office:value="0.0729826" calcext:value-type="float">
            <text:p>0.0729826</text:p>
          </table:table-cell>
          <table:table-cell office:value-type="float" office:value="0" calcext:value-type="float">
            <text:p>0</text:p>
          </table:table-cell>
          <table:table-cell office:value-type="float" office:value="2.95832" calcext:value-type="float">
            <text:p>2.95832</text:p>
          </table:table-cell>
          <table:table-cell office:value-type="float" office:value="0.479962" calcext:value-type="float">
            <text:p>0.479962</text:p>
          </table:table-cell>
          <table:table-cell office:value-type="float" office:value="0.195769" calcext:value-type="float">
            <text:p>0.195769</text:p>
          </table:table-cell>
          <table:table-cell office:value-type="float" office:value="0.95748" calcext:value-type="float">
            <text:p>0.95748</text:p>
          </table:table-cell>
          <table:table-cell office:value-type="float" office:value="0.95536" calcext:value-type="float">
            <text:p>0.95536</text:p>
          </table:table-cell>
        </table:table-row>
        <table:table-row table:style-name="ro1">
          <table:table-cell/>
          <table:table-cell office:value-type="float" office:value="0.151273" calcext:value-type="float">
            <text:p>0.151273</text:p>
          </table:table-cell>
          <table:table-cell office:value-type="float" office:value="0" calcext:value-type="float">
            <text:p>0</text:p>
          </table:table-cell>
          <table:table-cell office:value-type="float" office:value="2.96065" calcext:value-type="float">
            <text:p>2.96065</text:p>
          </table:table-cell>
          <table:table-cell office:value-type="float" office:value="0.460977" calcext:value-type="float">
            <text:p>0.460977</text:p>
          </table:table-cell>
          <table:table-cell office:value-type="float" office:value="0.271323" calcext:value-type="float">
            <text:p>0.271323</text:p>
          </table:table-cell>
          <table:table-cell office:value-type="float" office:value="726.706" calcext:value-type="float">
            <text:p>726.706</text:p>
          </table:table-cell>
          <table:table-cell office:value-type="float" office:value="727.109" calcext:value-type="float">
            <text:p>727.109</text:p>
          </table:table-cell>
        </table:table-row>
        <table:table-row table:style-name="ro1">
          <table:table-cell/>
          <table:table-cell office:value-type="float" office:value="0.0676462" calcext:value-type="float">
            <text:p>0.0676462</text:p>
          </table:table-cell>
          <table:table-cell office:value-type="float" office:value="0" calcext:value-type="float">
            <text:p>0</text:p>
          </table:table-cell>
          <table:table-cell office:value-type="float" office:value="3.40294" calcext:value-type="float">
            <text:p>3.40294</text:p>
          </table:table-cell>
          <table:table-cell office:value-type="float" office:value="0.554263" calcext:value-type="float">
            <text:p>0.554263</text:p>
          </table:table-cell>
          <table:table-cell office:value-type="float" office:value="0.125252" calcext:value-type="float">
            <text:p>0.125252</text:p>
          </table:table-cell>
          <table:table-cell office:value-type="float" office:value="5.86337" calcext:value-type="float">
            <text:p>5.86337</text:p>
          </table:table-cell>
          <table:table-cell office:value-type="float" office:value="4.90115" calcext:value-type="float">
            <text:p>4.90115</text:p>
          </table:table-cell>
        </table:table-row>
        <table:table-row table:style-name="ro1">
          <table:table-cell/>
          <table:table-cell office:value-type="float" office:value="0.215347" calcext:value-type="float">
            <text:p>0.215347</text:p>
          </table:table-cell>
          <table:table-cell office:value-type="float" office:value="0" calcext:value-type="float">
            <text:p>0</text:p>
          </table:table-cell>
          <table:table-cell office:value-type="float" office:value="2.94394" calcext:value-type="float">
            <text:p>2.94394</text:p>
          </table:table-cell>
          <table:table-cell office:value-type="float" office:value="0.482696" calcext:value-type="float">
            <text:p>0.482696</text:p>
          </table:table-cell>
          <table:table-cell office:value-type="float" office:value="0.260913" calcext:value-type="float">
            <text:p>0.260913</text:p>
          </table:table-cell>
          <table:table-cell office:value-type="float" office:value="0.743519" calcext:value-type="float">
            <text:p>0.743519</text:p>
          </table:table-cell>
          <table:table-cell office:value-type="float" office:value="0.687877" calcext:value-type="float">
            <text:p>0.687877</text:p>
          </table:table-cell>
        </table:table-row>
        <table:table-row table:style-name="ro1">
          <table:table-cell/>
          <table:table-cell office:value-type="float" office:value="0.127112" calcext:value-type="float">
            <text:p>0.127112</text:p>
          </table:table-cell>
          <table:table-cell office:value-type="float" office:value="0" calcext:value-type="float">
            <text:p>0</text:p>
          </table:table-cell>
          <table:table-cell office:value-type="float" office:value="2.96061" calcext:value-type="float">
            <text:p>2.96061</text:p>
          </table:table-cell>
          <table:table-cell office:value-type="float" office:value="0.478211" calcext:value-type="float">
            <text:p>0.478211</text:p>
          </table:table-cell>
          <table:table-cell office:value-type="float" office:value="0.257555" calcext:value-type="float">
            <text:p>0.257555</text:p>
          </table:table-cell>
          <table:table-cell office:value-type="float" office:value="0.442034" calcext:value-type="float">
            <text:p>0.442034</text:p>
          </table:table-cell>
          <table:table-cell office:value-type="float" office:value="0.409977" calcext:value-type="float">
            <text:p>0.409977</text:p>
          </table:table-cell>
        </table:table-row>
        <table:table-row table:style-name="ro1">
          <table:table-cell/>
          <table:table-cell office:value-type="float" office:value="0.151149" calcext:value-type="float">
            <text:p>0.151149</text:p>
          </table:table-cell>
          <table:table-cell office:value-type="float" office:value="0" calcext:value-type="float">
            <text:p>0</text:p>
          </table:table-cell>
          <table:table-cell office:value-type="float" office:value="3.04526" calcext:value-type="float">
            <text:p>3.04526</text:p>
          </table:table-cell>
          <table:table-cell office:value-type="float" office:value="0.476691" calcext:value-type="float">
            <text:p>0.476691</text:p>
          </table:table-cell>
          <table:table-cell office:value-type="float" office:value="0.263264" calcext:value-type="float">
            <text:p>0.263264</text:p>
          </table:table-cell>
          <table:table-cell office:value-type="float" office:value="0.649687" calcext:value-type="float">
            <text:p>0.649687</text:p>
          </table:table-cell>
          <table:table-cell office:value-type="float" office:value="0.587841" calcext:value-type="float">
            <text:p>0.587841</text:p>
          </table:table-cell>
        </table:table-row>
        <table:table-row table:style-name="ro1">
          <table:table-cell/>
          <table:table-cell office:value-type="float" office:value="0.25104" calcext:value-type="float">
            <text:p>0.25104</text:p>
          </table:table-cell>
          <table:table-cell office:value-type="float" office:value="0" calcext:value-type="float">
            <text:p>0</text:p>
          </table:table-cell>
          <table:table-cell office:value-type="float" office:value="2.93587" calcext:value-type="float">
            <text:p>2.93587</text:p>
          </table:table-cell>
          <table:table-cell office:value-type="float" office:value="0.475891" calcext:value-type="float">
            <text:p>0.475891</text:p>
          </table:table-cell>
          <table:table-cell office:value-type="float" office:value="0.264271" calcext:value-type="float">
            <text:p>0.264271</text:p>
          </table:table-cell>
          <table:table-cell office:value-type="float" office:value="0.579611" calcext:value-type="float">
            <text:p>0.579611</text:p>
          </table:table-cell>
          <table:table-cell office:value-type="float" office:value="0.503685" calcext:value-type="float">
            <text:p>0.503685</text:p>
          </table:table-cell>
        </table:table-row>
        <table:table-row table:style-name="ro1">
          <table:table-cell/>
          <table:table-cell office:value-type="float" office:value="0.258013" calcext:value-type="float">
            <text:p>0.258013</text:p>
          </table:table-cell>
          <table:table-cell office:value-type="float" office:value="0" calcext:value-type="float">
            <text:p>0</text:p>
          </table:table-cell>
          <table:table-cell office:value-type="float" office:value="2.95172" calcext:value-type="float">
            <text:p>2.95172</text:p>
          </table:table-cell>
          <table:table-cell office:value-type="float" office:value="0.483439" calcext:value-type="float">
            <text:p>0.483439</text:p>
          </table:table-cell>
          <table:table-cell office:value-type="float" office:value="0.258899" calcext:value-type="float">
            <text:p>0.258899</text:p>
          </table:table-cell>
          <table:table-cell office:value-type="float" office:value="0.339926" calcext:value-type="float">
            <text:p>0.339926</text:p>
          </table:table-cell>
          <table:table-cell office:value-type="float" office:value="0.322426" calcext:value-type="float">
            <text:p>0.322426</text:p>
          </table:table-cell>
        </table:table-row>
        <table:table-row table:style-name="ro1">
          <table:table-cell/>
          <table:table-cell office:value-type="float" office:value="0.269019" calcext:value-type="float">
            <text:p>0.269019</text:p>
          </table:table-cell>
          <table:table-cell office:value-type="float" office:value="0" calcext:value-type="float">
            <text:p>0</text:p>
          </table:table-cell>
          <table:table-cell office:value-type="float" office:value="2.95068" calcext:value-type="float">
            <text:p>2.95068</text:p>
          </table:table-cell>
          <table:table-cell office:value-type="float" office:value="0.471953" calcext:value-type="float">
            <text:p>0.471953</text:p>
          </table:table-cell>
          <table:table-cell office:value-type="float" office:value="0.275688" calcext:value-type="float">
            <text:p>0.275688</text:p>
          </table:table-cell>
          <table:table-cell office:value-type="float" office:value="0.73892" calcext:value-type="float">
            <text:p>0.73892</text:p>
          </table:table-cell>
          <table:table-cell office:value-type="float" office:value="0.720942" calcext:value-type="float">
            <text:p>0.720942</text:p>
          </table:table-cell>
        </table:table-row>
        <table:table-row table:style-name="ro1">
          <table:table-cell/>
          <table:table-cell office:value-type="float" office:value="0.186065" calcext:value-type="float">
            <text:p>0.186065</text:p>
          </table:table-cell>
          <table:table-cell office:value-type="float" office:value="0" calcext:value-type="float">
            <text:p>0</text:p>
          </table:table-cell>
          <table:table-cell office:value-type="float" office:value="2.97504" calcext:value-type="float">
            <text:p>2.97504</text:p>
          </table:table-cell>
          <table:table-cell office:value-type="float" office:value="0.478054" calcext:value-type="float">
            <text:p>0.478054</text:p>
          </table:table-cell>
          <table:table-cell office:value-type="float" office:value="0.225991" calcext:value-type="float">
            <text:p>0.225991</text:p>
          </table:table-cell>
          <table:table-cell office:value-type="float" office:value="653.848" calcext:value-type="float">
            <text:p>653.848</text:p>
          </table:table-cell>
          <table:table-cell office:value-type="float" office:value="652.17" calcext:value-type="float">
            <text:p>652.17</text:p>
          </table:table-cell>
        </table:table-row>
        <table:table-row table:style-name="ro1">
          <table:table-cell/>
          <table:table-cell office:value-type="float" office:value="0.184229" calcext:value-type="float">
            <text:p>0.184229</text:p>
          </table:table-cell>
          <table:table-cell office:value-type="float" office:value="0" calcext:value-type="float">
            <text:p>0</text:p>
          </table:table-cell>
          <table:table-cell office:value-type="float" office:value="3.00741" calcext:value-type="float">
            <text:p>3.00741</text:p>
          </table:table-cell>
          <table:table-cell office:value-type="float" office:value="0.47025" calcext:value-type="float">
            <text:p>0.47025</text:p>
          </table:table-cell>
          <table:table-cell office:value-type="float" office:value="0.25722" calcext:value-type="float">
            <text:p>0.25722</text:p>
          </table:table-cell>
          <table:table-cell office:value-type="float" office:value="0.463685" calcext:value-type="float">
            <text:p>0.463685</text:p>
          </table:table-cell>
          <table:table-cell office:value-type="float" office:value="0.399853" calcext:value-type="float">
            <text:p>0.399853</text:p>
          </table:table-cell>
        </table:table-row>
        <table:table-row table:style-name="ro1">
          <table:table-cell/>
          <table:table-cell office:value-type="float" office:value="0.0898589" calcext:value-type="float">
            <text:p>0.0898589</text:p>
          </table:table-cell>
          <table:table-cell office:value-type="float" office:value="0" calcext:value-type="float">
            <text:p>0</text:p>
          </table:table-cell>
          <table:table-cell office:value-type="float" office:value="3.02439" calcext:value-type="float">
            <text:p>3.02439</text:p>
          </table:table-cell>
          <table:table-cell office:value-type="float" office:value="0.495559" calcext:value-type="float">
            <text:p>0.495559</text:p>
          </table:table-cell>
          <table:table-cell office:value-type="float" office:value="0.197448" calcext:value-type="float">
            <text:p>0.197448</text:p>
          </table:table-cell>
          <table:table-cell office:value-type="float" office:value="1.0021" calcext:value-type="float">
            <text:p>1.0021</text:p>
          </table:table-cell>
          <table:table-cell office:value-type="float" office:value="0.879562" calcext:value-type="float">
            <text:p>0.879562</text:p>
          </table:table-cell>
        </table:table-row>
        <table:table-row table:style-name="ro1">
          <table:table-cell/>
          <table:table-cell office:value-type="float" office:value="0.0991711" calcext:value-type="float">
            <text:p>0.0991711</text:p>
          </table:table-cell>
          <table:table-cell office:value-type="float" office:value="0" calcext:value-type="float">
            <text:p>0</text:p>
          </table:table-cell>
          <table:table-cell office:value-type="float" office:value="3.00121" calcext:value-type="float">
            <text:p>3.00121</text:p>
          </table:table-cell>
          <table:table-cell office:value-type="float" office:value="0.48741" calcext:value-type="float">
            <text:p>0.48741</text:p>
          </table:table-cell>
          <table:table-cell office:value-type="float" office:value="0.203492" calcext:value-type="float">
            <text:p>0.203492</text:p>
          </table:table-cell>
          <table:table-cell office:value-type="float" office:value="0.865896" calcext:value-type="float">
            <text:p>0.865896</text:p>
          </table:table-cell>
          <table:table-cell office:value-type="float" office:value="0.786168" calcext:value-type="float">
            <text:p>0.786168</text:p>
          </table:table-cell>
        </table:table-row>
        <table:table-row table:style-name="ro1">
          <table:table-cell/>
          <table:table-cell office:value-type="float" office:value="0.0495845" calcext:value-type="float">
            <text:p>0.0495845</text:p>
          </table:table-cell>
          <table:table-cell office:value-type="float" office:value="0" calcext:value-type="float">
            <text:p>0</text:p>
          </table:table-cell>
          <table:table-cell office:value-type="float" office:value="2.93121" calcext:value-type="float">
            <text:p>2.93121</text:p>
          </table:table-cell>
          <table:table-cell office:value-type="float" office:value="0.481064" calcext:value-type="float">
            <text:p>0.481064</text:p>
          </table:table-cell>
          <table:table-cell office:value-type="float" office:value="0.202485" calcext:value-type="float">
            <text:p>0.202485</text:p>
          </table:table-cell>
          <table:table-cell office:value-type="float" office:value="1.25796" calcext:value-type="float">
            <text:p>1.25796</text:p>
          </table:table-cell>
          <table:table-cell office:value-type="float" office:value="1.00156" calcext:value-type="float">
            <text:p>1.00156</text:p>
          </table:table-cell>
        </table:table-row>
        <table:table-row table:style-name="ro1">
          <table:table-cell/>
          <table:table-cell office:value-type="float" office:value="0.079112" calcext:value-type="float">
            <text:p>0.079112</text:p>
          </table:table-cell>
          <table:table-cell office:value-type="float" office:value="0" calcext:value-type="float">
            <text:p>0</text:p>
          </table:table-cell>
          <table:table-cell office:value-type="float" office:value="3.03655" calcext:value-type="float">
            <text:p>3.03655</text:p>
          </table:table-cell>
          <table:table-cell office:value-type="float" office:value="0.497489" calcext:value-type="float">
            <text:p>0.497489</text:p>
          </table:table-cell>
          <table:table-cell office:value-type="float" office:value="0.188381" calcext:value-type="float">
            <text:p>0.188381</text:p>
          </table:table-cell>
          <table:table-cell office:value-type="float" office:value="1.29196" calcext:value-type="float">
            <text:p>1.29196</text:p>
          </table:table-cell>
          <table:table-cell office:value-type="float" office:value="1.14643" calcext:value-type="float">
            <text:p>1.14643</text:p>
          </table:table-cell>
        </table:table-row>
        <table:table-row table:style-name="ro1">
          <table:table-cell/>
          <table:table-cell office:value-type="float" office:value="0.0880528" calcext:value-type="float">
            <text:p>0.0880528</text:p>
          </table:table-cell>
          <table:table-cell office:value-type="float" office:value="0" calcext:value-type="float">
            <text:p>0</text:p>
          </table:table-cell>
          <table:table-cell office:value-type="float" office:value="2.97575" calcext:value-type="float">
            <text:p>2.97575</text:p>
          </table:table-cell>
          <table:table-cell office:value-type="float" office:value="0.472729" calcext:value-type="float">
            <text:p>0.472729</text:p>
          </table:table-cell>
          <table:table-cell office:value-type="float" office:value="0.231363" calcext:value-type="float">
            <text:p>0.231363</text:p>
          </table:table-cell>
          <table:table-cell office:value-type="float" office:value="0.637698" calcext:value-type="float">
            <text:p>0.637698</text:p>
          </table:table-cell>
          <table:table-cell office:value-type="float" office:value="0.585753" calcext:value-type="float">
            <text:p>0.585753</text:p>
          </table:table-cell>
        </table:table-row>
        <table:table-row table:style-name="ro1">
          <table:table-cell/>
          <table:table-cell office:value-type="float" office:value="0.044896" calcext:value-type="float">
            <text:p>0.044896</text:p>
          </table:table-cell>
          <table:table-cell office:value-type="float" office:value="0" calcext:value-type="float">
            <text:p>0</text:p>
          </table:table-cell>
          <table:table-cell office:value-type="float" office:value="3.42387" calcext:value-type="float">
            <text:p>3.42387</text:p>
          </table:table-cell>
          <table:table-cell office:value-type="float" office:value="0.66927" calcext:value-type="float">
            <text:p>0.66927</text:p>
          </table:table-cell>
          <table:table-cell office:value-type="float" office:value="0.0359302" calcext:value-type="float">
            <text:p>0.0359302</text:p>
          </table:table-cell>
          <table:table-cell office:value-type="float" office:value="94.158" calcext:value-type="float">
            <text:p>94.158</text:p>
          </table:table-cell>
          <table:table-cell office:value-type="float" office:value="92.6178" calcext:value-type="float">
            <text:p>92.6178</text:p>
          </table:table-cell>
        </table:table-row>
        <table:table-row table:style-name="ro1">
          <table:table-cell/>
          <table:table-cell office:value-type="float" office:value="0.0806168" calcext:value-type="float">
            <text:p>0.0806168</text:p>
          </table:table-cell>
          <table:table-cell office:value-type="float" office:value="0" calcext:value-type="float">
            <text:p>0</text:p>
          </table:table-cell>
          <table:table-cell office:value-type="float" office:value="2.96965" calcext:value-type="float">
            <text:p>2.96965</text:p>
          </table:table-cell>
          <table:table-cell office:value-type="float" office:value="0.482396" calcext:value-type="float">
            <text:p>0.482396</text:p>
          </table:table-cell>
          <table:table-cell office:value-type="float" office:value="0.187374" calcext:value-type="float">
            <text:p>0.187374</text:p>
          </table:table-cell>
          <table:table-cell office:value-type="float" office:value="0.563052" calcext:value-type="float">
            <text:p>0.563052</text:p>
          </table:table-cell>
          <table:table-cell office:value-type="float" office:value="0.521964" calcext:value-type="float">
            <text:p>0.521964</text:p>
          </table:table-cell>
        </table:table-row>
        <table:table-row table:style-name="ro1">
          <table:table-cell/>
          <table:table-cell office:value-type="float" office:value="0.159228" calcext:value-type="float">
            <text:p>0.159228</text:p>
          </table:table-cell>
          <table:table-cell office:value-type="float" office:value="0" calcext:value-type="float">
            <text:p>0</text:p>
          </table:table-cell>
          <table:table-cell office:value-type="float" office:value="2.89392" calcext:value-type="float">
            <text:p>2.89392</text:p>
          </table:table-cell>
          <table:table-cell office:value-type="float" office:value="0.484175" calcext:value-type="float">
            <text:p>0.484175</text:p>
          </table:table-cell>
          <table:table-cell office:value-type="float" office:value="0.241101" calcext:value-type="float">
            <text:p>0.241101</text:p>
          </table:table-cell>
          <table:table-cell office:value-type="float" office:value="0.290871" calcext:value-type="float">
            <text:p>0.290871</text:p>
          </table:table-cell>
          <table:table-cell office:value-type="float" office:value="0.265814" calcext:value-type="float">
            <text:p>0.265814</text:p>
          </table:table-cell>
        </table:table-row>
        <table:table-row table:style-name="ro1">
          <table:table-cell/>
          <table:table-cell office:value-type="float" office:value="0.0390553" calcext:value-type="float">
            <text:p>0.0390553</text:p>
          </table:table-cell>
          <table:table-cell office:value-type="float" office:value="0" calcext:value-type="float">
            <text:p>0</text:p>
          </table:table-cell>
          <table:table-cell office:value-type="float" office:value="1.17234" calcext:value-type="float">
            <text:p>1.17234</text:p>
          </table:table-cell>
          <table:table-cell office:value-type="float" office:value="0.502154" calcext:value-type="float">
            <text:p>0.502154</text:p>
          </table:table-cell>
          <table:table-cell office:value-type="float" office:value="0.00134318" calcext:value-type="float">
            <text:p>0.00134318</text:p>
          </table:table-cell>
          <table:table-cell office:value-type="float" office:value="201.521" calcext:value-type="float">
            <text:p>201.521</text:p>
          </table:table-cell>
          <table:table-cell office:value-type="float" office:value="189.635" calcext:value-type="float">
            <text:p>189.635</text:p>
          </table:table-cell>
        </table:table-row>
        <table:table-row table:style-name="ro1">
          <table:table-cell/>
          <table:table-cell office:value-type="float" office:value="0.0662745" calcext:value-type="float">
            <text:p>0.0662745</text:p>
          </table:table-cell>
          <table:table-cell office:value-type="float" office:value="0" calcext:value-type="float">
            <text:p>0</text:p>
          </table:table-cell>
          <table:table-cell office:value-type="float" office:value="2.93678" calcext:value-type="float">
            <text:p>2.93678</text:p>
          </table:table-cell>
          <table:table-cell office:value-type="float" office:value="0.477854" calcext:value-type="float">
            <text:p>0.477854</text:p>
          </table:table-cell>
          <table:table-cell office:value-type="float" office:value="0.20047" calcext:value-type="float">
            <text:p>0.20047</text:p>
          </table:table-cell>
          <table:table-cell office:value-type="float" office:value="1.18418" calcext:value-type="float">
            <text:p>1.18418</text:p>
          </table:table-cell>
          <table:table-cell office:value-type="float" office:value="0.947493" calcext:value-type="float">
            <text:p>0.947493</text:p>
          </table:table-cell>
        </table:table-row>
        <table:table-row table:style-name="ro1">
          <table:table-cell/>
          <table:table-cell office:value-type="float" office:value="0.277914" calcext:value-type="float">
            <text:p>0.277914</text:p>
          </table:table-cell>
          <table:table-cell office:value-type="float" office:value="0" calcext:value-type="float">
            <text:p>0</text:p>
          </table:table-cell>
          <table:table-cell office:value-type="float" office:value="2.98463" calcext:value-type="float">
            <text:p>2.98463</text:p>
          </table:table-cell>
          <table:table-cell office:value-type="float" office:value="0.489774" calcext:value-type="float">
            <text:p>0.489774</text:p>
          </table:table-cell>
          <table:table-cell office:value-type="float" office:value="0.252854" calcext:value-type="float">
            <text:p>0.252854</text:p>
          </table:table-cell>
          <table:table-cell office:value-type="float" office:value="0.430776" calcext:value-type="float">
            <text:p>0.430776</text:p>
          </table:table-cell>
          <table:table-cell office:value-type="float" office:value="0.375423" calcext:value-type="float">
            <text:p>0.375423</text:p>
          </table:table-cell>
        </table:table-row>
        <table:table-row table:style-name="ro1">
          <table:table-cell/>
          <table:table-cell office:value-type="float" office:value="0.0853556" calcext:value-type="float">
            <text:p>0.0853556</text:p>
          </table:table-cell>
          <table:table-cell office:value-type="float" office:value="0" calcext:value-type="float">
            <text:p>0</text:p>
          </table:table-cell>
          <table:table-cell office:value-type="float" office:value="2.9411" calcext:value-type="float">
            <text:p>2.9411</text:p>
          </table:table-cell>
          <table:table-cell office:value-type="float" office:value="0.477023" calcext:value-type="float">
            <text:p>0.477023</text:p>
          </table:table-cell>
          <table:table-cell office:value-type="float" office:value="0.182337" calcext:value-type="float">
            <text:p>0.182337</text:p>
          </table:table-cell>
          <table:table-cell office:value-type="float" office:value="0.399091" calcext:value-type="float">
            <text:p>0.399091</text:p>
          </table:table-cell>
          <table:table-cell office:value-type="float" office:value="0.389963" calcext:value-type="float">
            <text:p>0.389963</text:p>
          </table:table-cell>
        </table:table-row>
        <table:table-row table:style-name="ro1">
          <table:table-cell/>
          <table:table-cell office:value-type="float" office:value="0.0535578" calcext:value-type="float">
            <text:p>0.0535578</text:p>
          </table:table-cell>
          <table:table-cell office:value-type="float" office:value="0" calcext:value-type="float">
            <text:p>0</text:p>
          </table:table-cell>
          <table:table-cell office:value-type="float" office:value="3.01495" calcext:value-type="float">
            <text:p>3.01495</text:p>
          </table:table-cell>
          <table:table-cell office:value-type="float" office:value="0.479707" calcext:value-type="float">
            <text:p>0.479707</text:p>
          </table:table-cell>
          <table:table-cell office:value-type="float" office:value="0.190732" calcext:value-type="float">
            <text:p>0.19073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811087" calcext:value-type="float">
            <text:p>0.811087</text:p>
          </table:table-cell>
        </table:table-row>
        <table:table-row table:style-name="ro1">
          <table:table-cell/>
          <table:table-cell office:value-type="float" office:value="0.0721063" calcext:value-type="float">
            <text:p>0.0721063</text:p>
          </table:table-cell>
          <table:table-cell office:value-type="float" office:value="0" calcext:value-type="float">
            <text:p>0</text:p>
          </table:table-cell>
          <table:table-cell office:value-type="float" office:value="3.02272" calcext:value-type="float">
            <text:p>3.02272</text:p>
          </table:table-cell>
          <table:table-cell office:value-type="float" office:value="0.480113" calcext:value-type="float">
            <text:p>0.480113</text:p>
          </table:table-cell>
          <table:table-cell office:value-type="float" office:value="0.189053" calcext:value-type="float">
            <text:p>0.189053</text:p>
          </table:table-cell>
          <table:table-cell office:value-type="float" office:value="0.912133" calcext:value-type="float">
            <text:p>0.912133</text:p>
          </table:table-cell>
          <table:table-cell office:value-type="float" office:value="0.818572" calcext:value-type="float">
            <text:p>0.818572</text:p>
          </table:table-cell>
        </table:table-row>
        <table:table-row table:style-name="ro1">
          <table:table-cell/>
          <table:table-cell office:value-type="float" office:value="0.0930824" calcext:value-type="float">
            <text:p>0.0930824</text:p>
          </table:table-cell>
          <table:table-cell office:value-type="float" office:value="0" calcext:value-type="float">
            <text:p>0</text:p>
          </table:table-cell>
          <table:table-cell office:value-type="float" office:value="2.99043" calcext:value-type="float">
            <text:p>2.99043</text:p>
          </table:table-cell>
          <table:table-cell office:value-type="float" office:value="0.47214" calcext:value-type="float">
            <text:p>0.47214</text:p>
          </table:table-cell>
          <table:table-cell office:value-type="float" office:value="0.215917" calcext:value-type="float">
            <text:p>0.215917</text:p>
          </table:table-cell>
          <table:table-cell office:value-type="float" office:value="0.332174" calcext:value-type="float">
            <text:p>0.332174</text:p>
          </table:table-cell>
          <table:table-cell office:value-type="float" office:value="0.311152" calcext:value-type="float">
            <text:p>0.311152</text:p>
          </table:table-cell>
        </table:table-row>
        <table:table-row table:style-name="ro1">
          <table:table-cell/>
          <table:table-cell office:value-type="float" office:value="0.0777888" calcext:value-type="float">
            <text:p>0.0777888</text:p>
          </table:table-cell>
          <table:table-cell office:value-type="float" office:value="0" calcext:value-type="float">
            <text:p>0</text:p>
          </table:table-cell>
          <table:table-cell office:value-type="float" office:value="3.10014" calcext:value-type="float">
            <text:p>3.10014</text:p>
          </table:table-cell>
          <table:table-cell office:value-type="float" office:value="0.487401" calcext:value-type="float">
            <text:p>0.487401</text:p>
          </table:table-cell>
          <table:table-cell office:value-type="float" office:value="0.213902" calcext:value-type="float">
            <text:p>0.213902</text:p>
          </table:table-cell>
          <table:table-cell office:value-type="float" office:value="0.416002" calcext:value-type="float">
            <text:p>0.416002</text:p>
          </table:table-cell>
          <table:table-cell office:value-type="float" office:value="0.395795" calcext:value-type="float">
            <text:p>0.395795</text:p>
          </table:table-cell>
        </table:table-row>
        <table:table-row table:style-name="ro1">
          <table:table-cell/>
          <table:table-cell office:value-type="float" office:value="0.0401325" calcext:value-type="float">
            <text:p>0.0401325</text:p>
          </table:table-cell>
          <table:table-cell office:value-type="float" office:value="0" calcext:value-type="float">
            <text:p>0</text:p>
          </table:table-cell>
          <table:table-cell office:value-type="float" office:value="3.66815" calcext:value-type="float">
            <text:p>3.66815</text:p>
          </table:table-cell>
          <table:table-cell office:value-type="float" office:value="0.598137" calcext:value-type="float">
            <text:p>0.598137</text:p>
          </table:table-cell>
          <table:table-cell office:value-type="float" office:value="0.0265279" calcext:value-type="float">
            <text:p>0.0265279</text:p>
          </table:table-cell>
          <table:table-cell office:value-type="float" office:value="133.638" calcext:value-type="float">
            <text:p>133.638</text:p>
          </table:table-cell>
          <table:table-cell office:value-type="float" office:value="121.573" calcext:value-type="float">
            <text:p>121.573</text:p>
          </table:table-cell>
        </table:table-row>
        <table:table-row table:style-name="ro1">
          <table:table-cell table:style-name="ce6" office:value-type="string" calcext:value-type="string">
            <text:p>rhino</text:p>
          </table:table-cell>
          <table:table-cell table:style-name="ce10" office:value-type="float" office:value="0.122381" calcext:value-type="float">
            <text:p>0.12238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8787" calcext:value-type="float">
            <text:p>2.8787</text:p>
          </table:table-cell>
          <table:table-cell table:style-name="ce10" office:value-type="float" office:value="0.467926" calcext:value-type="float">
            <text:p>0.467926</text:p>
          </table:table-cell>
          <table:table-cell table:style-name="ce10" office:value-type="float" office:value="0.311464" calcext:value-type="float">
            <text:p>0.311464</text:p>
          </table:table-cell>
          <table:table-cell table:style-name="ce10" office:value-type="float" office:value="132.556" calcext:value-type="float">
            <text:p>132.556</text:p>
          </table:table-cell>
          <table:table-cell table:style-name="ce10" office:value-type="float" office:value="130.733" calcext:value-type="float">
            <text:p>130.733</text:p>
          </table:table-cell>
        </table:table-row>
        <table:table-row table:style-name="ro1">
          <table:table-cell/>
          <table:table-cell office:value-type="float" office:value="0.0233464" calcext:value-type="float">
            <text:p>0.0233464</text:p>
          </table:table-cell>
          <table:table-cell office:value-type="float" office:value="0" calcext:value-type="float">
            <text:p>0</text:p>
          </table:table-cell>
          <table:table-cell office:value-type="float" office:value="3.61138" calcext:value-type="float">
            <text:p>3.61138</text:p>
          </table:table-cell>
          <table:table-cell office:value-type="float" office:value="0.636707" calcext:value-type="float">
            <text:p>0.636707</text:p>
          </table:table-cell>
          <table:table-cell office:value-type="float" office:value="0.00276243" calcext:value-type="float">
            <text:p>0.00276243</text:p>
          </table:table-cell>
          <table:table-cell office:value-type="float" office:value="671.395" calcext:value-type="float">
            <text:p>671.395</text:p>
          </table:table-cell>
          <table:table-cell office:value-type="float" office:value="670.475" calcext:value-type="float">
            <text:p>670.475</text:p>
          </table:table-cell>
        </table:table-row>
        <table:table-row table:style-name="ro1">
          <table:table-cell/>
          <table:table-cell office:value-type="float" office:value="0.164877" calcext:value-type="float">
            <text:p>0.164877</text:p>
          </table:table-cell>
          <table:table-cell office:value-type="float" office:value="0" calcext:value-type="float">
            <text:p>0</text:p>
          </table:table-cell>
          <table:table-cell office:value-type="float" office:value="2.93939" calcext:value-type="float">
            <text:p>2.93939</text:p>
          </table:table-cell>
          <table:table-cell office:value-type="float" office:value="0.455628" calcext:value-type="float">
            <text:p>0.455628</text:p>
          </table:table-cell>
          <table:table-cell office:value-type="float" office:value="0.325967" calcext:value-type="float">
            <text:p>0.325967</text:p>
          </table:table-cell>
          <table:table-cell office:value-type="float" office:value="173.226" calcext:value-type="float">
            <text:p>173.226</text:p>
          </table:table-cell>
          <table:table-cell office:value-type="float" office:value="170.986" calcext:value-type="float">
            <text:p>170.986</text:p>
          </table:table-cell>
        </table:table-row>
        <table:table-row table:style-name="ro1">
          <table:table-cell/>
          <table:table-cell office:value-type="float" office:value="0.140756" calcext:value-type="float">
            <text:p>0.140756</text:p>
          </table:table-cell>
          <table:table-cell office:value-type="float" office:value="0" calcext:value-type="float">
            <text:p>0</text:p>
          </table:table-cell>
          <table:table-cell office:value-type="float" office:value="2.87296" calcext:value-type="float">
            <text:p>2.87296</text:p>
          </table:table-cell>
          <table:table-cell office:value-type="float" office:value="0.441531" calcext:value-type="float">
            <text:p>0.441531</text:p>
          </table:table-cell>
          <table:table-cell office:value-type="float" office:value="0.34047" calcext:value-type="float">
            <text:p>0.34047</text:p>
          </table:table-cell>
          <table:table-cell office:value-type="float" office:value="25798.6" calcext:value-type="float">
            <text:p>25798.6</text:p>
          </table:table-cell>
          <table:table-cell office:value-type="float" office:value="26544.5" calcext:value-type="float">
            <text:p>26544.5</text:p>
          </table:table-cell>
        </table:table-row>
        <table:table-row table:style-name="ro1">
          <table:table-cell/>
          <table:table-cell office:value-type="float" office:value="0.10976" calcext:value-type="float">
            <text:p>0.10976</text:p>
          </table:table-cell>
          <table:table-cell office:value-type="float" office:value="0" calcext:value-type="float">
            <text:p>0</text:p>
          </table:table-cell>
          <table:table-cell office:value-type="float" office:value="2.89079" calcext:value-type="float">
            <text:p>2.89079</text:p>
          </table:table-cell>
          <table:table-cell office:value-type="float" office:value="0.445712" calcext:value-type="float">
            <text:p>0.445712</text:p>
          </table:table-cell>
          <table:table-cell office:value-type="float" office:value="0.33011" calcext:value-type="float">
            <text:p>0.33011</text:p>
          </table:table-cell>
          <table:table-cell office:value-type="float" office:value="138.858" calcext:value-type="float">
            <text:p>138.858</text:p>
          </table:table-cell>
          <table:table-cell office:value-type="float" office:value="139.321" calcext:value-type="float">
            <text:p>139.321</text:p>
          </table:table-cell>
        </table:table-row>
        <table:table-row table:style-name="ro1">
          <table:table-cell/>
          <table:table-cell office:value-type="float" office:value="0.137362" calcext:value-type="float">
            <text:p>0.137362</text:p>
          </table:table-cell>
          <table:table-cell office:value-type="float" office:value="0" calcext:value-type="float">
            <text:p>0</text:p>
          </table:table-cell>
          <table:table-cell office:value-type="float" office:value="2.98925" calcext:value-type="float">
            <text:p>2.98925</text:p>
          </table:table-cell>
          <table:table-cell office:value-type="float" office:value="0.455038" calcext:value-type="float">
            <text:p>0.455038</text:p>
          </table:table-cell>
          <table:table-cell office:value-type="float" office:value="0.337017" calcext:value-type="float">
            <text:p>0.337017</text:p>
          </table:table-cell>
          <table:table-cell office:value-type="float" office:value="610.572" calcext:value-type="float">
            <text:p>610.572</text:p>
          </table:table-cell>
          <table:table-cell office:value-type="float" office:value="609.416" calcext:value-type="float">
            <text:p>609.416</text:p>
          </table:table-cell>
        </table:table-row>
        <table:table-row table:style-name="ro1">
          <table:table-cell/>
          <table:table-cell office:value-type="float" office:value="0.185579" calcext:value-type="float">
            <text:p>0.185579</text:p>
          </table:table-cell>
          <table:table-cell office:value-type="float" office:value="0" calcext:value-type="float">
            <text:p>0</text:p>
          </table:table-cell>
          <table:table-cell office:value-type="float" office:value="2.95722" calcext:value-type="float">
            <text:p>2.95722</text:p>
          </table:table-cell>
          <table:table-cell office:value-type="float" office:value="0.455896" calcext:value-type="float">
            <text:p>0.455896</text:p>
          </table:table-cell>
          <table:table-cell office:value-type="float" office:value="0.333564" calcext:value-type="float">
            <text:p>0.333564</text:p>
          </table:table-cell>
          <table:table-cell office:value-type="float" office:value="591.687" calcext:value-type="float">
            <text:p>591.687</text:p>
          </table:table-cell>
          <table:table-cell office:value-type="float" office:value="592.436" calcext:value-type="float">
            <text:p>592.436</text:p>
          </table:table-cell>
        </table:table-row>
        <table:table-row table:style-name="ro1">
          <table:table-cell/>
          <table:table-cell office:value-type="float" office:value="0.106299" calcext:value-type="float">
            <text:p>0.106299</text:p>
          </table:table-cell>
          <table:table-cell office:value-type="float" office:value="0" calcext:value-type="float">
            <text:p>0</text:p>
          </table:table-cell>
          <table:table-cell office:value-type="float" office:value="2.97108" calcext:value-type="float">
            <text:p>2.97108</text:p>
          </table:table-cell>
          <table:table-cell office:value-type="float" office:value="0.452906" calcext:value-type="float">
            <text:p>0.452906</text:p>
          </table:table-cell>
          <table:table-cell office:value-type="float" office:value="0.336326" calcext:value-type="float">
            <text:p>0.336326</text:p>
          </table:table-cell>
          <table:table-cell office:value-type="float" office:value="621.208" calcext:value-type="float">
            <text:p>621.208</text:p>
          </table:table-cell>
          <table:table-cell office:value-type="float" office:value="620.798" calcext:value-type="float">
            <text:p>620.798</text:p>
          </table:table-cell>
        </table:table-row>
        <table:table-row table:style-name="ro1">
          <table:table-cell/>
          <table:table-cell office:value-type="float" office:value="0.101009" calcext:value-type="float">
            <text:p>0.101009</text:p>
          </table:table-cell>
          <table:table-cell office:value-type="float" office:value="0" calcext:value-type="float">
            <text:p>0</text:p>
          </table:table-cell>
          <table:table-cell office:value-type="float" office:value="3.00385" calcext:value-type="float">
            <text:p>3.00385</text:p>
          </table:table-cell>
          <table:table-cell office:value-type="float" office:value="0.451178" calcext:value-type="float">
            <text:p>0.451178</text:p>
          </table:table-cell>
          <table:table-cell office:value-type="float" office:value="0.337707" calcext:value-type="float">
            <text:p>0.337707</text:p>
          </table:table-cell>
          <table:table-cell office:value-type="float" office:value="168.991" calcext:value-type="float">
            <text:p>168.991</text:p>
          </table:table-cell>
          <table:table-cell office:value-type="float" office:value="167.391" calcext:value-type="float">
            <text:p>167.391</text:p>
          </table:table-cell>
        </table:table-row>
        <table:table-row table:style-name="ro1">
          <table:table-cell/>
          <table:table-cell office:value-type="float" office:value="0.0263634" calcext:value-type="float">
            <text:p>0.0263634</text:p>
          </table:table-cell>
          <table:table-cell office:value-type="float" office:value="0" calcext:value-type="float">
            <text:p>0</text:p>
          </table:table-cell>
          <table:table-cell office:value-type="float" office:value="3.1862" calcext:value-type="float">
            <text:p>3.1862</text:p>
          </table:table-cell>
          <table:table-cell office:value-type="float" office:value="0.621714" calcext:value-type="float">
            <text:p>0.621714</text:p>
          </table:table-cell>
          <table:table-cell office:value-type="float" office:value="0.0621547" calcext:value-type="float">
            <text:p>0.0621547</text:p>
          </table:table-cell>
          <table:table-cell office:value-type="float" office:value="641.472" calcext:value-type="float">
            <text:p>641.472</text:p>
          </table:table-cell>
          <table:table-cell office:value-type="float" office:value="644.406" calcext:value-type="float">
            <text:p>644.406</text:p>
          </table:table-cell>
        </table:table-row>
        <table:table-row table:style-name="ro1">
          <table:table-cell/>
          <table:table-cell office:value-type="float" office:value="0.110304" calcext:value-type="float">
            <text:p>0.110304</text:p>
          </table:table-cell>
          <table:table-cell office:value-type="float" office:value="0" calcext:value-type="float">
            <text:p>0</text:p>
          </table:table-cell>
          <table:table-cell office:value-type="float" office:value="2.94027" calcext:value-type="float">
            <text:p>2.94027</text:p>
          </table:table-cell>
          <table:table-cell office:value-type="float" office:value="0.447629" calcext:value-type="float">
            <text:p>0.447629</text:p>
          </table:table-cell>
          <table:table-cell office:value-type="float" office:value="0.345994" calcext:value-type="float">
            <text:p>0.345994</text:p>
          </table:table-cell>
          <table:table-cell office:value-type="float" office:value="0.414918" calcext:value-type="float">
            <text:p>0.414918</text:p>
          </table:table-cell>
          <table:table-cell office:value-type="float" office:value="0.385762" calcext:value-type="float">
            <text:p>0.385762</text:p>
          </table:table-cell>
        </table:table-row>
        <table:table-row table:style-name="ro1">
          <table:table-cell/>
          <table:table-cell office:value-type="float" office:value="0.0349664" calcext:value-type="float">
            <text:p>0.0349664</text:p>
          </table:table-cell>
          <table:table-cell office:value-type="float" office:value="0" calcext:value-type="float">
            <text:p>0</text:p>
          </table:table-cell>
          <table:table-cell office:value-type="float" office:value="3.03843" calcext:value-type="float">
            <text:p>3.03843</text:p>
          </table:table-cell>
          <table:table-cell office:value-type="float" office:value="0.487323" calcext:value-type="float">
            <text:p>0.487323</text:p>
          </table:table-cell>
          <table:table-cell office:value-type="float" office:value="0.187845" calcext:value-type="float">
            <text:p>0.187845</text:p>
          </table:table-cell>
          <table:table-cell office:value-type="float" office:value="1.07092" calcext:value-type="float">
            <text:p>1.07092</text:p>
          </table:table-cell>
          <table:table-cell office:value-type="float" office:value="0.996265" calcext:value-type="float">
            <text:p>0.996265</text:p>
          </table:table-cell>
        </table:table-row>
        <table:table-row table:style-name="ro1">
          <table:table-cell/>
          <table:table-cell office:value-type="float" office:value="0.0155689" calcext:value-type="float">
            <text:p>0.0155689</text:p>
          </table:table-cell>
          <table:table-cell office:value-type="float" office:value="0" calcext:value-type="float">
            <text:p>0</text:p>
          </table:table-cell>
          <table:table-cell office:value-type="float" office:value="2.95759" calcext:value-type="float">
            <text:p>2.95759</text:p>
          </table:table-cell>
          <table:table-cell office:value-type="float" office:value="0.706381" calcext:value-type="float">
            <text:p>0.706381</text:p>
          </table:table-cell>
          <table:table-cell office:value-type="float" office:value="0.00276243" calcext:value-type="float">
            <text:p>0.00276243</text:p>
          </table:table-cell>
          <table:table-cell office:value-type="float" office:value="140.539" calcext:value-type="float">
            <text:p>140.539</text:p>
          </table:table-cell>
          <table:table-cell office:value-type="float" office:value="141.82" calcext:value-type="float">
            <text:p>141.82</text:p>
          </table:table-cell>
        </table:table-row>
        <table:table-row table:style-name="ro1">
          <table:table-cell/>
          <table:table-cell office:value-type="float" office:value="0.0257908" calcext:value-type="float">
            <text:p>0.0257908</text:p>
          </table:table-cell>
          <table:table-cell office:value-type="float" office:value="0" calcext:value-type="float">
            <text:p>0</text:p>
          </table:table-cell>
          <table:table-cell office:value-type="float" office:value="3.69056" calcext:value-type="float">
            <text:p>3.69056</text:p>
          </table:table-cell>
          <table:table-cell office:value-type="float" office:value="0.649813" calcext:value-type="float">
            <text:p>0.649813</text:p>
          </table:table-cell>
          <table:table-cell office:value-type="float" office:value="0.0296961" calcext:value-type="float">
            <text:p>0.0296961</text:p>
          </table:table-cell>
          <table:table-cell office:value-type="float" office:value="153.063" calcext:value-type="float">
            <text:p>153.063</text:p>
          </table:table-cell>
          <table:table-cell office:value-type="float" office:value="144.961" calcext:value-type="float">
            <text:p>144.961</text:p>
          </table:table-cell>
        </table:table-row>
        <table:table-row table:style-name="ro1">
          <table:table-cell/>
          <table:table-cell office:value-type="float" office:value="0.0339854" calcext:value-type="float">
            <text:p>0.0339854</text:p>
          </table:table-cell>
          <table:table-cell office:value-type="float" office:value="0" calcext:value-type="float">
            <text:p>0</text:p>
          </table:table-cell>
          <table:table-cell office:value-type="float" office:value="3.55498" calcext:value-type="float">
            <text:p>3.55498</text:p>
          </table:table-cell>
          <table:table-cell office:value-type="float" office:value="0.595194" calcext:value-type="float">
            <text:p>0.595194</text:p>
          </table:table-cell>
          <table:table-cell office:value-type="float" office:value="0.0517956" calcext:value-type="float">
            <text:p>0.0517956</text:p>
          </table:table-cell>
          <table:table-cell office:value-type="float" office:value="16.3077" calcext:value-type="float">
            <text:p>16.3077</text:p>
          </table:table-cell>
          <table:table-cell office:value-type="float" office:value="16.2364" calcext:value-type="float">
            <text:p>16.2364</text:p>
          </table:table-cell>
        </table:table-row>
        <table:table-row table:style-name="ro1">
          <table:table-cell/>
          <table:table-cell office:value-type="float" office:value="0.0207057" calcext:value-type="float">
            <text:p>0.0207057</text:p>
          </table:table-cell>
          <table:table-cell office:value-type="float" office:value="0" calcext:value-type="float">
            <text:p>0</text:p>
          </table:table-cell>
          <table:table-cell office:value-type="float" office:value="3.69332" calcext:value-type="float">
            <text:p>3.69332</text:p>
          </table:table-cell>
          <table:table-cell office:value-type="float" office:value="0.643551" calcext:value-type="float">
            <text:p>0.643551</text:p>
          </table:table-cell>
          <table:table-cell office:value-type="float" office:value="0.00276243" calcext:value-type="float">
            <text:p>0.00276243</text:p>
          </table:table-cell>
          <table:table-cell office:value-type="float" office:value="102.67" calcext:value-type="float">
            <text:p>102.67</text:p>
          </table:table-cell>
          <table:table-cell office:value-type="float" office:value="101.552" calcext:value-type="float">
            <text:p>101.552</text:p>
          </table:table-cell>
        </table:table-row>
        <table:table-row table:style-name="ro1">
          <table:table-cell/>
          <table:table-cell office:value-type="float" office:value="0.0729426" calcext:value-type="float">
            <text:p>0.0729426</text:p>
          </table:table-cell>
          <table:table-cell office:value-type="float" office:value="0" calcext:value-type="float">
            <text:p>0</text:p>
          </table:table-cell>
          <table:table-cell office:value-type="float" office:value="3.0157" calcext:value-type="float">
            <text:p>3.0157</text:p>
          </table:table-cell>
          <table:table-cell office:value-type="float" office:value="0.448745" calcext:value-type="float">
            <text:p>0.448745</text:p>
          </table:table-cell>
          <table:table-cell office:value-type="float" office:value="0.31837" calcext:value-type="float">
            <text:p>0.31837</text:p>
          </table:table-cell>
          <table:table-cell office:value-type="float" office:value="157190000000000" calcext:value-type="float">
            <text:p>157190000000000</text:p>
          </table:table-cell>
          <table:table-cell office:value-type="float" office:value="160828000000000" calcext:value-type="float">
            <text:p>160828000000000</text:p>
          </table:table-cell>
        </table:table-row>
        <table:table-row table:style-name="ro1">
          <table:table-cell/>
          <table:table-cell office:value-type="float" office:value="0.0247426" calcext:value-type="float">
            <text:p>0.0247426</text:p>
          </table:table-cell>
          <table:table-cell office:value-type="float" office:value="0" calcext:value-type="float">
            <text:p>0</text:p>
          </table:table-cell>
          <table:table-cell office:value-type="float" office:value="3.42024" calcext:value-type="float">
            <text:p>3.42024</text:p>
          </table:table-cell>
          <table:table-cell office:value-type="float" office:value="0.617519" calcext:value-type="float">
            <text:p>0.617519</text:p>
          </table:table-cell>
          <table:table-cell office:value-type="float" office:value="0.054558" calcext:value-type="float">
            <text:p>0.054558</text:p>
          </table:table-cell>
          <table:table-cell office:value-type="float" office:value="89.6715" calcext:value-type="float">
            <text:p>89.6715</text:p>
          </table:table-cell>
          <table:table-cell office:value-type="float" office:value="85.0046" calcext:value-type="float">
            <text:p>85.0046</text:p>
          </table:table-cell>
        </table:table-row>
        <table:table-row table:style-name="ro1">
          <table:table-cell/>
          <table:table-cell office:value-type="float" office:value="0.0245882" calcext:value-type="float">
            <text:p>0.0245882</text:p>
          </table:table-cell>
          <table:table-cell office:value-type="float" office:value="0" calcext:value-type="float">
            <text:p>0</text:p>
          </table:table-cell>
          <table:table-cell office:value-type="float" office:value="3.60886" calcext:value-type="float">
            <text:p>3.60886</text:p>
          </table:table-cell>
          <table:table-cell office:value-type="float" office:value="0.661631" calcext:value-type="float">
            <text:p>0.661631</text:p>
          </table:table-cell>
          <table:table-cell office:value-type="float" office:value="0.0973757" calcext:value-type="float">
            <text:p>0.0973757</text:p>
          </table:table-cell>
          <table:table-cell office:value-type="float" office:value="140.216" calcext:value-type="float">
            <text:p>140.216</text:p>
          </table:table-cell>
          <table:table-cell office:value-type="float" office:value="142.414" calcext:value-type="float">
            <text:p>142.414</text:p>
          </table:table-cell>
        </table:table-row>
        <table:table-row table:style-name="ro1">
          <table:table-cell/>
          <table:table-cell office:value-type="float" office:value="0.0236545" calcext:value-type="float">
            <text:p>0.0236545</text:p>
          </table:table-cell>
          <table:table-cell office:value-type="float" office:value="0" calcext:value-type="float">
            <text:p>0</text:p>
          </table:table-cell>
          <table:table-cell office:value-type="float" office:value="3.5156" calcext:value-type="float">
            <text:p>3.5156</text:p>
          </table:table-cell>
          <table:table-cell office:value-type="float" office:value="0.684649" calcext:value-type="float">
            <text:p>0.684649</text:p>
          </table:table-cell>
          <table:table-cell office:value-type="float" office:value="0.089779" calcext:value-type="float">
            <text:p>0.089779</text:p>
          </table:table-cell>
          <table:table-cell office:value-type="float" office:value="129.022" calcext:value-type="float">
            <text:p>129.022</text:p>
          </table:table-cell>
          <table:table-cell office:value-type="float" office:value="122.434" calcext:value-type="float">
            <text:p>122.434</text:p>
          </table:table-cell>
        </table:table-row>
        <table:table-row table:style-name="ro1">
          <table:table-cell/>
          <table:table-cell office:value-type="float" office:value="0.0356503" calcext:value-type="float">
            <text:p>0.0356503</text:p>
          </table:table-cell>
          <table:table-cell office:value-type="float" office:value="0" calcext:value-type="float">
            <text:p>0</text:p>
          </table:table-cell>
          <table:table-cell office:value-type="float" office:value="2.94442" calcext:value-type="float">
            <text:p>2.94442</text:p>
          </table:table-cell>
          <table:table-cell office:value-type="float" office:value="0.495558" calcext:value-type="float">
            <text:p>0.495558</text:p>
          </table:table-cell>
          <table:table-cell office:value-type="float" office:value="0.234807" calcext:value-type="float">
            <text:p>0.234807</text:p>
          </table:table-cell>
          <table:table-cell office:value-type="float" office:value="0.59892" calcext:value-type="float">
            <text:p>0.59892</text:p>
          </table:table-cell>
          <table:table-cell office:value-type="float" office:value="0.580995" calcext:value-type="float">
            <text:p>0.580995</text:p>
          </table:table-cell>
        </table:table-row>
        <table:table-row table:style-name="ro1">
          <table:table-cell/>
          <table:table-cell office:value-type="float" office:value="0.0315726" calcext:value-type="float">
            <text:p>0.0315726</text:p>
          </table:table-cell>
          <table:table-cell office:value-type="float" office:value="0" calcext:value-type="float">
            <text:p>0</text:p>
          </table:table-cell>
          <table:table-cell office:value-type="float" office:value="3.00226" calcext:value-type="float">
            <text:p>3.00226</text:p>
          </table:table-cell>
          <table:table-cell office:value-type="float" office:value="0.481919" calcext:value-type="float">
            <text:p>0.481919</text:p>
          </table:table-cell>
          <table:table-cell office:value-type="float" office:value="0.232044" calcext:value-type="float">
            <text:p>0.232044</text:p>
          </table:table-cell>
          <table:table-cell office:value-type="float" office:value="0.796835" calcext:value-type="float">
            <text:p>0.796835</text:p>
          </table:table-cell>
          <table:table-cell office:value-type="float" office:value="0.797427" calcext:value-type="float">
            <text:p>0.797427</text:p>
          </table:table-cell>
        </table:table-row>
        <table:table-row table:style-name="ro1">
          <table:table-cell/>
          <table:table-cell office:value-type="float" office:value="0.172765" calcext:value-type="float">
            <text:p>0.172765</text:p>
          </table:table-cell>
          <table:table-cell office:value-type="float" office:value="0" calcext:value-type="float">
            <text:p>0</text:p>
          </table:table-cell>
          <table:table-cell office:value-type="float" office:value="2.91576" calcext:value-type="float">
            <text:p>2.91576</text:p>
          </table:table-cell>
          <table:table-cell office:value-type="float" office:value="0.442773" calcext:value-type="float">
            <text:p>0.442773</text:p>
          </table:table-cell>
          <table:table-cell office:value-type="float" office:value="0.34116" calcext:value-type="float">
            <text:p>0.34116</text:p>
          </table:table-cell>
          <table:table-cell office:value-type="float" office:value="0.598935" calcext:value-type="float">
            <text:p>0.598935</text:p>
          </table:table-cell>
          <table:table-cell office:value-type="float" office:value="0.594049" calcext:value-type="float">
            <text:p>0.594049</text:p>
          </table:table-cell>
        </table:table-row>
        <table:table-row table:style-name="ro1">
          <table:table-cell/>
          <table:table-cell office:value-type="float" office:value="0.0429733" calcext:value-type="float">
            <text:p>0.0429733</text:p>
          </table:table-cell>
          <table:table-cell office:value-type="float" office:value="0" calcext:value-type="float">
            <text:p>0</text:p>
          </table:table-cell>
          <table:table-cell office:value-type="float" office:value="2.88813" calcext:value-type="float">
            <text:p>2.88813</text:p>
          </table:table-cell>
          <table:table-cell office:value-type="float" office:value="0.466253" calcext:value-type="float">
            <text:p>0.466253</text:p>
          </table:table-cell>
          <table:table-cell office:value-type="float" office:value="0.21547" calcext:value-type="float">
            <text:p>0.21547</text:p>
          </table:table-cell>
          <table:table-cell office:value-type="float" office:value="0.748461" calcext:value-type="float">
            <text:p>0.748461</text:p>
          </table:table-cell>
          <table:table-cell office:value-type="float" office:value="0.706946" calcext:value-type="float">
            <text:p>0.706946</text:p>
          </table:table-cell>
        </table:table-row>
        <table:table-row table:style-name="ro1">
          <table:table-cell/>
          <table:table-cell office:value-type="float" office:value="0.0474342" calcext:value-type="float">
            <text:p>0.0474342</text:p>
          </table:table-cell>
          <table:table-cell office:value-type="float" office:value="0" calcext:value-type="float">
            <text:p>0</text:p>
          </table:table-cell>
          <table:table-cell office:value-type="float" office:value="2.90683" calcext:value-type="float">
            <text:p>2.90683</text:p>
          </table:table-cell>
          <table:table-cell office:value-type="float" office:value="0.459212" calcext:value-type="float">
            <text:p>0.459212</text:p>
          </table:table-cell>
          <table:table-cell office:value-type="float" office:value="0.293508" calcext:value-type="float">
            <text:p>0.293508</text:p>
          </table:table-cell>
          <table:table-cell office:value-type="float" office:value="115955000000" calcext:value-type="float">
            <text:p>115955000000</text:p>
          </table:table-cell>
          <table:table-cell office:value-type="float" office:value="118334000000" calcext:value-type="float">
            <text:p>118334000000</text:p>
          </table:table-cell>
        </table:table-row>
        <table:table-row table:style-name="ro1">
          <table:table-cell/>
          <table:table-cell office:value-type="float" office:value="0.0195559" calcext:value-type="float">
            <text:p>0.0195559</text:p>
          </table:table-cell>
          <table:table-cell office:value-type="float" office:value="0" calcext:value-type="float">
            <text:p>0</text:p>
          </table:table-cell>
          <table:table-cell office:value-type="float" office:value="3.04445" calcext:value-type="float">
            <text:p>3.04445</text:p>
          </table:table-cell>
          <table:table-cell office:value-type="float" office:value="0.496702" calcext:value-type="float">
            <text:p>0.496702</text:p>
          </table:table-cell>
          <table:table-cell office:value-type="float" office:value="0.21547" calcext:value-type="float">
            <text:p>0.21547</text:p>
          </table:table-cell>
          <table:table-cell office:value-type="float" office:value="1.0718" calcext:value-type="float">
            <text:p>1.0718</text:p>
          </table:table-cell>
          <table:table-cell office:value-type="float" office:value="1.06773" calcext:value-type="float">
            <text:p>1.06773</text:p>
          </table:table-cell>
        </table:table-row>
        <table:table-row table:style-name="ro1">
          <table:table-cell/>
          <table:table-cell office:value-type="float" office:value="0.0242829" calcext:value-type="float">
            <text:p>0.0242829</text:p>
          </table:table-cell>
          <table:table-cell office:value-type="float" office:value="0" calcext:value-type="float">
            <text:p>0</text:p>
          </table:table-cell>
          <table:table-cell office:value-type="float" office:value="3.47571" calcext:value-type="float">
            <text:p>3.47571</text:p>
          </table:table-cell>
          <table:table-cell office:value-type="float" office:value="0.709614" calcext:value-type="float">
            <text:p>0.709614</text:p>
          </table:table-cell>
          <table:table-cell office:value-type="float" office:value="0.101519" calcext:value-type="float">
            <text:p>0.101519</text:p>
          </table:table-cell>
          <table:table-cell office:value-type="float" office:value="179.875" calcext:value-type="float">
            <text:p>179.875</text:p>
          </table:table-cell>
          <table:table-cell office:value-type="float" office:value="175.934" calcext:value-type="float">
            <text:p>175.934</text:p>
          </table:table-cell>
        </table:table-row>
        <table:table-row table:style-name="ro1">
          <table:table-cell/>
          <table:table-cell office:value-type="float" office:value="0.0211482" calcext:value-type="float">
            <text:p>0.0211482</text:p>
          </table:table-cell>
          <table:table-cell office:value-type="float" office:value="0" calcext:value-type="float">
            <text:p>0</text:p>
          </table:table-cell>
          <table:table-cell office:value-type="float" office:value="3.44911" calcext:value-type="float">
            <text:p>3.44911</text:p>
          </table:table-cell>
          <table:table-cell office:value-type="float" office:value="0.753421" calcext:value-type="float">
            <text:p>0.753421</text:p>
          </table:table-cell>
          <table:table-cell office:value-type="float" office:value="0.0600829" calcext:value-type="float">
            <text:p>0.0600829</text:p>
          </table:table-cell>
          <table:table-cell office:value-type="float" office:value="173.335" calcext:value-type="float">
            <text:p>173.335</text:p>
          </table:table-cell>
          <table:table-cell office:value-type="float" office:value="170.552" calcext:value-type="float">
            <text:p>170.552</text:p>
          </table:table-cell>
        </table:table-row>
        <table:table-row table:style-name="ro1">
          <table:table-cell/>
          <table:table-cell office:value-type="float" office:value="0.0298194" calcext:value-type="float">
            <text:p>0.0298194</text:p>
          </table:table-cell>
          <table:table-cell office:value-type="float" office:value="0" calcext:value-type="float">
            <text:p>0</text:p>
          </table:table-cell>
          <table:table-cell office:value-type="float" office:value="2.9542" calcext:value-type="float">
            <text:p>2.9542</text:p>
          </table:table-cell>
          <table:table-cell office:value-type="float" office:value="0.504728" calcext:value-type="float">
            <text:p>0.504728</text:p>
          </table:table-cell>
          <table:table-cell office:value-type="float" office:value="0.219613" calcext:value-type="float">
            <text:p>0.219613</text:p>
          </table:table-cell>
          <table:table-cell office:value-type="float" office:value="0.854425" calcext:value-type="float">
            <text:p>0.854425</text:p>
          </table:table-cell>
          <table:table-cell office:value-type="float" office:value="0.87345" calcext:value-type="float">
            <text:p>0.87345</text:p>
          </table:table-cell>
        </table:table-row>
      </table:table>
      <table:table table:name="Geometric" table:style-name="ta1">
        <table:table-column table:style-name="co2" table:default-cell-style-name="ce5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row table:style-name="ro2">
          <table:table-cell table:style-name="ce2" office:value-type="string" calcext:value-type="string" table:number-columns-spanned="2" table:number-rows-spanned="1">
            <text:p>Geometric</text:p>
          </table:table-cell>
          <table:covered-table-cell/>
          <table:table-cell table:number-columns-repeated="20"/>
        </table:table-row>
        <table:table-row table:style-name="ro3">
          <table:table-cell table:style-name="ce3" office:value-type="string" calcext:value-type="string">
            <text:p>Object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Failed</text:p>
          </table:table-cell>
          <table:table-cell table:style-name="ce7" office:value-type="string" calcext:value-type="string">
            <text:p>RMSE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InlierFrac</text:p>
          </table:table-cell>
          <table:table-cell table:style-name="ce7" office:value-type="string" calcext:value-type="string">
            <text:p>Avg Dist</text:p>
          </table:table-cell>
          <table:table-cell table:style-name="ce7" office:value-type="string" calcext:value-type="string">
            <text:p>Median Dist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T-rex</text:p>
          </table:table-cell>
          <table:table-cell office:value-type="float" office:value="1.54155" calcext:value-type="float">
            <text:p>1.54155</text:p>
          </table:table-cell>
          <table:table-cell office:value-type="float" office:value="0" calcext:value-type="float">
            <text:p>0</text:p>
          </table:table-cell>
          <table:table-cell office:value-type="float" office:value="2.96264" calcext:value-type="float">
            <text:p>2.96264</text:p>
          </table:table-cell>
          <table:table-cell office:value-type="float" office:value="0.498471" calcext:value-type="float">
            <text:p>0.498471</text:p>
          </table:table-cell>
          <table:table-cell office:value-type="float" office:value="0.212526" calcext:value-type="float">
            <text:p>0.212526</text:p>
          </table:table-cell>
          <table:table-cell office:value-type="float" office:value="0.63254" calcext:value-type="float">
            <text:p>0.63254</text:p>
          </table:table-cell>
          <table:table-cell office:value-type="float" office:value="0.655099" calcext:value-type="float">
            <text:p>0.6550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08185" calcext:value-type="float">
            <text:p>1.08185</text:p>
          </table:table-cell>
          <table:table-cell office:value-type="float" office:value="0" calcext:value-type="float">
            <text:p>0</text:p>
          </table:table-cell>
          <table:table-cell office:value-type="float" office:value="0.800116" calcext:value-type="float">
            <text:p>0.800116</text:p>
          </table:table-cell>
          <table:table-cell office:value-type="float" office:value="0.47206" calcext:value-type="float">
            <text:p>0.47206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57.624" calcext:value-type="float">
            <text:p>157.624</text:p>
          </table:table-cell>
          <table:table-cell office:value-type="float" office:value="161.019" calcext:value-type="float">
            <text:p>161.0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637" calcext:value-type="float">
            <text:p>0.6637</text:p>
          </table:table-cell>
          <table:table-cell office:value-type="float" office:value="0" calcext:value-type="float">
            <text:p>0</text:p>
          </table:table-cell>
          <table:table-cell office:value-type="float" office:value="1.13918" calcext:value-type="float">
            <text:p>1.13918</text:p>
          </table:table-cell>
          <table:table-cell office:value-type="float" office:value="0.439773" calcext:value-type="float">
            <text:p>0.43977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94.7344" calcext:value-type="float">
            <text:p>94.7344</text:p>
          </table:table-cell>
          <table:table-cell office:value-type="float" office:value="88.7834" calcext:value-type="float">
            <text:p>88.78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40307" calcext:value-type="float">
            <text:p>0.740307</text:p>
          </table:table-cell>
          <table:table-cell office:value-type="float" office:value="0" calcext:value-type="float">
            <text:p>0</text:p>
          </table:table-cell>
          <table:table-cell office:value-type="float" office:value="0.896188" calcext:value-type="float">
            <text:p>0.896188</text:p>
          </table:table-cell>
          <table:table-cell office:value-type="float" office:value="0.44234" calcext:value-type="float">
            <text:p>0.44234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31.871" calcext:value-type="float">
            <text:p>131.871</text:p>
          </table:table-cell>
          <table:table-cell office:value-type="float" office:value="134.864" calcext:value-type="float">
            <text:p>134.8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63677" calcext:value-type="float">
            <text:p>0.663677</text:p>
          </table:table-cell>
          <table:table-cell office:value-type="float" office:value="0" calcext:value-type="float">
            <text:p>0</text:p>
          </table:table-cell>
          <table:table-cell office:value-type="float" office:value="0.318939" calcext:value-type="float">
            <text:p>0.318939</text:p>
          </table:table-cell>
          <table:table-cell office:value-type="float" office:value="0.404326" calcext:value-type="float">
            <text:p>0.404326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17.192" calcext:value-type="float">
            <text:p>217.192</text:p>
          </table:table-cell>
          <table:table-cell office:value-type="float" office:value="213.767" calcext:value-type="float">
            <text:p>213.76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05037" calcext:value-type="float">
            <text:p>1.05037</text:p>
          </table:table-cell>
          <table:table-cell office:value-type="float" office:value="0" calcext:value-type="float">
            <text:p>0</text:p>
          </table:table-cell>
          <table:table-cell office:value-type="float" office:value="0.469983" calcext:value-type="float">
            <text:p>0.469983</text:p>
          </table:table-cell>
          <table:table-cell office:value-type="float" office:value="0.444656" calcext:value-type="float">
            <text:p>0.444656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54.115" calcext:value-type="float">
            <text:p>154.115</text:p>
          </table:table-cell>
          <table:table-cell office:value-type="float" office:value="151.573" calcext:value-type="float">
            <text:p>151.5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48926" calcext:value-type="float">
            <text:p>0.748926</text:p>
          </table:table-cell>
          <table:table-cell office:value-type="float" office:value="0" calcext:value-type="float">
            <text:p>0</text:p>
          </table:table-cell>
          <table:table-cell office:value-type="float" office:value="2.92659" calcext:value-type="float">
            <text:p>2.92659</text:p>
          </table:table-cell>
          <table:table-cell office:value-type="float" office:value="0.497593" calcext:value-type="float">
            <text:p>0.497593</text:p>
          </table:table-cell>
          <table:table-cell office:value-type="float" office:value="0.191063" calcext:value-type="float">
            <text:p>0.191063</text:p>
          </table:table-cell>
          <table:table-cell office:value-type="float" office:value="0.606752" calcext:value-type="float">
            <text:p>0.606752</text:p>
          </table:table-cell>
          <table:table-cell office:value-type="float" office:value="0.561903" calcext:value-type="float">
            <text:p>0.5619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16399" calcext:value-type="float">
            <text:p>0.716399</text:p>
          </table:table-cell>
          <table:table-cell office:value-type="float" office:value="0" calcext:value-type="float">
            <text:p>0</text:p>
          </table:table-cell>
          <table:table-cell office:value-type="float" office:value="3.01152" calcext:value-type="float">
            <text:p>3.01152</text:p>
          </table:table-cell>
          <table:table-cell office:value-type="float" office:value="0.488593" calcext:value-type="float">
            <text:p>0.488593</text:p>
          </table:table-cell>
          <table:table-cell office:value-type="float" office:value="0.232935" calcext:value-type="float">
            <text:p>0.232935</text:p>
          </table:table-cell>
          <table:table-cell office:value-type="float" office:value="0.968768" calcext:value-type="float">
            <text:p>0.968768</text:p>
          </table:table-cell>
          <table:table-cell office:value-type="float" office:value="0.973316" calcext:value-type="float">
            <text:p>0.9733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80298" calcext:value-type="float">
            <text:p>0.580298</text:p>
          </table:table-cell>
          <table:table-cell office:value-type="float" office:value="0" calcext:value-type="float">
            <text:p>0</text:p>
          </table:table-cell>
          <table:table-cell office:value-type="float" office:value="0.635671" calcext:value-type="float">
            <text:p>0.635671</text:p>
          </table:table-cell>
          <table:table-cell office:value-type="float" office:value="0.409725" calcext:value-type="float">
            <text:p>0.409725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84.8749" calcext:value-type="float">
            <text:p>84.8749</text:p>
          </table:table-cell>
          <table:table-cell office:value-type="float" office:value="80.7541" calcext:value-type="float">
            <text:p>80.75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51711" calcext:value-type="float">
            <text:p>0.651711</text:p>
          </table:table-cell>
          <table:table-cell office:value-type="float" office:value="0" calcext:value-type="float">
            <text:p>0</text:p>
          </table:table-cell>
          <table:table-cell office:value-type="float" office:value="1.8294" calcext:value-type="float">
            <text:p>1.8294</text:p>
          </table:table-cell>
          <table:table-cell office:value-type="float" office:value="0.474059" calcext:value-type="float">
            <text:p>0.474059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34.0034" calcext:value-type="float">
            <text:p>34.0034</text:p>
          </table:table-cell>
          <table:table-cell office:value-type="float" office:value="34.2199" calcext:value-type="float">
            <text:p>34.21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22371" calcext:value-type="float">
            <text:p>0.622371</text:p>
          </table:table-cell>
          <table:table-cell office:value-type="float" office:value="0" calcext:value-type="float">
            <text:p>0</text:p>
          </table:table-cell>
          <table:table-cell office:value-type="float" office:value="0.266447" calcext:value-type="float">
            <text:p>0.266447</text:p>
          </table:table-cell>
          <table:table-cell office:value-type="float" office:value="0.416543" calcext:value-type="float">
            <text:p>0.41654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14.632" calcext:value-type="float">
            <text:p>114.632</text:p>
          </table:table-cell>
          <table:table-cell office:value-type="float" office:value="104.287" calcext:value-type="float">
            <text:p>104.2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56702" calcext:value-type="float">
            <text:p>0.656702</text:p>
          </table:table-cell>
          <table:table-cell office:value-type="float" office:value="0" calcext:value-type="float">
            <text:p>0</text:p>
          </table:table-cell>
          <table:table-cell office:value-type="float" office:value="0.830974" calcext:value-type="float">
            <text:p>0.830974</text:p>
          </table:table-cell>
          <table:table-cell office:value-type="float" office:value="0.477871" calcext:value-type="float">
            <text:p>0.477871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81.779" calcext:value-type="float">
            <text:p>181.779</text:p>
          </table:table-cell>
          <table:table-cell office:value-type="float" office:value="190.776" calcext:value-type="float">
            <text:p>190.77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40805" calcext:value-type="float">
            <text:p>0.740805</text:p>
          </table:table-cell>
          <table:table-cell office:value-type="float" office:value="0" calcext:value-type="float">
            <text:p>0</text:p>
          </table:table-cell>
          <table:table-cell office:value-type="float" office:value="1.40717" calcext:value-type="float">
            <text:p>1.40717</text:p>
          </table:table-cell>
          <table:table-cell office:value-type="float" office:value="0.462097" calcext:value-type="float">
            <text:p>0.462097</text:p>
          </table:table-cell>
          <table:table-cell office:value-type="float" office:value="0.00140746" calcext:value-type="float">
            <text:p>0.00140746</text:p>
          </table:table-cell>
          <table:table-cell office:value-type="float" office:value="91.0622" calcext:value-type="float">
            <text:p>91.0622</text:p>
          </table:table-cell>
          <table:table-cell office:value-type="float" office:value="94.1808" calcext:value-type="float">
            <text:p>94.180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45299" calcext:value-type="float">
            <text:p>0.745299</text:p>
          </table:table-cell>
          <table:table-cell office:value-type="float" office:value="0" calcext:value-type="float">
            <text:p>0</text:p>
          </table:table-cell>
          <table:table-cell office:value-type="float" office:value="1.28133" calcext:value-type="float">
            <text:p>1.28133</text:p>
          </table:table-cell>
          <table:table-cell office:value-type="float" office:value="0.46614" calcext:value-type="float">
            <text:p>0.46614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34.207" calcext:value-type="float">
            <text:p>134.207</text:p>
          </table:table-cell>
          <table:table-cell office:value-type="float" office:value="128.419" calcext:value-type="float">
            <text:p>128.4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8209" calcext:value-type="float">
            <text:p>0.78209</text:p>
          </table:table-cell>
          <table:table-cell office:value-type="float" office:value="0" calcext:value-type="float">
            <text:p>0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0.489002" calcext:value-type="float">
            <text:p>0.489002</text:p>
          </table:table-cell>
          <table:table-cell office:value-type="float" office:value="0.193174" calcext:value-type="float">
            <text:p>0.193174</text:p>
          </table:table-cell>
          <table:table-cell office:value-type="float" office:value="0.425373" calcext:value-type="float">
            <text:p>0.425373</text:p>
          </table:table-cell>
          <table:table-cell office:value-type="float" office:value="0.402779" calcext:value-type="float">
            <text:p>0.4027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45762" calcext:value-type="float">
            <text:p>0.745762</text:p>
          </table:table-cell>
          <table:table-cell office:value-type="float" office:value="0" calcext:value-type="float">
            <text:p>0</text:p>
          </table:table-cell>
          <table:table-cell office:value-type="float" office:value="1.78262" calcext:value-type="float">
            <text:p>1.78262</text:p>
          </table:table-cell>
          <table:table-cell office:value-type="float" office:value="0.488065" calcext:value-type="float">
            <text:p>0.488065</text:p>
          </table:table-cell>
          <table:table-cell office:value-type="float" office:value="0.00140746" calcext:value-type="float">
            <text:p>0.00140746</text:p>
          </table:table-cell>
          <table:table-cell office:value-type="float" office:value="106.777" calcext:value-type="float">
            <text:p>106.777</text:p>
          </table:table-cell>
          <table:table-cell office:value-type="float" office:value="99.526" calcext:value-type="float">
            <text:p>99.52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15474" calcext:value-type="float">
            <text:p>0.815474</text:p>
          </table:table-cell>
          <table:table-cell office:value-type="float" office:value="0" calcext:value-type="float">
            <text:p>0</text:p>
          </table:table-cell>
          <table:table-cell office:value-type="float" office:value="2.91851" calcext:value-type="float">
            <text:p>2.91851</text:p>
          </table:table-cell>
          <table:table-cell office:value-type="float" office:value="0.518048" calcext:value-type="float">
            <text:p>0.518048</text:p>
          </table:table-cell>
          <table:table-cell office:value-type="float" office:value="0.170654" calcext:value-type="float">
            <text:p>0.170654</text:p>
          </table:table-cell>
          <table:table-cell office:value-type="float" office:value="0.529118" calcext:value-type="float">
            <text:p>0.529118</text:p>
          </table:table-cell>
          <table:table-cell office:value-type="float" office:value="0.500399" calcext:value-type="float">
            <text:p>0.5003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96181" calcext:value-type="float">
            <text:p>0.796181</text:p>
          </table:table-cell>
          <table:table-cell office:value-type="float" office:value="0" calcext:value-type="float">
            <text:p>0</text:p>
          </table:table-cell>
          <table:table-cell office:value-type="float" office:value="0.794429" calcext:value-type="float">
            <text:p>0.794429</text:p>
          </table:table-cell>
          <table:table-cell office:value-type="float" office:value="0.460187" calcext:value-type="float">
            <text:p>0.460187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21.081" calcext:value-type="float">
            <text:p>121.081</text:p>
          </table:table-cell>
          <table:table-cell office:value-type="float" office:value="115.916" calcext:value-type="float">
            <text:p>115.9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95434" calcext:value-type="float">
            <text:p>0.895434</text:p>
          </table:table-cell>
          <table:table-cell office:value-type="float" office:value="0" calcext:value-type="float">
            <text:p>0</text:p>
          </table:table-cell>
          <table:table-cell office:value-type="float" office:value="1.24911" calcext:value-type="float">
            <text:p>1.24911</text:p>
          </table:table-cell>
          <table:table-cell office:value-type="float" office:value="0.453905" calcext:value-type="float">
            <text:p>0.453905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86.285" calcext:value-type="float">
            <text:p>186.285</text:p>
          </table:table-cell>
          <table:table-cell office:value-type="float" office:value="185.984" calcext:value-type="float">
            <text:p>185.9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66145" calcext:value-type="float">
            <text:p>0.766145</text:p>
          </table:table-cell>
          <table:table-cell office:value-type="float" office:value="0" calcext:value-type="float">
            <text:p>0</text:p>
          </table:table-cell>
          <table:table-cell office:value-type="float" office:value="0.157982" calcext:value-type="float">
            <text:p>0.157982</text:p>
          </table:table-cell>
          <table:table-cell office:value-type="float" office:value="0.450363" calcext:value-type="float">
            <text:p>0.45036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75.629" calcext:value-type="float">
            <text:p>175.629</text:p>
          </table:table-cell>
          <table:table-cell office:value-type="float" office:value="164.614" calcext:value-type="float">
            <text:p>164.6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09203" calcext:value-type="float">
            <text:p>1.09203</text:p>
          </table:table-cell>
          <table:table-cell office:value-type="float" office:value="0" calcext:value-type="float">
            <text:p>0</text:p>
          </table:table-cell>
          <table:table-cell office:value-type="float" office:value="1.11008" calcext:value-type="float">
            <text:p>1.11008</text:p>
          </table:table-cell>
          <table:table-cell office:value-type="float" office:value="0.48123" calcext:value-type="float">
            <text:p>0.4812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25.205" calcext:value-type="float">
            <text:p>125.205</text:p>
          </table:table-cell>
          <table:table-cell office:value-type="float" office:value="129.749" calcext:value-type="float">
            <text:p>129.7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04028" calcext:value-type="float">
            <text:p>1.04028</text:p>
          </table:table-cell>
          <table:table-cell office:value-type="float" office:value="0" calcext:value-type="float">
            <text:p>0</text:p>
          </table:table-cell>
          <table:table-cell office:value-type="float" office:value="0.776027" calcext:value-type="float">
            <text:p>0.776027</text:p>
          </table:table-cell>
          <table:table-cell office:value-type="float" office:value="0.440898" calcext:value-type="float">
            <text:p>0.440898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75.977" calcext:value-type="float">
            <text:p>175.977</text:p>
          </table:table-cell>
          <table:table-cell office:value-type="float" office:value="181.554" calcext:value-type="float">
            <text:p>181.5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98082" calcext:value-type="float">
            <text:p>0.998082</text:p>
          </table:table-cell>
          <table:table-cell office:value-type="float" office:value="0" calcext:value-type="float">
            <text:p>0</text:p>
          </table:table-cell>
          <table:table-cell office:value-type="float" office:value="2.87642" calcext:value-type="float">
            <text:p>2.87642</text:p>
          </table:table-cell>
          <table:table-cell office:value-type="float" office:value="0.490143" calcext:value-type="float">
            <text:p>0.490143</text:p>
          </table:table-cell>
          <table:table-cell office:value-type="float" office:value="0.1886" calcext:value-type="float">
            <text:p>0.1886</text:p>
          </table:table-cell>
          <table:table-cell office:value-type="float" office:value="1.08179" calcext:value-type="float">
            <text:p>1.08179</text:p>
          </table:table-cell>
          <table:table-cell office:value-type="float" office:value="1.01019" calcext:value-type="float">
            <text:p>1.010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21912" calcext:value-type="float">
            <text:p>0.721912</text:p>
          </table:table-cell>
          <table:table-cell office:value-type="float" office:value="0" calcext:value-type="float">
            <text:p>0</text:p>
          </table:table-cell>
          <table:table-cell office:value-type="float" office:value="1.52732" calcext:value-type="float">
            <text:p>1.52732</text:p>
          </table:table-cell>
          <table:table-cell office:value-type="float" office:value="0.476206" calcext:value-type="float">
            <text:p>0.476206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94.983" calcext:value-type="float">
            <text:p>194.983</text:p>
          </table:table-cell>
          <table:table-cell office:value-type="float" office:value="191.898" calcext:value-type="float">
            <text:p>191.8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21858" calcext:value-type="float">
            <text:p>0.721858</text:p>
          </table:table-cell>
          <table:table-cell office:value-type="float" office:value="0" calcext:value-type="float">
            <text:p>0</text:p>
          </table:table-cell>
          <table:table-cell office:value-type="float" office:value="0.214785" calcext:value-type="float">
            <text:p>0.214785</text:p>
          </table:table-cell>
          <table:table-cell office:value-type="float" office:value="0.396444" calcext:value-type="float">
            <text:p>0.396444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65.613" calcext:value-type="float">
            <text:p>265.613</text:p>
          </table:table-cell>
          <table:table-cell office:value-type="float" office:value="262.962" calcext:value-type="float">
            <text:p>262.96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13877" calcext:value-type="float">
            <text:p>1.13877</text:p>
          </table:table-cell>
          <table:table-cell office:value-type="float" office:value="0" calcext:value-type="float">
            <text:p>0</text:p>
          </table:table-cell>
          <table:table-cell office:value-type="float" office:value="2.95038" calcext:value-type="float">
            <text:p>2.95038</text:p>
          </table:table-cell>
          <table:table-cell office:value-type="float" office:value="0.47748" calcext:value-type="float">
            <text:p>0.47748</text:p>
          </table:table-cell>
          <table:table-cell office:value-type="float" office:value="0.220267" calcext:value-type="float">
            <text:p>0.220267</text:p>
          </table:table-cell>
          <table:table-cell office:value-type="float" office:value="0.566143" calcext:value-type="float">
            <text:p>0.566143</text:p>
          </table:table-cell>
          <table:table-cell office:value-type="float" office:value="0.520336" calcext:value-type="float">
            <text:p>0.5203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04013" calcext:value-type="float">
            <text:p>1.04013</text:p>
          </table:table-cell>
          <table:table-cell office:value-type="float" office:value="0" calcext:value-type="float">
            <text:p>0</text:p>
          </table:table-cell>
          <table:table-cell office:value-type="float" office:value="2.96575" calcext:value-type="float">
            <text:p>2.96575</text:p>
          </table:table-cell>
          <table:table-cell office:value-type="float" office:value="0.479912" calcext:value-type="float">
            <text:p>0.479912</text:p>
          </table:table-cell>
          <table:table-cell office:value-type="float" office:value="0.240676" calcext:value-type="float">
            <text:p>0.240676</text:p>
          </table:table-cell>
          <table:table-cell office:value-type="float" office:value="1.07638" calcext:value-type="float">
            <text:p>1.07638</text:p>
          </table:table-cell>
          <table:table-cell office:value-type="float" office:value="1.0271" calcext:value-type="float">
            <text:p>1.027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8516" calcext:value-type="float">
            <text:p>0.978516</text:p>
          </table:table-cell>
          <table:table-cell office:value-type="float" office:value="0" calcext:value-type="float">
            <text:p>0</text:p>
          </table:table-cell>
          <table:table-cell office:value-type="float" office:value="0.602925" calcext:value-type="float">
            <text:p>0.602925</text:p>
          </table:table-cell>
          <table:table-cell office:value-type="float" office:value="0.388541" calcext:value-type="float">
            <text:p>0.388541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41.052" calcext:value-type="float">
            <text:p>241.052</text:p>
          </table:table-cell>
          <table:table-cell office:value-type="float" office:value="236.907" calcext:value-type="float">
            <text:p>236.90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78394" calcext:value-type="float">
            <text:p>0.678394</text:p>
          </table:table-cell>
          <table:table-cell office:value-type="float" office:value="0" calcext:value-type="float">
            <text:p>0</text:p>
          </table:table-cell>
          <table:table-cell office:value-type="float" office:value="0.812536" calcext:value-type="float">
            <text:p>0.812536</text:p>
          </table:table-cell>
          <table:table-cell office:value-type="float" office:value="0.430899" calcext:value-type="float">
            <text:p>0.430899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76.729" calcext:value-type="float">
            <text:p>176.729</text:p>
          </table:table-cell>
          <table:table-cell office:value-type="float" office:value="176.612" calcext:value-type="float">
            <text:p>176.6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12034" calcext:value-type="float">
            <text:p>0.712034</text:p>
          </table:table-cell>
          <table:table-cell office:value-type="float" office:value="0" calcext:value-type="float">
            <text:p>0</text:p>
          </table:table-cell>
          <table:table-cell office:value-type="float" office:value="2.51145" calcext:value-type="float">
            <text:p>2.51145</text:p>
          </table:table-cell>
          <table:table-cell office:value-type="float" office:value="0.520702" calcext:value-type="float">
            <text:p>0.520702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48.114" calcext:value-type="float">
            <text:p>148.114</text:p>
          </table:table-cell>
          <table:table-cell office:value-type="float" office:value="143.33" calcext:value-type="float">
            <text:p>143.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77532" calcext:value-type="float">
            <text:p>0.577532</text:p>
          </table:table-cell>
          <table:table-cell office:value-type="float" office:value="0" calcext:value-type="float">
            <text:p>0</text:p>
          </table:table-cell>
          <table:table-cell office:value-type="float" office:value="0.156873" calcext:value-type="float">
            <text:p>0.156873</text:p>
          </table:table-cell>
          <table:table-cell office:value-type="float" office:value="0.418621" calcext:value-type="float">
            <text:p>0.418621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39.191" calcext:value-type="float">
            <text:p>139.191</text:p>
          </table:table-cell>
          <table:table-cell office:value-type="float" office:value="139.246" calcext:value-type="float">
            <text:p>139.2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54433" calcext:value-type="float">
            <text:p>0.654433</text:p>
          </table:table-cell>
          <table:table-cell office:value-type="float" office:value="0" calcext:value-type="float">
            <text:p>0</text:p>
          </table:table-cell>
          <table:table-cell office:value-type="float" office:value="1.40644" calcext:value-type="float">
            <text:p>1.40644</text:p>
          </table:table-cell>
          <table:table-cell office:value-type="float" office:value="0.503568" calcext:value-type="float">
            <text:p>0.503568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08.524" calcext:value-type="float">
            <text:p>208.524</text:p>
          </table:table-cell>
          <table:table-cell office:value-type="float" office:value="209.034" calcext:value-type="float">
            <text:p>209.0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58282" calcext:value-type="float">
            <text:p>0.858282</text:p>
          </table:table-cell>
          <table:table-cell office:value-type="float" office:value="0" calcext:value-type="float">
            <text:p>0</text:p>
          </table:table-cell>
          <table:table-cell office:value-type="float" office:value="0.591505" calcext:value-type="float">
            <text:p>0.591505</text:p>
          </table:table-cell>
          <table:table-cell office:value-type="float" office:value="0.428831" calcext:value-type="float">
            <text:p>0.428831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37.4609" calcext:value-type="float">
            <text:p>37.4609</text:p>
          </table:table-cell>
          <table:table-cell office:value-type="float" office:value="35.5529" calcext:value-type="float">
            <text:p>35.55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58921" calcext:value-type="float">
            <text:p>0.958921</text:p>
          </table:table-cell>
          <table:table-cell office:value-type="float" office:value="0" calcext:value-type="float">
            <text:p>0</text:p>
          </table:table-cell>
          <table:table-cell office:value-type="float" office:value="0.806788" calcext:value-type="float">
            <text:p>0.806788</text:p>
          </table:table-cell>
          <table:table-cell office:value-type="float" office:value="0.470863" calcext:value-type="float">
            <text:p>0.47086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02.382" calcext:value-type="float">
            <text:p>102.382</text:p>
          </table:table-cell>
          <table:table-cell office:value-type="float" office:value="98.916" calcext:value-type="float">
            <text:p>98.9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88243" calcext:value-type="float">
            <text:p>0.688243</text:p>
          </table:table-cell>
          <table:table-cell office:value-type="float" office:value="0" calcext:value-type="float">
            <text:p>0</text:p>
          </table:table-cell>
          <table:table-cell office:value-type="float" office:value="0.590539" calcext:value-type="float">
            <text:p>0.590539</text:p>
          </table:table-cell>
          <table:table-cell office:value-type="float" office:value="0.430408" calcext:value-type="float">
            <text:p>0.430408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26.049" calcext:value-type="float">
            <text:p>126.049</text:p>
          </table:table-cell>
          <table:table-cell office:value-type="float" office:value="123.465" calcext:value-type="float">
            <text:p>123.4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0342" calcext:value-type="float">
            <text:p>0.80342</text:p>
          </table:table-cell>
          <table:table-cell office:value-type="float" office:value="0" calcext:value-type="float">
            <text:p>0</text:p>
          </table:table-cell>
          <table:table-cell office:value-type="float" office:value="2.98605" calcext:value-type="float">
            <text:p>2.98605</text:p>
          </table:table-cell>
          <table:table-cell office:value-type="float" office:value="0.454406" calcext:value-type="float">
            <text:p>0.454406</text:p>
          </table:table-cell>
          <table:table-cell office:value-type="float" office:value="0.294863" calcext:value-type="float">
            <text:p>0.294863</text:p>
          </table:table-cell>
          <table:table-cell office:value-type="float" office:value="0.267874" calcext:value-type="float">
            <text:p>0.267874</text:p>
          </table:table-cell>
          <table:table-cell office:value-type="float" office:value="0.25728" calcext:value-type="float">
            <text:p>0.257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03099" calcext:value-type="float">
            <text:p>1.03099</text:p>
          </table:table-cell>
          <table:table-cell office:value-type="float" office:value="0" calcext:value-type="float">
            <text:p>0</text:p>
          </table:table-cell>
          <table:table-cell office:value-type="float" office:value="1.22513" calcext:value-type="float">
            <text:p>1.22513</text:p>
          </table:table-cell>
          <table:table-cell office:value-type="float" office:value="0.438701" calcext:value-type="float">
            <text:p>0.438701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226.1" calcext:value-type="float">
            <text:p>226.1</text:p>
          </table:table-cell>
          <table:table-cell office:value-type="float" office:value="228.523" calcext:value-type="float">
            <text:p>228.52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51165" calcext:value-type="float">
            <text:p>0.751165</text:p>
          </table:table-cell>
          <table:table-cell office:value-type="float" office:value="0" calcext:value-type="float">
            <text:p>0</text:p>
          </table:table-cell>
          <table:table-cell office:value-type="float" office:value="2.95469" calcext:value-type="float">
            <text:p>2.95469</text:p>
          </table:table-cell>
          <table:table-cell office:value-type="float" office:value="0.452433" calcext:value-type="float">
            <text:p>0.452433</text:p>
          </table:table-cell>
          <table:table-cell office:value-type="float" office:value="0.281492" calcext:value-type="float">
            <text:p>0.281492</text:p>
          </table:table-cell>
          <table:table-cell office:value-type="float" office:value="0.407346" calcext:value-type="float">
            <text:p>0.407346</text:p>
          </table:table-cell>
          <table:table-cell office:value-type="float" office:value="0.39162" calcext:value-type="float">
            <text:p>0.3916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55175" calcext:value-type="float">
            <text:p>0.855175</text:p>
          </table:table-cell>
          <table:table-cell office:value-type="float" office:value="0" calcext:value-type="float">
            <text:p>0</text:p>
          </table:table-cell>
          <table:table-cell office:value-type="float" office:value="3.00033" calcext:value-type="float">
            <text:p>3.00033</text:p>
          </table:table-cell>
          <table:table-cell office:value-type="float" office:value="0.456062" calcext:value-type="float">
            <text:p>0.456062</text:p>
          </table:table-cell>
          <table:table-cell office:value-type="float" office:value="0.284307" calcext:value-type="float">
            <text:p>0.284307</text:p>
          </table:table-cell>
          <table:table-cell office:value-type="float" office:value="0.346482" calcext:value-type="float">
            <text:p>0.346482</text:p>
          </table:table-cell>
          <table:table-cell office:value-type="float" office:value="0.333688" calcext:value-type="float">
            <text:p>0.33368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15473" calcext:value-type="float">
            <text:p>1.15473</text:p>
          </table:table-cell>
          <table:table-cell office:value-type="float" office:value="0" calcext:value-type="float">
            <text:p>0</text:p>
          </table:table-cell>
          <table:table-cell office:value-type="float" office:value="2.96682" calcext:value-type="float">
            <text:p>2.96682</text:p>
          </table:table-cell>
          <table:table-cell office:value-type="float" office:value="0.460865" calcext:value-type="float">
            <text:p>0.460865</text:p>
          </table:table-cell>
          <table:table-cell office:value-type="float" office:value="0.289937" calcext:value-type="float">
            <text:p>0.289937</text:p>
          </table:table-cell>
          <table:table-cell office:value-type="float" office:value="0.705532" calcext:value-type="float">
            <text:p>0.705532</text:p>
          </table:table-cell>
          <table:table-cell office:value-type="float" office:value="0.690675" calcext:value-type="float">
            <text:p>0.6906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02123" calcext:value-type="float">
            <text:p>1.02123</text:p>
          </table:table-cell>
          <table:table-cell office:value-type="float" office:value="0" calcext:value-type="float">
            <text:p>0</text:p>
          </table:table-cell>
          <table:table-cell office:value-type="float" office:value="2.96957" calcext:value-type="float">
            <text:p>2.96957</text:p>
          </table:table-cell>
          <table:table-cell office:value-type="float" office:value="0.460463" calcext:value-type="float">
            <text:p>0.460463</text:p>
          </table:table-cell>
          <table:table-cell office:value-type="float" office:value="0.296974" calcext:value-type="float">
            <text:p>0.296974</text:p>
          </table:table-cell>
          <table:table-cell office:value-type="float" office:value="0.611193" calcext:value-type="float">
            <text:p>0.611193</text:p>
          </table:table-cell>
          <table:table-cell office:value-type="float" office:value="0.58469" calcext:value-type="float">
            <text:p>0.584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91487" calcext:value-type="float">
            <text:p>0.691487</text:p>
          </table:table-cell>
          <table:table-cell office:value-type="float" office:value="0" calcext:value-type="float">
            <text:p>0</text:p>
          </table:table-cell>
          <table:table-cell office:value-type="float" office:value="0.0469102" calcext:value-type="float">
            <text:p>0.0469102</text:p>
          </table:table-cell>
          <table:table-cell office:value-type="float" office:value="0.422081" calcext:value-type="float">
            <text:p>0.422081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72.479" calcext:value-type="float">
            <text:p>172.479</text:p>
          </table:table-cell>
          <table:table-cell office:value-type="float" office:value="176.429" calcext:value-type="float">
            <text:p>176.4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60166" calcext:value-type="float">
            <text:p>0.560166</text:p>
          </table:table-cell>
          <table:table-cell office:value-type="float" office:value="0" calcext:value-type="float">
            <text:p>0</text:p>
          </table:table-cell>
          <table:table-cell office:value-type="float" office:value="0.785796" calcext:value-type="float">
            <text:p>0.785796</text:p>
          </table:table-cell>
          <table:table-cell office:value-type="float" office:value="0.444129" calcext:value-type="float">
            <text:p>0.444129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04.389" calcext:value-type="float">
            <text:p>104.389</text:p>
          </table:table-cell>
          <table:table-cell office:value-type="float" office:value="95.9126" calcext:value-type="float">
            <text:p>95.912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31989" calcext:value-type="float">
            <text:p>0.631989</text:p>
          </table:table-cell>
          <table:table-cell office:value-type="float" office:value="0" calcext:value-type="float">
            <text:p>0</text:p>
          </table:table-cell>
          <table:table-cell office:value-type="float" office:value="1.37701" calcext:value-type="float">
            <text:p>1.37701</text:p>
          </table:table-cell>
          <table:table-cell office:value-type="float" office:value="0.509582" calcext:value-type="float">
            <text:p>0.509582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96.902" calcext:value-type="float">
            <text:p>196.902</text:p>
          </table:table-cell>
          <table:table-cell office:value-type="float" office:value="198.552" calcext:value-type="float">
            <text:p>198.5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08195" calcext:value-type="float">
            <text:p>0.708195</text:p>
          </table:table-cell>
          <table:table-cell office:value-type="float" office:value="0" calcext:value-type="float">
            <text:p>0</text:p>
          </table:table-cell>
          <table:table-cell office:value-type="float" office:value="0.548544" calcext:value-type="float">
            <text:p>0.548544</text:p>
          </table:table-cell>
          <table:table-cell office:value-type="float" office:value="0.447782" calcext:value-type="float">
            <text:p>0.447782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86.7468" calcext:value-type="float">
            <text:p>86.7468</text:p>
          </table:table-cell>
          <table:table-cell office:value-type="float" office:value="89.7051" calcext:value-type="float">
            <text:p>89.7051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chef</text:p>
          </table:table-cell>
          <table:table-cell office:value-type="float" office:value="4.41926" calcext:value-type="float">
            <text:p>4.41926</text:p>
          </table:table-cell>
          <table:table-cell office:value-type="float" office:value="0" calcext:value-type="float">
            <text:p>0</text:p>
          </table:table-cell>
          <table:table-cell office:value-type="float" office:value="1.27996" calcext:value-type="float">
            <text:p>1.27996</text:p>
          </table:table-cell>
          <table:table-cell office:value-type="float" office:value="0.461346" calcext:value-type="float">
            <text:p>0.461346</text:p>
          </table:table-cell>
          <table:table-cell office:value-type="float" office:value="0.000727537" calcext:value-type="float">
            <text:p>0.000727537</text:p>
          </table:table-cell>
          <table:table-cell office:value-type="float" office:value="36.946" calcext:value-type="float">
            <text:p>36.946</text:p>
          </table:table-cell>
          <table:table-cell office:value-type="float" office:value="33.5615" calcext:value-type="float">
            <text:p>33.56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23549" calcext:value-type="float">
            <text:p>3.23549</text:p>
          </table:table-cell>
          <table:table-cell office:value-type="float" office:value="0" calcext:value-type="float">
            <text:p>0</text:p>
          </table:table-cell>
          <table:table-cell office:value-type="float" office:value="0.542706" calcext:value-type="float">
            <text:p>0.542706</text:p>
          </table:table-cell>
          <table:table-cell office:value-type="float" office:value="0.420199" calcext:value-type="float">
            <text:p>0.420199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47.94" calcext:value-type="float">
            <text:p>47.94</text:p>
          </table:table-cell>
          <table:table-cell office:value-type="float" office:value="47.7265" calcext:value-type="float">
            <text:p>47.72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94632" calcext:value-type="float">
            <text:p>2.94632</text:p>
          </table:table-cell>
          <table:table-cell office:value-type="float" office:value="0" calcext:value-type="float">
            <text:p>0</text:p>
          </table:table-cell>
          <table:table-cell office:value-type="float" office:value="1.76695" calcext:value-type="float">
            <text:p>1.76695</text:p>
          </table:table-cell>
          <table:table-cell office:value-type="float" office:value="0.480716" calcext:value-type="float">
            <text:p>0.480716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75.335" calcext:value-type="float">
            <text:p>175.335</text:p>
          </table:table-cell>
          <table:table-cell office:value-type="float" office:value="169.103" calcext:value-type="float">
            <text:p>169.1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.37579" calcext:value-type="float">
            <text:p>6.37579</text:p>
          </table:table-cell>
          <table:table-cell office:value-type="float" office:value="0" calcext:value-type="float">
            <text:p>0</text:p>
          </table:table-cell>
          <table:table-cell office:value-type="float" office:value="0.753565" calcext:value-type="float">
            <text:p>0.753565</text:p>
          </table:table-cell>
          <table:table-cell office:value-type="float" office:value="0.440683" calcext:value-type="float">
            <text:p>0.440683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93.0076" calcext:value-type="float">
            <text:p>93.0076</text:p>
          </table:table-cell>
          <table:table-cell office:value-type="float" office:value="91.8141" calcext:value-type="float">
            <text:p>91.81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4509" calcext:value-type="float">
            <text:p>2.4509</text:p>
          </table:table-cell>
          <table:table-cell office:value-type="float" office:value="0" calcext:value-type="float">
            <text:p>0</text:p>
          </table:table-cell>
          <table:table-cell office:value-type="float" office:value="1.05168" calcext:value-type="float">
            <text:p>1.05168</text:p>
          </table:table-cell>
          <table:table-cell office:value-type="float" office:value="0.467954" calcext:value-type="float">
            <text:p>0.467954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93.6128" calcext:value-type="float">
            <text:p>93.6128</text:p>
          </table:table-cell>
          <table:table-cell office:value-type="float" office:value="85.5932" calcext:value-type="float">
            <text:p>85.59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17684" calcext:value-type="float">
            <text:p>2.17684</text:p>
          </table:table-cell>
          <table:table-cell office:value-type="float" office:value="0" calcext:value-type="float">
            <text:p>0</text:p>
          </table:table-cell>
          <table:table-cell office:value-type="float" office:value="2.15238" calcext:value-type="float">
            <text:p>2.15238</text:p>
          </table:table-cell>
          <table:table-cell office:value-type="float" office:value="0.492831" calcext:value-type="float">
            <text:p>0.492831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61.5541" calcext:value-type="float">
            <text:p>61.5541</text:p>
          </table:table-cell>
          <table:table-cell office:value-type="float" office:value="57.4425" calcext:value-type="float">
            <text:p>57.44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6894" calcext:value-type="float">
            <text:p>2.6894</text:p>
          </table:table-cell>
          <table:table-cell office:value-type="float" office:value="0" calcext:value-type="float">
            <text:p>0</text:p>
          </table:table-cell>
          <table:table-cell office:value-type="float" office:value="0.774748" calcext:value-type="float">
            <text:p>0.774748</text:p>
          </table:table-cell>
          <table:table-cell office:value-type="float" office:value="0.425119" calcext:value-type="float">
            <text:p>0.425119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11.947" calcext:value-type="float">
            <text:p>111.947</text:p>
          </table:table-cell>
          <table:table-cell office:value-type="float" office:value="103.036" calcext:value-type="float">
            <text:p>103.0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.71087" calcext:value-type="float">
            <text:p>7.71087</text:p>
          </table:table-cell>
          <table:table-cell office:value-type="float" office:value="0" calcext:value-type="float">
            <text:p>0</text:p>
          </table:table-cell>
          <table:table-cell office:value-type="float" office:value="2.98464" calcext:value-type="float">
            <text:p>2.98464</text:p>
          </table:table-cell>
          <table:table-cell office:value-type="float" office:value="0.479512" calcext:value-type="float">
            <text:p>0.479512</text:p>
          </table:table-cell>
          <table:table-cell office:value-type="float" office:value="0.248591" calcext:value-type="float">
            <text:p>0.248591</text:p>
          </table:table-cell>
          <table:table-cell office:value-type="float" office:value="0.416737" calcext:value-type="float">
            <text:p>0.416737</text:p>
          </table:table-cell>
          <table:table-cell office:value-type="float" office:value="0.387844" calcext:value-type="float">
            <text:p>0.3878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.735" calcext:value-type="float">
            <text:p>7.735</text:p>
          </table:table-cell>
          <table:table-cell office:value-type="float" office:value="0" calcext:value-type="float">
            <text:p>0</text:p>
          </table:table-cell>
          <table:table-cell office:value-type="float" office:value="0.521658" calcext:value-type="float">
            <text:p>0.521658</text:p>
          </table:table-cell>
          <table:table-cell office:value-type="float" office:value="0.422191" calcext:value-type="float">
            <text:p>0.422191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14.228" calcext:value-type="float">
            <text:p>114.228</text:p>
          </table:table-cell>
          <table:table-cell office:value-type="float" office:value="117.03" calcext:value-type="float">
            <text:p>117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.1078" calcext:value-type="float">
            <text:p>6.1078</text:p>
          </table:table-cell>
          <table:table-cell office:value-type="float" office:value="0" calcext:value-type="float">
            <text:p>0</text:p>
          </table:table-cell>
          <table:table-cell office:value-type="float" office:value="0.576924" calcext:value-type="float">
            <text:p>0.576924</text:p>
          </table:table-cell>
          <table:table-cell office:value-type="float" office:value="0.465768" calcext:value-type="float">
            <text:p>0.46576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58.6287" calcext:value-type="float">
            <text:p>58.6287</text:p>
          </table:table-cell>
          <table:table-cell office:value-type="float" office:value="52.6393" calcext:value-type="float">
            <text:p>52.63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83974" calcext:value-type="float">
            <text:p>3.83974</text:p>
          </table:table-cell>
          <table:table-cell office:value-type="float" office:value="0" calcext:value-type="float">
            <text:p>0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397551" calcext:value-type="float">
            <text:p>0.397551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92.584" calcext:value-type="float">
            <text:p>192.584</text:p>
          </table:table-cell>
          <table:table-cell office:value-type="float" office:value="175.608" calcext:value-type="float">
            <text:p>175.60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.29594" calcext:value-type="float">
            <text:p>6.29594</text:p>
          </table:table-cell>
          <table:table-cell office:value-type="float" office:value="0" calcext:value-type="float">
            <text:p>0</text:p>
          </table:table-cell>
          <table:table-cell office:value-type="float" office:value="1.52426" calcext:value-type="float">
            <text:p>1.52426</text:p>
          </table:table-cell>
          <table:table-cell office:value-type="float" office:value="0.473389" calcext:value-type="float">
            <text:p>0.473389</text:p>
          </table:table-cell>
          <table:table-cell office:value-type="float" office:value="0.000727537" calcext:value-type="float">
            <text:p>0.000727537</text:p>
          </table:table-cell>
          <table:table-cell office:value-type="float" office:value="137.701" calcext:value-type="float">
            <text:p>137.701</text:p>
          </table:table-cell>
          <table:table-cell office:value-type="float" office:value="131.349" calcext:value-type="float">
            <text:p>131.3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.37634" calcext:value-type="float">
            <text:p>5.37634</text:p>
          </table:table-cell>
          <table:table-cell office:value-type="float" office:value="0" calcext:value-type="float">
            <text:p>0</text:p>
          </table:table-cell>
          <table:table-cell office:value-type="float" office:value="0.54635" calcext:value-type="float">
            <text:p>0.54635</text:p>
          </table:table-cell>
          <table:table-cell office:value-type="float" office:value="0.426747" calcext:value-type="float">
            <text:p>0.426747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34.378" calcext:value-type="float">
            <text:p>134.378</text:p>
          </table:table-cell>
          <table:table-cell office:value-type="float" office:value="126.693" calcext:value-type="float">
            <text:p>126.6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54132" calcext:value-type="float">
            <text:p>4.54132</text:p>
          </table:table-cell>
          <table:table-cell office:value-type="float" office:value="0" calcext:value-type="float">
            <text:p>0</text:p>
          </table:table-cell>
          <table:table-cell office:value-type="float" office:value="1.00545" calcext:value-type="float">
            <text:p>1.00545</text:p>
          </table:table-cell>
          <table:table-cell office:value-type="float" office:value="0.412125" calcext:value-type="float">
            <text:p>0.412125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226.599" calcext:value-type="float">
            <text:p>226.599</text:p>
          </table:table-cell>
          <table:table-cell office:value-type="float" office:value="219.326" calcext:value-type="float">
            <text:p>219.32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45642" calcext:value-type="float">
            <text:p>3.45642</text:p>
          </table:table-cell>
          <table:table-cell office:value-type="float" office:value="0" calcext:value-type="float">
            <text:p>0</text:p>
          </table:table-cell>
          <table:table-cell office:value-type="float" office:value="0.885285" calcext:value-type="float">
            <text:p>0.885285</text:p>
          </table:table-cell>
          <table:table-cell office:value-type="float" office:value="0.454557" calcext:value-type="float">
            <text:p>0.454557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75.332" calcext:value-type="float">
            <text:p>175.332</text:p>
          </table:table-cell>
          <table:table-cell office:value-type="float" office:value="169.336" calcext:value-type="float">
            <text:p>169.3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8932" calcext:value-type="float">
            <text:p>2.8932</text:p>
          </table:table-cell>
          <table:table-cell office:value-type="float" office:value="0" calcext:value-type="float">
            <text:p>0</text:p>
          </table:table-cell>
          <table:table-cell office:value-type="float" office:value="0.166867" calcext:value-type="float">
            <text:p>0.166867</text:p>
          </table:table-cell>
          <table:table-cell office:value-type="float" office:value="0.482811" calcext:value-type="float">
            <text:p>0.482811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37.085" calcext:value-type="float">
            <text:p>137.085</text:p>
          </table:table-cell>
          <table:table-cell office:value-type="float" office:value="136.939" calcext:value-type="float">
            <text:p>136.9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86429" calcext:value-type="float">
            <text:p>3.86429</text:p>
          </table:table-cell>
          <table:table-cell office:value-type="float" office:value="0" calcext:value-type="float">
            <text:p>0</text:p>
          </table:table-cell>
          <table:table-cell office:value-type="float" office:value="2.88135" calcext:value-type="float">
            <text:p>2.88135</text:p>
          </table:table-cell>
          <table:table-cell office:value-type="float" office:value="0.478263" calcext:value-type="float">
            <text:p>0.478263</text:p>
          </table:table-cell>
          <table:table-cell office:value-type="float" office:value="0.186579" calcext:value-type="float">
            <text:p>0.186579</text:p>
          </table:table-cell>
          <table:table-cell office:value-type="float" office:value="0.630914" calcext:value-type="float">
            <text:p>0.630914</text:p>
          </table:table-cell>
          <table:table-cell office:value-type="float" office:value="0.633874" calcext:value-type="float">
            <text:p>0.6338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70572" calcext:value-type="float">
            <text:p>3.70572</text:p>
          </table:table-cell>
          <table:table-cell office:value-type="float" office:value="0" calcext:value-type="float">
            <text:p>0</text:p>
          </table:table-cell>
          <table:table-cell office:value-type="float" office:value="0.907716" calcext:value-type="float">
            <text:p>0.907716</text:p>
          </table:table-cell>
          <table:table-cell office:value-type="float" office:value="0.461024" calcext:value-type="float">
            <text:p>0.461024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61.404" calcext:value-type="float">
            <text:p>161.404</text:p>
          </table:table-cell>
          <table:table-cell office:value-type="float" office:value="160.026" calcext:value-type="float">
            <text:p>160.02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36761" calcext:value-type="float">
            <text:p>2.36761</text:p>
          </table:table-cell>
          <table:table-cell office:value-type="float" office:value="0" calcext:value-type="float">
            <text:p>0</text:p>
          </table:table-cell>
          <table:table-cell office:value-type="float" office:value="2.93091" calcext:value-type="float">
            <text:p>2.93091</text:p>
          </table:table-cell>
          <table:table-cell office:value-type="float" office:value="0.498843" calcext:value-type="float">
            <text:p>0.498843</text:p>
          </table:table-cell>
          <table:table-cell office:value-type="float" office:value="0.116748" calcext:value-type="float">
            <text:p>0.116748</text:p>
          </table:table-cell>
          <table:table-cell office:value-type="float" office:value="0.283834" calcext:value-type="float">
            <text:p>0.283834</text:p>
          </table:table-cell>
          <table:table-cell office:value-type="float" office:value="0.279454" calcext:value-type="float">
            <text:p>0.2794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05119" calcext:value-type="float">
            <text:p>3.05119</text:p>
          </table:table-cell>
          <table:table-cell office:value-type="float" office:value="0" calcext:value-type="float">
            <text:p>0</text:p>
          </table:table-cell>
          <table:table-cell office:value-type="float" office:value="1.17409" calcext:value-type="float">
            <text:p>1.17409</text:p>
          </table:table-cell>
          <table:table-cell office:value-type="float" office:value="0.463746" calcext:value-type="float">
            <text:p>0.463746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37.359" calcext:value-type="float">
            <text:p>137.359</text:p>
          </table:table-cell>
          <table:table-cell office:value-type="float" office:value="138.977" calcext:value-type="float">
            <text:p>138.97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88706" calcext:value-type="float">
            <text:p>4.88706</text:p>
          </table:table-cell>
          <table:table-cell office:value-type="float" office:value="0" calcext:value-type="float">
            <text:p>0</text:p>
          </table:table-cell>
          <table:table-cell office:value-type="float" office:value="0.985496" calcext:value-type="float">
            <text:p>0.985496</text:p>
          </table:table-cell>
          <table:table-cell office:value-type="float" office:value="0.454447" calcext:value-type="float">
            <text:p>0.454447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81.136" calcext:value-type="float">
            <text:p>181.136</text:p>
          </table:table-cell>
          <table:table-cell office:value-type="float" office:value="185.121" calcext:value-type="float">
            <text:p>185.1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7006" calcext:value-type="float">
            <text:p>3.7006</text:p>
          </table:table-cell>
          <table:table-cell office:value-type="float" office:value="0" calcext:value-type="float">
            <text:p>0</text:p>
          </table:table-cell>
          <table:table-cell office:value-type="float" office:value="1.52629" calcext:value-type="float">
            <text:p>1.52629</text:p>
          </table:table-cell>
          <table:table-cell office:value-type="float" office:value="0.472796" calcext:value-type="float">
            <text:p>0.472796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41.581" calcext:value-type="float">
            <text:p>141.581</text:p>
          </table:table-cell>
          <table:table-cell office:value-type="float" office:value="134.463" calcext:value-type="float">
            <text:p>134.4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.71149" calcext:value-type="float">
            <text:p>5.71149</text:p>
          </table:table-cell>
          <table:table-cell office:value-type="float" office:value="0" calcext:value-type="float">
            <text:p>0</text:p>
          </table:table-cell>
          <table:table-cell office:value-type="float" office:value="0.851694" calcext:value-type="float">
            <text:p>0.851694</text:p>
          </table:table-cell>
          <table:table-cell office:value-type="float" office:value="0.472325" calcext:value-type="float">
            <text:p>0.472325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95.4564" calcext:value-type="float">
            <text:p>95.4564</text:p>
          </table:table-cell>
          <table:table-cell office:value-type="float" office:value="92.1079" calcext:value-type="float">
            <text:p>92.10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64002" calcext:value-type="float">
            <text:p>3.64002</text:p>
          </table:table-cell>
          <table:table-cell office:value-type="float" office:value="0" calcext:value-type="float">
            <text:p>0</text:p>
          </table:table-cell>
          <table:table-cell office:value-type="float" office:value="0.92525" calcext:value-type="float">
            <text:p>0.92525</text:p>
          </table:table-cell>
          <table:table-cell office:value-type="float" office:value="0.420723" calcext:value-type="float">
            <text:p>0.420723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58.125" calcext:value-type="float">
            <text:p>158.125</text:p>
          </table:table-cell>
          <table:table-cell office:value-type="float" office:value="151.7" calcext:value-type="float">
            <text:p>151.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0832" calcext:value-type="float">
            <text:p>3.0832</text:p>
          </table:table-cell>
          <table:table-cell office:value-type="float" office:value="0" calcext:value-type="float">
            <text:p>0</text:p>
          </table:table-cell>
          <table:table-cell office:value-type="float" office:value="0.696156" calcext:value-type="float">
            <text:p>0.696156</text:p>
          </table:table-cell>
          <table:table-cell office:value-type="float" office:value="0.471656" calcext:value-type="float">
            <text:p>0.471656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54.017" calcext:value-type="float">
            <text:p>154.017</text:p>
          </table:table-cell>
          <table:table-cell office:value-type="float" office:value="141.131" calcext:value-type="float">
            <text:p>141.1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48479" calcext:value-type="float">
            <text:p>2.48479</text:p>
          </table:table-cell>
          <table:table-cell office:value-type="float" office:value="0" calcext:value-type="float">
            <text:p>0</text:p>
          </table:table-cell>
          <table:table-cell office:value-type="float" office:value="2.97229" calcext:value-type="float">
            <text:p>2.97229</text:p>
          </table:table-cell>
          <table:table-cell office:value-type="float" office:value="0.498268" calcext:value-type="float">
            <text:p>0.498268</text:p>
          </table:table-cell>
          <table:table-cell office:value-type="float" office:value="0.130205" calcext:value-type="float">
            <text:p>0.130205</text:p>
          </table:table-cell>
          <table:table-cell office:value-type="float" office:value="1.176" calcext:value-type="float">
            <text:p>1.176</text:p>
          </table:table-cell>
          <table:table-cell office:value-type="float" office:value="1.17125" calcext:value-type="float">
            <text:p>1.171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3757" calcext:value-type="float">
            <text:p>2.3757</text:p>
          </table:table-cell>
          <table:table-cell office:value-type="float" office:value="0" calcext:value-type="float">
            <text:p>0</text:p>
          </table:table-cell>
          <table:table-cell office:value-type="float" office:value="1.72114" calcext:value-type="float">
            <text:p>1.72114</text:p>
          </table:table-cell>
          <table:table-cell office:value-type="float" office:value="0.477905" calcext:value-type="float">
            <text:p>0.477905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73.7102" calcext:value-type="float">
            <text:p>73.7102</text:p>
          </table:table-cell>
          <table:table-cell office:value-type="float" office:value="71.0614" calcext:value-type="float">
            <text:p>71.06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72622" calcext:value-type="float">
            <text:p>1.72622</text:p>
          </table:table-cell>
          <table:table-cell office:value-type="float" office:value="0" calcext:value-type="float">
            <text:p>0</text:p>
          </table:table-cell>
          <table:table-cell office:value-type="float" office:value="1.76616" calcext:value-type="float">
            <text:p>1.76616</text:p>
          </table:table-cell>
          <table:table-cell office:value-type="float" office:value="0.45908" calcext:value-type="float">
            <text:p>0.4590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21.205" calcext:value-type="float">
            <text:p>121.205</text:p>
          </table:table-cell>
          <table:table-cell office:value-type="float" office:value="118.37" calcext:value-type="float">
            <text:p>118.3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93082" calcext:value-type="float">
            <text:p>2.93082</text:p>
          </table:table-cell>
          <table:table-cell office:value-type="float" office:value="0" calcext:value-type="float">
            <text:p>0</text:p>
          </table:table-cell>
          <table:table-cell office:value-type="float" office:value="0.467027" calcext:value-type="float">
            <text:p>0.467027</text:p>
          </table:table-cell>
          <table:table-cell office:value-type="float" office:value="0.441466" calcext:value-type="float">
            <text:p>0.441466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95.6969" calcext:value-type="float">
            <text:p>95.6969</text:p>
          </table:table-cell>
          <table:table-cell office:value-type="float" office:value="96.122" calcext:value-type="float">
            <text:p>96.1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82655" calcext:value-type="float">
            <text:p>3.82655</text:p>
          </table:table-cell>
          <table:table-cell office:value-type="float" office:value="0" calcext:value-type="float">
            <text:p>0</text:p>
          </table:table-cell>
          <table:table-cell office:value-type="float" office:value="1.4705" calcext:value-type="float">
            <text:p>1.4705</text:p>
          </table:table-cell>
          <table:table-cell office:value-type="float" office:value="0.484113" calcext:value-type="float">
            <text:p>0.484113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77.5024" calcext:value-type="float">
            <text:p>77.5024</text:p>
          </table:table-cell>
          <table:table-cell office:value-type="float" office:value="78.7733" calcext:value-type="float">
            <text:p>78.77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83715" calcext:value-type="float">
            <text:p>1.83715</text:p>
          </table:table-cell>
          <table:table-cell office:value-type="float" office:value="0" calcext:value-type="float">
            <text:p>0</text:p>
          </table:table-cell>
          <table:table-cell office:value-type="float" office:value="0.644701" calcext:value-type="float">
            <text:p>0.644701</text:p>
          </table:table-cell>
          <table:table-cell office:value-type="float" office:value="0.468104" calcext:value-type="float">
            <text:p>0.468104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35.678" calcext:value-type="float">
            <text:p>135.678</text:p>
          </table:table-cell>
          <table:table-cell office:value-type="float" office:value="135.289" calcext:value-type="float">
            <text:p>135.28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88153" calcext:value-type="float">
            <text:p>2.88153</text:p>
          </table:table-cell>
          <table:table-cell office:value-type="float" office:value="0" calcext:value-type="float">
            <text:p>0</text:p>
          </table:table-cell>
          <table:table-cell office:value-type="float" office:value="1.03976" calcext:value-type="float">
            <text:p>1.03976</text:p>
          </table:table-cell>
          <table:table-cell office:value-type="float" office:value="0.441938" calcext:value-type="float">
            <text:p>0.44193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88.759" calcext:value-type="float">
            <text:p>88.759</text:p>
          </table:table-cell>
          <table:table-cell office:value-type="float" office:value="85.1431" calcext:value-type="float">
            <text:p>85.14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69978" calcext:value-type="float">
            <text:p>2.69978</text:p>
          </table:table-cell>
          <table:table-cell office:value-type="float" office:value="0" calcext:value-type="float">
            <text:p>0</text:p>
          </table:table-cell>
          <table:table-cell office:value-type="float" office:value="0.676706" calcext:value-type="float">
            <text:p>0.676706</text:p>
          </table:table-cell>
          <table:table-cell office:value-type="float" office:value="0.446351" calcext:value-type="float">
            <text:p>0.446351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83.7169" calcext:value-type="float">
            <text:p>83.7169</text:p>
          </table:table-cell>
          <table:table-cell office:value-type="float" office:value="80.8164" calcext:value-type="float">
            <text:p>80.81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11453" calcext:value-type="float">
            <text:p>2.11453</text:p>
          </table:table-cell>
          <table:table-cell office:value-type="float" office:value="0" calcext:value-type="float">
            <text:p>0</text:p>
          </table:table-cell>
          <table:table-cell office:value-type="float" office:value="1.18299" calcext:value-type="float">
            <text:p>1.18299</text:p>
          </table:table-cell>
          <table:table-cell office:value-type="float" office:value="0.458398" calcext:value-type="float">
            <text:p>0.45839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82.5051" calcext:value-type="float">
            <text:p>82.5051</text:p>
          </table:table-cell>
          <table:table-cell office:value-type="float" office:value="78.3468" calcext:value-type="float">
            <text:p>78.346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33165" calcext:value-type="float">
            <text:p>2.33165</text:p>
          </table:table-cell>
          <table:table-cell office:value-type="float" office:value="0" calcext:value-type="float">
            <text:p>0</text:p>
          </table:table-cell>
          <table:table-cell office:value-type="float" office:value="2.97863" calcext:value-type="float">
            <text:p>2.97863</text:p>
          </table:table-cell>
          <table:table-cell office:value-type="float" office:value="0.496327" calcext:value-type="float">
            <text:p>0.496327</text:p>
          </table:table-cell>
          <table:table-cell office:value-type="float" office:value="0.141844" calcext:value-type="float">
            <text:p>0.141844</text:p>
          </table:table-cell>
          <table:table-cell office:value-type="float" office:value="0.762888" calcext:value-type="float">
            <text:p>0.762888</text:p>
          </table:table-cell>
          <table:table-cell office:value-type="float" office:value="0.664323" calcext:value-type="float">
            <text:p>0.66432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33895" calcext:value-type="float">
            <text:p>2.33895</text:p>
          </table:table-cell>
          <table:table-cell office:value-type="float" office:value="0" calcext:value-type="float">
            <text:p>0</text:p>
          </table:table-cell>
          <table:table-cell office:value-type="float" office:value="0.617153" calcext:value-type="float">
            <text:p>0.617153</text:p>
          </table:table-cell>
          <table:table-cell office:value-type="float" office:value="0.439228" calcext:value-type="float">
            <text:p>0.43922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63.552" calcext:value-type="float">
            <text:p>163.552</text:p>
          </table:table-cell>
          <table:table-cell office:value-type="float" office:value="150.683" calcext:value-type="float">
            <text:p>150.6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85102" calcext:value-type="float">
            <text:p>2.85102</text:p>
          </table:table-cell>
          <table:table-cell office:value-type="float" office:value="0" calcext:value-type="float">
            <text:p>0</text:p>
          </table:table-cell>
          <table:table-cell office:value-type="float" office:value="2.96235" calcext:value-type="float">
            <text:p>2.96235</text:p>
          </table:table-cell>
          <table:table-cell office:value-type="float" office:value="0.49027" calcext:value-type="float">
            <text:p>0.49027</text:p>
          </table:table-cell>
          <table:table-cell office:value-type="float" office:value="0.159665" calcext:value-type="float">
            <text:p>0.159665</text:p>
          </table:table-cell>
          <table:table-cell office:value-type="float" office:value="0.262837" calcext:value-type="float">
            <text:p>0.262837</text:p>
          </table:table-cell>
          <table:table-cell office:value-type="float" office:value="0.238227" calcext:value-type="float">
            <text:p>0.238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07167" calcext:value-type="float">
            <text:p>3.07167</text:p>
          </table:table-cell>
          <table:table-cell office:value-type="float" office:value="0" calcext:value-type="float">
            <text:p>0</text:p>
          </table:table-cell>
          <table:table-cell office:value-type="float" office:value="0.552584" calcext:value-type="float">
            <text:p>0.552584</text:p>
          </table:table-cell>
          <table:table-cell office:value-type="float" office:value="0.459296" calcext:value-type="float">
            <text:p>0.459296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65.329" calcext:value-type="float">
            <text:p>165.329</text:p>
          </table:table-cell>
          <table:table-cell office:value-type="float" office:value="163.373" calcext:value-type="float">
            <text:p>163.3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88984" calcext:value-type="float">
            <text:p>1.88984</text:p>
          </table:table-cell>
          <table:table-cell office:value-type="float" office:value="0" calcext:value-type="float">
            <text:p>0</text:p>
          </table:table-cell>
          <table:table-cell office:value-type="float" office:value="0.465427" calcext:value-type="float">
            <text:p>0.465427</text:p>
          </table:table-cell>
          <table:table-cell office:value-type="float" office:value="0.442208" calcext:value-type="float">
            <text:p>0.442208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74.766" calcext:value-type="float">
            <text:p>174.766</text:p>
          </table:table-cell>
          <table:table-cell office:value-type="float" office:value="167.433" calcext:value-type="float">
            <text:p>167.4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85933" calcext:value-type="float">
            <text:p>3.85933</text:p>
          </table:table-cell>
          <table:table-cell office:value-type="float" office:value="0" calcext:value-type="float">
            <text:p>0</text:p>
          </table:table-cell>
          <table:table-cell office:value-type="float" office:value="1.31103" calcext:value-type="float">
            <text:p>1.31103</text:p>
          </table:table-cell>
          <table:table-cell office:value-type="float" office:value="0.476756" calcext:value-type="float">
            <text:p>0.476756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58.399" calcext:value-type="float">
            <text:p>158.399</text:p>
          </table:table-cell>
          <table:table-cell office:value-type="float" office:value="149.983" calcext:value-type="float">
            <text:p>149.9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25969" calcext:value-type="float">
            <text:p>4.25969</text:p>
          </table:table-cell>
          <table:table-cell office:value-type="float" office:value="0" calcext:value-type="float">
            <text:p>0</text:p>
          </table:table-cell>
          <table:table-cell office:value-type="float" office:value="0.657943" calcext:value-type="float">
            <text:p>0.657943</text:p>
          </table:table-cell>
          <table:table-cell office:value-type="float" office:value="0.47602" calcext:value-type="float">
            <text:p>0.47602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21.867" calcext:value-type="float">
            <text:p>121.867</text:p>
          </table:table-cell>
          <table:table-cell office:value-type="float" office:value="118.139" calcext:value-type="float">
            <text:p>118.1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42557" calcext:value-type="float">
            <text:p>2.42557</text:p>
          </table:table-cell>
          <table:table-cell office:value-type="float" office:value="0" calcext:value-type="float">
            <text:p>0</text:p>
          </table:table-cell>
          <table:table-cell office:value-type="float" office:value="0.70557" calcext:value-type="float">
            <text:p>0.70557</text:p>
          </table:table-cell>
          <table:table-cell office:value-type="float" office:value="0.461007" calcext:value-type="float">
            <text:p>0.461007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92.0688" calcext:value-type="float">
            <text:p>92.0688</text:p>
          </table:table-cell>
          <table:table-cell office:value-type="float" office:value="90.5025" calcext:value-type="float">
            <text:p>90.50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99075" calcext:value-type="float">
            <text:p>1.99075</text:p>
          </table:table-cell>
          <table:table-cell office:value-type="float" office:value="0" calcext:value-type="float">
            <text:p>0</text:p>
          </table:table-cell>
          <table:table-cell office:value-type="float" office:value="1.03962" calcext:value-type="float">
            <text:p>1.03962</text:p>
          </table:table-cell>
          <table:table-cell office:value-type="float" office:value="0.482913" calcext:value-type="float">
            <text:p>0.482913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27.301" calcext:value-type="float">
            <text:p>127.301</text:p>
          </table:table-cell>
          <table:table-cell office:value-type="float" office:value="127.302" calcext:value-type="float">
            <text:p>127.30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90521" calcext:value-type="float">
            <text:p>2.90521</text:p>
          </table:table-cell>
          <table:table-cell office:value-type="float" office:value="0" calcext:value-type="float">
            <text:p>0</text:p>
          </table:table-cell>
          <table:table-cell office:value-type="float" office:value="1.03426" calcext:value-type="float">
            <text:p>1.03426</text:p>
          </table:table-cell>
          <table:table-cell office:value-type="float" office:value="0.444966" calcext:value-type="float">
            <text:p>0.444966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53.768" calcext:value-type="float">
            <text:p>153.768</text:p>
          </table:table-cell>
          <table:table-cell office:value-type="float" office:value="144.749" calcext:value-type="float">
            <text:p>144.7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85545" calcext:value-type="float">
            <text:p>2.85545</text:p>
          </table:table-cell>
          <table:table-cell office:value-type="float" office:value="0" calcext:value-type="float">
            <text:p>0</text:p>
          </table:table-cell>
          <table:table-cell office:value-type="float" office:value="0.690721" calcext:value-type="float">
            <text:p>0.690721</text:p>
          </table:table-cell>
          <table:table-cell office:value-type="float" office:value="0.477963" calcext:value-type="float">
            <text:p>0.477963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22.088" calcext:value-type="float">
            <text:p>122.088</text:p>
          </table:table-cell>
          <table:table-cell office:value-type="float" office:value="119.697" calcext:value-type="float">
            <text:p>119.69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90229" calcext:value-type="float">
            <text:p>2.90229</text:p>
          </table:table-cell>
          <table:table-cell office:value-type="float" office:value="0" calcext:value-type="float">
            <text:p>0</text:p>
          </table:table-cell>
          <table:table-cell office:value-type="float" office:value="0.307002" calcext:value-type="float">
            <text:p>0.307002</text:p>
          </table:table-cell>
          <table:table-cell office:value-type="float" office:value="0.459172" calcext:value-type="float">
            <text:p>0.459172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70.292" calcext:value-type="float">
            <text:p>170.292</text:p>
          </table:table-cell>
          <table:table-cell office:value-type="float" office:value="157.261" calcext:value-type="float">
            <text:p>157.2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6749" calcext:value-type="float">
            <text:p>2.6749</text:p>
          </table:table-cell>
          <table:table-cell office:value-type="float" office:value="0" calcext:value-type="float">
            <text:p>0</text:p>
          </table:table-cell>
          <table:table-cell office:value-type="float" office:value="1.1307" calcext:value-type="float">
            <text:p>1.1307</text:p>
          </table:table-cell>
          <table:table-cell office:value-type="float" office:value="0.451517" calcext:value-type="float">
            <text:p>0.451517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57.299" calcext:value-type="float">
            <text:p>157.299</text:p>
          </table:table-cell>
          <table:table-cell office:value-type="float" office:value="151.532" calcext:value-type="float">
            <text:p>151.5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1929" calcext:value-type="float">
            <text:p>2.1929</text:p>
          </table:table-cell>
          <table:table-cell office:value-type="float" office:value="0" calcext:value-type="float">
            <text:p>0</text:p>
          </table:table-cell>
          <table:table-cell office:value-type="float" office:value="1.48469" calcext:value-type="float">
            <text:p>1.48469</text:p>
          </table:table-cell>
          <table:table-cell office:value-type="float" office:value="0.480451" calcext:value-type="float">
            <text:p>0.480451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99.9015" calcext:value-type="float">
            <text:p>99.9015</text:p>
          </table:table-cell>
          <table:table-cell office:value-type="float" office:value="86.1978" calcext:value-type="float">
            <text:p>86.19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81601" calcext:value-type="float">
            <text:p>3.81601</text:p>
          </table:table-cell>
          <table:table-cell office:value-type="float" office:value="0" calcext:value-type="float">
            <text:p>0</text:p>
          </table:table-cell>
          <table:table-cell office:value-type="float" office:value="0.690914" calcext:value-type="float">
            <text:p>0.690914</text:p>
          </table:table-cell>
          <table:table-cell office:value-type="float" office:value="0.449723" calcext:value-type="float">
            <text:p>0.449723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89.4573" calcext:value-type="float">
            <text:p>89.4573</text:p>
          </table:table-cell>
          <table:table-cell office:value-type="float" office:value="86.7004" calcext:value-type="float">
            <text:p>86.700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11568" calcext:value-type="float">
            <text:p>2.11568</text:p>
          </table:table-cell>
          <table:table-cell office:value-type="float" office:value="0" calcext:value-type="float">
            <text:p>0</text:p>
          </table:table-cell>
          <table:table-cell office:value-type="float" office:value="1.59822" calcext:value-type="float">
            <text:p>1.59822</text:p>
          </table:table-cell>
          <table:table-cell office:value-type="float" office:value="0.48414" calcext:value-type="float">
            <text:p>0.48414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66.152" calcext:value-type="float">
            <text:p>166.152</text:p>
          </table:table-cell>
          <table:table-cell office:value-type="float" office:value="160.377" calcext:value-type="float">
            <text:p>160.377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chicken</text:p>
          </table:table-cell>
          <table:table-cell office:value-type="float" office:value="0.399628" calcext:value-type="float">
            <text:p>0.399628</text:p>
          </table:table-cell>
          <table:table-cell office:value-type="float" office:value="0" calcext:value-type="float">
            <text:p>0</text:p>
          </table:table-cell>
          <table:table-cell office:value-type="float" office:value="3.08903" calcext:value-type="float">
            <text:p>3.08903</text:p>
          </table:table-cell>
          <table:table-cell office:value-type="float" office:value="0.501314" calcext:value-type="float">
            <text:p>0.501314</text:p>
          </table:table-cell>
          <table:table-cell office:value-type="float" office:value="0.136255" calcext:value-type="float">
            <text:p>0.136255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957731" calcext:value-type="float">
            <text:p>0.9577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03397" calcext:value-type="float">
            <text:p>1.03397</text:p>
          </table:table-cell>
          <table:table-cell office:value-type="float" office:value="0" calcext:value-type="float">
            <text:p>0</text:p>
          </table:table-cell>
          <table:table-cell office:value-type="float" office:value="2.97504" calcext:value-type="float">
            <text:p>2.97504</text:p>
          </table:table-cell>
          <table:table-cell office:value-type="float" office:value="0.466718" calcext:value-type="float">
            <text:p>0.466718</text:p>
          </table:table-cell>
          <table:table-cell office:value-type="float" office:value="0.272511" calcext:value-type="float">
            <text:p>0.272511</text:p>
          </table:table-cell>
          <table:table-cell office:value-type="float" office:value="0.514222" calcext:value-type="float">
            <text:p>0.514222</text:p>
          </table:table-cell>
          <table:table-cell office:value-type="float" office:value="0.482641" calcext:value-type="float">
            <text:p>0.4826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332" calcext:value-type="float">
            <text:p>1.332</text:p>
          </table:table-cell>
          <table:table-cell office:value-type="float" office:value="0" calcext:value-type="float">
            <text:p>0</text:p>
          </table:table-cell>
          <table:table-cell office:value-type="float" office:value="1.09567" calcext:value-type="float">
            <text:p>1.09567</text:p>
          </table:table-cell>
          <table:table-cell office:value-type="float" office:value="0.450547" calcext:value-type="float">
            <text:p>0.450547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76.384" calcext:value-type="float">
            <text:p>276.384</text:p>
          </table:table-cell>
          <table:table-cell office:value-type="float" office:value="274.833" calcext:value-type="float">
            <text:p>274.8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79781" calcext:value-type="float">
            <text:p>0.879781</text:p>
          </table:table-cell>
          <table:table-cell office:value-type="float" office:value="0" calcext:value-type="float">
            <text:p>0</text:p>
          </table:table-cell>
          <table:table-cell office:value-type="float" office:value="0.655746" calcext:value-type="float">
            <text:p>0.655746</text:p>
          </table:table-cell>
          <table:table-cell office:value-type="float" office:value="0.471425" calcext:value-type="float">
            <text:p>0.471425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15.063" calcext:value-type="float">
            <text:p>115.063</text:p>
          </table:table-cell>
          <table:table-cell office:value-type="float" office:value="110.351" calcext:value-type="float">
            <text:p>110.3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70272" calcext:value-type="float">
            <text:p>0.770272</text:p>
          </table:table-cell>
          <table:table-cell office:value-type="float" office:value="0" calcext:value-type="float">
            <text:p>0</text:p>
          </table:table-cell>
          <table:table-cell office:value-type="float" office:value="0.382898" calcext:value-type="float">
            <text:p>0.382898</text:p>
          </table:table-cell>
          <table:table-cell office:value-type="float" office:value="0.393814" calcext:value-type="float">
            <text:p>0.393814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91.459" calcext:value-type="float">
            <text:p>191.459</text:p>
          </table:table-cell>
          <table:table-cell office:value-type="float" office:value="190.571" calcext:value-type="float">
            <text:p>190.57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55225" calcext:value-type="float">
            <text:p>0.455225</text:p>
          </table:table-cell>
          <table:table-cell office:value-type="float" office:value="0" calcext:value-type="float">
            <text:p>0</text:p>
          </table:table-cell>
          <table:table-cell office:value-type="float" office:value="0.549626" calcext:value-type="float">
            <text:p>0.549626</text:p>
          </table:table-cell>
          <table:table-cell office:value-type="float" office:value="0.450687" calcext:value-type="float">
            <text:p>0.450687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77.6458" calcext:value-type="float">
            <text:p>77.6458</text:p>
          </table:table-cell>
          <table:table-cell office:value-type="float" office:value="78.2739" calcext:value-type="float">
            <text:p>78.27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56404" calcext:value-type="float">
            <text:p>0.856404</text:p>
          </table:table-cell>
          <table:table-cell office:value-type="float" office:value="0" calcext:value-type="float">
            <text:p>0</text:p>
          </table:table-cell>
          <table:table-cell office:value-type="float" office:value="2.98586" calcext:value-type="float">
            <text:p>2.98586</text:p>
          </table:table-cell>
          <table:table-cell office:value-type="float" office:value="0.466327" calcext:value-type="float">
            <text:p>0.466327</text:p>
          </table:table-cell>
          <table:table-cell office:value-type="float" office:value="0.272511" calcext:value-type="float">
            <text:p>0.272511</text:p>
          </table:table-cell>
          <table:table-cell office:value-type="float" office:value="0.51602" calcext:value-type="float">
            <text:p>0.51602</text:p>
          </table:table-cell>
          <table:table-cell office:value-type="float" office:value="0.498132" calcext:value-type="float">
            <text:p>0.4981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34273" calcext:value-type="float">
            <text:p>0.434273</text:p>
          </table:table-cell>
          <table:table-cell office:value-type="float" office:value="0" calcext:value-type="float">
            <text:p>0</text:p>
          </table:table-cell>
          <table:table-cell office:value-type="float" office:value="0.540063" calcext:value-type="float">
            <text:p>0.540063</text:p>
          </table:table-cell>
          <table:table-cell office:value-type="float" office:value="0.45132" calcext:value-type="float">
            <text:p>0.45132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82.0083" calcext:value-type="float">
            <text:p>82.0083</text:p>
          </table:table-cell>
          <table:table-cell office:value-type="float" office:value="81.8424" calcext:value-type="float">
            <text:p>81.84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03006" calcext:value-type="float">
            <text:p>1.03006</text:p>
          </table:table-cell>
          <table:table-cell office:value-type="float" office:value="0" calcext:value-type="float">
            <text:p>0</text:p>
          </table:table-cell>
          <table:table-cell office:value-type="float" office:value="0.943048" calcext:value-type="float">
            <text:p>0.943048</text:p>
          </table:table-cell>
          <table:table-cell office:value-type="float" office:value="0.39811" calcext:value-type="float">
            <text:p>0.39811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25.83" calcext:value-type="float">
            <text:p>225.83</text:p>
          </table:table-cell>
          <table:table-cell office:value-type="float" office:value="233.628" calcext:value-type="float">
            <text:p>233.6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8344" calcext:value-type="float">
            <text:p>0.978344</text:p>
          </table:table-cell>
          <table:table-cell office:value-type="float" office:value="0" calcext:value-type="float">
            <text:p>0</text:p>
          </table:table-cell>
          <table:table-cell office:value-type="float" office:value="2.90003" calcext:value-type="float">
            <text:p>2.90003</text:p>
          </table:table-cell>
          <table:table-cell office:value-type="float" office:value="0.456" calcext:value-type="float">
            <text:p>0.456</text:p>
          </table:table-cell>
          <table:table-cell office:value-type="float" office:value="0.294902" calcext:value-type="float">
            <text:p>0.294902</text:p>
          </table:table-cell>
          <table:table-cell office:value-type="float" office:value="0.417162" calcext:value-type="float">
            <text:p>0.417162</text:p>
          </table:table-cell>
          <table:table-cell office:value-type="float" office:value="0.418879" calcext:value-type="float">
            <text:p>0.4188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74825" calcext:value-type="float">
            <text:p>0.574825</text:p>
          </table:table-cell>
          <table:table-cell office:value-type="float" office:value="0" calcext:value-type="float">
            <text:p>0</text:p>
          </table:table-cell>
          <table:table-cell office:value-type="float" office:value="3.06253" calcext:value-type="float">
            <text:p>3.06253</text:p>
          </table:table-cell>
          <table:table-cell office:value-type="float" office:value="0.490496" calcext:value-type="float">
            <text:p>0.490496</text:p>
          </table:table-cell>
          <table:table-cell office:value-type="float" office:value="0.157218" calcext:value-type="float">
            <text:p>0.157218</text:p>
          </table:table-cell>
          <table:table-cell office:value-type="float" office:value="0.861321" calcext:value-type="float">
            <text:p>0.861321</text:p>
          </table:table-cell>
          <table:table-cell office:value-type="float" office:value="0.868725" calcext:value-type="float">
            <text:p>0.8687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23009" calcext:value-type="float">
            <text:p>0.723009</text:p>
          </table:table-cell>
          <table:table-cell office:value-type="float" office:value="0" calcext:value-type="float">
            <text:p>0</text:p>
          </table:table-cell>
          <table:table-cell office:value-type="float" office:value="3.00746" calcext:value-type="float">
            <text:p>3.00746</text:p>
          </table:table-cell>
          <table:table-cell office:value-type="float" office:value="0.461892" calcext:value-type="float">
            <text:p>0.461892</text:p>
          </table:table-cell>
          <table:table-cell office:value-type="float" office:value="0.261077" calcext:value-type="float">
            <text:p>0.261077</text:p>
          </table:table-cell>
          <table:table-cell office:value-type="float" office:value="0.469185" calcext:value-type="float">
            <text:p>0.469185</text:p>
          </table:table-cell>
          <table:table-cell office:value-type="float" office:value="0.46958" calcext:value-type="float">
            <text:p>0.469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79793" calcext:value-type="float">
            <text:p>0.479793</text:p>
          </table:table-cell>
          <table:table-cell office:value-type="float" office:value="0" calcext:value-type="float">
            <text:p>0</text:p>
          </table:table-cell>
          <table:table-cell office:value-type="float" office:value="0.594142" calcext:value-type="float">
            <text:p>0.594142</text:p>
          </table:table-cell>
          <table:table-cell office:value-type="float" office:value="0.428869" calcext:value-type="float">
            <text:p>0.428869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02.517" calcext:value-type="float">
            <text:p>102.517</text:p>
          </table:table-cell>
          <table:table-cell office:value-type="float" office:value="103.91" calcext:value-type="float">
            <text:p>103.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45078" calcext:value-type="float">
            <text:p>0.645078</text:p>
          </table:table-cell>
          <table:table-cell office:value-type="float" office:value="0" calcext:value-type="float">
            <text:p>0</text:p>
          </table:table-cell>
          <table:table-cell office:value-type="float" office:value="1.68759" calcext:value-type="float">
            <text:p>1.68759</text:p>
          </table:table-cell>
          <table:table-cell office:value-type="float" office:value="0.459186" calcext:value-type="float">
            <text:p>0.459186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72.629" calcext:value-type="float">
            <text:p>172.629</text:p>
          </table:table-cell>
          <table:table-cell office:value-type="float" office:value="182.497" calcext:value-type="float">
            <text:p>182.49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12314" calcext:value-type="float">
            <text:p>0.512314</text:p>
          </table:table-cell>
          <table:table-cell office:value-type="float" office:value="0" calcext:value-type="float">
            <text:p>0</text:p>
          </table:table-cell>
          <table:table-cell office:value-type="float" office:value="3.08958" calcext:value-type="float">
            <text:p>3.08958</text:p>
          </table:table-cell>
          <table:table-cell office:value-type="float" office:value="0.4842" calcext:value-type="float">
            <text:p>0.4842</text:p>
          </table:table-cell>
          <table:table-cell office:value-type="float" office:value="0.220105" calcext:value-type="float">
            <text:p>0.220105</text:p>
          </table:table-cell>
          <table:table-cell office:value-type="float" office:value="278.919" calcext:value-type="float">
            <text:p>278.919</text:p>
          </table:table-cell>
          <table:table-cell office:value-type="float" office:value="278.803" calcext:value-type="float">
            <text:p>278.8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532" calcext:value-type="float">
            <text:p>0.5532</text:p>
          </table:table-cell>
          <table:table-cell office:value-type="float" office:value="0" calcext:value-type="float">
            <text:p>0</text:p>
          </table:table-cell>
          <table:table-cell office:value-type="float" office:value="2.9171" calcext:value-type="float">
            <text:p>2.9171</text:p>
          </table:table-cell>
          <table:table-cell office:value-type="float" office:value="0.45825" calcext:value-type="float">
            <text:p>0.45825</text:p>
          </table:table-cell>
          <table:table-cell office:value-type="float" office:value="0.248213" calcext:value-type="float">
            <text:p>0.248213</text:p>
          </table:table-cell>
          <table:table-cell office:value-type="float" office:value="259.115" calcext:value-type="float">
            <text:p>259.115</text:p>
          </table:table-cell>
          <table:table-cell office:value-type="float" office:value="254.433" calcext:value-type="float">
            <text:p>254.4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08726" calcext:value-type="float">
            <text:p>0.708726</text:p>
          </table:table-cell>
          <table:table-cell office:value-type="float" office:value="0" calcext:value-type="float">
            <text:p>0</text:p>
          </table:table-cell>
          <table:table-cell office:value-type="float" office:value="2.93458" calcext:value-type="float">
            <text:p>2.93458</text:p>
          </table:table-cell>
          <table:table-cell office:value-type="float" office:value="0.458939" calcext:value-type="float">
            <text:p>0.458939</text:p>
          </table:table-cell>
          <table:table-cell office:value-type="float" office:value="0.244879" calcext:value-type="float">
            <text:p>0.244879</text:p>
          </table:table-cell>
          <table:table-cell office:value-type="float" office:value="0.99563" calcext:value-type="float">
            <text:p>0.99563</text:p>
          </table:table-cell>
          <table:table-cell office:value-type="float" office:value="1.00795" calcext:value-type="float">
            <text:p>1.007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71393" calcext:value-type="float">
            <text:p>0.871393</text:p>
          </table:table-cell>
          <table:table-cell office:value-type="float" office:value="0" calcext:value-type="float">
            <text:p>0</text:p>
          </table:table-cell>
          <table:table-cell office:value-type="float" office:value="2.98793" calcext:value-type="float">
            <text:p>2.98793</text:p>
          </table:table-cell>
          <table:table-cell office:value-type="float" office:value="0.470118" calcext:value-type="float">
            <text:p>0.470118</text:p>
          </table:table-cell>
          <table:table-cell office:value-type="float" office:value="0.290138" calcext:value-type="float">
            <text:p>0.290138</text:p>
          </table:table-cell>
          <table:table-cell office:value-type="float" office:value="1.04404" calcext:value-type="float">
            <text:p>1.04404</text:p>
          </table:table-cell>
          <table:table-cell office:value-type="float" office:value="1.05977" calcext:value-type="float">
            <text:p>1.0597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0889" calcext:value-type="float">
            <text:p>1.0889</text:p>
          </table:table-cell>
          <table:table-cell office:value-type="float" office:value="0" calcext:value-type="float">
            <text:p>0</text:p>
          </table:table-cell>
          <table:table-cell office:value-type="float" office:value="0.977773" calcext:value-type="float">
            <text:p>0.977773</text:p>
          </table:table-cell>
          <table:table-cell office:value-type="float" office:value="0.461753" calcext:value-type="float">
            <text:p>0.461753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10.162" calcext:value-type="float">
            <text:p>110.162</text:p>
          </table:table-cell>
          <table:table-cell office:value-type="float" office:value="111.749" calcext:value-type="float">
            <text:p>111.7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66582" calcext:value-type="float">
            <text:p>0.966582</text:p>
          </table:table-cell>
          <table:table-cell office:value-type="float" office:value="0" calcext:value-type="float">
            <text:p>0</text:p>
          </table:table-cell>
          <table:table-cell office:value-type="float" office:value="2.96569" calcext:value-type="float">
            <text:p>2.96569</text:p>
          </table:table-cell>
          <table:table-cell office:value-type="float" office:value="0.465459" calcext:value-type="float">
            <text:p>0.465459</text:p>
          </table:table-cell>
          <table:table-cell office:value-type="float" office:value="0.253454" calcext:value-type="float">
            <text:p>0.253454</text:p>
          </table:table-cell>
          <table:table-cell office:value-type="float" office:value="219.413" calcext:value-type="float">
            <text:p>219.413</text:p>
          </table:table-cell>
          <table:table-cell office:value-type="float" office:value="213.716" calcext:value-type="float">
            <text:p>213.7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88667" calcext:value-type="float">
            <text:p>0.888667</text:p>
          </table:table-cell>
          <table:table-cell office:value-type="float" office:value="0" calcext:value-type="float">
            <text:p>0</text:p>
          </table:table-cell>
          <table:table-cell office:value-type="float" office:value="3.00747" calcext:value-type="float">
            <text:p>3.00747</text:p>
          </table:table-cell>
          <table:table-cell office:value-type="float" office:value="0.461733" calcext:value-type="float">
            <text:p>0.461733</text:p>
          </table:table-cell>
          <table:table-cell office:value-type="float" office:value="0.278228" calcext:value-type="float">
            <text:p>0.278228</text:p>
          </table:table-cell>
          <table:table-cell office:value-type="float" office:value="187.797" calcext:value-type="float">
            <text:p>187.797</text:p>
          </table:table-cell>
          <table:table-cell office:value-type="float" office:value="190.013" calcext:value-type="float">
            <text:p>190.0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12631" calcext:value-type="float">
            <text:p>1.12631</text:p>
          </table:table-cell>
          <table:table-cell office:value-type="float" office:value="0" calcext:value-type="float">
            <text:p>0</text:p>
          </table:table-cell>
          <table:table-cell office:value-type="float" office:value="0.825353" calcext:value-type="float">
            <text:p>0.825353</text:p>
          </table:table-cell>
          <table:table-cell office:value-type="float" office:value="0.412189" calcext:value-type="float">
            <text:p>0.412189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60.901" calcext:value-type="float">
            <text:p>160.901</text:p>
          </table:table-cell>
          <table:table-cell office:value-type="float" office:value="152.736" calcext:value-type="float">
            <text:p>152.7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53772" calcext:value-type="float">
            <text:p>0.553772</text:p>
          </table:table-cell>
          <table:table-cell office:value-type="float" office:value="0" calcext:value-type="float">
            <text:p>0</text:p>
          </table:table-cell>
          <table:table-cell office:value-type="float" office:value="0.507387" calcext:value-type="float">
            <text:p>0.507387</text:p>
          </table:table-cell>
          <table:table-cell office:value-type="float" office:value="0.41101" calcext:value-type="float">
            <text:p>0.41101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93.2224" calcext:value-type="float">
            <text:p>93.2224</text:p>
          </table:table-cell>
          <table:table-cell office:value-type="float" office:value="87.0893" calcext:value-type="float">
            <text:p>87.08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53753" calcext:value-type="float">
            <text:p>0.553753</text:p>
          </table:table-cell>
          <table:table-cell office:value-type="float" office:value="0" calcext:value-type="float">
            <text:p>0</text:p>
          </table:table-cell>
          <table:table-cell office:value-type="float" office:value="0.434221" calcext:value-type="float">
            <text:p>0.434221</text:p>
          </table:table-cell>
          <table:table-cell office:value-type="float" office:value="0.419161" calcext:value-type="float">
            <text:p>0.419161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64.077" calcext:value-type="float">
            <text:p>164.07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64756" calcext:value-type="float">
            <text:p>0.464756</text:p>
          </table:table-cell>
          <table:table-cell office:value-type="float" office:value="0" calcext:value-type="float">
            <text:p>0</text:p>
          </table:table-cell>
          <table:table-cell office:value-type="float" office:value="0.247871" calcext:value-type="float">
            <text:p>0.247871</text:p>
          </table:table-cell>
          <table:table-cell office:value-type="float" office:value="0.427074" calcext:value-type="float">
            <text:p>0.427074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91.87" calcext:value-type="float">
            <text:p>91.87</text:p>
          </table:table-cell>
          <table:table-cell office:value-type="float" office:value="89.0364" calcext:value-type="float">
            <text:p>89.03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34497" calcext:value-type="float">
            <text:p>0.434497</text:p>
          </table:table-cell>
          <table:table-cell office:value-type="float" office:value="0" calcext:value-type="float">
            <text:p>0</text:p>
          </table:table-cell>
          <table:table-cell office:value-type="float" office:value="3.07577" calcext:value-type="float">
            <text:p>3.07577</text:p>
          </table:table-cell>
          <table:table-cell office:value-type="float" office:value="0.488361" calcext:value-type="float">
            <text:p>0.488361</text:p>
          </table:table-cell>
          <table:table-cell office:value-type="float" office:value="0.218199" calcext:value-type="float">
            <text:p>0.218199</text:p>
          </table:table-cell>
          <table:table-cell office:value-type="float" office:value="0.562047" calcext:value-type="float">
            <text:p>0.562047</text:p>
          </table:table-cell>
          <table:table-cell office:value-type="float" office:value="0.564674" calcext:value-type="float">
            <text:p>0.5646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06061" calcext:value-type="float">
            <text:p>0.506061</text:p>
          </table:table-cell>
          <table:table-cell office:value-type="float" office:value="0" calcext:value-type="float">
            <text:p>0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0.474396" calcext:value-type="float">
            <text:p>0.474396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24.153" calcext:value-type="float">
            <text:p>124.153</text:p>
          </table:table-cell>
          <table:table-cell office:value-type="float" office:value="124.733" calcext:value-type="float">
            <text:p>124.7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33987" calcext:value-type="float">
            <text:p>0.433987</text:p>
          </table:table-cell>
          <table:table-cell office:value-type="float" office:value="0" calcext:value-type="float">
            <text:p>0</text:p>
          </table:table-cell>
          <table:table-cell office:value-type="float" office:value="1.22403" calcext:value-type="float">
            <text:p>1.22403</text:p>
          </table:table-cell>
          <table:table-cell office:value-type="float" office:value="0.461964" calcext:value-type="float">
            <text:p>0.461964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92.1452" calcext:value-type="float">
            <text:p>92.1452</text:p>
          </table:table-cell>
          <table:table-cell office:value-type="float" office:value="91.3558" calcext:value-type="float">
            <text:p>91.35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02152" calcext:value-type="float">
            <text:p>0.402152</text:p>
          </table:table-cell>
          <table:table-cell office:value-type="float" office:value="0" calcext:value-type="float">
            <text:p>0</text:p>
          </table:table-cell>
          <table:table-cell office:value-type="float" office:value="1.44288" calcext:value-type="float">
            <text:p>1.44288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63.5807" calcext:value-type="float">
            <text:p>63.5807</text:p>
          </table:table-cell>
          <table:table-cell office:value-type="float" office:value="57.9118" calcext:value-type="float">
            <text:p>57.91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352967" calcext:value-type="float">
            <text:p>0.352967</text:p>
          </table:table-cell>
          <table:table-cell office:value-type="float" office:value="0" calcext:value-type="float">
            <text:p>0</text:p>
          </table:table-cell>
          <table:table-cell office:value-type="float" office:value="1.96623" calcext:value-type="float">
            <text:p>1.96623</text:p>
          </table:table-cell>
          <table:table-cell office:value-type="float" office:value="0.48793" calcext:value-type="float">
            <text:p>0.48793</text:p>
          </table:table-cell>
          <table:table-cell office:value-type="float" office:value="0.00190658" calcext:value-type="float">
            <text:p>0.00190658</text:p>
          </table:table-cell>
          <table:table-cell office:value-type="float" office:value="154.86" calcext:value-type="float">
            <text:p>154.86</text:p>
          </table:table-cell>
          <table:table-cell office:value-type="float" office:value="151.153" calcext:value-type="float">
            <text:p>151.1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21768" calcext:value-type="float">
            <text:p>0.421768</text:p>
          </table:table-cell>
          <table:table-cell office:value-type="float" office:value="0" calcext:value-type="float">
            <text:p>0</text:p>
          </table:table-cell>
          <table:table-cell office:value-type="float" office:value="2.97063" calcext:value-type="float">
            <text:p>2.97063</text:p>
          </table:table-cell>
          <table:table-cell office:value-type="float" office:value="0.474364" calcext:value-type="float">
            <text:p>0.474364</text:p>
          </table:table-cell>
          <table:table-cell office:value-type="float" office:value="0.210576" calcext:value-type="float">
            <text:p>0.210576</text:p>
          </table:table-cell>
          <table:table-cell office:value-type="float" office:value="0.689201" calcext:value-type="float">
            <text:p>0.689201</text:p>
          </table:table-cell>
          <table:table-cell office:value-type="float" office:value="0.655332" calcext:value-type="float">
            <text:p>0.6553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31558" calcext:value-type="float">
            <text:p>0.931558</text:p>
          </table:table-cell>
          <table:table-cell office:value-type="float" office:value="0" calcext:value-type="float">
            <text:p>0</text:p>
          </table:table-cell>
          <table:table-cell office:value-type="float" office:value="1.35746" calcext:value-type="float">
            <text:p>1.35746</text:p>
          </table:table-cell>
          <table:table-cell office:value-type="float" office:value="0.468635" calcext:value-type="float">
            <text:p>0.468635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46.297" calcext:value-type="float">
            <text:p>146.297</text:p>
          </table:table-cell>
          <table:table-cell office:value-type="float" office:value="145.018" calcext:value-type="float">
            <text:p>145.0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8572" calcext:value-type="float">
            <text:p>0.78572</text:p>
          </table:table-cell>
          <table:table-cell office:value-type="float" office:value="0" calcext:value-type="float">
            <text:p>0</text:p>
          </table:table-cell>
          <table:table-cell office:value-type="float" office:value="2.98783" calcext:value-type="float">
            <text:p>2.98783</text:p>
          </table:table-cell>
          <table:table-cell office:value-type="float" office:value="0.467729" calcext:value-type="float">
            <text:p>0.467729</text:p>
          </table:table-cell>
          <table:table-cell office:value-type="float" office:value="0.27394" calcext:value-type="float">
            <text:p>0.27394</text:p>
          </table:table-cell>
          <table:table-cell office:value-type="float" office:value="0.40479" calcext:value-type="float">
            <text:p>0.40479</text:p>
          </table:table-cell>
          <table:table-cell office:value-type="float" office:value="0.385457" calcext:value-type="float">
            <text:p>0.3854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98553" calcext:value-type="float">
            <text:p>0.698553</text:p>
          </table:table-cell>
          <table:table-cell office:value-type="float" office:value="0" calcext:value-type="float">
            <text:p>0</text:p>
          </table:table-cell>
          <table:table-cell office:value-type="float" office:value="0.507329" calcext:value-type="float">
            <text:p>0.507329</text:p>
          </table:table-cell>
          <table:table-cell office:value-type="float" office:value="0.436428" calcext:value-type="float">
            <text:p>0.436428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97.302" calcext:value-type="float">
            <text:p>197.302</text:p>
          </table:table-cell>
          <table:table-cell office:value-type="float" office:value="195.507" calcext:value-type="float">
            <text:p>195.50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59544" calcext:value-type="float">
            <text:p>0.859544</text:p>
          </table:table-cell>
          <table:table-cell office:value-type="float" office:value="0" calcext:value-type="float">
            <text:p>0</text:p>
          </table:table-cell>
          <table:table-cell office:value-type="float" office:value="3.05735" calcext:value-type="float">
            <text:p>3.05735</text:p>
          </table:table-cell>
          <table:table-cell office:value-type="float" office:value="0.48348" calcext:value-type="float">
            <text:p>0.48348</text:p>
          </table:table-cell>
          <table:table-cell office:value-type="float" office:value="0.271558" calcext:value-type="float">
            <text:p>0.271558</text:p>
          </table:table-cell>
          <table:table-cell office:value-type="float" office:value="0.800219" calcext:value-type="float">
            <text:p>0.800219</text:p>
          </table:table-cell>
          <table:table-cell office:value-type="float" office:value="0.800775" calcext:value-type="float">
            <text:p>0.8007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1606" calcext:value-type="float">
            <text:p>1.1606</text:p>
          </table:table-cell>
          <table:table-cell office:value-type="float" office:value="0" calcext:value-type="float">
            <text:p>0</text:p>
          </table:table-cell>
          <table:table-cell office:value-type="float" office:value="3.01551" calcext:value-type="float">
            <text:p>3.01551</text:p>
          </table:table-cell>
          <table:table-cell office:value-type="float" office:value="0.481326" calcext:value-type="float">
            <text:p>0.481326</text:p>
          </table:table-cell>
          <table:table-cell office:value-type="float" office:value="0.26727" calcext:value-type="float">
            <text:p>0.26727</text:p>
          </table:table-cell>
          <table:table-cell office:value-type="float" office:value="0.423159" calcext:value-type="float">
            <text:p>0.423159</text:p>
          </table:table-cell>
          <table:table-cell office:value-type="float" office:value="0.432564" calcext:value-type="float">
            <text:p>0.4325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44483" calcext:value-type="float">
            <text:p>0.744483</text:p>
          </table:table-cell>
          <table:table-cell office:value-type="float" office:value="0" calcext:value-type="float">
            <text:p>0</text:p>
          </table:table-cell>
          <table:table-cell office:value-type="float" office:value="0.28664" calcext:value-type="float">
            <text:p>0.28664</text:p>
          </table:table-cell>
          <table:table-cell office:value-type="float" office:value="0.427752" calcext:value-type="float">
            <text:p>0.427752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26.53" calcext:value-type="float">
            <text:p>126.53</text:p>
          </table:table-cell>
          <table:table-cell office:value-type="float" office:value="130.218" calcext:value-type="float">
            <text:p>130.2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36032" calcext:value-type="float">
            <text:p>0.936032</text:p>
          </table:table-cell>
          <table:table-cell office:value-type="float" office:value="0" calcext:value-type="float">
            <text:p>0</text:p>
          </table:table-cell>
          <table:table-cell office:value-type="float" office:value="0.703844" calcext:value-type="float">
            <text:p>0.703844</text:p>
          </table:table-cell>
          <table:table-cell office:value-type="float" office:value="0.486707" calcext:value-type="float">
            <text:p>0.486707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75" calcext:value-type="float">
            <text:p>175</text:p>
          </table:table-cell>
          <table:table-cell office:value-type="float" office:value="177.17" calcext:value-type="float">
            <text:p>177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06971" calcext:value-type="float">
            <text:p>1.06971</text:p>
          </table:table-cell>
          <table:table-cell office:value-type="float" office:value="0" calcext:value-type="float">
            <text:p>0</text:p>
          </table:table-cell>
          <table:table-cell office:value-type="float" office:value="0.247405" calcext:value-type="float">
            <text:p>0.247405</text:p>
          </table:table-cell>
          <table:table-cell office:value-type="float" office:value="0.441343" calcext:value-type="float">
            <text:p>0.441343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87.7516" calcext:value-type="float">
            <text:p>87.7516</text:p>
          </table:table-cell>
          <table:table-cell office:value-type="float" office:value="86.2811" calcext:value-type="float">
            <text:p>86.28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15379" calcext:value-type="float">
            <text:p>0.815379</text:p>
          </table:table-cell>
          <table:table-cell office:value-type="float" office:value="0" calcext:value-type="float">
            <text:p>0</text:p>
          </table:table-cell>
          <table:table-cell office:value-type="float" office:value="2.98156" calcext:value-type="float">
            <text:p>2.98156</text:p>
          </table:table-cell>
          <table:table-cell office:value-type="float" office:value="0.464929" calcext:value-type="float">
            <text:p>0.464929</text:p>
          </table:table-cell>
          <table:table-cell office:value-type="float" office:value="0.266794" calcext:value-type="float">
            <text:p>0.266794</text:p>
          </table:table-cell>
          <table:table-cell office:value-type="float" office:value="0.379553" calcext:value-type="float">
            <text:p>0.379553</text:p>
          </table:table-cell>
          <table:table-cell office:value-type="float" office:value="0.405736" calcext:value-type="float">
            <text:p>0.4057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397995" calcext:value-type="float">
            <text:p>0.397995</text:p>
          </table:table-cell>
          <table:table-cell office:value-type="float" office:value="0" calcext:value-type="float">
            <text:p>0</text:p>
          </table:table-cell>
          <table:table-cell office:value-type="float" office:value="0.826249" calcext:value-type="float">
            <text:p>0.826249</text:p>
          </table:table-cell>
          <table:table-cell office:value-type="float" office:value="0.445614" calcext:value-type="float">
            <text:p>0.445614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95.1422" calcext:value-type="float">
            <text:p>95.1422</text:p>
          </table:table-cell>
          <table:table-cell office:value-type="float" office:value="96.4247" calcext:value-type="float">
            <text:p>96.42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57152" calcext:value-type="float">
            <text:p>0.857152</text:p>
          </table:table-cell>
          <table:table-cell office:value-type="float" office:value="0" calcext:value-type="float">
            <text:p>0</text:p>
          </table:table-cell>
          <table:table-cell office:value-type="float" office:value="2.98448" calcext:value-type="float">
            <text:p>2.98448</text:p>
          </table:table-cell>
          <table:table-cell office:value-type="float" office:value="0.502602" calcext:value-type="float">
            <text:p>0.502602</text:p>
          </table:table-cell>
          <table:table-cell office:value-type="float" office:value="0.202954" calcext:value-type="float">
            <text:p>0.202954</text:p>
          </table:table-cell>
          <table:table-cell office:value-type="float" office:value="0.862471" calcext:value-type="float">
            <text:p>0.862471</text:p>
          </table:table-cell>
          <table:table-cell office:value-type="float" office:value="0.842573" calcext:value-type="float">
            <text:p>0.8425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51683" calcext:value-type="float">
            <text:p>0.551683</text:p>
          </table:table-cell>
          <table:table-cell office:value-type="float" office:value="0" calcext:value-type="float">
            <text:p>0</text:p>
          </table:table-cell>
          <table:table-cell office:value-type="float" office:value="0.795694" calcext:value-type="float">
            <text:p>0.795694</text:p>
          </table:table-cell>
          <table:table-cell office:value-type="float" office:value="0.456605" calcext:value-type="float">
            <text:p>0.456605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66.221" calcext:value-type="float">
            <text:p>166.221</text:p>
          </table:table-cell>
          <table:table-cell office:value-type="float" office:value="165.604" calcext:value-type="float">
            <text:p>165.60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14401" calcext:value-type="float">
            <text:p>0.714401</text:p>
          </table:table-cell>
          <table:table-cell office:value-type="float" office:value="0" calcext:value-type="float">
            <text:p>0</text:p>
          </table:table-cell>
          <table:table-cell office:value-type="float" office:value="2.94466" calcext:value-type="float">
            <text:p>2.94466</text:p>
          </table:table-cell>
          <table:table-cell office:value-type="float" office:value="0.473744" calcext:value-type="float">
            <text:p>0.473744</text:p>
          </table:table-cell>
          <table:table-cell office:value-type="float" office:value="0.249166" calcext:value-type="float">
            <text:p>0.249166</text:p>
          </table:table-cell>
          <table:table-cell office:value-type="float" office:value="0.572462" calcext:value-type="float">
            <text:p>0.572462</text:p>
          </table:table-cell>
          <table:table-cell office:value-type="float" office:value="0.546554" calcext:value-type="float">
            <text:p>0.5465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2163" calcext:value-type="float">
            <text:p>1.2163</text:p>
          </table:table-cell>
          <table:table-cell office:value-type="float" office:value="0" calcext:value-type="float">
            <text:p>0</text:p>
          </table:table-cell>
          <table:table-cell office:value-type="float" office:value="0.569709" calcext:value-type="float">
            <text:p>0.569709</text:p>
          </table:table-cell>
          <table:table-cell office:value-type="float" office:value="0.442175" calcext:value-type="float">
            <text:p>0.442175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21.665" calcext:value-type="float">
            <text:p>221.665</text:p>
          </table:table-cell>
          <table:table-cell office:value-type="float" office:value="231.135" calcext:value-type="float">
            <text:p>231.1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8037" calcext:value-type="float">
            <text:p>0.98037</text:p>
          </table:table-cell>
          <table:table-cell office:value-type="float" office:value="0" calcext:value-type="float">
            <text:p>0</text:p>
          </table:table-cell>
          <table:table-cell office:value-type="float" office:value="0.202069" calcext:value-type="float">
            <text:p>0.202069</text:p>
          </table:table-cell>
          <table:table-cell office:value-type="float" office:value="0.461199" calcext:value-type="float">
            <text:p>0.461199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81.1044" calcext:value-type="float">
            <text:p>81.1044</text:p>
          </table:table-cell>
          <table:table-cell office:value-type="float" office:value="78.1159" calcext:value-type="float">
            <text:p>78.115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20541" calcext:value-type="float">
            <text:p>0.420541</text:p>
          </table:table-cell>
          <table:table-cell office:value-type="float" office:value="0" calcext:value-type="float">
            <text:p>0</text:p>
          </table:table-cell>
          <table:table-cell office:value-type="float" office:value="1.16587" calcext:value-type="float">
            <text:p>1.16587</text:p>
          </table:table-cell>
          <table:table-cell office:value-type="float" office:value="0.48033" calcext:value-type="float">
            <text:p>0.48033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49.533" calcext:value-type="float">
            <text:p>149.533</text:p>
          </table:table-cell>
          <table:table-cell office:value-type="float" office:value="144.357" calcext:value-type="float">
            <text:p>144.3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26064" calcext:value-type="float">
            <text:p>1.26064</text:p>
          </table:table-cell>
          <table:table-cell office:value-type="float" office:value="0" calcext:value-type="float">
            <text:p>0</text:p>
          </table:table-cell>
          <table:table-cell office:value-type="float" office:value="2.8836" calcext:value-type="float">
            <text:p>2.8836</text:p>
          </table:table-cell>
          <table:table-cell office:value-type="float" office:value="0.479361" calcext:value-type="float">
            <text:p>0.479361</text:p>
          </table:table-cell>
          <table:table-cell office:value-type="float" office:value="0.244879" calcext:value-type="float">
            <text:p>0.244879</text:p>
          </table:table-cell>
          <table:table-cell office:value-type="float" office:value="0.437949" calcext:value-type="float">
            <text:p>0.437949</text:p>
          </table:table-cell>
          <table:table-cell office:value-type="float" office:value="0.433467" calcext:value-type="float">
            <text:p>0.433467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parasaurolophus</text:p>
          </table:table-cell>
          <table:table-cell office:value-type="float" office:value="1.21819" calcext:value-type="float">
            <text:p>1.21819</text:p>
          </table:table-cell>
          <table:table-cell office:value-type="float" office:value="0" calcext:value-type="float">
            <text:p>0</text:p>
          </table:table-cell>
          <table:table-cell office:value-type="float" office:value="0.231799" calcext:value-type="float">
            <text:p>0.231799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76.0339" calcext:value-type="float">
            <text:p>76.0339</text:p>
          </table:table-cell>
          <table:table-cell office:value-type="float" office:value="68.9087" calcext:value-type="float">
            <text:p>68.90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82412" calcext:value-type="float">
            <text:p>0.782412</text:p>
          </table:table-cell>
          <table:table-cell office:value-type="float" office:value="0" calcext:value-type="float">
            <text:p>0</text:p>
          </table:table-cell>
          <table:table-cell office:value-type="float" office:value="2.92414" calcext:value-type="float">
            <text:p>2.92414</text:p>
          </table:table-cell>
          <table:table-cell office:value-type="float" office:value="0.479585" calcext:value-type="float">
            <text:p>0.479585</text:p>
          </table:table-cell>
          <table:table-cell office:value-type="float" office:value="0.223976" calcext:value-type="float">
            <text:p>0.223976</text:p>
          </table:table-cell>
          <table:table-cell office:value-type="float" office:value="0.519488" calcext:value-type="float">
            <text:p>0.519488</text:p>
          </table:table-cell>
          <table:table-cell office:value-type="float" office:value="0.486638" calcext:value-type="float">
            <text:p>0.4866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59541" calcext:value-type="float">
            <text:p>0.859541</text:p>
          </table:table-cell>
          <table:table-cell office:value-type="float" office:value="0" calcext:value-type="float">
            <text:p>0</text:p>
          </table:table-cell>
          <table:table-cell office:value-type="float" office:value="3.0595" calcext:value-type="float">
            <text:p>3.0595</text:p>
          </table:table-cell>
          <table:table-cell office:value-type="float" office:value="0.491072" calcext:value-type="float">
            <text:p>0.491072</text:p>
          </table:table-cell>
          <table:table-cell office:value-type="float" office:value="0.203156" calcext:value-type="float">
            <text:p>0.203156</text:p>
          </table:table-cell>
          <table:table-cell office:value-type="float" office:value="2.22651" calcext:value-type="float">
            <text:p>2.22651</text:p>
          </table:table-cell>
          <table:table-cell office:value-type="float" office:value="1.95486" calcext:value-type="float">
            <text:p>1.9548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5341" calcext:value-type="float">
            <text:p>0.65341</text:p>
          </table:table-cell>
          <table:table-cell office:value-type="float" office:value="0" calcext:value-type="float">
            <text:p>0</text:p>
          </table:table-cell>
          <table:table-cell office:value-type="float" office:value="0.580412" calcext:value-type="float">
            <text:p>0.580412</text:p>
          </table:table-cell>
          <table:table-cell office:value-type="float" office:value="0.475676" calcext:value-type="float">
            <text:p>0.475676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37.075" calcext:value-type="float">
            <text:p>237.075</text:p>
          </table:table-cell>
          <table:table-cell office:value-type="float" office:value="235.726" calcext:value-type="float">
            <text:p>235.72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23599" calcext:value-type="float">
            <text:p>0.723599</text:p>
          </table:table-cell>
          <table:table-cell office:value-type="float" office:value="0" calcext:value-type="float">
            <text:p>0</text:p>
          </table:table-cell>
          <table:table-cell office:value-type="float" office:value="0.458373" calcext:value-type="float">
            <text:p>0.458373</text:p>
          </table:table-cell>
          <table:table-cell office:value-type="float" office:value="0.401053" calcext:value-type="float">
            <text:p>0.401053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82.964" calcext:value-type="float">
            <text:p>182.964</text:p>
          </table:table-cell>
          <table:table-cell office:value-type="float" office:value="171.629" calcext:value-type="float">
            <text:p>171.6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0848" calcext:value-type="float">
            <text:p>2.0848</text:p>
          </table:table-cell>
          <table:table-cell office:value-type="float" office:value="0" calcext:value-type="float">
            <text:p>0</text:p>
          </table:table-cell>
          <table:table-cell office:value-type="float" office:value="1.06462" calcext:value-type="float">
            <text:p>1.06462</text:p>
          </table:table-cell>
          <table:table-cell office:value-type="float" office:value="0.439231" calcext:value-type="float">
            <text:p>0.439231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29.388" calcext:value-type="float">
            <text:p>229.388</text:p>
          </table:table-cell>
          <table:table-cell office:value-type="float" office:value="231.666" calcext:value-type="float">
            <text:p>231.6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09547" calcext:value-type="float">
            <text:p>0.709547</text:p>
          </table:table-cell>
          <table:table-cell office:value-type="float" office:value="0" calcext:value-type="float">
            <text:p>0</text:p>
          </table:table-cell>
          <table:table-cell office:value-type="float" office:value="1.17624" calcext:value-type="float">
            <text:p>1.17624</text:p>
          </table:table-cell>
          <table:table-cell office:value-type="float" office:value="0.487639" calcext:value-type="float">
            <text:p>0.487639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95.138" calcext:value-type="float">
            <text:p>195.138</text:p>
          </table:table-cell>
          <table:table-cell office:value-type="float" office:value="182.898" calcext:value-type="float">
            <text:p>182.8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9263" calcext:value-type="float">
            <text:p>0.79263</text:p>
          </table:table-cell>
          <table:table-cell office:value-type="float" office:value="0" calcext:value-type="float">
            <text:p>0</text:p>
          </table:table-cell>
          <table:table-cell office:value-type="float" office:value="1.26975" calcext:value-type="float">
            <text:p>1.26975</text:p>
          </table:table-cell>
          <table:table-cell office:value-type="float" office:value="0.484471" calcext:value-type="float">
            <text:p>0.484471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48.64" calcext:value-type="float">
            <text:p>148.64</text:p>
          </table:table-cell>
          <table:table-cell office:value-type="float" office:value="138.357" calcext:value-type="float">
            <text:p>138.3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94099" calcext:value-type="float">
            <text:p>0.694099</text:p>
          </table:table-cell>
          <table:table-cell office:value-type="float" office:value="0" calcext:value-type="float">
            <text:p>0</text:p>
          </table:table-cell>
          <table:table-cell office:value-type="float" office:value="1.22851" calcext:value-type="float">
            <text:p>1.22851</text:p>
          </table:table-cell>
          <table:table-cell office:value-type="float" office:value="0.474558" calcext:value-type="float">
            <text:p>0.474558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80.814" calcext:value-type="float">
            <text:p>180.814</text:p>
          </table:table-cell>
          <table:table-cell office:value-type="float" office:value="171.216" calcext:value-type="float">
            <text:p>171.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65331" calcext:value-type="float">
            <text:p>0.665331</text:p>
          </table:table-cell>
          <table:table-cell office:value-type="float" office:value="0" calcext:value-type="float">
            <text:p>0</text:p>
          </table:table-cell>
          <table:table-cell office:value-type="float" office:value="1.498" calcext:value-type="float">
            <text:p>1.498</text:p>
          </table:table-cell>
          <table:table-cell office:value-type="float" office:value="0.491852" calcext:value-type="float">
            <text:p>0.491852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29.572" calcext:value-type="float">
            <text:p>129.572</text:p>
          </table:table-cell>
          <table:table-cell office:value-type="float" office:value="122.596" calcext:value-type="float">
            <text:p>122.5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07033" calcext:value-type="float">
            <text:p>1.07033</text:p>
          </table:table-cell>
          <table:table-cell office:value-type="float" office:value="0" calcext:value-type="float">
            <text:p>0</text:p>
          </table:table-cell>
          <table:table-cell office:value-type="float" office:value="0.0927045" calcext:value-type="float">
            <text:p>0.0927045</text:p>
          </table:table-cell>
          <table:table-cell office:value-type="float" office:value="0.369288" calcext:value-type="float">
            <text:p>0.369288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544.897" calcext:value-type="float">
            <text:p>544.897</text:p>
          </table:table-cell>
          <table:table-cell office:value-type="float" office:value="537.494" calcext:value-type="float">
            <text:p>537.49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2869" calcext:value-type="float">
            <text:p>0.72869</text:p>
          </table:table-cell>
          <table:table-cell office:value-type="float" office:value="0" calcext:value-type="float">
            <text:p>0</text:p>
          </table:table-cell>
          <table:table-cell office:value-type="float" office:value="3.095" calcext:value-type="float">
            <text:p>3.095</text:p>
          </table:table-cell>
          <table:table-cell office:value-type="float" office:value="0.484596" calcext:value-type="float">
            <text:p>0.484596</text:p>
          </table:table-cell>
          <table:table-cell office:value-type="float" office:value="0.215917" calcext:value-type="float">
            <text:p>0.215917</text:p>
          </table:table-cell>
          <table:table-cell office:value-type="float" office:value="594.77" calcext:value-type="float">
            <text:p>594.77</text:p>
          </table:table-cell>
          <table:table-cell office:value-type="float" office:value="598.124" calcext:value-type="float">
            <text:p>598.1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16225" calcext:value-type="float">
            <text:p>0.916225</text:p>
          </table:table-cell>
          <table:table-cell office:value-type="float" office:value="0" calcext:value-type="float">
            <text:p>0</text:p>
          </table:table-cell>
          <table:table-cell office:value-type="float" office:value="1.55347" calcext:value-type="float">
            <text:p>1.55347</text:p>
          </table:table-cell>
          <table:table-cell office:value-type="float" office:value="0.462866" calcext:value-type="float">
            <text:p>0.462866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677.018" calcext:value-type="float">
            <text:p>677.018</text:p>
          </table:table-cell>
          <table:table-cell office:value-type="float" office:value="668.436" calcext:value-type="float">
            <text:p>668.4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2205" calcext:value-type="float">
            <text:p>0.72205</text:p>
          </table:table-cell>
          <table:table-cell office:value-type="float" office:value="0" calcext:value-type="float">
            <text:p>0</text:p>
          </table:table-cell>
          <table:table-cell office:value-type="float" office:value="0.704383" calcext:value-type="float">
            <text:p>0.704383</text:p>
          </table:table-cell>
          <table:table-cell office:value-type="float" office:value="0.475434" calcext:value-type="float">
            <text:p>0.475434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82.661" calcext:value-type="float">
            <text:p>282.661</text:p>
          </table:table-cell>
          <table:table-cell office:value-type="float" office:value="268.864" calcext:value-type="float">
            <text:p>268.8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11364" calcext:value-type="float">
            <text:p>0.711364</text:p>
          </table:table-cell>
          <table:table-cell office:value-type="float" office:value="0" calcext:value-type="float">
            <text:p>0</text:p>
          </table:table-cell>
          <table:table-cell office:value-type="float" office:value="2.94564" calcext:value-type="float">
            <text:p>2.94564</text:p>
          </table:table-cell>
          <table:table-cell office:value-type="float" office:value="0.468483" calcext:value-type="float">
            <text:p>0.468483</text:p>
          </table:table-cell>
          <table:table-cell office:value-type="float" office:value="0.228005" calcext:value-type="float">
            <text:p>0.228005</text:p>
          </table:table-cell>
          <table:table-cell office:value-type="float" office:value="1.32247" calcext:value-type="float">
            <text:p>1.32247</text:p>
          </table:table-cell>
          <table:table-cell office:value-type="float" office:value="1.10935" calcext:value-type="float">
            <text:p>1.109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63471" calcext:value-type="float">
            <text:p>0.763471</text:p>
          </table:table-cell>
          <table:table-cell office:value-type="float" office:value="0" calcext:value-type="float">
            <text:p>0</text:p>
          </table:table-cell>
          <table:table-cell office:value-type="float" office:value="0.455359" calcext:value-type="float">
            <text:p>0.455359</text:p>
          </table:table-cell>
          <table:table-cell office:value-type="float" office:value="0.463758" calcext:value-type="float">
            <text:p>0.463758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539.437" calcext:value-type="float">
            <text:p>539.437</text:p>
          </table:table-cell>
          <table:table-cell office:value-type="float" office:value="531.328" calcext:value-type="float">
            <text:p>531.3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29059" calcext:value-type="float">
            <text:p>0.629059</text:p>
          </table:table-cell>
          <table:table-cell office:value-type="float" office:value="0" calcext:value-type="float">
            <text:p>0</text:p>
          </table:table-cell>
          <table:table-cell office:value-type="float" office:value="1.97101" calcext:value-type="float">
            <text:p>1.97101</text:p>
          </table:table-cell>
          <table:table-cell office:value-type="float" office:value="0.522938" calcext:value-type="float">
            <text:p>0.522938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623.257" calcext:value-type="float">
            <text:p>623.257</text:p>
          </table:table-cell>
          <table:table-cell office:value-type="float" office:value="619.625" calcext:value-type="float">
            <text:p>619.6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07236" calcext:value-type="float">
            <text:p>0.707236</text:p>
          </table:table-cell>
          <table:table-cell office:value-type="float" office:value="0" calcext:value-type="float">
            <text:p>0</text:p>
          </table:table-cell>
          <table:table-cell office:value-type="float" office:value="0.822065" calcext:value-type="float">
            <text:p>0.822065</text:p>
          </table:table-cell>
          <table:table-cell office:value-type="float" office:value="0.444775" calcext:value-type="float">
            <text:p>0.444775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21.862" calcext:value-type="float">
            <text:p>121.862</text:p>
          </table:table-cell>
          <table:table-cell office:value-type="float" office:value="114.868" calcext:value-type="float">
            <text:p>114.86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18191" calcext:value-type="float">
            <text:p>1.18191</text:p>
          </table:table-cell>
          <table:table-cell office:value-type="float" office:value="0" calcext:value-type="float">
            <text:p>0</text:p>
          </table:table-cell>
          <table:table-cell office:value-type="float" office:value="2.96065" calcext:value-type="float">
            <text:p>2.96065</text:p>
          </table:table-cell>
          <table:table-cell office:value-type="float" office:value="0.460977" calcext:value-type="float">
            <text:p>0.460977</text:p>
          </table:table-cell>
          <table:table-cell office:value-type="float" office:value="0.271323" calcext:value-type="float">
            <text:p>0.271323</text:p>
          </table:table-cell>
          <table:table-cell office:value-type="float" office:value="726.706" calcext:value-type="float">
            <text:p>726.706</text:p>
          </table:table-cell>
          <table:table-cell office:value-type="float" office:value="727.109" calcext:value-type="float">
            <text:p>727.1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4436" calcext:value-type="float">
            <text:p>0.74436</text:p>
          </table:table-cell>
          <table:table-cell office:value-type="float" office:value="0" calcext:value-type="float">
            <text:p>0</text:p>
          </table:table-cell>
          <table:table-cell office:value-type="float" office:value="0.793409" calcext:value-type="float">
            <text:p>0.793409</text:p>
          </table:table-cell>
          <table:table-cell office:value-type="float" office:value="0.481369" calcext:value-type="float">
            <text:p>0.481369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58.207" calcext:value-type="float">
            <text:p>158.207</text:p>
          </table:table-cell>
          <table:table-cell office:value-type="float" office:value="150.485" calcext:value-type="float">
            <text:p>150.48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68082" calcext:value-type="float">
            <text:p>1.68082</text:p>
          </table:table-cell>
          <table:table-cell office:value-type="float" office:value="0" calcext:value-type="float">
            <text:p>0</text:p>
          </table:table-cell>
          <table:table-cell office:value-type="float" office:value="2.94394" calcext:value-type="float">
            <text:p>2.94394</text:p>
          </table:table-cell>
          <table:table-cell office:value-type="float" office:value="0.482696" calcext:value-type="float">
            <text:p>0.482696</text:p>
          </table:table-cell>
          <table:table-cell office:value-type="float" office:value="0.260913" calcext:value-type="float">
            <text:p>0.260913</text:p>
          </table:table-cell>
          <table:table-cell office:value-type="float" office:value="0.743519" calcext:value-type="float">
            <text:p>0.743519</text:p>
          </table:table-cell>
          <table:table-cell office:value-type="float" office:value="0.687877" calcext:value-type="float">
            <text:p>0.68787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07339" calcext:value-type="float">
            <text:p>1.07339</text:p>
          </table:table-cell>
          <table:table-cell office:value-type="float" office:value="0" calcext:value-type="float">
            <text:p>0</text:p>
          </table:table-cell>
          <table:table-cell office:value-type="float" office:value="0.572695" calcext:value-type="float">
            <text:p>0.572695</text:p>
          </table:table-cell>
          <table:table-cell office:value-type="float" office:value="0.440911" calcext:value-type="float">
            <text:p>0.440911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02.414" calcext:value-type="float">
            <text:p>102.414</text:p>
          </table:table-cell>
          <table:table-cell office:value-type="float" office:value="88.993" calcext:value-type="float">
            <text:p>88.9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12087" calcext:value-type="float">
            <text:p>1.12087</text:p>
          </table:table-cell>
          <table:table-cell office:value-type="float" office:value="0" calcext:value-type="float">
            <text:p>0</text:p>
          </table:table-cell>
          <table:table-cell office:value-type="float" office:value="1.1506" calcext:value-type="float">
            <text:p>1.1506</text:p>
          </table:table-cell>
          <table:table-cell office:value-type="float" office:value="0.462424" calcext:value-type="float">
            <text:p>0.462424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16.396" calcext:value-type="float">
            <text:p>216.396</text:p>
          </table:table-cell>
          <table:table-cell office:value-type="float" office:value="198.581" calcext:value-type="float">
            <text:p>198.5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45074" calcext:value-type="float">
            <text:p>1.45074</text:p>
          </table:table-cell>
          <table:table-cell office:value-type="float" office:value="0" calcext:value-type="float">
            <text:p>0</text:p>
          </table:table-cell>
          <table:table-cell office:value-type="float" office:value="2.93587" calcext:value-type="float">
            <text:p>2.93587</text:p>
          </table:table-cell>
          <table:table-cell office:value-type="float" office:value="0.475891" calcext:value-type="float">
            <text:p>0.475891</text:p>
          </table:table-cell>
          <table:table-cell office:value-type="float" office:value="0.264271" calcext:value-type="float">
            <text:p>0.264271</text:p>
          </table:table-cell>
          <table:table-cell office:value-type="float" office:value="0.579611" calcext:value-type="float">
            <text:p>0.579611</text:p>
          </table:table-cell>
          <table:table-cell office:value-type="float" office:value="0.503685" calcext:value-type="float">
            <text:p>0.50368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67266" calcext:value-type="float">
            <text:p>1.67266</text:p>
          </table:table-cell>
          <table:table-cell office:value-type="float" office:value="0" calcext:value-type="float">
            <text:p>0</text:p>
          </table:table-cell>
          <table:table-cell office:value-type="float" office:value="2.92565" calcext:value-type="float">
            <text:p>2.92565</text:p>
          </table:table-cell>
          <table:table-cell office:value-type="float" office:value="0.482261" calcext:value-type="float">
            <text:p>0.482261</text:p>
          </table:table-cell>
          <table:table-cell office:value-type="float" office:value="0.258563" calcext:value-type="float">
            <text:p>0.258563</text:p>
          </table:table-cell>
          <table:table-cell office:value-type="float" office:value="0.482348" calcext:value-type="float">
            <text:p>0.482348</text:p>
          </table:table-cell>
          <table:table-cell office:value-type="float" office:value="0.475661" calcext:value-type="float">
            <text:p>0.4756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67676" calcext:value-type="float">
            <text:p>1.67676</text:p>
          </table:table-cell>
          <table:table-cell office:value-type="float" office:value="0" calcext:value-type="float">
            <text:p>0</text:p>
          </table:table-cell>
          <table:table-cell office:value-type="float" office:value="2.95068" calcext:value-type="float">
            <text:p>2.95068</text:p>
          </table:table-cell>
          <table:table-cell office:value-type="float" office:value="0.471953" calcext:value-type="float">
            <text:p>0.471953</text:p>
          </table:table-cell>
          <table:table-cell office:value-type="float" office:value="0.275688" calcext:value-type="float">
            <text:p>0.275688</text:p>
          </table:table-cell>
          <table:table-cell office:value-type="float" office:value="0.73892" calcext:value-type="float">
            <text:p>0.73892</text:p>
          </table:table-cell>
          <table:table-cell office:value-type="float" office:value="0.720942" calcext:value-type="float">
            <text:p>0.7209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23121" calcext:value-type="float">
            <text:p>1.23121</text:p>
          </table:table-cell>
          <table:table-cell office:value-type="float" office:value="0" calcext:value-type="float">
            <text:p>0</text:p>
          </table:table-cell>
          <table:table-cell office:value-type="float" office:value="0.19583" calcext:value-type="float">
            <text:p>0.19583</text:p>
          </table:table-cell>
          <table:table-cell office:value-type="float" office:value="0.408175" calcext:value-type="float">
            <text:p>0.408175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619.084" calcext:value-type="float">
            <text:p>619.084</text:p>
          </table:table-cell>
          <table:table-cell office:value-type="float" office:value="610.006" calcext:value-type="float">
            <text:p>610.0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20217" calcext:value-type="float">
            <text:p>1.20217</text:p>
          </table:table-cell>
          <table:table-cell office:value-type="float" office:value="0" calcext:value-type="float">
            <text:p>0</text:p>
          </table:table-cell>
          <table:table-cell office:value-type="float" office:value="3.00741" calcext:value-type="float">
            <text:p>3.00741</text:p>
          </table:table-cell>
          <table:table-cell office:value-type="float" office:value="0.47025" calcext:value-type="float">
            <text:p>0.47025</text:p>
          </table:table-cell>
          <table:table-cell office:value-type="float" office:value="0.25722" calcext:value-type="float">
            <text:p>0.25722</text:p>
          </table:table-cell>
          <table:table-cell office:value-type="float" office:value="0.463685" calcext:value-type="float">
            <text:p>0.463685</text:p>
          </table:table-cell>
          <table:table-cell office:value-type="float" office:value="0.399853" calcext:value-type="float">
            <text:p>0.3998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1334" calcext:value-type="float">
            <text:p>0.71334</text:p>
          </table:table-cell>
          <table:table-cell office:value-type="float" office:value="0" calcext:value-type="float">
            <text:p>0</text:p>
          </table:table-cell>
          <table:table-cell office:value-type="float" office:value="1.088" calcext:value-type="float">
            <text:p>1.088</text:p>
          </table:table-cell>
          <table:table-cell office:value-type="float" office:value="0.462952" calcext:value-type="float">
            <text:p>0.462952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49.404" calcext:value-type="float">
            <text:p>249.404</text:p>
          </table:table-cell>
          <table:table-cell office:value-type="float" office:value="231.879" calcext:value-type="float">
            <text:p>231.8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69028" calcext:value-type="float">
            <text:p>0.669028</text:p>
          </table:table-cell>
          <table:table-cell office:value-type="float" office:value="0" calcext:value-type="float">
            <text:p>0</text:p>
          </table:table-cell>
          <table:table-cell office:value-type="float" office:value="0.144303" calcext:value-type="float">
            <text:p>0.144303</text:p>
          </table:table-cell>
          <table:table-cell office:value-type="float" office:value="0.452423" calcext:value-type="float">
            <text:p>0.452423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80.21" calcext:value-type="float">
            <text:p>180.21</text:p>
          </table:table-cell>
          <table:table-cell office:value-type="float" office:value="182.54" calcext:value-type="float">
            <text:p>182.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16973" calcext:value-type="float">
            <text:p>0.716973</text:p>
          </table:table-cell>
          <table:table-cell office:value-type="float" office:value="0" calcext:value-type="float">
            <text:p>0</text:p>
          </table:table-cell>
          <table:table-cell office:value-type="float" office:value="0.828079" calcext:value-type="float">
            <text:p>0.828079</text:p>
          </table:table-cell>
          <table:table-cell office:value-type="float" office:value="0.426148" calcext:value-type="float">
            <text:p>0.426148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40.036" calcext:value-type="float">
            <text:p>240.036</text:p>
          </table:table-cell>
          <table:table-cell office:value-type="float" office:value="223.544" calcext:value-type="float">
            <text:p>223.5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30401" calcext:value-type="float">
            <text:p>0.830401</text:p>
          </table:table-cell>
          <table:table-cell office:value-type="float" office:value="0" calcext:value-type="float">
            <text:p>0</text:p>
          </table:table-cell>
          <table:table-cell office:value-type="float" office:value="1.34048" calcext:value-type="float">
            <text:p>1.34048</text:p>
          </table:table-cell>
          <table:table-cell office:value-type="float" office:value="0.470381" calcext:value-type="float">
            <text:p>0.470381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276.99" calcext:value-type="float">
            <text:p>276.99</text:p>
          </table:table-cell>
          <table:table-cell office:value-type="float" office:value="263.658" calcext:value-type="float">
            <text:p>263.6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22374" calcext:value-type="float">
            <text:p>0.822374</text:p>
          </table:table-cell>
          <table:table-cell office:value-type="float" office:value="0" calcext:value-type="float">
            <text:p>0</text:p>
          </table:table-cell>
          <table:table-cell office:value-type="float" office:value="1.28373" calcext:value-type="float">
            <text:p>1.28373</text:p>
          </table:table-cell>
          <table:table-cell office:value-type="float" office:value="0.471523" calcext:value-type="float">
            <text:p>0.471523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15.972" calcext:value-type="float">
            <text:p>115.972</text:p>
          </table:table-cell>
          <table:table-cell office:value-type="float" office:value="106.339" calcext:value-type="float">
            <text:p>106.3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95421" calcext:value-type="float">
            <text:p>0.795421</text:p>
          </table:table-cell>
          <table:table-cell office:value-type="float" office:value="0" calcext:value-type="float">
            <text:p>0</text:p>
          </table:table-cell>
          <table:table-cell office:value-type="float" office:value="1.43136" calcext:value-type="float">
            <text:p>1.43136</text:p>
          </table:table-cell>
          <table:table-cell office:value-type="float" office:value="0.497036" calcext:value-type="float">
            <text:p>0.497036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35.401" calcext:value-type="float">
            <text:p>135.401</text:p>
          </table:table-cell>
          <table:table-cell office:value-type="float" office:value="132.813" calcext:value-type="float">
            <text:p>132.8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56399" calcext:value-type="float">
            <text:p>0.756399</text:p>
          </table:table-cell>
          <table:table-cell office:value-type="float" office:value="0" calcext:value-type="float">
            <text:p>0</text:p>
          </table:table-cell>
          <table:table-cell office:value-type="float" office:value="0.437674" calcext:value-type="float">
            <text:p>0.437674</text:p>
          </table:table-cell>
          <table:table-cell office:value-type="float" office:value="0.456758" calcext:value-type="float">
            <text:p>0.456758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42.869" calcext:value-type="float">
            <text:p>142.869</text:p>
          </table:table-cell>
          <table:table-cell office:value-type="float" office:value="129.651" calcext:value-type="float">
            <text:p>129.6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17473" calcext:value-type="float">
            <text:p>1.17473</text:p>
          </table:table-cell>
          <table:table-cell office:value-type="float" office:value="0" calcext:value-type="float">
            <text:p>0</text:p>
          </table:table-cell>
          <table:table-cell office:value-type="float" office:value="1.23734" calcext:value-type="float">
            <text:p>1.23734</text:p>
          </table:table-cell>
          <table:table-cell office:value-type="float" office:value="0.439776" calcext:value-type="float">
            <text:p>0.439776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55.974" calcext:value-type="float">
            <text:p>155.974</text:p>
          </table:table-cell>
          <table:table-cell office:value-type="float" office:value="155.542" calcext:value-type="float">
            <text:p>155.5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16074" calcext:value-type="float">
            <text:p>0.716074</text:p>
          </table:table-cell>
          <table:table-cell office:value-type="float" office:value="0" calcext:value-type="float">
            <text:p>0</text:p>
          </table:table-cell>
          <table:table-cell office:value-type="float" office:value="2.02725" calcext:value-type="float">
            <text:p>2.02725</text:p>
          </table:table-cell>
          <table:table-cell office:value-type="float" office:value="0.48281" calcext:value-type="float">
            <text:p>0.48281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51.645" calcext:value-type="float">
            <text:p>151.645</text:p>
          </table:table-cell>
          <table:table-cell office:value-type="float" office:value="150.575" calcext:value-type="float">
            <text:p>150.5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6372" calcext:value-type="float">
            <text:p>0.76372</text:p>
          </table:table-cell>
          <table:table-cell office:value-type="float" office:value="0" calcext:value-type="float">
            <text:p>0</text:p>
          </table:table-cell>
          <table:table-cell office:value-type="float" office:value="0.690567" calcext:value-type="float">
            <text:p>0.690567</text:p>
          </table:table-cell>
          <table:table-cell office:value-type="float" office:value="0.421905" calcext:value-type="float">
            <text:p>0.421905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15.681" calcext:value-type="float">
            <text:p>115.681</text:p>
          </table:table-cell>
          <table:table-cell office:value-type="float" office:value="101.613" calcext:value-type="float">
            <text:p>101.6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56713" calcext:value-type="float">
            <text:p>1.56713</text:p>
          </table:table-cell>
          <table:table-cell office:value-type="float" office:value="0" calcext:value-type="float">
            <text:p>0</text:p>
          </table:table-cell>
          <table:table-cell office:value-type="float" office:value="0.725479" calcext:value-type="float">
            <text:p>0.725479</text:p>
          </table:table-cell>
          <table:table-cell office:value-type="float" office:value="0.475274" calcext:value-type="float">
            <text:p>0.475274</text:p>
          </table:table-cell>
          <table:table-cell office:value-type="float" office:value="0.00134318" calcext:value-type="float">
            <text:p>0.00134318</text:p>
          </table:table-cell>
          <table:table-cell office:value-type="float" office:value="123.162" calcext:value-type="float">
            <text:p>123.162</text:p>
          </table:table-cell>
          <table:table-cell office:value-type="float" office:value="104.603" calcext:value-type="float">
            <text:p>104.6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45548" calcext:value-type="float">
            <text:p>0.745548</text:p>
          </table:table-cell>
          <table:table-cell office:value-type="float" office:value="0" calcext:value-type="float">
            <text:p>0</text:p>
          </table:table-cell>
          <table:table-cell office:value-type="float" office:value="0.786152" calcext:value-type="float">
            <text:p>0.786152</text:p>
          </table:table-cell>
          <table:table-cell office:value-type="float" office:value="0.444396" calcext:value-type="float">
            <text:p>0.444396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73.5822" calcext:value-type="float">
            <text:p>73.5822</text:p>
          </table:table-cell>
          <table:table-cell office:value-type="float" office:value="68.2294" calcext:value-type="float">
            <text:p>68.229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37556" calcext:value-type="float">
            <text:p>0.737556</text:p>
          </table:table-cell>
          <table:table-cell office:value-type="float" office:value="0" calcext:value-type="float">
            <text:p>0</text:p>
          </table:table-cell>
          <table:table-cell office:value-type="float" office:value="0.933008" calcext:value-type="float">
            <text:p>0.933008</text:p>
          </table:table-cell>
          <table:table-cell office:value-type="float" office:value="0.456425" calcext:value-type="float">
            <text:p>0.456425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33.552" calcext:value-type="float">
            <text:p>133.552</text:p>
          </table:table-cell>
          <table:table-cell office:value-type="float" office:value="119.051" calcext:value-type="float">
            <text:p>119.0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88986" calcext:value-type="float">
            <text:p>0.788986</text:p>
          </table:table-cell>
          <table:table-cell office:value-type="float" office:value="0" calcext:value-type="float">
            <text:p>0</text:p>
          </table:table-cell>
          <table:table-cell office:value-type="float" office:value="0.455948" calcext:value-type="float">
            <text:p>0.455948</text:p>
          </table:table-cell>
          <table:table-cell office:value-type="float" office:value="0.456857" calcext:value-type="float">
            <text:p>0.456857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18.254" calcext:value-type="float">
            <text:p>118.254</text:p>
          </table:table-cell>
          <table:table-cell office:value-type="float" office:value="103.013" calcext:value-type="float">
            <text:p>103.0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68307" calcext:value-type="float">
            <text:p>0.768307</text:p>
          </table:table-cell>
          <table:table-cell office:value-type="float" office:value="0" calcext:value-type="float">
            <text:p>0</text:p>
          </table:table-cell>
          <table:table-cell office:value-type="float" office:value="1.48443" calcext:value-type="float">
            <text:p>1.48443</text:p>
          </table:table-cell>
          <table:table-cell office:value-type="float" office:value="0.44125" calcext:value-type="float">
            <text:p>0.44125</text:p>
          </table:table-cell>
          <table:table-cell office:value-type="float" office:value="0.00134318" calcext:value-type="float">
            <text:p>0.00134318</text:p>
          </table:table-cell>
          <table:table-cell office:value-type="float" office:value="123.014" calcext:value-type="float">
            <text:p>123.014</text:p>
          </table:table-cell>
          <table:table-cell office:value-type="float" office:value="107.865" calcext:value-type="float">
            <text:p>107.8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07713" calcext:value-type="float">
            <text:p>0.807713</text:p>
          </table:table-cell>
          <table:table-cell office:value-type="float" office:value="0" calcext:value-type="float">
            <text:p>0</text:p>
          </table:table-cell>
          <table:table-cell office:value-type="float" office:value="1.59669" calcext:value-type="float">
            <text:p>1.59669</text:p>
          </table:table-cell>
          <table:table-cell office:value-type="float" office:value="0.467539" calcext:value-type="float">
            <text:p>0.467539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27.553" calcext:value-type="float">
            <text:p>127.553</text:p>
          </table:table-cell>
          <table:table-cell office:value-type="float" office:value="115.823" calcext:value-type="float">
            <text:p>115.82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49147" calcext:value-type="float">
            <text:p>0.549147</text:p>
          </table:table-cell>
          <table:table-cell office:value-type="float" office:value="0" calcext:value-type="float">
            <text:p>0</text:p>
          </table:table-cell>
          <table:table-cell office:value-type="float" office:value="3.25427" calcext:value-type="float">
            <text:p>3.25427</text:p>
          </table:table-cell>
          <table:table-cell office:value-type="float" office:value="0.523757" calcext:value-type="float">
            <text:p>0.523757</text:p>
          </table:table-cell>
          <table:table-cell office:value-type="float" office:value="0.128946" calcext:value-type="float">
            <text:p>0.128946</text:p>
          </table:table-cell>
          <table:table-cell office:value-type="float" office:value="2.67879" calcext:value-type="float">
            <text:p>2.67879</text:p>
          </table:table-cell>
          <table:table-cell office:value-type="float" office:value="2.44447" calcext:value-type="float">
            <text:p>2.44447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rhino</text:p>
          </table:table-cell>
          <table:table-cell office:value-type="float" office:value="0.67451" calcext:value-type="float">
            <text:p>0.67451</text:p>
          </table:table-cell>
          <table:table-cell office:value-type="float" office:value="0" calcext:value-type="float">
            <text:p>0</text:p>
          </table:table-cell>
          <table:table-cell office:value-type="float" office:value="0.311214" calcext:value-type="float">
            <text:p>0.311214</text:p>
          </table:table-cell>
          <table:table-cell office:value-type="float" office:value="0.404265" calcext:value-type="float">
            <text:p>0.404265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37.947" calcext:value-type="float">
            <text:p>137.947</text:p>
          </table:table-cell>
          <table:table-cell office:value-type="float" office:value="138.238" calcext:value-type="float">
            <text:p>138.2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53344" calcext:value-type="float">
            <text:p>0.253344</text:p>
          </table:table-cell>
          <table:table-cell office:value-type="float" office:value="0" calcext:value-type="float">
            <text:p>0</text:p>
          </table:table-cell>
          <table:table-cell office:value-type="float" office:value="1.32813" calcext:value-type="float">
            <text:p>1.32813</text:p>
          </table:table-cell>
          <table:table-cell office:value-type="float" office:value="0.489094" calcext:value-type="float">
            <text:p>0.489094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665.58" calcext:value-type="float">
            <text:p>665.58</text:p>
          </table:table-cell>
          <table:table-cell office:value-type="float" office:value="666.471" calcext:value-type="float">
            <text:p>666.47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60432" calcext:value-type="float">
            <text:p>0.760432</text:p>
          </table:table-cell>
          <table:table-cell office:value-type="float" office:value="0" calcext:value-type="float">
            <text:p>0</text:p>
          </table:table-cell>
          <table:table-cell office:value-type="float" office:value="2.93492" calcext:value-type="float">
            <text:p>2.93492</text:p>
          </table:table-cell>
          <table:table-cell office:value-type="float" office:value="0.453948" calcext:value-type="float">
            <text:p>0.453948</text:p>
          </table:table-cell>
          <table:table-cell office:value-type="float" office:value="0.324586" calcext:value-type="float">
            <text:p>0.324586</text:p>
          </table:table-cell>
          <table:table-cell office:value-type="float" office:value="173.129" calcext:value-type="float">
            <text:p>173.129</text:p>
          </table:table-cell>
          <table:table-cell office:value-type="float" office:value="170.793" calcext:value-type="float">
            <text:p>170.7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24268" calcext:value-type="float">
            <text:p>0.624268</text:p>
          </table:table-cell>
          <table:table-cell office:value-type="float" office:value="0" calcext:value-type="float">
            <text:p>0</text:p>
          </table:table-cell>
          <table:table-cell office:value-type="float" office:value="2.87296" calcext:value-type="float">
            <text:p>2.87296</text:p>
          </table:table-cell>
          <table:table-cell office:value-type="float" office:value="0.441531" calcext:value-type="float">
            <text:p>0.441531</text:p>
          </table:table-cell>
          <table:table-cell office:value-type="float" office:value="0.34047" calcext:value-type="float">
            <text:p>0.34047</text:p>
          </table:table-cell>
          <table:table-cell office:value-type="float" office:value="25798.6" calcext:value-type="float">
            <text:p>25798.6</text:p>
          </table:table-cell>
          <table:table-cell office:value-type="float" office:value="26544.5" calcext:value-type="float">
            <text:p>26544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73259" calcext:value-type="float">
            <text:p>0.573259</text:p>
          </table:table-cell>
          <table:table-cell office:value-type="float" office:value="0" calcext:value-type="float">
            <text:p>0</text:p>
          </table:table-cell>
          <table:table-cell office:value-type="float" office:value="2.84936" calcext:value-type="float">
            <text:p>2.84936</text:p>
          </table:table-cell>
          <table:table-cell office:value-type="float" office:value="0.442259" calcext:value-type="float">
            <text:p>0.442259</text:p>
          </table:table-cell>
          <table:table-cell office:value-type="float" office:value="0.327348" calcext:value-type="float">
            <text:p>0.327348</text:p>
          </table:table-cell>
          <table:table-cell office:value-type="float" office:value="138.91" calcext:value-type="float">
            <text:p>138.91</text:p>
          </table:table-cell>
          <table:table-cell office:value-type="float" office:value="139.614" calcext:value-type="float">
            <text:p>139.6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9013" calcext:value-type="float">
            <text:p>0.49013</text:p>
          </table:table-cell>
          <table:table-cell office:value-type="float" office:value="0" calcext:value-type="float">
            <text:p>0</text:p>
          </table:table-cell>
          <table:table-cell office:value-type="float" office:value="2.98925" calcext:value-type="float">
            <text:p>2.98925</text:p>
          </table:table-cell>
          <table:table-cell office:value-type="float" office:value="0.455038" calcext:value-type="float">
            <text:p>0.455038</text:p>
          </table:table-cell>
          <table:table-cell office:value-type="float" office:value="0.337017" calcext:value-type="float">
            <text:p>0.337017</text:p>
          </table:table-cell>
          <table:table-cell office:value-type="float" office:value="610.572" calcext:value-type="float">
            <text:p>610.572</text:p>
          </table:table-cell>
          <table:table-cell office:value-type="float" office:value="609.416" calcext:value-type="float">
            <text:p>609.4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54007" calcext:value-type="float">
            <text:p>0.754007</text:p>
          </table:table-cell>
          <table:table-cell office:value-type="float" office:value="0" calcext:value-type="float">
            <text:p>0</text:p>
          </table:table-cell>
          <table:table-cell office:value-type="float" office:value="0.589955" calcext:value-type="float">
            <text:p>0.589955</text:p>
          </table:table-cell>
          <table:table-cell office:value-type="float" office:value="0.396144" calcext:value-type="float">
            <text:p>0.396144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638.588" calcext:value-type="float">
            <text:p>638.588</text:p>
          </table:table-cell>
          <table:table-cell office:value-type="float" office:value="640.874" calcext:value-type="float">
            <text:p>640.8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14756" calcext:value-type="float">
            <text:p>0.614756</text:p>
          </table:table-cell>
          <table:table-cell office:value-type="float" office:value="0" calcext:value-type="float">
            <text:p>0</text:p>
          </table:table-cell>
          <table:table-cell office:value-type="float" office:value="2.97245" calcext:value-type="float">
            <text:p>2.97245</text:p>
          </table:table-cell>
          <table:table-cell office:value-type="float" office:value="0.452537" calcext:value-type="float">
            <text:p>0.452537</text:p>
          </table:table-cell>
          <table:table-cell office:value-type="float" office:value="0.339779" calcext:value-type="float">
            <text:p>0.339779</text:p>
          </table:table-cell>
          <table:table-cell office:value-type="float" office:value="621.066" calcext:value-type="float">
            <text:p>621.066</text:p>
          </table:table-cell>
          <table:table-cell office:value-type="float" office:value="620.73" calcext:value-type="float">
            <text:p>620.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44567" calcext:value-type="float">
            <text:p>0.544567</text:p>
          </table:table-cell>
          <table:table-cell office:value-type="float" office:value="0" calcext:value-type="float">
            <text:p>0</text:p>
          </table:table-cell>
          <table:table-cell office:value-type="float" office:value="3.00385" calcext:value-type="float">
            <text:p>3.00385</text:p>
          </table:table-cell>
          <table:table-cell office:value-type="float" office:value="0.451178" calcext:value-type="float">
            <text:p>0.451178</text:p>
          </table:table-cell>
          <table:table-cell office:value-type="float" office:value="0.337707" calcext:value-type="float">
            <text:p>0.337707</text:p>
          </table:table-cell>
          <table:table-cell office:value-type="float" office:value="168.991" calcext:value-type="float">
            <text:p>168.991</text:p>
          </table:table-cell>
          <table:table-cell office:value-type="float" office:value="167.391" calcext:value-type="float">
            <text:p>167.3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76268" calcext:value-type="float">
            <text:p>0.276268</text:p>
          </table:table-cell>
          <table:table-cell office:value-type="float" office:value="0" calcext:value-type="float">
            <text:p>0</text:p>
          </table:table-cell>
          <table:table-cell office:value-type="float" office:value="1.2054" calcext:value-type="float">
            <text:p>1.2054</text:p>
          </table:table-cell>
          <table:table-cell office:value-type="float" office:value="0.456511" calcext:value-type="float">
            <text:p>0.456511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705.579" calcext:value-type="float">
            <text:p>705.579</text:p>
          </table:table-cell>
          <table:table-cell office:value-type="float" office:value="704.142" calcext:value-type="float">
            <text:p>704.1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19143" calcext:value-type="float">
            <text:p>0.619143</text:p>
          </table:table-cell>
          <table:table-cell office:value-type="float" office:value="0" calcext:value-type="float">
            <text:p>0</text:p>
          </table:table-cell>
          <table:table-cell office:value-type="float" office:value="2.94027" calcext:value-type="float">
            <text:p>2.94027</text:p>
          </table:table-cell>
          <table:table-cell office:value-type="float" office:value="0.447629" calcext:value-type="float">
            <text:p>0.447629</text:p>
          </table:table-cell>
          <table:table-cell office:value-type="float" office:value="0.345994" calcext:value-type="float">
            <text:p>0.345994</text:p>
          </table:table-cell>
          <table:table-cell office:value-type="float" office:value="0.414918" calcext:value-type="float">
            <text:p>0.414918</text:p>
          </table:table-cell>
          <table:table-cell office:value-type="float" office:value="0.385762" calcext:value-type="float">
            <text:p>0.38576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76446" calcext:value-type="float">
            <text:p>0.276446</text:p>
          </table:table-cell>
          <table:table-cell office:value-type="float" office:value="0" calcext:value-type="float">
            <text:p>0</text:p>
          </table:table-cell>
          <table:table-cell office:value-type="float" office:value="0.0617878" calcext:value-type="float">
            <text:p>0.0617878</text:p>
          </table:table-cell>
          <table:table-cell office:value-type="float" office:value="0.381651" calcext:value-type="float">
            <text:p>0.381651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73.955" calcext:value-type="float">
            <text:p>173.955</text:p>
          </table:table-cell>
          <table:table-cell office:value-type="float" office:value="169.674" calcext:value-type="float">
            <text:p>169.6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57831" calcext:value-type="float">
            <text:p>0.257831</text:p>
          </table:table-cell>
          <table:table-cell office:value-type="float" office:value="0" calcext:value-type="float">
            <text:p>0</text:p>
          </table:table-cell>
          <table:table-cell office:value-type="float" office:value="1.03209" calcext:value-type="float">
            <text:p>1.03209</text:p>
          </table:table-cell>
          <table:table-cell office:value-type="float" office:value="0.459229" calcext:value-type="float">
            <text:p>0.459229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74.1747" calcext:value-type="float">
            <text:p>74.1747</text:p>
          </table:table-cell>
          <table:table-cell office:value-type="float" office:value="71.2492" calcext:value-type="float">
            <text:p>71.24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63006" calcext:value-type="float">
            <text:p>0.263006</text:p>
          </table:table-cell>
          <table:table-cell office:value-type="float" office:value="0" calcext:value-type="float">
            <text:p>0</text:p>
          </table:table-cell>
          <table:table-cell office:value-type="float" office:value="1.1852" calcext:value-type="float">
            <text:p>1.1852</text:p>
          </table:table-cell>
          <table:table-cell office:value-type="float" office:value="0.441813" calcext:value-type="float">
            <text:p>0.441813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25.018" calcext:value-type="float">
            <text:p>125.018</text:p>
          </table:table-cell>
          <table:table-cell office:value-type="float" office:value="119.049" calcext:value-type="float">
            <text:p>119.0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89322" calcext:value-type="float">
            <text:p>0.289322</text:p>
          </table:table-cell>
          <table:table-cell office:value-type="float" office:value="0" calcext:value-type="float">
            <text:p>0</text:p>
          </table:table-cell>
          <table:table-cell office:value-type="float" office:value="0.662583" calcext:value-type="float">
            <text:p>0.662583</text:p>
          </table:table-cell>
          <table:table-cell office:value-type="float" office:value="0.446106" calcext:value-type="float">
            <text:p>0.446106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02.934" calcext:value-type="float">
            <text:p>102.934</text:p>
          </table:table-cell>
          <table:table-cell office:value-type="float" office:value="101.248" calcext:value-type="float">
            <text:p>101.2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84459" calcext:value-type="float">
            <text:p>0.284459</text:p>
          </table:table-cell>
          <table:table-cell office:value-type="float" office:value="0" calcext:value-type="float">
            <text:p>0</text:p>
          </table:table-cell>
          <table:table-cell office:value-type="float" office:value="1.22647" calcext:value-type="float">
            <text:p>1.22647</text:p>
          </table:table-cell>
          <table:table-cell office:value-type="float" office:value="0.443643" calcext:value-type="float">
            <text:p>0.443643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37.753" calcext:value-type="float">
            <text:p>137.753</text:p>
          </table:table-cell>
          <table:table-cell office:value-type="float" office:value="137.472" calcext:value-type="float">
            <text:p>137.4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34155" calcext:value-type="float">
            <text:p>0.434155</text:p>
          </table:table-cell>
          <table:table-cell office:value-type="float" office:value="0" calcext:value-type="float">
            <text:p>0</text:p>
          </table:table-cell>
          <table:table-cell office:value-type="float" office:value="3.0157" calcext:value-type="float">
            <text:p>3.0157</text:p>
          </table:table-cell>
          <table:table-cell office:value-type="float" office:value="0.448745" calcext:value-type="float">
            <text:p>0.448745</text:p>
          </table:table-cell>
          <table:table-cell office:value-type="float" office:value="0.31837" calcext:value-type="float">
            <text:p>0.31837</text:p>
          </table:table-cell>
          <table:table-cell table:style-name="ce1" office:value-type="float" office:value="157190000000000" calcext:value-type="float">
            <text:p>1.57E+14</text:p>
          </table:table-cell>
          <table:table-cell table:style-name="ce1" office:value-type="float" office:value="160828000000000" calcext:value-type="float">
            <text:p>1.61E+14</text:p>
          </table:table-cell>
          <table:table-cell table:number-columns-repeated="12"/>
          <table:table-cell table:style-name="ce1" table:number-columns-repeated="2"/>
        </table:table-row>
        <table:table-row table:style-name="ro1">
          <table:table-cell/>
          <table:table-cell office:value-type="float" office:value="0.256819" calcext:value-type="float">
            <text:p>0.256819</text:p>
          </table:table-cell>
          <table:table-cell office:value-type="float" office:value="0" calcext:value-type="float">
            <text:p>0</text:p>
          </table:table-cell>
          <table:table-cell office:value-type="float" office:value="1.15338" calcext:value-type="float">
            <text:p>1.15338</text:p>
          </table:table-cell>
          <table:table-cell office:value-type="float" office:value="0.439691" calcext:value-type="float">
            <text:p>0.439691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21.931" calcext:value-type="float">
            <text:p>121.931</text:p>
          </table:table-cell>
          <table:table-cell office:value-type="float" office:value="118.249" calcext:value-type="float">
            <text:p>118.2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71945" calcext:value-type="float">
            <text:p>0.271945</text:p>
          </table:table-cell>
          <table:table-cell office:value-type="float" office:value="0" calcext:value-type="float">
            <text:p>0</text:p>
          </table:table-cell>
          <table:table-cell office:value-type="float" office:value="0.947865" calcext:value-type="float">
            <text:p>0.947865</text:p>
          </table:table-cell>
          <table:table-cell office:value-type="float" office:value="0.441644" calcext:value-type="float">
            <text:p>0.441644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87.036" calcext:value-type="float">
            <text:p>187.036</text:p>
          </table:table-cell>
          <table:table-cell office:value-type="float" office:value="189.191" calcext:value-type="float">
            <text:p>189.1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62885" calcext:value-type="float">
            <text:p>0.262885</text:p>
          </table:table-cell>
          <table:table-cell office:value-type="float" office:value="0" calcext:value-type="float">
            <text:p>0</text:p>
          </table:table-cell>
          <table:table-cell office:value-type="float" office:value="1.53267" calcext:value-type="float">
            <text:p>1.53267</text:p>
          </table:table-cell>
          <table:table-cell office:value-type="float" office:value="0.464517" calcext:value-type="float">
            <text:p>0.464517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61.95" calcext:value-type="float">
            <text:p>161.95</text:p>
          </table:table-cell>
          <table:table-cell office:value-type="float" office:value="159.229" calcext:value-type="float">
            <text:p>159.2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311255" calcext:value-type="float">
            <text:p>0.311255</text:p>
          </table:table-cell>
          <table:table-cell office:value-type="float" office:value="0" calcext:value-type="float">
            <text:p>0</text:p>
          </table:table-cell>
          <table:table-cell office:value-type="float" office:value="0.695719" calcext:value-type="float">
            <text:p>0.695719</text:p>
          </table:table-cell>
          <table:table-cell office:value-type="float" office:value="0.420691" calcext:value-type="float">
            <text:p>0.420691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249.744" calcext:value-type="float">
            <text:p>249.744</text:p>
          </table:table-cell>
          <table:table-cell office:value-type="float" office:value="249.487" calcext:value-type="float">
            <text:p>249.4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341759" calcext:value-type="float">
            <text:p>0.341759</text:p>
          </table:table-cell>
          <table:table-cell office:value-type="float" office:value="0" calcext:value-type="float">
            <text:p>0</text:p>
          </table:table-cell>
          <table:table-cell office:value-type="float" office:value="0.131092" calcext:value-type="float">
            <text:p>0.131092</text:p>
          </table:table-cell>
          <table:table-cell office:value-type="float" office:value="0.446585" calcext:value-type="float">
            <text:p>0.446585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91.3964" calcext:value-type="float">
            <text:p>91.3964</text:p>
          </table:table-cell>
          <table:table-cell office:value-type="float" office:value="90.0207" calcext:value-type="float">
            <text:p>90.020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30562" calcext:value-type="float">
            <text:p>0.830562</text:p>
          </table:table-cell>
          <table:table-cell office:value-type="float" office:value="0" calcext:value-type="float">
            <text:p>0</text:p>
          </table:table-cell>
          <table:table-cell office:value-type="float" office:value="2.91576" calcext:value-type="float">
            <text:p>2.91576</text:p>
          </table:table-cell>
          <table:table-cell office:value-type="float" office:value="0.442773" calcext:value-type="float">
            <text:p>0.442773</text:p>
          </table:table-cell>
          <table:table-cell office:value-type="float" office:value="0.34116" calcext:value-type="float">
            <text:p>0.34116</text:p>
          </table:table-cell>
          <table:table-cell office:value-type="float" office:value="0.598935" calcext:value-type="float">
            <text:p>0.598935</text:p>
          </table:table-cell>
          <table:table-cell office:value-type="float" office:value="0.594049" calcext:value-type="float">
            <text:p>0.5940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302729" calcext:value-type="float">
            <text:p>0.302729</text:p>
          </table:table-cell>
          <table:table-cell office:value-type="float" office:value="0" calcext:value-type="float">
            <text:p>0</text:p>
          </table:table-cell>
          <table:table-cell office:value-type="float" office:value="2.87785" calcext:value-type="float">
            <text:p>2.87785</text:p>
          </table:table-cell>
          <table:table-cell office:value-type="float" office:value="0.464186" calcext:value-type="float">
            <text:p>0.464186</text:p>
          </table:table-cell>
          <table:table-cell office:value-type="float" office:value="0.218232" calcext:value-type="float">
            <text:p>0.218232</text:p>
          </table:table-cell>
          <table:table-cell office:value-type="float" office:value="0.641422" calcext:value-type="float">
            <text:p>0.641422</text:p>
          </table:table-cell>
          <table:table-cell office:value-type="float" office:value="0.607459" calcext:value-type="float">
            <text:p>0.60745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18771" calcext:value-type="float">
            <text:p>0.418771</text:p>
          </table:table-cell>
          <table:table-cell office:value-type="float" office:value="0" calcext:value-type="float">
            <text:p>0</text:p>
          </table:table-cell>
          <table:table-cell office:value-type="float" office:value="2.90387" calcext:value-type="float">
            <text:p>2.90387</text:p>
          </table:table-cell>
          <table:table-cell office:value-type="float" office:value="0.458555" calcext:value-type="float">
            <text:p>0.458555</text:p>
          </table:table-cell>
          <table:table-cell office:value-type="float" office:value="0.294199" calcext:value-type="float">
            <text:p>0.294199</text:p>
          </table:table-cell>
          <table:table-cell table:style-name="ce1" office:value-type="float" office:value="115955000000" calcext:value-type="float">
            <text:p>1.16E+11</text:p>
          </table:table-cell>
          <table:table-cell table:style-name="ce1" office:value-type="float" office:value="118334000000" calcext:value-type="float">
            <text:p>1.18E+11</text:p>
          </table:table-cell>
          <table:table-cell table:number-columns-repeated="12"/>
          <table:table-cell table:style-name="ce1" table:number-columns-repeated="2"/>
        </table:table-row>
        <table:table-row table:style-name="ro1">
          <table:table-cell/>
          <table:table-cell office:value-type="float" office:value="0.264995" calcext:value-type="float">
            <text:p>0.264995</text:p>
          </table:table-cell>
          <table:table-cell office:value-type="float" office:value="0" calcext:value-type="float">
            <text:p>0</text:p>
          </table:table-cell>
          <table:table-cell office:value-type="float" office:value="1.0578" calcext:value-type="float">
            <text:p>1.0578</text:p>
          </table:table-cell>
          <table:table-cell office:value-type="float" office:value="0.460483" calcext:value-type="float">
            <text:p>0.460483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39.941" calcext:value-type="float">
            <text:p>139.941</text:p>
          </table:table-cell>
          <table:table-cell office:value-type="float" office:value="136.424" calcext:value-type="float">
            <text:p>136.4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48021" calcext:value-type="float">
            <text:p>0.248021</text:p>
          </table:table-cell>
          <table:table-cell office:value-type="float" office:value="0" calcext:value-type="float">
            <text:p>0</text:p>
          </table:table-cell>
          <table:table-cell office:value-type="float" office:value="1.49722" calcext:value-type="float">
            <text:p>1.49722</text:p>
          </table:table-cell>
          <table:table-cell office:value-type="float" office:value="0.444658" calcext:value-type="float">
            <text:p>0.444658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42.786" calcext:value-type="float">
            <text:p>142.786</text:p>
          </table:table-cell>
          <table:table-cell office:value-type="float" office:value="136.366" calcext:value-type="float">
            <text:p>136.3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58026" calcext:value-type="float">
            <text:p>0.258026</text:p>
          </table:table-cell>
          <table:table-cell office:value-type="float" office:value="0" calcext:value-type="float">
            <text:p>0</text:p>
          </table:table-cell>
          <table:table-cell office:value-type="float" office:value="1.29542" calcext:value-type="float">
            <text:p>1.29542</text:p>
          </table:table-cell>
          <table:table-cell office:value-type="float" office:value="0.485072" calcext:value-type="float">
            <text:p>0.485072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45.063" calcext:value-type="float">
            <text:p>145.063</text:p>
          </table:table-cell>
          <table:table-cell office:value-type="float" office:value="141.555" calcext:value-type="float">
            <text:p>141.5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95696" calcext:value-type="float">
            <text:p>0.295696</text:p>
          </table:table-cell>
          <table:table-cell office:value-type="float" office:value="0" calcext:value-type="float">
            <text:p>0</text:p>
          </table:table-cell>
          <table:table-cell office:value-type="float" office:value="0.602123" calcext:value-type="float">
            <text:p>0.602123</text:p>
          </table:table-cell>
          <table:table-cell office:value-type="float" office:value="0.474304" calcext:value-type="float">
            <text:p>0.474304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111.55" calcext:value-type="float">
            <text:p>111.55</text:p>
          </table:table-cell>
          <table:table-cell office:value-type="float" office:value="110.648" calcext:value-type="float">
            <text:p>110.648</text:p>
          </table:table-cell>
          <table:table-cell table:number-columns-repeated="14"/>
        </table:table-row>
      </table:table>
      <table:table table:name="Both" table:style-name="ta1">
        <table:table-column table:style-name="co11" table:default-cell-style-name="ce5"/>
        <table:table-column table:style-name="co9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2">
          <table:table-cell table:style-name="ce2" office:value-type="string" calcext:value-type="string" table:number-columns-spanned="2" table:number-rows-spanned="1">
            <text:p>Both</text:p>
          </table:table-cell>
          <table:covered-table-cell/>
          <table:table-cell table:number-columns-repeated="6"/>
        </table:table-row>
        <table:table-row table:style-name="ro3">
          <table:table-cell table:style-name="ce3" office:value-type="string" calcext:value-type="string">
            <text:p>Object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Failed</text:p>
          </table:table-cell>
          <table:table-cell table:style-name="ce7" office:value-type="string" calcext:value-type="string">
            <text:p>RMSE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InlierFrac</text:p>
          </table:table-cell>
          <table:table-cell table:style-name="ce7" office:value-type="string" calcext:value-type="string">
            <text:p>Avg Dist</text:p>
          </table:table-cell>
          <table:table-cell table:style-name="ce7" office:value-type="string" calcext:value-type="string">
            <text:p>Median Dist</text:p>
          </table:table-cell>
        </table:table-row>
        <table:table-row table:style-name="ro1">
          <table:table-cell table:style-name="ce4" office:value-type="string" calcext:value-type="string">
            <text:p>T-rex</text:p>
          </table:table-cell>
          <table:table-cell office:value-type="float" office:value="0.289702" calcext:value-type="float">
            <text:p>0.289702</text:p>
          </table:table-cell>
          <table:table-cell office:value-type="float" office:value="0" calcext:value-type="float">
            <text:p>0</text:p>
          </table:table-cell>
          <table:table-cell office:value-type="float" office:value="2.96538" calcext:value-type="float">
            <text:p>2.96538</text:p>
          </table:table-cell>
          <table:table-cell office:value-type="float" office:value="0.498536" calcext:value-type="float">
            <text:p>0.498536</text:p>
          </table:table-cell>
          <table:table-cell office:value-type="float" office:value="0.218508" calcext:value-type="float">
            <text:p>0.218508</text:p>
          </table:table-cell>
          <table:table-cell office:value-type="float" office:value="0.488072" calcext:value-type="float">
            <text:p>0.488072</text:p>
          </table:table-cell>
          <table:table-cell office:value-type="float" office:value="0.483887" calcext:value-type="float">
            <text:p>0.483887</text:p>
          </table:table-cell>
        </table:table-row>
        <table:table-row table:style-name="ro1">
          <table:table-cell/>
          <table:table-cell office:value-type="float" office:value="0.169518" calcext:value-type="float">
            <text:p>0.169518</text:p>
          </table:table-cell>
          <table:table-cell office:value-type="float" office:value="0" calcext:value-type="float">
            <text:p>0</text:p>
          </table:table-cell>
          <table:table-cell office:value-type="float" office:value="2.93176" calcext:value-type="float">
            <text:p>2.93176</text:p>
          </table:table-cell>
          <table:table-cell office:value-type="float" office:value="0.516234" calcext:value-type="float">
            <text:p>0.516234</text:p>
          </table:table-cell>
          <table:table-cell office:value-type="float" office:value="0.181562" calcext:value-type="float">
            <text:p>0.181562</text:p>
          </table:table-cell>
          <table:table-cell office:value-type="float" office:value="0.52082" calcext:value-type="float">
            <text:p>0.52082</text:p>
          </table:table-cell>
          <table:table-cell office:value-type="float" office:value="0.536101" calcext:value-type="float">
            <text:p>0.536101</text:p>
          </table:table-cell>
        </table:table-row>
        <table:table-row table:style-name="ro1">
          <table:table-cell/>
          <table:table-cell office:value-type="float" office:value="0.0665474" calcext:value-type="float">
            <text:p>0.0665474</text:p>
          </table:table-cell>
          <table:table-cell office:value-type="float" office:value="0" calcext:value-type="float">
            <text:p>0</text:p>
          </table:table-cell>
          <table:table-cell office:value-type="float" office:value="3.32473" calcext:value-type="float">
            <text:p>3.32473</text:p>
          </table:table-cell>
          <table:table-cell office:value-type="float" office:value="0.600607" calcext:value-type="float">
            <text:p>0.600607</text:p>
          </table:table-cell>
          <table:table-cell office:value-type="float" office:value="0.0281492" calcext:value-type="float">
            <text:p>0.0281492</text:p>
          </table:table-cell>
          <table:table-cell office:value-type="float" office:value="29.2072" calcext:value-type="float">
            <text:p>29.2072</text:p>
          </table:table-cell>
          <table:table-cell office:value-type="float" office:value="28.7986" calcext:value-type="float">
            <text:p>28.7986</text:p>
          </table:table-cell>
        </table:table-row>
        <table:table-row table:style-name="ro1">
          <table:table-cell/>
          <table:table-cell office:value-type="float" office:value="0.0615698" calcext:value-type="float">
            <text:p>0.0615698</text:p>
          </table:table-cell>
          <table:table-cell office:value-type="float" office:value="0" calcext:value-type="float">
            <text:p>0</text:p>
          </table:table-cell>
          <table:table-cell office:value-type="float" office:value="3.50727" calcext:value-type="float">
            <text:p>3.50727</text:p>
          </table:table-cell>
          <table:table-cell office:value-type="float" office:value="0.565979" calcext:value-type="float">
            <text:p>0.565979</text:p>
          </table:table-cell>
          <table:table-cell office:value-type="float" office:value="0.0492611" calcext:value-type="float">
            <text:p>0.0492611</text:p>
          </table:table-cell>
          <table:table-cell office:value-type="float" office:value="15.0746" calcext:value-type="float">
            <text:p>15.0746</text:p>
          </table:table-cell>
          <table:table-cell office:value-type="float" office:value="13.3218" calcext:value-type="float">
            <text:p>13.3218</text:p>
          </table:table-cell>
        </table:table-row>
        <table:table-row table:style-name="ro1">
          <table:table-cell/>
          <table:table-cell office:value-type="float" office:value="0.0502095" calcext:value-type="float">
            <text:p>0.0502095</text:p>
          </table:table-cell>
          <table:table-cell office:value-type="float" office:value="0" calcext:value-type="float">
            <text:p>0</text:p>
          </table:table-cell>
          <table:table-cell office:value-type="float" office:value="3.00131" calcext:value-type="float">
            <text:p>3.00131</text:p>
          </table:table-cell>
          <table:table-cell office:value-type="float" office:value="0.496592" calcext:value-type="float">
            <text:p>0.496592</text:p>
          </table:table-cell>
          <table:table-cell office:value-type="float" office:value="0.189303" calcext:value-type="float">
            <text:p>0.189303</text:p>
          </table:table-cell>
          <table:table-cell office:value-type="float" office:value="0.793205" calcext:value-type="float">
            <text:p>0.793205</text:p>
          </table:table-cell>
          <table:table-cell office:value-type="float" office:value="0.73701" calcext:value-type="float">
            <text:p>0.73701</text:p>
          </table:table-cell>
        </table:table-row>
        <table:table-row table:style-name="ro1">
          <table:table-cell/>
          <table:table-cell office:value-type="float" office:value="0.119162" calcext:value-type="float">
            <text:p>0.119162</text:p>
          </table:table-cell>
          <table:table-cell office:value-type="float" office:value="0" calcext:value-type="float">
            <text:p>0</text:p>
          </table:table-cell>
          <table:table-cell office:value-type="float" office:value="3.00058" calcext:value-type="float">
            <text:p>3.00058</text:p>
          </table:table-cell>
          <table:table-cell office:value-type="float" office:value="0.482117" calcext:value-type="float">
            <text:p>0.482117</text:p>
          </table:table-cell>
          <table:table-cell office:value-type="float" office:value="0.235398" calcext:value-type="float">
            <text:p>0.235398</text:p>
          </table:table-cell>
          <table:table-cell office:value-type="float" office:value="0.559679" calcext:value-type="float">
            <text:p>0.559679</text:p>
          </table:table-cell>
          <table:table-cell office:value-type="float" office:value="0.540466" calcext:value-type="float">
            <text:p>0.540466</text:p>
          </table:table-cell>
        </table:table-row>
        <table:table-row table:style-name="ro1">
          <table:table-cell/>
          <table:table-cell office:value-type="float" office:value="0.048855" calcext:value-type="float">
            <text:p>0.048855</text:p>
          </table:table-cell>
          <table:table-cell office:value-type="float" office:value="0" calcext:value-type="float">
            <text:p>0</text:p>
          </table:table-cell>
          <table:table-cell office:value-type="float" office:value="3.32506" calcext:value-type="float">
            <text:p>3.32506</text:p>
          </table:table-cell>
          <table:table-cell office:value-type="float" office:value="0.542923" calcext:value-type="float">
            <text:p>0.542923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3.24527" calcext:value-type="float">
            <text:p>3.24527</text:p>
          </table:table-cell>
          <table:table-cell office:value-type="float" office:value="3.13767" calcext:value-type="float">
            <text:p>3.13767</text:p>
          </table:table-cell>
        </table:table-row>
        <table:table-row table:style-name="ro1">
          <table:table-cell/>
          <table:table-cell office:value-type="float" office:value="0.0712684" calcext:value-type="float">
            <text:p>0.0712684</text:p>
          </table:table-cell>
          <table:table-cell office:value-type="float" office:value="0" calcext:value-type="float">
            <text:p>0</text:p>
          </table:table-cell>
          <table:table-cell office:value-type="float" office:value="3.00621" calcext:value-type="float">
            <text:p>3.00621</text:p>
          </table:table-cell>
          <table:table-cell office:value-type="float" office:value="0.48953" calcext:value-type="float">
            <text:p>0.48953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641316" calcext:value-type="float">
            <text:p>0.641316</text:p>
          </table:table-cell>
          <table:table-cell office:value-type="float" office:value="0.637171" calcext:value-type="float">
            <text:p>0.637171</text:p>
          </table:table-cell>
        </table:table-row>
        <table:table-row table:style-name="ro1">
          <table:table-cell/>
          <table:table-cell office:value-type="float" office:value="0.0464105" calcext:value-type="float">
            <text:p>0.0464105</text:p>
          </table:table-cell>
          <table:table-cell office:value-type="float" office:value="0" calcext:value-type="float">
            <text:p>0</text:p>
          </table:table-cell>
          <table:table-cell office:value-type="float" office:value="3.66423" calcext:value-type="float">
            <text:p>3.66423</text:p>
          </table:table-cell>
          <table:table-cell office:value-type="float" office:value="0.711442" calcext:value-type="float">
            <text:p>0.711442</text:p>
          </table:table-cell>
          <table:table-cell office:value-type="float" office:value="0.0503167" calcext:value-type="float">
            <text:p>0.0503167</text:p>
          </table:table-cell>
          <table:table-cell office:value-type="float" office:value="144.226" calcext:value-type="float">
            <text:p>144.226</text:p>
          </table:table-cell>
          <table:table-cell office:value-type="float" office:value="142.831" calcext:value-type="float">
            <text:p>142.831</text:p>
          </table:table-cell>
        </table:table-row>
        <table:table-row table:style-name="ro1">
          <table:table-cell/>
          <table:table-cell office:value-type="float" office:value="0.0570554" calcext:value-type="float">
            <text:p>0.0570554</text:p>
          </table:table-cell>
          <table:table-cell office:value-type="float" office:value="0" calcext:value-type="float">
            <text:p>0</text:p>
          </table:table-cell>
          <table:table-cell office:value-type="float" office:value="3.52466" calcext:value-type="float">
            <text:p>3.52466</text:p>
          </table:table-cell>
          <table:table-cell office:value-type="float" office:value="0.627072" calcext:value-type="float">
            <text:p>0.627072</text:p>
          </table:table-cell>
          <table:table-cell office:value-type="float" office:value="0.0330753" calcext:value-type="float">
            <text:p>0.0330753</text:p>
          </table:table-cell>
          <table:table-cell office:value-type="float" office:value="42.1504" calcext:value-type="float">
            <text:p>42.1504</text:p>
          </table:table-cell>
          <table:table-cell office:value-type="float" office:value="37.5362" calcext:value-type="float">
            <text:p>37.5362</text:p>
          </table:table-cell>
        </table:table-row>
        <table:table-row table:style-name="ro1">
          <table:table-cell/>
          <table:table-cell office:value-type="float" office:value="0.0578477" calcext:value-type="float">
            <text:p>0.0578477</text:p>
          </table:table-cell>
          <table:table-cell office:value-type="float" office:value="0" calcext:value-type="float">
            <text:p>0</text:p>
          </table:table-cell>
          <table:table-cell office:value-type="float" office:value="3.00767" calcext:value-type="float">
            <text:p>3.00767</text:p>
          </table:table-cell>
          <table:table-cell office:value-type="float" office:value="0.487281" calcext:value-type="float">
            <text:p>0.487281</text:p>
          </table:table-cell>
          <table:table-cell office:value-type="float" office:value="0.199156" calcext:value-type="float">
            <text:p>0.199156</text:p>
          </table:table-cell>
          <table:table-cell office:value-type="float" office:value="0.65176" calcext:value-type="float">
            <text:p>0.65176</text:p>
          </table:table-cell>
          <table:table-cell office:value-type="float" office:value="0.626511" calcext:value-type="float">
            <text:p>0.626511</text:p>
          </table:table-cell>
        </table:table-row>
        <table:table-row table:style-name="ro1">
          <table:table-cell/>
          <table:table-cell office:value-type="float" office:value="0.0400247" calcext:value-type="float">
            <text:p>0.0400247</text:p>
          </table:table-cell>
          <table:table-cell office:value-type="float" office:value="0" calcext:value-type="float">
            <text:p>0</text:p>
          </table:table-cell>
          <table:table-cell office:value-type="float" office:value="1.16551" calcext:value-type="float">
            <text:p>1.16551</text:p>
          </table:table-cell>
          <table:table-cell office:value-type="float" office:value="0.591423" calcext:value-type="float">
            <text:p>0.591423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66.907" calcext:value-type="float">
            <text:p>166.907</text:p>
          </table:table-cell>
          <table:table-cell office:value-type="float" office:value="173.019" calcext:value-type="float">
            <text:p>173.019</text:p>
          </table:table-cell>
        </table:table-row>
        <table:table-row table:style-name="ro1">
          <table:table-cell/>
          <table:table-cell office:value-type="float" office:value="0.0746806" calcext:value-type="float">
            <text:p>0.0746806</text:p>
          </table:table-cell>
          <table:table-cell office:value-type="float" office:value="0" calcext:value-type="float">
            <text:p>0</text:p>
          </table:table-cell>
          <table:table-cell office:value-type="float" office:value="2.99496" calcext:value-type="float">
            <text:p>2.99496</text:p>
          </table:table-cell>
          <table:table-cell office:value-type="float" office:value="0.50907" calcext:value-type="float">
            <text:p>0.50907</text:p>
          </table:table-cell>
          <table:table-cell office:value-type="float" office:value="0.111893" calcext:value-type="float">
            <text:p>0.111893</text:p>
          </table:table-cell>
          <table:table-cell office:value-type="float" office:value="1.08955" calcext:value-type="float">
            <text:p>1.08955</text:p>
          </table:table-cell>
          <table:table-cell office:value-type="float" office:value="0.960333" calcext:value-type="float">
            <text:p>0.960333</text:p>
          </table:table-cell>
        </table:table-row>
        <table:table-row table:style-name="ro1">
          <table:table-cell/>
          <table:table-cell office:value-type="float" office:value="0.0773671" calcext:value-type="float">
            <text:p>0.0773671</text:p>
          </table:table-cell>
          <table:table-cell office:value-type="float" office:value="0" calcext:value-type="float">
            <text:p>0</text:p>
          </table:table-cell>
          <table:table-cell office:value-type="float" office:value="3.03456" calcext:value-type="float">
            <text:p>3.03456</text:p>
          </table:table-cell>
          <table:table-cell office:value-type="float" office:value="0.512179" calcext:value-type="float">
            <text:p>0.512179</text:p>
          </table:table-cell>
          <table:table-cell office:value-type="float" office:value="0.127023" calcext:value-type="float">
            <text:p>0.127023</text:p>
          </table:table-cell>
          <table:table-cell office:value-type="float" office:value="3.21263" calcext:value-type="float">
            <text:p>3.21263</text:p>
          </table:table-cell>
          <table:table-cell office:value-type="float" office:value="3.13999" calcext:value-type="float">
            <text:p>3.13999</text:p>
          </table:table-cell>
        </table:table-row>
        <table:table-row table:style-name="ro1">
          <table:table-cell/>
          <table:table-cell office:value-type="float" office:value="0.0712923" calcext:value-type="float">
            <text:p>0.0712923</text:p>
          </table:table-cell>
          <table:table-cell office:value-type="float" office:value="0" calcext:value-type="float">
            <text:p>0</text:p>
          </table:table-cell>
          <table:table-cell office:value-type="float" office:value="2.88619" calcext:value-type="float">
            <text:p>2.88619</text:p>
          </table:table-cell>
          <table:table-cell office:value-type="float" office:value="0.489269" calcext:value-type="float">
            <text:p>0.489269</text:p>
          </table:table-cell>
          <table:table-cell office:value-type="float" office:value="0.194229" calcext:value-type="float">
            <text:p>0.194229</text:p>
          </table:table-cell>
          <table:table-cell office:value-type="float" office:value="0.374322" calcext:value-type="float">
            <text:p>0.374322</text:p>
          </table:table-cell>
          <table:table-cell office:value-type="float" office:value="0.386562" calcext:value-type="float">
            <text:p>0.386562</text:p>
          </table:table-cell>
        </table:table-row>
        <table:table-row table:style-name="ro1">
          <table:table-cell/>
          <table:table-cell office:value-type="float" office:value="0.0629629" calcext:value-type="float">
            <text:p>0.0629629</text:p>
          </table:table-cell>
          <table:table-cell office:value-type="float" office:value="0" calcext:value-type="float">
            <text:p>0</text:p>
          </table:table-cell>
          <table:table-cell office:value-type="float" office:value="3.05851" calcext:value-type="float">
            <text:p>3.05851</text:p>
          </table:table-cell>
          <table:table-cell office:value-type="float" office:value="0.512134" calcext:value-type="float">
            <text:p>0.512134</text:p>
          </table:table-cell>
          <table:table-cell office:value-type="float" office:value="0.152357" calcext:value-type="float">
            <text:p>0.152357</text:p>
          </table:table-cell>
          <table:table-cell office:value-type="float" office:value="0.820661" calcext:value-type="float">
            <text:p>0.820661</text:p>
          </table:table-cell>
          <table:table-cell office:value-type="float" office:value="0.80662" calcext:value-type="float">
            <text:p>0.80662</text:p>
          </table:table-cell>
        </table:table-row>
        <table:table-row table:style-name="ro1">
          <table:table-cell/>
          <table:table-cell office:value-type="float" office:value="0.0741194" calcext:value-type="float">
            <text:p>0.0741194</text:p>
          </table:table-cell>
          <table:table-cell office:value-type="float" office:value="0" calcext:value-type="float">
            <text:p>0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0.532531" calcext:value-type="float">
            <text:p>0.532531</text:p>
          </table:table-cell>
          <table:table-cell office:value-type="float" office:value="0.15658" calcext:value-type="float">
            <text:p>0.15658</text:p>
          </table:table-cell>
          <table:table-cell office:value-type="float" office:value="1.67841" calcext:value-type="float">
            <text:p>1.67841</text:p>
          </table:table-cell>
          <table:table-cell office:value-type="float" office:value="1.58599" calcext:value-type="float">
            <text:p>1.58599</text:p>
          </table:table-cell>
        </table:table-row>
        <table:table-row table:style-name="ro1">
          <table:table-cell/>
          <table:table-cell office:value-type="float" office:value="0.0702919" calcext:value-type="float">
            <text:p>0.0702919</text:p>
          </table:table-cell>
          <table:table-cell office:value-type="float" office:value="0" calcext:value-type="float">
            <text:p>0</text:p>
          </table:table-cell>
          <table:table-cell office:value-type="float" office:value="3.00732" calcext:value-type="float">
            <text:p>3.00732</text:p>
          </table:table-cell>
          <table:table-cell office:value-type="float" office:value="0.497697" calcext:value-type="float">
            <text:p>0.497697</text:p>
          </table:table-cell>
          <table:table-cell office:value-type="float" office:value="0.209711" calcext:value-type="float">
            <text:p>0.209711</text:p>
          </table:table-cell>
          <table:table-cell office:value-type="float" office:value="0.31221" calcext:value-type="float">
            <text:p>0.31221</text:p>
          </table:table-cell>
          <table:table-cell office:value-type="float" office:value="0.283296" calcext:value-type="float">
            <text:p>0.283296</text:p>
          </table:table-cell>
        </table:table-row>
        <table:table-row table:style-name="ro1">
          <table:table-cell/>
          <table:table-cell office:value-type="float" office:value="0.109845" calcext:value-type="float">
            <text:p>0.109845</text:p>
          </table:table-cell>
          <table:table-cell office:value-type="float" office:value="0" calcext:value-type="float">
            <text:p>0</text:p>
          </table:table-cell>
          <table:table-cell office:value-type="float" office:value="2.88654" calcext:value-type="float">
            <text:p>2.88654</text:p>
          </table:table-cell>
          <table:table-cell office:value-type="float" office:value="0.497151" calcext:value-type="float">
            <text:p>0.497151</text:p>
          </table:table-cell>
          <table:table-cell office:value-type="float" office:value="0.174173" calcext:value-type="float">
            <text:p>0.174173</text:p>
          </table:table-cell>
          <table:table-cell office:value-type="float" office:value="0.637308" calcext:value-type="float">
            <text:p>0.637308</text:p>
          </table:table-cell>
          <table:table-cell office:value-type="float" office:value="0.591665" calcext:value-type="float">
            <text:p>0.591665</text:p>
          </table:table-cell>
        </table:table-row>
        <table:table-row table:style-name="ro1">
          <table:table-cell/>
          <table:table-cell office:value-type="float" office:value="0.0635397" calcext:value-type="float">
            <text:p>0.0635397</text:p>
          </table:table-cell>
          <table:table-cell office:value-type="float" office:value="0" calcext:value-type="float">
            <text:p>0</text:p>
          </table:table-cell>
          <table:table-cell office:value-type="float" office:value="3.00311" calcext:value-type="float">
            <text:p>3.00311</text:p>
          </table:table-cell>
          <table:table-cell office:value-type="float" office:value="0.494366" calcext:value-type="float">
            <text:p>0.494366</text:p>
          </table:table-cell>
          <table:table-cell office:value-type="float" office:value="0.207952" calcext:value-type="float">
            <text:p>0.207952</text:p>
          </table:table-cell>
          <table:table-cell office:value-type="float" office:value="1.52536" calcext:value-type="float">
            <text:p>1.52536</text:p>
          </table:table-cell>
          <table:table-cell office:value-type="float" office:value="1.33534" calcext:value-type="float">
            <text:p>1.33534</text:p>
          </table:table-cell>
        </table:table-row>
        <table:table-row table:style-name="ro1">
          <table:table-cell/>
          <table:table-cell office:value-type="float" office:value="0.178691" calcext:value-type="float">
            <text:p>0.178691</text:p>
          </table:table-cell>
          <table:table-cell office:value-type="float" office:value="0" calcext:value-type="float">
            <text:p>0</text:p>
          </table:table-cell>
          <table:table-cell office:value-type="float" office:value="3.0344" calcext:value-type="float">
            <text:p>3.0344</text:p>
          </table:table-cell>
          <table:table-cell office:value-type="float" office:value="0.483786" calcext:value-type="float">
            <text:p>0.483786</text:p>
          </table:table-cell>
          <table:table-cell office:value-type="float" office:value="0.239268" calcext:value-type="float">
            <text:p>0.239268</text:p>
          </table:table-cell>
          <table:table-cell office:value-type="float" office:value="0.322145" calcext:value-type="float">
            <text:p>0.322145</text:p>
          </table:table-cell>
          <table:table-cell office:value-type="float" office:value="0.306226" calcext:value-type="float">
            <text:p>0.306226</text:p>
          </table:table-cell>
        </table:table-row>
        <table:table-row table:style-name="ro1">
          <table:table-cell/>
          <table:table-cell office:value-type="float" office:value="0.179106" calcext:value-type="float">
            <text:p>0.179106</text:p>
          </table:table-cell>
          <table:table-cell office:value-type="float" office:value="0" calcext:value-type="float">
            <text:p>0</text:p>
          </table:table-cell>
          <table:table-cell office:value-type="float" office:value="2.95823" calcext:value-type="float">
            <text:p>2.95823</text:p>
          </table:table-cell>
          <table:table-cell office:value-type="float" office:value="0.477769" calcext:value-type="float">
            <text:p>0.477769</text:p>
          </table:table-cell>
          <table:table-cell office:value-type="float" office:value="0.241027" calcext:value-type="float">
            <text:p>0.241027</text:p>
          </table:table-cell>
          <table:table-cell office:value-type="float" office:value="0.378121" calcext:value-type="float">
            <text:p>0.378121</text:p>
          </table:table-cell>
          <table:table-cell office:value-type="float" office:value="0.3777" calcext:value-type="float">
            <text:p>0.3777</text:p>
          </table:table-cell>
        </table:table-row>
        <table:table-row table:style-name="ro1">
          <table:table-cell/>
          <table:table-cell office:value-type="float" office:value="0.113048" calcext:value-type="float">
            <text:p>0.113048</text:p>
          </table:table-cell>
          <table:table-cell office:value-type="float" office:value="0" calcext:value-type="float">
            <text:p>0</text:p>
          </table:table-cell>
          <table:table-cell office:value-type="float" office:value="2.86792" calcext:value-type="float">
            <text:p>2.86792</text:p>
          </table:table-cell>
          <table:table-cell office:value-type="float" office:value="0.490514" calcext:value-type="float">
            <text:p>0.490514</text:p>
          </table:table-cell>
          <table:table-cell office:value-type="float" office:value="0.188248" calcext:value-type="float">
            <text:p>0.188248</text:p>
          </table:table-cell>
          <table:table-cell office:value-type="float" office:value="0.779183" calcext:value-type="float">
            <text:p>0.779183</text:p>
          </table:table-cell>
          <table:table-cell office:value-type="float" office:value="0.699236" calcext:value-type="float">
            <text:p>0.699236</text:p>
          </table:table-cell>
        </table:table-row>
        <table:table-row table:style-name="ro1">
          <table:table-cell/>
          <table:table-cell office:value-type="float" office:value="0.0655772" calcext:value-type="float">
            <text:p>0.0655772</text:p>
          </table:table-cell>
          <table:table-cell office:value-type="float" office:value="0" calcext:value-type="float">
            <text:p>0</text:p>
          </table:table-cell>
          <table:table-cell office:value-type="float" office:value="3.5526" calcext:value-type="float">
            <text:p>3.5526</text:p>
          </table:table-cell>
          <table:table-cell office:value-type="float" office:value="0.667053" calcext:value-type="float">
            <text:p>0.667053</text:p>
          </table:table-cell>
          <table:table-cell office:value-type="float" office:value="0.0362421" calcext:value-type="float">
            <text:p>0.0362421</text:p>
          </table:table-cell>
          <table:table-cell office:value-type="float" office:value="106.106" calcext:value-type="float">
            <text:p>106.106</text:p>
          </table:table-cell>
          <table:table-cell office:value-type="float" office:value="97.5088" calcext:value-type="float">
            <text:p>97.5088</text:p>
          </table:table-cell>
        </table:table-row>
        <table:table-row table:style-name="ro1">
          <table:table-cell/>
          <table:table-cell office:value-type="float" office:value="0.0555644" calcext:value-type="float">
            <text:p>0.0555644</text:p>
          </table:table-cell>
          <table:table-cell office:value-type="float" office:value="0" calcext:value-type="float">
            <text:p>0</text:p>
          </table:table-cell>
          <table:table-cell office:value-type="float" office:value="3.07497" calcext:value-type="float">
            <text:p>3.07497</text:p>
          </table:table-cell>
          <table:table-cell office:value-type="float" office:value="0.502089" calcext:value-type="float">
            <text:p>0.502089</text:p>
          </table:table-cell>
          <table:table-cell office:value-type="float" office:value="0.176636" calcext:value-type="float">
            <text:p>0.176636</text:p>
          </table:table-cell>
          <table:table-cell office:value-type="float" office:value="0.308099" calcext:value-type="float">
            <text:p>0.308099</text:p>
          </table:table-cell>
          <table:table-cell office:value-type="float" office:value="0.277622" calcext:value-type="float">
            <text:p>0.277622</text:p>
          </table:table-cell>
        </table:table-row>
        <table:table-row table:style-name="ro1">
          <table:table-cell/>
          <table:table-cell office:value-type="float" office:value="0.155975" calcext:value-type="float">
            <text:p>0.155975</text:p>
          </table:table-cell>
          <table:table-cell office:value-type="float" office:value="0" calcext:value-type="float">
            <text:p>0</text:p>
          </table:table-cell>
          <table:table-cell office:value-type="float" office:value="2.95038" calcext:value-type="float">
            <text:p>2.95038</text:p>
          </table:table-cell>
          <table:table-cell office:value-type="float" office:value="0.47748" calcext:value-type="float">
            <text:p>0.47748</text:p>
          </table:table-cell>
          <table:table-cell office:value-type="float" office:value="0.220267" calcext:value-type="float">
            <text:p>0.220267</text:p>
          </table:table-cell>
          <table:table-cell office:value-type="float" office:value="0.566143" calcext:value-type="float">
            <text:p>0.566143</text:p>
          </table:table-cell>
          <table:table-cell office:value-type="float" office:value="0.520336" calcext:value-type="float">
            <text:p>0.520336</text:p>
          </table:table-cell>
        </table:table-row>
        <table:table-row table:style-name="ro1">
          <table:table-cell/>
          <table:table-cell office:value-type="float" office:value="0.141164" calcext:value-type="float">
            <text:p>0.141164</text:p>
          </table:table-cell>
          <table:table-cell office:value-type="float" office:value="0" calcext:value-type="float">
            <text:p>0</text:p>
          </table:table-cell>
          <table:table-cell office:value-type="float" office:value="2.99694" calcext:value-type="float">
            <text:p>2.99694</text:p>
          </table:table-cell>
          <table:table-cell office:value-type="float" office:value="0.480584" calcext:value-type="float">
            <text:p>0.480584</text:p>
          </table:table-cell>
          <table:table-cell office:value-type="float" office:value="0.247361" calcext:value-type="float">
            <text:p>0.247361</text:p>
          </table:table-cell>
          <table:table-cell office:value-type="float" office:value="0.572163" calcext:value-type="float">
            <text:p>0.572163</text:p>
          </table:table-cell>
          <table:table-cell office:value-type="float" office:value="0.535386" calcext:value-type="float">
            <text:p>0.535386</text:p>
          </table:table-cell>
        </table:table-row>
        <table:table-row table:style-name="ro1">
          <table:table-cell/>
          <table:table-cell office:value-type="float" office:value="0.142244" calcext:value-type="float">
            <text:p>0.142244</text:p>
          </table:table-cell>
          <table:table-cell office:value-type="float" office:value="0" calcext:value-type="float">
            <text:p>0</text:p>
          </table:table-cell>
          <table:table-cell office:value-type="float" office:value="2.88504" calcext:value-type="float">
            <text:p>2.88504</text:p>
          </table:table-cell>
          <table:table-cell office:value-type="float" office:value="0.468902" calcext:value-type="float">
            <text:p>0.468902</text:p>
          </table:table-cell>
          <table:table-cell office:value-type="float" office:value="0.247361" calcext:value-type="float">
            <text:p>0.247361</text:p>
          </table:table-cell>
          <table:table-cell office:value-type="float" office:value="0.625771" calcext:value-type="float">
            <text:p>0.625771</text:p>
          </table:table-cell>
          <table:table-cell office:value-type="float" office:value="0.588176" calcext:value-type="float">
            <text:p>0.588176</text:p>
          </table:table-cell>
        </table:table-row>
        <table:table-row table:style-name="ro1">
          <table:table-cell/>
          <table:table-cell office:value-type="float" office:value="0.0413201" calcext:value-type="float">
            <text:p>0.0413201</text:p>
          </table:table-cell>
          <table:table-cell office:value-type="float" office:value="0" calcext:value-type="float">
            <text:p>0</text:p>
          </table:table-cell>
          <table:table-cell office:value-type="float" office:value="3.49677" calcext:value-type="float">
            <text:p>3.49677</text:p>
          </table:table-cell>
          <table:table-cell office:value-type="float" office:value="0.664035" calcext:value-type="float">
            <text:p>0.664035</text:p>
          </table:table-cell>
          <table:table-cell office:value-type="float" office:value="0.0524279" calcext:value-type="float">
            <text:p>0.0524279</text:p>
          </table:table-cell>
          <table:table-cell office:value-type="float" office:value="112.463" calcext:value-type="float">
            <text:p>112.463</text:p>
          </table:table-cell>
          <table:table-cell office:value-type="float" office:value="101.273" calcext:value-type="float">
            <text:p>101.273</text:p>
          </table:table-cell>
        </table:table-row>
        <table:table-row table:style-name="ro1">
          <table:table-cell/>
          <table:table-cell office:value-type="float" office:value="0.0424824" calcext:value-type="float">
            <text:p>0.0424824</text:p>
          </table:table-cell>
          <table:table-cell office:value-type="float" office:value="0" calcext:value-type="float">
            <text:p>0</text:p>
          </table:table-cell>
          <table:table-cell office:value-type="float" office:value="3.54128" calcext:value-type="float">
            <text:p>3.54128</text:p>
          </table:table-cell>
          <table:table-cell office:value-type="float" office:value="0.627359" calcext:value-type="float">
            <text:p>0.627359</text:p>
          </table:table-cell>
          <table:table-cell office:value-type="float" office:value="0.0460943" calcext:value-type="float">
            <text:p>0.0460943</text:p>
          </table:table-cell>
          <table:table-cell office:value-type="float" office:value="17.7561" calcext:value-type="float">
            <text:p>17.7561</text:p>
          </table:table-cell>
          <table:table-cell office:value-type="float" office:value="16.9289" calcext:value-type="float">
            <text:p>16.9289</text:p>
          </table:table-cell>
        </table:table-row>
        <table:table-row table:style-name="ro1">
          <table:table-cell/>
          <table:table-cell office:value-type="float" office:value="0.0292486" calcext:value-type="float">
            <text:p>0.0292486</text:p>
          </table:table-cell>
          <table:table-cell office:value-type="float" office:value="0" calcext:value-type="float">
            <text:p>0</text:p>
          </table:table-cell>
          <table:table-cell office:value-type="float" office:value="3.41437" calcext:value-type="float">
            <text:p>3.41437</text:p>
          </table:table-cell>
          <table:table-cell office:value-type="float" office:value="0.618547" calcext:value-type="float">
            <text:p>0.618547</text:p>
          </table:table-cell>
          <table:table-cell office:value-type="float" office:value="0.0742435" calcext:value-type="float">
            <text:p>0.0742435</text:p>
          </table:table-cell>
          <table:table-cell office:value-type="float" office:value="114.285" calcext:value-type="float">
            <text:p>114.285</text:p>
          </table:table-cell>
          <table:table-cell office:value-type="float" office:value="107.235" calcext:value-type="float">
            <text:p>107.235</text:p>
          </table:table-cell>
        </table:table-row>
        <table:table-row table:style-name="ro1">
          <table:table-cell/>
          <table:table-cell office:value-type="float" office:value="0.0454511" calcext:value-type="float">
            <text:p>0.0454511</text:p>
          </table:table-cell>
          <table:table-cell office:value-type="float" office:value="0" calcext:value-type="float">
            <text:p>0</text:p>
          </table:table-cell>
          <table:table-cell office:value-type="float" office:value="3.57681" calcext:value-type="float">
            <text:p>3.57681</text:p>
          </table:table-cell>
          <table:table-cell office:value-type="float" office:value="0.645562" calcext:value-type="float">
            <text:p>0.645562</text:p>
          </table:table-cell>
          <table:table-cell office:value-type="float" office:value="0.0471499" calcext:value-type="float">
            <text:p>0.0471499</text:p>
          </table:table-cell>
          <table:table-cell office:value-type="float" office:value="226.194" calcext:value-type="float">
            <text:p>226.194</text:p>
          </table:table-cell>
          <table:table-cell office:value-type="float" office:value="223.65" calcext:value-type="float">
            <text:p>223.65</text:p>
          </table:table-cell>
        </table:table-row>
        <table:table-row table:style-name="ro1">
          <table:table-cell/>
          <table:table-cell office:value-type="float" office:value="0.0892926" calcext:value-type="float">
            <text:p>0.0892926</text:p>
          </table:table-cell>
          <table:table-cell office:value-type="float" office:value="0" calcext:value-type="float">
            <text:p>0</text:p>
          </table:table-cell>
          <table:table-cell office:value-type="float" office:value="3.00767" calcext:value-type="float">
            <text:p>3.00767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188248" calcext:value-type="float">
            <text:p>0.188248</text:p>
          </table:table-cell>
          <table:table-cell office:value-type="float" office:value="0.673222" calcext:value-type="float">
            <text:p>0.673222</text:p>
          </table:table-cell>
          <table:table-cell office:value-type="float" office:value="0.641642" calcext:value-type="float">
            <text:p>0.641642</text:p>
          </table:table-cell>
        </table:table-row>
        <table:table-row table:style-name="ro1">
          <table:table-cell/>
          <table:table-cell office:value-type="float" office:value="0.122948" calcext:value-type="float">
            <text:p>0.122948</text:p>
          </table:table-cell>
          <table:table-cell office:value-type="float" office:value="0" calcext:value-type="float">
            <text:p>0</text:p>
          </table:table-cell>
          <table:table-cell office:value-type="float" office:value="2.95935" calcext:value-type="float">
            <text:p>2.95935</text:p>
          </table:table-cell>
          <table:table-cell office:value-type="float" office:value="0.482301" calcext:value-type="float">
            <text:p>0.482301</text:p>
          </table:table-cell>
          <table:table-cell office:value-type="float" office:value="0.253695" calcext:value-type="float">
            <text:p>0.253695</text:p>
          </table:table-cell>
          <table:table-cell office:value-type="float" office:value="0.947004" calcext:value-type="float">
            <text:p>0.947004</text:p>
          </table:table-cell>
          <table:table-cell office:value-type="float" office:value="0.890016" calcext:value-type="float">
            <text:p>0.890016</text:p>
          </table:table-cell>
        </table:table-row>
        <table:table-row table:style-name="ro1">
          <table:table-cell/>
          <table:table-cell office:value-type="float" office:value="0.0520955" calcext:value-type="float">
            <text:p>0.0520955</text:p>
          </table:table-cell>
          <table:table-cell office:value-type="float" office:value="0" calcext:value-type="float">
            <text:p>0</text:p>
          </table:table-cell>
          <table:table-cell office:value-type="float" office:value="3.49688" calcext:value-type="float">
            <text:p>3.49688</text:p>
          </table:table-cell>
          <table:table-cell office:value-type="float" office:value="0.614547" calcext:value-type="float">
            <text:p>0.614547</text:p>
          </table:table-cell>
          <table:table-cell office:value-type="float" office:value="0.00070373" calcext:value-type="float">
            <text:p>0.00070373</text:p>
          </table:table-cell>
          <table:table-cell office:value-type="float" office:value="116.447" calcext:value-type="float">
            <text:p>116.447</text:p>
          </table:table-cell>
          <table:table-cell office:value-type="float" office:value="120.605" calcext:value-type="float">
            <text:p>120.605</text:p>
          </table:table-cell>
        </table:table-row>
        <table:table-row table:style-name="ro1">
          <table:table-cell/>
          <table:table-cell office:value-type="float" office:value="0.0703436" calcext:value-type="float">
            <text:p>0.0703436</text:p>
          </table:table-cell>
          <table:table-cell office:value-type="float" office:value="0" calcext:value-type="float">
            <text:p>0</text:p>
          </table:table-cell>
          <table:table-cell office:value-type="float" office:value="2.98605" calcext:value-type="float">
            <text:p>2.98605</text:p>
          </table:table-cell>
          <table:table-cell office:value-type="float" office:value="0.454406" calcext:value-type="float">
            <text:p>0.454406</text:p>
          </table:table-cell>
          <table:table-cell office:value-type="float" office:value="0.294863" calcext:value-type="float">
            <text:p>0.294863</text:p>
          </table:table-cell>
          <table:table-cell office:value-type="float" office:value="0.267874" calcext:value-type="float">
            <text:p>0.267874</text:p>
          </table:table-cell>
          <table:table-cell office:value-type="float" office:value="0.25728" calcext:value-type="float">
            <text:p>0.25728</text:p>
          </table:table-cell>
        </table:table-row>
        <table:table-row table:style-name="ro1">
          <table:table-cell/>
          <table:table-cell office:value-type="float" office:value="0.0887568" calcext:value-type="float">
            <text:p>0.0887568</text:p>
          </table:table-cell>
          <table:table-cell office:value-type="float" office:value="0" calcext:value-type="float">
            <text:p>0</text:p>
          </table:table-cell>
          <table:table-cell office:value-type="float" office:value="2.99509" calcext:value-type="float">
            <text:p>2.99509</text:p>
          </table:table-cell>
          <table:table-cell office:value-type="float" office:value="0.452311" calcext:value-type="float">
            <text:p>0.452311</text:p>
          </table:table-cell>
          <table:table-cell office:value-type="float" office:value="0.289937" calcext:value-type="float">
            <text:p>0.289937</text:p>
          </table:table-cell>
          <table:table-cell office:value-type="float" office:value="0.673069" calcext:value-type="float">
            <text:p>0.673069</text:p>
          </table:table-cell>
          <table:table-cell office:value-type="float" office:value="0.631807" calcext:value-type="float">
            <text:p>0.631807</text:p>
          </table:table-cell>
        </table:table-row>
        <table:table-row table:style-name="ro1">
          <table:table-cell/>
          <table:table-cell office:value-type="float" office:value="0.0789136" calcext:value-type="float">
            <text:p>0.0789136</text:p>
          </table:table-cell>
          <table:table-cell office:value-type="float" office:value="0" calcext:value-type="float">
            <text:p>0</text:p>
          </table:table-cell>
          <table:table-cell office:value-type="float" office:value="2.95469" calcext:value-type="float">
            <text:p>2.95469</text:p>
          </table:table-cell>
          <table:table-cell office:value-type="float" office:value="0.452433" calcext:value-type="float">
            <text:p>0.452433</text:p>
          </table:table-cell>
          <table:table-cell office:value-type="float" office:value="0.281492" calcext:value-type="float">
            <text:p>0.281492</text:p>
          </table:table-cell>
          <table:table-cell office:value-type="float" office:value="0.407346" calcext:value-type="float">
            <text:p>0.407346</text:p>
          </table:table-cell>
          <table:table-cell office:value-type="float" office:value="0.39162" calcext:value-type="float">
            <text:p>0.39162</text:p>
          </table:table-cell>
        </table:table-row>
        <table:table-row table:style-name="ro1">
          <table:table-cell/>
          <table:table-cell office:value-type="float" office:value="0.108835" calcext:value-type="float">
            <text:p>0.108835</text:p>
          </table:table-cell>
          <table:table-cell office:value-type="float" office:value="0" calcext:value-type="float">
            <text:p>0</text:p>
          </table:table-cell>
          <table:table-cell office:value-type="float" office:value="3.00033" calcext:value-type="float">
            <text:p>3.00033</text:p>
          </table:table-cell>
          <table:table-cell office:value-type="float" office:value="0.456062" calcext:value-type="float">
            <text:p>0.456062</text:p>
          </table:table-cell>
          <table:table-cell office:value-type="float" office:value="0.284307" calcext:value-type="float">
            <text:p>0.284307</text:p>
          </table:table-cell>
          <table:table-cell office:value-type="float" office:value="0.346482" calcext:value-type="float">
            <text:p>0.346482</text:p>
          </table:table-cell>
          <table:table-cell office:value-type="float" office:value="0.333688" calcext:value-type="float">
            <text:p>0.333688</text:p>
          </table:table-cell>
        </table:table-row>
        <table:table-row table:style-name="ro1">
          <table:table-cell/>
          <table:table-cell office:value-type="float" office:value="0.172198" calcext:value-type="float">
            <text:p>0.172198</text:p>
          </table:table-cell>
          <table:table-cell office:value-type="float" office:value="0" calcext:value-type="float">
            <text:p>0</text:p>
          </table:table-cell>
          <table:table-cell office:value-type="float" office:value="2.96682" calcext:value-type="float">
            <text:p>2.96682</text:p>
          </table:table-cell>
          <table:table-cell office:value-type="float" office:value="0.460865" calcext:value-type="float">
            <text:p>0.460865</text:p>
          </table:table-cell>
          <table:table-cell office:value-type="float" office:value="0.289937" calcext:value-type="float">
            <text:p>0.289937</text:p>
          </table:table-cell>
          <table:table-cell office:value-type="float" office:value="0.705532" calcext:value-type="float">
            <text:p>0.705532</text:p>
          </table:table-cell>
          <table:table-cell office:value-type="float" office:value="0.690675" calcext:value-type="float">
            <text:p>0.690675</text:p>
          </table:table-cell>
        </table:table-row>
        <table:table-row table:style-name="ro1">
          <table:table-cell/>
          <table:table-cell office:value-type="float" office:value="0.124278" calcext:value-type="float">
            <text:p>0.124278</text:p>
          </table:table-cell>
          <table:table-cell office:value-type="float" office:value="0" calcext:value-type="float">
            <text:p>0</text:p>
          </table:table-cell>
          <table:table-cell office:value-type="float" office:value="2.96957" calcext:value-type="float">
            <text:p>2.96957</text:p>
          </table:table-cell>
          <table:table-cell office:value-type="float" office:value="0.460463" calcext:value-type="float">
            <text:p>0.460463</text:p>
          </table:table-cell>
          <table:table-cell office:value-type="float" office:value="0.296974" calcext:value-type="float">
            <text:p>0.296974</text:p>
          </table:table-cell>
          <table:table-cell office:value-type="float" office:value="0.611193" calcext:value-type="float">
            <text:p>0.611193</text:p>
          </table:table-cell>
          <table:table-cell office:value-type="float" office:value="0.58469" calcext:value-type="float">
            <text:p>0.58469</text:p>
          </table:table-cell>
        </table:table-row>
        <table:table-row table:style-name="ro1">
          <table:table-cell/>
          <table:table-cell office:value-type="float" office:value="0.0609632" calcext:value-type="float">
            <text:p>0.0609632</text:p>
          </table:table-cell>
          <table:table-cell office:value-type="float" office:value="0" calcext:value-type="float">
            <text:p>0</text:p>
          </table:table-cell>
          <table:table-cell office:value-type="float" office:value="3.07719" calcext:value-type="float">
            <text:p>3.07719</text:p>
          </table:table-cell>
          <table:table-cell office:value-type="float" office:value="0.503528" calcext:value-type="float">
            <text:p>0.503528</text:p>
          </table:table-cell>
          <table:table-cell office:value-type="float" office:value="0.16045" calcext:value-type="float">
            <text:p>0.16045</text:p>
          </table:table-cell>
          <table:table-cell office:value-type="float" office:value="0.365872" calcext:value-type="float">
            <text:p>0.365872</text:p>
          </table:table-cell>
          <table:table-cell office:value-type="float" office:value="0.342782" calcext:value-type="float">
            <text:p>0.342782</text:p>
          </table:table-cell>
        </table:table-row>
        <table:table-row table:style-name="ro1">
          <table:table-cell/>
          <table:table-cell office:value-type="float" office:value="0.0420823" calcext:value-type="float">
            <text:p>0.0420823</text:p>
          </table:table-cell>
          <table:table-cell office:value-type="float" office:value="0" calcext:value-type="float">
            <text:p>0</text:p>
          </table:table-cell>
          <table:table-cell office:value-type="float" office:value="3.25879" calcext:value-type="float">
            <text:p>3.25879</text:p>
          </table:table-cell>
          <table:table-cell office:value-type="float" office:value="0.542259" calcext:value-type="float">
            <text:p>0.542259</text:p>
          </table:table-cell>
          <table:table-cell office:value-type="float" office:value="0.115764" calcext:value-type="float">
            <text:p>0.115764</text:p>
          </table:table-cell>
          <table:table-cell office:value-type="float" office:value="2.31677" calcext:value-type="float">
            <text:p>2.31677</text:p>
          </table:table-cell>
          <table:table-cell office:value-type="float" office:value="2.35437" calcext:value-type="float">
            <text:p>2.35437</text:p>
          </table:table-cell>
        </table:table-row>
        <table:table-row table:style-name="ro1">
          <table:table-cell/>
          <table:table-cell office:value-type="float" office:value="0.048751" calcext:value-type="float">
            <text:p>0.048751</text:p>
          </table:table-cell>
          <table:table-cell office:value-type="float" office:value="0" calcext:value-type="float">
            <text:p>0</text:p>
          </table:table-cell>
          <table:table-cell office:value-type="float" office:value="2.72404" calcext:value-type="float">
            <text:p>2.72404</text:p>
          </table:table-cell>
          <table:table-cell office:value-type="float" office:value="0.589532" calcext:value-type="float">
            <text:p>0.589532</text:p>
          </table:table-cell>
          <table:table-cell office:value-type="float" office:value="0.00140746" calcext:value-type="float">
            <text:p>0.00140746</text:p>
          </table:table-cell>
          <table:table-cell office:value-type="float" office:value="41.2611" calcext:value-type="float">
            <text:p>41.2611</text:p>
          </table:table-cell>
          <table:table-cell office:value-type="float" office:value="41.6791" calcext:value-type="float">
            <text:p>41.6791</text:p>
          </table:table-cell>
        </table:table-row>
        <table:table-row table:style-name="ro1">
          <table:table-cell/>
          <table:table-cell office:value-type="float" office:value="0.0527642" calcext:value-type="float">
            <text:p>0.0527642</text:p>
          </table:table-cell>
          <table:table-cell office:value-type="float" office:value="0" calcext:value-type="float">
            <text:p>0</text:p>
          </table:table-cell>
          <table:table-cell office:value-type="float" office:value="3.05848" calcext:value-type="float">
            <text:p>3.05848</text:p>
          </table:table-cell>
          <table:table-cell office:value-type="float" office:value="0.510139" calcext:value-type="float">
            <text:p>0.510139</text:p>
          </table:table-cell>
          <table:table-cell office:value-type="float" office:value="0.125968" calcext:value-type="float">
            <text:p>0.125968</text:p>
          </table:table-cell>
          <table:table-cell office:value-type="float" office:value="2.64598" calcext:value-type="float">
            <text:p>2.64598</text:p>
          </table:table-cell>
          <table:table-cell office:value-type="float" office:value="2.30139" calcext:value-type="float">
            <text:p>2.30139</text:p>
          </table:table-cell>
        </table:table-row>
        <table:table-row table:style-name="ro1">
          <table:table-cell table:style-name="ce6" office:value-type="string" calcext:value-type="string">
            <text:p>chef</text:p>
          </table:table-cell>
          <table:table-cell office:value-type="float" office:value="0.709082" calcext:value-type="float">
            <text:p>0.709082</text:p>
          </table:table-cell>
          <table:table-cell office:value-type="float" office:value="0" calcext:value-type="float">
            <text:p>0</text:p>
          </table:table-cell>
          <table:table-cell office:value-type="float" office:value="2.99351" calcext:value-type="float">
            <text:p>2.99351</text:p>
          </table:table-cell>
          <table:table-cell office:value-type="float" office:value="0.496167" calcext:value-type="float">
            <text:p>0.496167</text:p>
          </table:table-cell>
          <table:table-cell office:value-type="float" office:value="0.152391" calcext:value-type="float">
            <text:p>0.152391</text:p>
          </table:table-cell>
          <table:table-cell office:value-type="float" office:value="0.379542" calcext:value-type="float">
            <text:p>0.379542</text:p>
          </table:table-cell>
          <table:table-cell office:value-type="float" office:value="0.382672" calcext:value-type="float">
            <text:p>0.382672</text:p>
          </table:table-cell>
        </table:table-row>
        <table:table-row table:style-name="ro1">
          <table:table-cell/>
          <table:table-cell office:value-type="float" office:value="0.479466" calcext:value-type="float">
            <text:p>0.479466</text:p>
          </table:table-cell>
          <table:table-cell office:value-type="float" office:value="0" calcext:value-type="float">
            <text:p>0</text:p>
          </table:table-cell>
          <table:table-cell office:value-type="float" office:value="3.02409" calcext:value-type="float">
            <text:p>3.02409</text:p>
          </table:table-cell>
          <table:table-cell office:value-type="float" office:value="0.504267" calcext:value-type="float">
            <text:p>0.504267</text:p>
          </table:table-cell>
          <table:table-cell office:value-type="float" office:value="0.128023" calcext:value-type="float">
            <text:p>0.128023</text:p>
          </table:table-cell>
          <table:table-cell office:value-type="float" office:value="0.661543" calcext:value-type="float">
            <text:p>0.661543</text:p>
          </table:table-cell>
          <table:table-cell office:value-type="float" office:value="0.607926" calcext:value-type="float">
            <text:p>0.607926</text:p>
          </table:table-cell>
        </table:table-row>
        <table:table-row table:style-name="ro1">
          <table:table-cell/>
          <table:table-cell office:value-type="float" office:value="0.396186" calcext:value-type="float">
            <text:p>0.396186</text:p>
          </table:table-cell>
          <table:table-cell office:value-type="float" office:value="0" calcext:value-type="float">
            <text:p>0</text:p>
          </table:table-cell>
          <table:table-cell office:value-type="float" office:value="3.08114" calcext:value-type="float">
            <text:p>3.08114</text:p>
          </table:table-cell>
          <table:table-cell office:value-type="float" office:value="0.511586" calcext:value-type="float">
            <text:p>0.511586</text:p>
          </table:table-cell>
          <table:table-cell office:value-type="float" office:value="0.139662" calcext:value-type="float">
            <text:p>0.139662</text:p>
          </table:table-cell>
          <table:table-cell office:value-type="float" office:value="0.346131" calcext:value-type="float">
            <text:p>0.346131</text:p>
          </table:table-cell>
          <table:table-cell office:value-type="float" office:value="0.322859" calcext:value-type="float">
            <text:p>0.322859</text:p>
          </table:table-cell>
        </table:table-row>
        <table:table-row table:style-name="ro1">
          <table:table-cell/>
          <table:table-cell office:value-type="float" office:value="1.47038" calcext:value-type="float">
            <text:p>1.47038</text:p>
          </table:table-cell>
          <table:table-cell office:value-type="float" office:value="0" calcext:value-type="float">
            <text:p>0</text:p>
          </table:table-cell>
          <table:table-cell office:value-type="float" office:value="2.89908" calcext:value-type="float">
            <text:p>2.89908</text:p>
          </table:table-cell>
          <table:table-cell office:value-type="float" office:value="0.464715" calcext:value-type="float">
            <text:p>0.464715</text:p>
          </table:table-cell>
          <table:table-cell office:value-type="float" office:value="0.261866" calcext:value-type="float">
            <text:p>0.261866</text:p>
          </table:table-cell>
          <table:table-cell office:value-type="float" office:value="1.0165" calcext:value-type="float">
            <text:p>1.0165</text:p>
          </table:table-cell>
          <table:table-cell office:value-type="float" office:value="0.999492" calcext:value-type="float">
            <text:p>0.999492</text:p>
          </table:table-cell>
        </table:table-row>
        <table:table-row table:style-name="ro1">
          <table:table-cell/>
          <table:table-cell office:value-type="float" office:value="0.269228" calcext:value-type="float">
            <text:p>0.269228</text:p>
          </table:table-cell>
          <table:table-cell office:value-type="float" office:value="0" calcext:value-type="float">
            <text:p>0</text:p>
          </table:table-cell>
          <table:table-cell office:value-type="float" office:value="3.00291" calcext:value-type="float">
            <text:p>3.00291</text:p>
          </table:table-cell>
          <table:table-cell office:value-type="float" office:value="0.495521" calcext:value-type="float">
            <text:p>0.495521</text:p>
          </table:table-cell>
          <table:table-cell office:value-type="float" office:value="0.139662" calcext:value-type="float">
            <text:p>0.139662</text:p>
          </table:table-cell>
          <table:table-cell office:value-type="float" office:value="0.624226" calcext:value-type="float">
            <text:p>0.624226</text:p>
          </table:table-cell>
          <table:table-cell office:value-type="float" office:value="0.600195" calcext:value-type="float">
            <text:p>0.600195</text:p>
          </table:table-cell>
        </table:table-row>
        <table:table-row table:style-name="ro1">
          <table:table-cell/>
          <table:table-cell office:value-type="float" office:value="0.216899" calcext:value-type="float">
            <text:p>0.216899</text:p>
          </table:table-cell>
          <table:table-cell office:value-type="float" office:value="0" calcext:value-type="float">
            <text:p>0</text:p>
          </table:table-cell>
          <table:table-cell office:value-type="float" office:value="2.97529" calcext:value-type="float">
            <text:p>2.97529</text:p>
          </table:table-cell>
          <table:table-cell office:value-type="float" office:value="0.506409" calcext:value-type="float">
            <text:p>0.506409</text:p>
          </table:table-cell>
          <table:table-cell office:value-type="float" office:value="0.115294" calcext:value-type="float">
            <text:p>0.115294</text:p>
          </table:table-cell>
          <table:table-cell office:value-type="float" office:value="2.931" calcext:value-type="float">
            <text:p>2.931</text:p>
          </table:table-cell>
          <table:table-cell office:value-type="float" office:value="2.71995" calcext:value-type="float">
            <text:p>2.71995</text:p>
          </table:table-cell>
        </table:table-row>
        <table:table-row table:style-name="ro1">
          <table:table-cell/>
          <table:table-cell office:value-type="float" office:value="0.340994" calcext:value-type="float">
            <text:p>0.340994</text:p>
          </table:table-cell>
          <table:table-cell office:value-type="float" office:value="0" calcext:value-type="float">
            <text:p>0</text:p>
          </table:table-cell>
          <table:table-cell office:value-type="float" office:value="2.99178" calcext:value-type="float">
            <text:p>2.99178</text:p>
          </table:table-cell>
          <table:table-cell office:value-type="float" office:value="0.497627" calcext:value-type="float">
            <text:p>0.497627</text:p>
          </table:table-cell>
          <table:table-cell office:value-type="float" office:value="0.141844" calcext:value-type="float">
            <text:p>0.141844</text:p>
          </table:table-cell>
          <table:table-cell office:value-type="float" office:value="0.727017" calcext:value-type="float">
            <text:p>0.727017</text:p>
          </table:table-cell>
          <table:table-cell office:value-type="float" office:value="0.624346" calcext:value-type="float">
            <text:p>0.624346</text:p>
          </table:table-cell>
        </table:table-row>
        <table:table-row table:style-name="ro1">
          <table:table-cell/>
          <table:table-cell office:value-type="float" office:value="1.8369" calcext:value-type="float">
            <text:p>1.8369</text:p>
          </table:table-cell>
          <table:table-cell office:value-type="float" office:value="0" calcext:value-type="float">
            <text:p>0</text:p>
          </table:table-cell>
          <table:table-cell office:value-type="float" office:value="2.98464" calcext:value-type="float">
            <text:p>2.98464</text:p>
          </table:table-cell>
          <table:table-cell office:value-type="float" office:value="0.479512" calcext:value-type="float">
            <text:p>0.479512</text:p>
          </table:table-cell>
          <table:table-cell office:value-type="float" office:value="0.248591" calcext:value-type="float">
            <text:p>0.248591</text:p>
          </table:table-cell>
          <table:table-cell office:value-type="float" office:value="0.416737" calcext:value-type="float">
            <text:p>0.416737</text:p>
          </table:table-cell>
          <table:table-cell office:value-type="float" office:value="0.387844" calcext:value-type="float">
            <text:p>0.387844</text:p>
          </table:table-cell>
        </table:table-row>
        <table:table-row table:style-name="ro1">
          <table:table-cell/>
          <table:table-cell office:value-type="float" office:value="2.23998" calcext:value-type="float">
            <text:p>2.23998</text:p>
          </table:table-cell>
          <table:table-cell office:value-type="float" office:value="0" calcext:value-type="float">
            <text:p>0</text:p>
          </table:table-cell>
          <table:table-cell office:value-type="float" office:value="3.01164" calcext:value-type="float">
            <text:p>3.01164</text:p>
          </table:table-cell>
          <table:table-cell office:value-type="float" office:value="0.481675" calcext:value-type="float">
            <text:p>0.481675</text:p>
          </table:table-cell>
          <table:table-cell office:value-type="float" office:value="0.250591" calcext:value-type="float">
            <text:p>0.250591</text:p>
          </table:table-cell>
          <table:table-cell office:value-type="float" office:value="0.455884" calcext:value-type="float">
            <text:p>0.455884</text:p>
          </table:table-cell>
          <table:table-cell office:value-type="float" office:value="0.460712" calcext:value-type="float">
            <text:p>0.460712</text:p>
          </table:table-cell>
        </table:table-row>
        <table:table-row table:style-name="ro1">
          <table:table-cell/>
          <table:table-cell office:value-type="float" office:value="1.35255" calcext:value-type="float">
            <text:p>1.35255</text:p>
          </table:table-cell>
          <table:table-cell office:value-type="float" office:value="0" calcext:value-type="float">
            <text:p>0</text:p>
          </table:table-cell>
          <table:table-cell office:value-type="float" office:value="3.04369" calcext:value-type="float">
            <text:p>3.04369</text:p>
          </table:table-cell>
          <table:table-cell office:value-type="float" office:value="0.488358" calcext:value-type="float">
            <text:p>0.488358</text:p>
          </table:table-cell>
          <table:table-cell office:value-type="float" office:value="0.211857" calcext:value-type="float">
            <text:p>0.211857</text:p>
          </table:table-cell>
          <table:table-cell office:value-type="float" office:value="0.204932" calcext:value-type="float">
            <text:p>0.204932</text:p>
          </table:table-cell>
          <table:table-cell office:value-type="float" office:value="0.197977" calcext:value-type="float">
            <text:p>0.197977</text:p>
          </table:table-cell>
        </table:table-row>
        <table:table-row table:style-name="ro1">
          <table:table-cell/>
          <table:table-cell office:value-type="float" office:value="0.788946" calcext:value-type="float">
            <text:p>0.788946</text:p>
          </table:table-cell>
          <table:table-cell office:value-type="float" office:value="0" calcext:value-type="float">
            <text:p>0</text:p>
          </table:table-cell>
          <table:table-cell office:value-type="float" office:value="3.01991" calcext:value-type="float">
            <text:p>3.01991</text:p>
          </table:table-cell>
          <table:table-cell office:value-type="float" office:value="0.501624" calcext:value-type="float">
            <text:p>0.501624</text:p>
          </table:table-cell>
          <table:table-cell office:value-type="float" office:value="0.169849" calcext:value-type="float">
            <text:p>0.169849</text:p>
          </table:table-cell>
          <table:table-cell office:value-type="float" office:value="0.548067" calcext:value-type="float">
            <text:p>0.548067</text:p>
          </table:table-cell>
          <table:table-cell office:value-type="float" office:value="0.547557" calcext:value-type="float">
            <text:p>0.547557</text:p>
          </table:table-cell>
        </table:table-row>
        <table:table-row table:style-name="ro1">
          <table:table-cell/>
          <table:table-cell office:value-type="float" office:value="1.29379" calcext:value-type="float">
            <text:p>1.29379</text:p>
          </table:table-cell>
          <table:table-cell office:value-type="float" office:value="0" calcext:value-type="float">
            <text:p>0</text:p>
          </table:table-cell>
          <table:table-cell office:value-type="float" office:value="3.04753" calcext:value-type="float">
            <text:p>3.04753</text:p>
          </table:table-cell>
          <table:table-cell office:value-type="float" office:value="0.505284" calcext:value-type="float">
            <text:p>0.505284</text:p>
          </table:table-cell>
          <table:table-cell office:value-type="float" office:value="0.209493" calcext:value-type="float">
            <text:p>0.209493</text:p>
          </table:table-cell>
          <table:table-cell office:value-type="float" office:value="0.485989" calcext:value-type="float">
            <text:p>0.485989</text:p>
          </table:table-cell>
          <table:table-cell office:value-type="float" office:value="0.470138" calcext:value-type="float">
            <text:p>0.470138</text:p>
          </table:table-cell>
        </table:table-row>
        <table:table-row table:style-name="ro1">
          <table:table-cell/>
          <table:table-cell office:value-type="float" office:value="1.13097" calcext:value-type="float">
            <text:p>1.13097</text:p>
          </table:table-cell>
          <table:table-cell office:value-type="float" office:value="0" calcext:value-type="float">
            <text:p>0</text:p>
          </table:table-cell>
          <table:table-cell office:value-type="float" office:value="3.0337" calcext:value-type="float">
            <text:p>3.0337</text:p>
          </table:table-cell>
          <table:table-cell office:value-type="float" office:value="0.492057" calcext:value-type="float">
            <text:p>0.492057</text:p>
          </table:table-cell>
          <table:table-cell office:value-type="float" office:value="0.202764" calcext:value-type="float">
            <text:p>0.202764</text:p>
          </table:table-cell>
          <table:table-cell office:value-type="float" office:value="0.269459" calcext:value-type="float">
            <text:p>0.269459</text:p>
          </table:table-cell>
          <table:table-cell office:value-type="float" office:value="0.266795" calcext:value-type="float">
            <text:p>0.266795</text:p>
          </table:table-cell>
        </table:table-row>
        <table:table-row table:style-name="ro1">
          <table:table-cell/>
          <table:table-cell office:value-type="float" office:value="0.921721" calcext:value-type="float">
            <text:p>0.921721</text:p>
          </table:table-cell>
          <table:table-cell office:value-type="float" office:value="0" calcext:value-type="float">
            <text:p>0</text:p>
          </table:table-cell>
          <table:table-cell office:value-type="float" office:value="2.98603" calcext:value-type="float">
            <text:p>2.98603</text:p>
          </table:table-cell>
          <table:table-cell office:value-type="float" office:value="0.483362" calcext:value-type="float">
            <text:p>0.483362</text:p>
          </table:table-cell>
          <table:table-cell office:value-type="float" office:value="0.211493" calcext:value-type="float">
            <text:p>0.211493</text:p>
          </table:table-cell>
          <table:table-cell office:value-type="float" office:value="199.058" calcext:value-type="float">
            <text:p>199.058</text:p>
          </table:table-cell>
          <table:table-cell office:value-type="float" office:value="199.948" calcext:value-type="float">
            <text:p>199.948</text:p>
          </table:table-cell>
        </table:table-row>
        <table:table-row table:style-name="ro1">
          <table:table-cell/>
          <table:table-cell office:value-type="float" office:value="0.444714" calcext:value-type="float">
            <text:p>0.444714</text:p>
          </table:table-cell>
          <table:table-cell office:value-type="float" office:value="0" calcext:value-type="float">
            <text:p>0</text:p>
          </table:table-cell>
          <table:table-cell office:value-type="float" office:value="2.86921" calcext:value-type="float">
            <text:p>2.86921</text:p>
          </table:table-cell>
          <table:table-cell office:value-type="float" office:value="0.487274" calcext:value-type="float">
            <text:p>0.487274</text:p>
          </table:table-cell>
          <table:table-cell office:value-type="float" office:value="0.159302" calcext:value-type="float">
            <text:p>0.159302</text:p>
          </table:table-cell>
          <table:table-cell office:value-type="float" office:value="148.733" calcext:value-type="float">
            <text:p>148.733</text:p>
          </table:table-cell>
          <table:table-cell office:value-type="float" office:value="149.357" calcext:value-type="float">
            <text:p>149.357</text:p>
          </table:table-cell>
        </table:table-row>
        <table:table-row table:style-name="ro1">
          <table:table-cell/>
          <table:table-cell office:value-type="float" office:value="0.469846" calcext:value-type="float">
            <text:p>0.469846</text:p>
          </table:table-cell>
          <table:table-cell office:value-type="float" office:value="0" calcext:value-type="float">
            <text:p>0</text:p>
          </table:table-cell>
          <table:table-cell office:value-type="float" office:value="2.97159" calcext:value-type="float">
            <text:p>2.97159</text:p>
          </table:table-cell>
          <table:table-cell office:value-type="float" office:value="0.490159" calcext:value-type="float">
            <text:p>0.490159</text:p>
          </table:table-cell>
          <table:table-cell office:value-type="float" office:value="0.157483" calcext:value-type="float">
            <text:p>0.157483</text:p>
          </table:table-cell>
          <table:table-cell office:value-type="float" office:value="117.565" calcext:value-type="float">
            <text:p>117.565</text:p>
          </table:table-cell>
          <table:table-cell office:value-type="float" office:value="119.276" calcext:value-type="float">
            <text:p>119.276</text:p>
          </table:table-cell>
        </table:table-row>
        <table:table-row table:style-name="ro1">
          <table:table-cell/>
          <table:table-cell office:value-type="float" office:value="0.617866" calcext:value-type="float">
            <text:p>0.617866</text:p>
          </table:table-cell>
          <table:table-cell office:value-type="float" office:value="0" calcext:value-type="float">
            <text:p>0</text:p>
          </table:table-cell>
          <table:table-cell office:value-type="float" office:value="2.88135" calcext:value-type="float">
            <text:p>2.88135</text:p>
          </table:table-cell>
          <table:table-cell office:value-type="float" office:value="0.478263" calcext:value-type="float">
            <text:p>0.478263</text:p>
          </table:table-cell>
          <table:table-cell office:value-type="float" office:value="0.186579" calcext:value-type="float">
            <text:p>0.186579</text:p>
          </table:table-cell>
          <table:table-cell office:value-type="float" office:value="0.630914" calcext:value-type="float">
            <text:p>0.630914</text:p>
          </table:table-cell>
          <table:table-cell office:value-type="float" office:value="0.633874" calcext:value-type="float">
            <text:p>0.633874</text:p>
          </table:table-cell>
        </table:table-row>
        <table:table-row table:style-name="ro1">
          <table:table-cell/>
          <table:table-cell office:value-type="float" office:value="0.540529" calcext:value-type="float">
            <text:p>0.540529</text:p>
          </table:table-cell>
          <table:table-cell office:value-type="float" office:value="0" calcext:value-type="float">
            <text:p>0</text:p>
          </table:table-cell>
          <table:table-cell office:value-type="float" office:value="2.93521" calcext:value-type="float">
            <text:p>2.93521</text:p>
          </table:table-cell>
          <table:table-cell office:value-type="float" office:value="0.482763" calcext:value-type="float">
            <text:p>0.482763</text:p>
          </table:table-cell>
          <table:table-cell office:value-type="float" office:value="0.183488" calcext:value-type="float">
            <text:p>0.183488</text:p>
          </table:table-cell>
          <table:table-cell office:value-type="float" office:value="0.252577" calcext:value-type="float">
            <text:p>0.252577</text:p>
          </table:table-cell>
          <table:table-cell office:value-type="float" office:value="0.247751" calcext:value-type="float">
            <text:p>0.247751</text:p>
          </table:table-cell>
        </table:table-row>
        <table:table-row table:style-name="ro1">
          <table:table-cell/>
          <table:table-cell office:value-type="float" office:value="0.248952" calcext:value-type="float">
            <text:p>0.248952</text:p>
          </table:table-cell>
          <table:table-cell office:value-type="float" office:value="0" calcext:value-type="float">
            <text:p>0</text:p>
          </table:table-cell>
          <table:table-cell office:value-type="float" office:value="2.93091" calcext:value-type="float">
            <text:p>2.93091</text:p>
          </table:table-cell>
          <table:table-cell office:value-type="float" office:value="0.498843" calcext:value-type="float">
            <text:p>0.498843</text:p>
          </table:table-cell>
          <table:table-cell office:value-type="float" office:value="0.116748" calcext:value-type="float">
            <text:p>0.116748</text:p>
          </table:table-cell>
          <table:table-cell office:value-type="float" office:value="0.283834" calcext:value-type="float">
            <text:p>0.283834</text:p>
          </table:table-cell>
          <table:table-cell office:value-type="float" office:value="0.279454" calcext:value-type="float">
            <text:p>0.279454</text:p>
          </table:table-cell>
        </table:table-row>
        <table:table-row table:style-name="ro1">
          <table:table-cell/>
          <table:table-cell office:value-type="float" office:value="0.440883" calcext:value-type="float">
            <text:p>0.440883</text:p>
          </table:table-cell>
          <table:table-cell office:value-type="float" office:value="0" calcext:value-type="float">
            <text:p>0</text:p>
          </table:table-cell>
          <table:table-cell office:value-type="float" office:value="3.02763" calcext:value-type="float">
            <text:p>3.02763</text:p>
          </table:table-cell>
          <table:table-cell office:value-type="float" office:value="0.487773" calcext:value-type="float">
            <text:p>0.487773</text:p>
          </table:table-cell>
          <table:table-cell office:value-type="float" office:value="0.169667" calcext:value-type="float">
            <text:p>0.169667</text:p>
          </table:table-cell>
          <table:table-cell office:value-type="float" office:value="129.93" calcext:value-type="float">
            <text:p>129.93</text:p>
          </table:table-cell>
          <table:table-cell office:value-type="float" office:value="133.024" calcext:value-type="float">
            <text:p>133.024</text:p>
          </table:table-cell>
        </table:table-row>
        <table:table-row table:style-name="ro1">
          <table:table-cell/>
          <table:table-cell office:value-type="float" office:value="0.846592" calcext:value-type="float">
            <text:p>0.846592</text:p>
          </table:table-cell>
          <table:table-cell office:value-type="float" office:value="0" calcext:value-type="float">
            <text:p>0</text:p>
          </table:table-cell>
          <table:table-cell office:value-type="float" office:value="2.94564" calcext:value-type="float">
            <text:p>2.94564</text:p>
          </table:table-cell>
          <table:table-cell office:value-type="float" office:value="0.488853" calcext:value-type="float">
            <text:p>0.488853</text:p>
          </table:table-cell>
          <table:table-cell office:value-type="float" office:value="0.176396" calcext:value-type="float">
            <text:p>0.176396</text:p>
          </table:table-cell>
          <table:table-cell office:value-type="float" office:value="145.241" calcext:value-type="float">
            <text:p>145.241</text:p>
          </table:table-cell>
          <table:table-cell office:value-type="float" office:value="143.882" calcext:value-type="float">
            <text:p>143.882</text:p>
          </table:table-cell>
        </table:table-row>
        <table:table-row table:style-name="ro1">
          <table:table-cell/>
          <table:table-cell office:value-type="float" office:value="0.505685" calcext:value-type="float">
            <text:p>0.505685</text:p>
          </table:table-cell>
          <table:table-cell office:value-type="float" office:value="0" calcext:value-type="float">
            <text:p>0</text:p>
          </table:table-cell>
          <table:table-cell office:value-type="float" office:value="2.92533" calcext:value-type="float">
            <text:p>2.92533</text:p>
          </table:table-cell>
          <table:table-cell office:value-type="float" office:value="0.502047" calcext:value-type="float">
            <text:p>0.502047</text:p>
          </table:table-cell>
          <table:table-cell office:value-type="float" office:value="0.143662" calcext:value-type="float">
            <text:p>0.143662</text:p>
          </table:table-cell>
          <table:table-cell office:value-type="float" office:value="0.471012" calcext:value-type="float">
            <text:p>0.471012</text:p>
          </table:table-cell>
          <table:table-cell office:value-type="float" office:value="0.418263" calcext:value-type="float">
            <text:p>0.418263</text:p>
          </table:table-cell>
        </table:table-row>
        <table:table-row table:style-name="ro1">
          <table:table-cell/>
          <table:table-cell office:value-type="float" office:value="0.90889" calcext:value-type="float">
            <text:p>0.90889</text:p>
          </table:table-cell>
          <table:table-cell office:value-type="float" office:value="0" calcext:value-type="float">
            <text:p>0</text:p>
          </table:table-cell>
          <table:table-cell office:value-type="float" office:value="2.96356" calcext:value-type="float">
            <text:p>2.96356</text:p>
          </table:table-cell>
          <table:table-cell office:value-type="float" office:value="0.476712" calcext:value-type="float">
            <text:p>0.476712</text:p>
          </table:table-cell>
          <table:table-cell office:value-type="float" office:value="0.205492" calcext:value-type="float">
            <text:p>0.205492</text:p>
          </table:table-cell>
          <table:table-cell office:value-type="float" office:value="0.364299" calcext:value-type="float">
            <text:p>0.364299</text:p>
          </table:table-cell>
          <table:table-cell office:value-type="float" office:value="0.343185" calcext:value-type="float">
            <text:p>0.343185</text:p>
          </table:table-cell>
        </table:table-row>
        <table:table-row table:style-name="ro1">
          <table:table-cell/>
          <table:table-cell office:value-type="float" office:value="0.45507" calcext:value-type="float">
            <text:p>0.45507</text:p>
          </table:table-cell>
          <table:table-cell office:value-type="float" office:value="0" calcext:value-type="float">
            <text:p>0</text:p>
          </table:table-cell>
          <table:table-cell office:value-type="float" office:value="2.90868" calcext:value-type="float">
            <text:p>2.90868</text:p>
          </table:table-cell>
          <table:table-cell office:value-type="float" office:value="0.484025" calcext:value-type="float">
            <text:p>0.484025</text:p>
          </table:table-cell>
          <table:table-cell office:value-type="float" office:value="0.156392" calcext:value-type="float">
            <text:p>0.156392</text:p>
          </table:table-cell>
          <table:table-cell office:value-type="float" office:value="0.358567" calcext:value-type="float">
            <text:p>0.358567</text:p>
          </table:table-cell>
          <table:table-cell office:value-type="float" office:value="0.310452" calcext:value-type="float">
            <text:p>0.310452</text:p>
          </table:table-cell>
        </table:table-row>
        <table:table-row table:style-name="ro1">
          <table:table-cell/>
          <table:table-cell office:value-type="float" office:value="0.375206" calcext:value-type="float">
            <text:p>0.375206</text:p>
          </table:table-cell>
          <table:table-cell office:value-type="float" office:value="0" calcext:value-type="float">
            <text:p>0</text:p>
          </table:table-cell>
          <table:table-cell office:value-type="float" office:value="3.06951" calcext:value-type="float">
            <text:p>3.06951</text:p>
          </table:table-cell>
          <table:table-cell office:value-type="float" office:value="0.495414" calcext:value-type="float">
            <text:p>0.495414</text:p>
          </table:table-cell>
          <table:table-cell office:value-type="float" office:value="0.166394" calcext:value-type="float">
            <text:p>0.166394</text:p>
          </table:table-cell>
          <table:table-cell office:value-type="float" office:value="0.337014" calcext:value-type="float">
            <text:p>0.337014</text:p>
          </table:table-cell>
          <table:table-cell office:value-type="float" office:value="0.33978" calcext:value-type="float">
            <text:p>0.33978</text:p>
          </table:table-cell>
        </table:table-row>
        <table:table-row table:style-name="ro1">
          <table:table-cell/>
          <table:table-cell office:value-type="float" office:value="0.279575" calcext:value-type="float">
            <text:p>0.279575</text:p>
          </table:table-cell>
          <table:table-cell office:value-type="float" office:value="0" calcext:value-type="float">
            <text:p>0</text:p>
          </table:table-cell>
          <table:table-cell office:value-type="float" office:value="2.97229" calcext:value-type="float">
            <text:p>2.97229</text:p>
          </table:table-cell>
          <table:table-cell office:value-type="float" office:value="0.498268" calcext:value-type="float">
            <text:p>0.498268</text:p>
          </table:table-cell>
          <table:table-cell office:value-type="float" office:value="0.130205" calcext:value-type="float">
            <text:p>0.130205</text:p>
          </table:table-cell>
          <table:table-cell office:value-type="float" office:value="1.176" calcext:value-type="float">
            <text:p>1.176</text:p>
          </table:table-cell>
          <table:table-cell office:value-type="float" office:value="1.17125" calcext:value-type="float">
            <text:p>1.17125</text:p>
          </table:table-cell>
        </table:table-row>
        <table:table-row table:style-name="ro1">
          <table:table-cell/>
          <table:table-cell office:value-type="float" office:value="0.250376" calcext:value-type="float">
            <text:p>0.250376</text:p>
          </table:table-cell>
          <table:table-cell office:value-type="float" office:value="0" calcext:value-type="float">
            <text:p>0</text:p>
          </table:table-cell>
          <table:table-cell office:value-type="float" office:value="3.03789" calcext:value-type="float">
            <text:p>3.03789</text:p>
          </table:table-cell>
          <table:table-cell office:value-type="float" office:value="0.504823" calcext:value-type="float">
            <text:p>0.504823</text:p>
          </table:table-cell>
          <table:table-cell office:value-type="float" office:value="0.120022" calcext:value-type="float">
            <text:p>0.120022</text:p>
          </table:table-cell>
          <table:table-cell office:value-type="float" office:value="1.58624" calcext:value-type="float">
            <text:p>1.58624</text:p>
          </table:table-cell>
          <table:table-cell office:value-type="float" office:value="1.33681" calcext:value-type="float">
            <text:p>1.33681</text:p>
          </table:table-cell>
        </table:table-row>
        <table:table-row table:style-name="ro1">
          <table:table-cell/>
          <table:table-cell office:value-type="float" office:value="0.130842" calcext:value-type="float">
            <text:p>0.130842</text:p>
          </table:table-cell>
          <table:table-cell office:value-type="float" office:value="0" calcext:value-type="float">
            <text:p>0</text:p>
          </table:table-cell>
          <table:table-cell office:value-type="float" office:value="3.06768" calcext:value-type="float">
            <text:p>3.06768</text:p>
          </table:table-cell>
          <table:table-cell office:value-type="float" office:value="0.522267" calcext:value-type="float">
            <text:p>0.522267</text:p>
          </table:table-cell>
          <table:table-cell office:value-type="float" office:value="0.0829242" calcext:value-type="float">
            <text:p>0.0829242</text:p>
          </table:table-cell>
          <table:table-cell office:value-type="float" office:value="1.22523" calcext:value-type="float">
            <text:p>1.22523</text:p>
          </table:table-cell>
          <table:table-cell office:value-type="float" office:value="1.12525" calcext:value-type="float">
            <text:p>1.12525</text:p>
          </table:table-cell>
        </table:table-row>
        <table:table-row table:style-name="ro1">
          <table:table-cell/>
          <table:table-cell office:value-type="float" office:value="0.363719" calcext:value-type="float">
            <text:p>0.363719</text:p>
          </table:table-cell>
          <table:table-cell office:value-type="float" office:value="0" calcext:value-type="float">
            <text:p>0</text:p>
          </table:table-cell>
          <table:table-cell office:value-type="float" office:value="3.07819" calcext:value-type="float">
            <text:p>3.07819</text:p>
          </table:table-cell>
          <table:table-cell office:value-type="float" office:value="0.511996" calcext:value-type="float">
            <text:p>0.511996</text:p>
          </table:table-cell>
          <table:table-cell office:value-type="float" office:value="0.125659" calcext:value-type="float">
            <text:p>0.125659</text:p>
          </table:table-cell>
          <table:table-cell office:value-type="float" office:value="3.15368" calcext:value-type="float">
            <text:p>3.15368</text:p>
          </table:table-cell>
          <table:table-cell office:value-type="float" office:value="2.79611" calcext:value-type="float">
            <text:p>2.79611</text:p>
          </table:table-cell>
        </table:table-row>
        <table:table-row table:style-name="ro1">
          <table:table-cell/>
          <table:table-cell office:value-type="float" office:value="0.658496" calcext:value-type="float">
            <text:p>0.658496</text:p>
          </table:table-cell>
          <table:table-cell office:value-type="float" office:value="0" calcext:value-type="float">
            <text:p>0</text:p>
          </table:table-cell>
          <table:table-cell office:value-type="float" office:value="2.89851" calcext:value-type="float">
            <text:p>2.89851</text:p>
          </table:table-cell>
          <table:table-cell office:value-type="float" office:value="0.48656" calcext:value-type="float">
            <text:p>0.48656</text:p>
          </table:table-cell>
          <table:table-cell office:value-type="float" office:value="0.165848" calcext:value-type="float">
            <text:p>0.165848</text:p>
          </table:table-cell>
          <table:table-cell office:value-type="float" office:value="0.391353" calcext:value-type="float">
            <text:p>0.391353</text:p>
          </table:table-cell>
          <table:table-cell office:value-type="float" office:value="0.387633" calcext:value-type="float">
            <text:p>0.387633</text:p>
          </table:table-cell>
        </table:table-row>
        <table:table-row table:style-name="ro1">
          <table:table-cell/>
          <table:table-cell office:value-type="float" office:value="0.214113" calcext:value-type="float">
            <text:p>0.214113</text:p>
          </table:table-cell>
          <table:table-cell office:value-type="float" office:value="0" calcext:value-type="float">
            <text:p>0</text:p>
          </table:table-cell>
          <table:table-cell office:value-type="float" office:value="3.03146" calcext:value-type="float">
            <text:p>3.03146</text:p>
          </table:table-cell>
          <table:table-cell office:value-type="float" office:value="0.487483" calcext:value-type="float">
            <text:p>0.487483</text:p>
          </table:table-cell>
          <table:table-cell office:value-type="float" office:value="0.174213" calcext:value-type="float">
            <text:p>0.174213</text:p>
          </table:table-cell>
          <table:table-cell office:value-type="float" office:value="1.00694" calcext:value-type="float">
            <text:p>1.00694</text:p>
          </table:table-cell>
          <table:table-cell office:value-type="float" office:value="0.875076" calcext:value-type="float">
            <text:p>0.875076</text:p>
          </table:table-cell>
        </table:table-row>
        <table:table-row table:style-name="ro1">
          <table:table-cell/>
          <table:table-cell office:value-type="float" office:value="0.358248" calcext:value-type="float">
            <text:p>0.358248</text:p>
          </table:table-cell>
          <table:table-cell office:value-type="float" office:value="0" calcext:value-type="float">
            <text:p>0</text:p>
          </table:table-cell>
          <table:table-cell office:value-type="float" office:value="2.94984" calcext:value-type="float">
            <text:p>2.94984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131115" calcext:value-type="float">
            <text:p>0.131115</text:p>
          </table:table-cell>
          <table:table-cell office:value-type="float" office:value="0.637216" calcext:value-type="float">
            <text:p>0.637216</text:p>
          </table:table-cell>
          <table:table-cell office:value-type="float" office:value="0.565204" calcext:value-type="float">
            <text:p>0.565204</text:p>
          </table:table-cell>
        </table:table-row>
        <table:table-row table:style-name="ro1">
          <table:table-cell/>
          <table:table-cell office:value-type="float" office:value="0.263623" calcext:value-type="float">
            <text:p>0.263623</text:p>
          </table:table-cell>
          <table:table-cell office:value-type="float" office:value="0" calcext:value-type="float">
            <text:p>0</text:p>
          </table:table-cell>
          <table:table-cell office:value-type="float" office:value="2.98369" calcext:value-type="float">
            <text:p>2.98369</text:p>
          </table:table-cell>
          <table:table-cell office:value-type="float" office:value="0.507211" calcext:value-type="float">
            <text:p>0.507211</text:p>
          </table:table-cell>
          <table:table-cell office:value-type="float" office:value="0.115112" calcext:value-type="float">
            <text:p>0.115112</text:p>
          </table:table-cell>
          <table:table-cell office:value-type="float" office:value="0.982796" calcext:value-type="float">
            <text:p>0.982796</text:p>
          </table:table-cell>
          <table:table-cell office:value-type="float" office:value="0.941144" calcext:value-type="float">
            <text:p>0.941144</text:p>
          </table:table-cell>
        </table:table-row>
        <table:table-row table:style-name="ro1">
          <table:table-cell/>
          <table:table-cell office:value-type="float" office:value="0.188885" calcext:value-type="float">
            <text:p>0.188885</text:p>
          </table:table-cell>
          <table:table-cell office:value-type="float" office:value="0" calcext:value-type="float">
            <text:p>0</text:p>
          </table:table-cell>
          <table:table-cell office:value-type="float" office:value="2.9828" calcext:value-type="float">
            <text:p>2.9828</text:p>
          </table:table-cell>
          <table:table-cell office:value-type="float" office:value="0.503273" calcext:value-type="float">
            <text:p>0.503273</text:p>
          </table:table-cell>
          <table:table-cell office:value-type="float" office:value="0.143299" calcext:value-type="float">
            <text:p>0.143299</text:p>
          </table:table-cell>
          <table:table-cell office:value-type="float" office:value="1.0208" calcext:value-type="float">
            <text:p>1.0208</text:p>
          </table:table-cell>
          <table:table-cell office:value-type="float" office:value="0.916717" calcext:value-type="float">
            <text:p>0.916717</text:p>
          </table:table-cell>
        </table:table-row>
        <table:table-row table:style-name="ro1">
          <table:table-cell/>
          <table:table-cell office:value-type="float" office:value="0.274517" calcext:value-type="float">
            <text:p>0.274517</text:p>
          </table:table-cell>
          <table:table-cell office:value-type="float" office:value="0" calcext:value-type="float">
            <text:p>0</text:p>
          </table:table-cell>
          <table:table-cell office:value-type="float" office:value="2.97581" calcext:value-type="float">
            <text:p>2.97581</text:p>
          </table:table-cell>
          <table:table-cell office:value-type="float" office:value="0.496926" calcext:value-type="float">
            <text:p>0.496926</text:p>
          </table:table-cell>
          <table:table-cell office:value-type="float" office:value="0.138753" calcext:value-type="float">
            <text:p>0.138753</text:p>
          </table:table-cell>
          <table:table-cell office:value-type="float" office:value="0.783763" calcext:value-type="float">
            <text:p>0.783763</text:p>
          </table:table-cell>
          <table:table-cell office:value-type="float" office:value="0.669496" calcext:value-type="float">
            <text:p>0.669496</text:p>
          </table:table-cell>
        </table:table-row>
        <table:table-row table:style-name="ro1">
          <table:table-cell/>
          <table:table-cell office:value-type="float" office:value="0.295834" calcext:value-type="float">
            <text:p>0.295834</text:p>
          </table:table-cell>
          <table:table-cell office:value-type="float" office:value="0" calcext:value-type="float">
            <text:p>0</text:p>
          </table:table-cell>
          <table:table-cell office:value-type="float" office:value="2.93682" calcext:value-type="float">
            <text:p>2.93682</text:p>
          </table:table-cell>
          <table:table-cell office:value-type="float" office:value="0.494509" calcext:value-type="float">
            <text:p>0.494509</text:p>
          </table:table-cell>
          <table:table-cell office:value-type="float" office:value="0.154755" calcext:value-type="float">
            <text:p>0.154755</text:p>
          </table:table-cell>
          <table:table-cell office:value-type="float" office:value="0.32568" calcext:value-type="float">
            <text:p>0.32568</text:p>
          </table:table-cell>
          <table:table-cell office:value-type="float" office:value="0.313645" calcext:value-type="float">
            <text:p>0.313645</text:p>
          </table:table-cell>
        </table:table-row>
        <table:table-row table:style-name="ro1">
          <table:table-cell/>
          <table:table-cell office:value-type="float" office:value="0.32091" calcext:value-type="float">
            <text:p>0.32091</text:p>
          </table:table-cell>
          <table:table-cell office:value-type="float" office:value="0" calcext:value-type="float">
            <text:p>0</text:p>
          </table:table-cell>
          <table:table-cell office:value-type="float" office:value="2.96235" calcext:value-type="float">
            <text:p>2.96235</text:p>
          </table:table-cell>
          <table:table-cell office:value-type="float" office:value="0.49027" calcext:value-type="float">
            <text:p>0.49027</text:p>
          </table:table-cell>
          <table:table-cell office:value-type="float" office:value="0.159665" calcext:value-type="float">
            <text:p>0.159665</text:p>
          </table:table-cell>
          <table:table-cell office:value-type="float" office:value="0.262837" calcext:value-type="float">
            <text:p>0.262837</text:p>
          </table:table-cell>
          <table:table-cell office:value-type="float" office:value="0.238227" calcext:value-type="float">
            <text:p>0.238227</text:p>
          </table:table-cell>
        </table:table-row>
        <table:table-row table:style-name="ro1">
          <table:table-cell/>
          <table:table-cell office:value-type="float" office:value="0.406268" calcext:value-type="float">
            <text:p>0.406268</text:p>
          </table:table-cell>
          <table:table-cell office:value-type="float" office:value="0" calcext:value-type="float">
            <text:p>0</text:p>
          </table:table-cell>
          <table:table-cell office:value-type="float" office:value="2.9828" calcext:value-type="float">
            <text:p>2.9828</text:p>
          </table:table-cell>
          <table:table-cell office:value-type="float" office:value="0.509152" calcext:value-type="float">
            <text:p>0.509152</text:p>
          </table:table-cell>
          <table:table-cell office:value-type="float" office:value="0.123477" calcext:value-type="float">
            <text:p>0.123477</text:p>
          </table:table-cell>
          <table:table-cell office:value-type="float" office:value="0.948343" calcext:value-type="float">
            <text:p>0.948343</text:p>
          </table:table-cell>
          <table:table-cell office:value-type="float" office:value="0.843111" calcext:value-type="float">
            <text:p>0.843111</text:p>
          </table:table-cell>
        </table:table-row>
        <table:table-row table:style-name="ro1">
          <table:table-cell/>
          <table:table-cell office:value-type="float" office:value="0.199866" calcext:value-type="float">
            <text:p>0.199866</text:p>
          </table:table-cell>
          <table:table-cell office:value-type="float" office:value="0" calcext:value-type="float">
            <text:p>0</text:p>
          </table:table-cell>
          <table:table-cell office:value-type="float" office:value="3.40638" calcext:value-type="float">
            <text:p>3.40638</text:p>
          </table:table-cell>
          <table:table-cell office:value-type="float" office:value="0.539694" calcext:value-type="float">
            <text:p>0.539694</text:p>
          </table:table-cell>
          <table:table-cell office:value-type="float" office:value="0.0951082" calcext:value-type="float">
            <text:p>0.0951082</text:p>
          </table:table-cell>
          <table:table-cell office:value-type="float" office:value="7.14287" calcext:value-type="float">
            <text:p>7.14287</text:p>
          </table:table-cell>
          <table:table-cell office:value-type="float" office:value="6.96577" calcext:value-type="float">
            <text:p>6.96577</text:p>
          </table:table-cell>
        </table:table-row>
        <table:table-row table:style-name="ro1">
          <table:table-cell/>
          <table:table-cell office:value-type="float" office:value="0.572305" calcext:value-type="float">
            <text:p>0.572305</text:p>
          </table:table-cell>
          <table:table-cell office:value-type="float" office:value="0" calcext:value-type="float">
            <text:p>0</text:p>
          </table:table-cell>
          <table:table-cell office:value-type="float" office:value="3.00066" calcext:value-type="float">
            <text:p>3.00066</text:p>
          </table:table-cell>
          <table:table-cell office:value-type="float" office:value="0.499311" calcext:value-type="float">
            <text:p>0.499311</text:p>
          </table:table-cell>
          <table:table-cell office:value-type="float" office:value="0.172941" calcext:value-type="float">
            <text:p>0.172941</text:p>
          </table:table-cell>
          <table:table-cell office:value-type="float" office:value="0.497793" calcext:value-type="float">
            <text:p>0.497793</text:p>
          </table:table-cell>
          <table:table-cell office:value-type="float" office:value="0.454491" calcext:value-type="float">
            <text:p>0.454491</text:p>
          </table:table-cell>
        </table:table-row>
        <table:table-row table:style-name="ro1">
          <table:table-cell/>
          <table:table-cell office:value-type="float" office:value="0.678048" calcext:value-type="float">
            <text:p>0.678048</text:p>
          </table:table-cell>
          <table:table-cell office:value-type="float" office:value="0" calcext:value-type="float">
            <text:p>0</text:p>
          </table:table-cell>
          <table:table-cell office:value-type="float" office:value="0.98053" calcext:value-type="float">
            <text:p>0.98053</text:p>
          </table:table-cell>
          <table:table-cell office:value-type="float" office:value="0.476185" calcext:value-type="float">
            <text:p>0.476185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73.236" calcext:value-type="float">
            <text:p>173.236</text:p>
          </table:table-cell>
          <table:table-cell office:value-type="float" office:value="162.825" calcext:value-type="float">
            <text:p>162.825</text:p>
          </table:table-cell>
        </table:table-row>
        <table:table-row table:style-name="ro1">
          <table:table-cell/>
          <table:table-cell office:value-type="float" office:value="0.302235" calcext:value-type="float">
            <text:p>0.302235</text:p>
          </table:table-cell>
          <table:table-cell office:value-type="float" office:value="0" calcext:value-type="float">
            <text:p>0</text:p>
          </table:table-cell>
          <table:table-cell office:value-type="float" office:value="2.98917" calcext:value-type="float">
            <text:p>2.98917</text:p>
          </table:table-cell>
          <table:table-cell office:value-type="float" office:value="0.508243" calcext:value-type="float">
            <text:p>0.508243</text:p>
          </table:table-cell>
          <table:table-cell office:value-type="float" office:value="0.101473" calcext:value-type="float">
            <text:p>0.101473</text:p>
          </table:table-cell>
          <table:table-cell office:value-type="float" office:value="2.6028" calcext:value-type="float">
            <text:p>2.6028</text:p>
          </table:table-cell>
          <table:table-cell office:value-type="float" office:value="2.31322" calcext:value-type="float">
            <text:p>2.31322</text:p>
          </table:table-cell>
        </table:table-row>
        <table:table-row table:style-name="ro1">
          <table:table-cell/>
          <table:table-cell office:value-type="float" office:value="0.129953" calcext:value-type="float">
            <text:p>0.129953</text:p>
          </table:table-cell>
          <table:table-cell office:value-type="float" office:value="0" calcext:value-type="float">
            <text:p>0</text:p>
          </table:table-cell>
          <table:table-cell office:value-type="float" office:value="0.718439" calcext:value-type="float">
            <text:p>0.718439</text:p>
          </table:table-cell>
          <table:table-cell office:value-type="float" office:value="0.504304" calcext:value-type="float">
            <text:p>0.504304</text:p>
          </table:table-cell>
          <table:table-cell office:value-type="float" office:value="0.000363769" calcext:value-type="float">
            <text:p>0.000363769</text:p>
          </table:table-cell>
          <table:table-cell office:value-type="float" office:value="117.204" calcext:value-type="float">
            <text:p>117.204</text:p>
          </table:table-cell>
          <table:table-cell office:value-type="float" office:value="115.873" calcext:value-type="float">
            <text:p>115.873</text:p>
          </table:table-cell>
        </table:table-row>
        <table:table-row table:style-name="ro1">
          <table:table-cell/>
          <table:table-cell office:value-type="float" office:value="0.289352" calcext:value-type="float">
            <text:p>0.289352</text:p>
          </table:table-cell>
          <table:table-cell office:value-type="float" office:value="0" calcext:value-type="float">
            <text:p>0</text:p>
          </table:table-cell>
          <table:table-cell office:value-type="float" office:value="2.8567" calcext:value-type="float">
            <text:p>2.8567</text:p>
          </table:table-cell>
          <table:table-cell office:value-type="float" office:value="0.495714" calcext:value-type="float">
            <text:p>0.495714</text:p>
          </table:table-cell>
          <table:table-cell office:value-type="float" office:value="0.126568" calcext:value-type="float">
            <text:p>0.126568</text:p>
          </table:table-cell>
          <table:table-cell office:value-type="float" office:value="0.597254" calcext:value-type="float">
            <text:p>0.597254</text:p>
          </table:table-cell>
          <table:table-cell office:value-type="float" office:value="0.531584" calcext:value-type="float">
            <text:p>0.531584</text:p>
          </table:table-cell>
        </table:table-row>
        <table:table-row table:style-name="ro1">
          <table:table-cell/>
          <table:table-cell office:value-type="float" office:value="0.379309" calcext:value-type="float">
            <text:p>0.379309</text:p>
          </table:table-cell>
          <table:table-cell office:value-type="float" office:value="0" calcext:value-type="float">
            <text:p>0</text:p>
          </table:table-cell>
          <table:table-cell office:value-type="float" office:value="2.89076" calcext:value-type="float">
            <text:p>2.89076</text:p>
          </table:table-cell>
          <table:table-cell office:value-type="float" office:value="0.506411" calcext:value-type="float">
            <text:p>0.506411</text:p>
          </table:table-cell>
          <table:table-cell office:value-type="float" office:value="0.102019" calcext:value-type="float">
            <text:p>0.102019</text:p>
          </table:table-cell>
          <table:table-cell office:value-type="float" office:value="0.414495" calcext:value-type="float">
            <text:p>0.414495</text:p>
          </table:table-cell>
          <table:table-cell office:value-type="float" office:value="0.41457" calcext:value-type="float">
            <text:p>0.41457</text:p>
          </table:table-cell>
        </table:table-row>
        <table:table-row table:style-name="ro1">
          <table:table-cell/>
          <table:table-cell office:value-type="float" office:value="0.289361" calcext:value-type="float">
            <text:p>0.289361</text:p>
          </table:table-cell>
          <table:table-cell office:value-type="float" office:value="0" calcext:value-type="float">
            <text:p>0</text:p>
          </table:table-cell>
          <table:table-cell office:value-type="float" office:value="3.00561" calcext:value-type="float">
            <text:p>3.00561</text:p>
          </table:table-cell>
          <table:table-cell office:value-type="float" office:value="0.512795" calcext:value-type="float">
            <text:p>0.512795</text:p>
          </table:table-cell>
          <table:table-cell office:value-type="float" office:value="0.118385" calcext:value-type="float">
            <text:p>0.118385</text:p>
          </table:table-cell>
          <table:table-cell office:value-type="float" office:value="0.720084" calcext:value-type="float">
            <text:p>0.720084</text:p>
          </table:table-cell>
          <table:table-cell office:value-type="float" office:value="0.678985" calcext:value-type="float">
            <text:p>0.678985</text:p>
          </table:table-cell>
        </table:table-row>
        <table:table-row table:style-name="ro1">
          <table:table-cell/>
          <table:table-cell office:value-type="float" office:value="0.382896" calcext:value-type="float">
            <text:p>0.382896</text:p>
          </table:table-cell>
          <table:table-cell office:value-type="float" office:value="0" calcext:value-type="float">
            <text:p>0</text:p>
          </table:table-cell>
          <table:table-cell office:value-type="float" office:value="2.87815" calcext:value-type="float">
            <text:p>2.87815</text:p>
          </table:table-cell>
          <table:table-cell office:value-type="float" office:value="0.495265" calcext:value-type="float">
            <text:p>0.495265</text:p>
          </table:table-cell>
          <table:table-cell office:value-type="float" office:value="0.120204" calcext:value-type="float">
            <text:p>0.120204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397262" calcext:value-type="float">
            <text:p>0.397262</text:p>
          </table:table-cell>
        </table:table-row>
        <table:table-row table:style-name="ro1">
          <table:table-cell/>
          <table:table-cell office:value-type="float" office:value="0.371176" calcext:value-type="float">
            <text:p>0.371176</text:p>
          </table:table-cell>
          <table:table-cell office:value-type="float" office:value="0" calcext:value-type="float">
            <text:p>0</text:p>
          </table:table-cell>
          <table:table-cell office:value-type="float" office:value="2.96976" calcext:value-type="float">
            <text:p>2.96976</text:p>
          </table:table-cell>
          <table:table-cell office:value-type="float" office:value="0.492401" calcext:value-type="float">
            <text:p>0.492401</text:p>
          </table:table-cell>
          <table:table-cell office:value-type="float" office:value="0.143844" calcext:value-type="float">
            <text:p>0.143844</text:p>
          </table:table-cell>
          <table:table-cell office:value-type="float" office:value="0.111527" calcext:value-type="float">
            <text:p>0.111527</text:p>
          </table:table-cell>
          <table:table-cell office:value-type="float" office:value="0.102087" calcext:value-type="float">
            <text:p>0.102087</text:p>
          </table:table-cell>
        </table:table-row>
        <table:table-row table:style-name="ro1">
          <table:table-cell/>
          <table:table-cell office:value-type="float" office:value="0.462426" calcext:value-type="float">
            <text:p>0.462426</text:p>
          </table:table-cell>
          <table:table-cell office:value-type="float" office:value="0" calcext:value-type="float">
            <text:p>0</text:p>
          </table:table-cell>
          <table:table-cell office:value-type="float" office:value="2.94375" calcext:value-type="float">
            <text:p>2.94375</text:p>
          </table:table-cell>
          <table:table-cell office:value-type="float" office:value="0.481938" calcext:value-type="float">
            <text:p>0.481938</text:p>
          </table:table-cell>
          <table:table-cell office:value-type="float" office:value="0.18367" calcext:value-type="float">
            <text:p>0.18367</text:p>
          </table:table-cell>
          <table:table-cell office:value-type="float" office:value="0.961368" calcext:value-type="float">
            <text:p>0.961368</text:p>
          </table:table-cell>
          <table:table-cell office:value-type="float" office:value="0.891844" calcext:value-type="float">
            <text:p>0.891844</text:p>
          </table:table-cell>
        </table:table-row>
        <table:table-row table:style-name="ro1">
          <table:table-cell/>
          <table:table-cell office:value-type="float" office:value="0.214574" calcext:value-type="float">
            <text:p>0.214574</text:p>
          </table:table-cell>
          <table:table-cell office:value-type="float" office:value="0" calcext:value-type="float">
            <text:p>0</text:p>
          </table:table-cell>
          <table:table-cell office:value-type="float" office:value="2.99554" calcext:value-type="float">
            <text:p>2.99554</text:p>
          </table:table-cell>
          <table:table-cell office:value-type="float" office:value="0.515518" calcext:value-type="float">
            <text:p>0.515518</text:p>
          </table:table-cell>
          <table:table-cell office:value-type="float" office:value="0.118931" calcext:value-type="float">
            <text:p>0.118931</text:p>
          </table:table-cell>
          <table:table-cell office:value-type="float" office:value="0.901615" calcext:value-type="float">
            <text:p>0.901615</text:p>
          </table:table-cell>
          <table:table-cell office:value-type="float" office:value="0.799931" calcext:value-type="float">
            <text:p>0.799931</text:p>
          </table:table-cell>
        </table:table-row>
        <table:table-row table:style-name="ro1">
          <table:table-cell table:style-name="ce6" office:value-type="string" calcext:value-type="string">
            <text:p>chicken</text:p>
          </table:table-cell>
          <table:table-cell office:value-type="float" office:value="0.0279482" calcext:value-type="float">
            <text:p>0.0279482</text:p>
          </table:table-cell>
          <table:table-cell office:value-type="float" office:value="0" calcext:value-type="float">
            <text:p>0</text:p>
          </table:table-cell>
          <table:table-cell office:value-type="float" office:value="3.08903" calcext:value-type="float">
            <text:p>3.08903</text:p>
          </table:table-cell>
          <table:table-cell office:value-type="float" office:value="0.501314" calcext:value-type="float">
            <text:p>0.501314</text:p>
          </table:table-cell>
          <table:table-cell office:value-type="float" office:value="0.136255" calcext:value-type="float">
            <text:p>0.136255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957731" calcext:value-type="float">
            <text:p>0.957731</text:p>
          </table:table-cell>
        </table:table-row>
        <table:table-row table:style-name="ro1">
          <table:table-cell/>
          <table:table-cell office:value-type="float" office:value="0.126377" calcext:value-type="float">
            <text:p>0.126377</text:p>
          </table:table-cell>
          <table:table-cell office:value-type="float" office:value="0" calcext:value-type="float">
            <text:p>0</text:p>
          </table:table-cell>
          <table:table-cell office:value-type="float" office:value="2.97504" calcext:value-type="float">
            <text:p>2.97504</text:p>
          </table:table-cell>
          <table:table-cell office:value-type="float" office:value="0.466718" calcext:value-type="float">
            <text:p>0.466718</text:p>
          </table:table-cell>
          <table:table-cell office:value-type="float" office:value="0.272511" calcext:value-type="float">
            <text:p>0.272511</text:p>
          </table:table-cell>
          <table:table-cell office:value-type="float" office:value="0.514222" calcext:value-type="float">
            <text:p>0.514222</text:p>
          </table:table-cell>
          <table:table-cell office:value-type="float" office:value="0.482641" calcext:value-type="float">
            <text:p>0.482641</text:p>
          </table:table-cell>
        </table:table-row>
        <table:table-row table:style-name="ro1">
          <table:table-cell/>
          <table:table-cell office:value-type="float" office:value="0.273553" calcext:value-type="float">
            <text:p>0.273553</text:p>
          </table:table-cell>
          <table:table-cell office:value-type="float" office:value="0" calcext:value-type="float">
            <text:p>0</text:p>
          </table:table-cell>
          <table:table-cell office:value-type="float" office:value="2.81745" calcext:value-type="float">
            <text:p>2.81745</text:p>
          </table:table-cell>
          <table:table-cell office:value-type="float" office:value="0.471774" calcext:value-type="float">
            <text:p>0.471774</text:p>
          </table:table-cell>
          <table:table-cell office:value-type="float" office:value="0.283945" calcext:value-type="float">
            <text:p>0.283945</text:p>
          </table:table-cell>
          <table:table-cell office:value-type="float" office:value="0.65702" calcext:value-type="float">
            <text:p>0.65702</text:p>
          </table:table-cell>
          <table:table-cell office:value-type="float" office:value="0.614414" calcext:value-type="float">
            <text:p>0.614414</text:p>
          </table:table-cell>
        </table:table-row>
        <table:table-row table:style-name="ro1">
          <table:table-cell/>
          <table:table-cell office:value-type="float" office:value="0.144847" calcext:value-type="float">
            <text:p>0.144847</text:p>
          </table:table-cell>
          <table:table-cell office:value-type="float" office:value="0" calcext:value-type="float">
            <text:p>0</text:p>
          </table:table-cell>
          <table:table-cell office:value-type="float" office:value="3.06591" calcext:value-type="float">
            <text:p>3.06591</text:p>
          </table:table-cell>
          <table:table-cell office:value-type="float" office:value="0.472617" calcext:value-type="float">
            <text:p>0.472617</text:p>
          </table:table-cell>
          <table:table-cell office:value-type="float" office:value="0.262506" calcext:value-type="float">
            <text:p>0.262506</text:p>
          </table:table-cell>
          <table:table-cell office:value-type="float" office:value="0.784983" calcext:value-type="float">
            <text:p>0.784983</text:p>
          </table:table-cell>
          <table:table-cell office:value-type="float" office:value="0.733023" calcext:value-type="float">
            <text:p>0.733023</text:p>
          </table:table-cell>
        </table:table-row>
        <table:table-row table:style-name="ro1">
          <table:table-cell/>
          <table:table-cell office:value-type="float" office:value="0.11488" calcext:value-type="float">
            <text:p>0.11488</text:p>
          </table:table-cell>
          <table:table-cell office:value-type="float" office:value="0" calcext:value-type="float">
            <text:p>0</text:p>
          </table:table-cell>
          <table:table-cell office:value-type="float" office:value="2.88239" calcext:value-type="float">
            <text:p>2.88239</text:p>
          </table:table-cell>
          <table:table-cell office:value-type="float" office:value="0.488968" calcext:value-type="float">
            <text:p>0.488968</text:p>
          </table:table-cell>
          <table:table-cell office:value-type="float" office:value="0.257742" calcext:value-type="float">
            <text:p>0.257742</text:p>
          </table:table-cell>
          <table:table-cell office:value-type="float" office:value="0.383027" calcext:value-type="float">
            <text:p>0.383027</text:p>
          </table:table-cell>
          <table:table-cell office:value-type="float" office:value="0.374076" calcext:value-type="float">
            <text:p>0.374076</text:p>
          </table:table-cell>
        </table:table-row>
        <table:table-row table:style-name="ro1">
          <table:table-cell/>
          <table:table-cell office:value-type="float" office:value="0.0412328" calcext:value-type="float">
            <text:p>0.0412328</text:p>
          </table:table-cell>
          <table:table-cell office:value-type="float" office:value="0" calcext:value-type="float">
            <text:p>0</text:p>
          </table:table-cell>
          <table:table-cell office:value-type="float" office:value="3.47675" calcext:value-type="float">
            <text:p>3.47675</text:p>
          </table:table-cell>
          <table:table-cell office:value-type="float" office:value="0.619587" calcext:value-type="float">
            <text:p>0.619587</text:p>
          </table:table-cell>
          <table:table-cell office:value-type="float" office:value="0.103859" calcext:value-type="float">
            <text:p>0.103859</text:p>
          </table:table-cell>
          <table:table-cell office:value-type="float" office:value="132.342" calcext:value-type="float">
            <text:p>132.342</text:p>
          </table:table-cell>
          <table:table-cell office:value-type="float" office:value="127.771" calcext:value-type="float">
            <text:p>127.771</text:p>
          </table:table-cell>
        </table:table-row>
        <table:table-row table:style-name="ro1">
          <table:table-cell/>
          <table:table-cell office:value-type="float" office:value="0.110681" calcext:value-type="float">
            <text:p>0.110681</text:p>
          </table:table-cell>
          <table:table-cell office:value-type="float" office:value="0" calcext:value-type="float">
            <text:p>0</text:p>
          </table:table-cell>
          <table:table-cell office:value-type="float" office:value="2.97151" calcext:value-type="float">
            <text:p>2.97151</text:p>
          </table:table-cell>
          <table:table-cell office:value-type="float" office:value="0.468865" calcext:value-type="float">
            <text:p>0.468865</text:p>
          </table:table-cell>
          <table:table-cell office:value-type="float" office:value="0.261077" calcext:value-type="float">
            <text:p>0.261077</text:p>
          </table:table-cell>
          <table:table-cell office:value-type="float" office:value="0.924299" calcext:value-type="float">
            <text:p>0.924299</text:p>
          </table:table-cell>
          <table:table-cell office:value-type="float" office:value="0.894118" calcext:value-type="float">
            <text:p>0.894118</text:p>
          </table:table-cell>
        </table:table-row>
        <table:table-row table:style-name="ro1">
          <table:table-cell/>
          <table:table-cell office:value-type="float" office:value="0.0350996" calcext:value-type="float">
            <text:p>0.0350996</text:p>
          </table:table-cell>
          <table:table-cell office:value-type="float" office:value="0" calcext:value-type="float">
            <text:p>0</text:p>
          </table:table-cell>
          <table:table-cell office:value-type="float" office:value="2.99866" calcext:value-type="float">
            <text:p>2.99866</text:p>
          </table:table-cell>
          <table:table-cell office:value-type="float" office:value="0.483696" calcext:value-type="float">
            <text:p>0.483696</text:p>
          </table:table-cell>
          <table:table-cell office:value-type="float" office:value="0.17151" calcext:value-type="float">
            <text:p>0.17151</text:p>
          </table:table-cell>
          <table:table-cell office:value-type="float" office:value="1.53832" calcext:value-type="float">
            <text:p>1.53832</text:p>
          </table:table-cell>
          <table:table-cell office:value-type="float" office:value="1.58236" calcext:value-type="float">
            <text:p>1.58236</text:p>
          </table:table-cell>
        </table:table-row>
        <table:table-row table:style-name="ro1">
          <table:table-cell/>
          <table:table-cell office:value-type="float" office:value="0.216877" calcext:value-type="float">
            <text:p>0.216877</text:p>
          </table:table-cell>
          <table:table-cell office:value-type="float" office:value="0" calcext:value-type="float">
            <text:p>0</text:p>
          </table:table-cell>
          <table:table-cell office:value-type="float" office:value="2.8268" calcext:value-type="float">
            <text:p>2.8268</text:p>
          </table:table-cell>
          <table:table-cell office:value-type="float" office:value="0.454453" calcext:value-type="float">
            <text:p>0.454453</text:p>
          </table:table-cell>
          <table:table-cell office:value-type="float" office:value="0.276798" calcext:value-type="float">
            <text:p>0.276798</text:p>
          </table:table-cell>
          <table:table-cell office:value-type="float" office:value="0.493398" calcext:value-type="float">
            <text:p>0.493398</text:p>
          </table:table-cell>
          <table:table-cell office:value-type="float" office:value="0.479053" calcext:value-type="float">
            <text:p>0.479053</text:p>
          </table:table-cell>
        </table:table-row>
        <table:table-row table:style-name="ro1">
          <table:table-cell/>
          <table:table-cell office:value-type="float" office:value="0.141297" calcext:value-type="float">
            <text:p>0.141297</text:p>
          </table:table-cell>
          <table:table-cell office:value-type="float" office:value="0" calcext:value-type="float">
            <text:p>0</text:p>
          </table:table-cell>
          <table:table-cell office:value-type="float" office:value="2.90003" calcext:value-type="float">
            <text:p>2.90003</text:p>
          </table:table-cell>
          <table:table-cell office:value-type="float" office:value="0.456" calcext:value-type="float">
            <text:p>0.456</text:p>
          </table:table-cell>
          <table:table-cell office:value-type="float" office:value="0.294902" calcext:value-type="float">
            <text:p>0.294902</text:p>
          </table:table-cell>
          <table:table-cell office:value-type="float" office:value="0.417162" calcext:value-type="float">
            <text:p>0.417162</text:p>
          </table:table-cell>
          <table:table-cell office:value-type="float" office:value="0.418879" calcext:value-type="float">
            <text:p>0.418879</text:p>
          </table:table-cell>
        </table:table-row>
        <table:table-row table:style-name="ro1">
          <table:table-cell/>
          <table:table-cell office:value-type="float" office:value="0.0371833" calcext:value-type="float">
            <text:p>0.0371833</text:p>
          </table:table-cell>
          <table:table-cell office:value-type="float" office:value="0" calcext:value-type="float">
            <text:p>0</text:p>
          </table:table-cell>
          <table:table-cell office:value-type="float" office:value="3.06253" calcext:value-type="float">
            <text:p>3.06253</text:p>
          </table:table-cell>
          <table:table-cell office:value-type="float" office:value="0.490496" calcext:value-type="float">
            <text:p>0.490496</text:p>
          </table:table-cell>
          <table:table-cell office:value-type="float" office:value="0.157218" calcext:value-type="float">
            <text:p>0.157218</text:p>
          </table:table-cell>
          <table:table-cell office:value-type="float" office:value="0.861321" calcext:value-type="float">
            <text:p>0.861321</text:p>
          </table:table-cell>
          <table:table-cell office:value-type="float" office:value="0.868725" calcext:value-type="float">
            <text:p>0.868725</text:p>
          </table:table-cell>
        </table:table-row>
        <table:table-row table:style-name="ro1">
          <table:table-cell/>
          <table:table-cell office:value-type="float" office:value="0.104147" calcext:value-type="float">
            <text:p>0.104147</text:p>
          </table:table-cell>
          <table:table-cell office:value-type="float" office:value="0" calcext:value-type="float">
            <text:p>0</text:p>
          </table:table-cell>
          <table:table-cell office:value-type="float" office:value="3.00746" calcext:value-type="float">
            <text:p>3.00746</text:p>
          </table:table-cell>
          <table:table-cell office:value-type="float" office:value="0.461892" calcext:value-type="float">
            <text:p>0.461892</text:p>
          </table:table-cell>
          <table:table-cell office:value-type="float" office:value="0.261077" calcext:value-type="float">
            <text:p>0.261077</text:p>
          </table:table-cell>
          <table:table-cell office:value-type="float" office:value="0.469185" calcext:value-type="float">
            <text:p>0.469185</text:p>
          </table:table-cell>
          <table:table-cell office:value-type="float" office:value="0.46958" calcext:value-type="float">
            <text:p>0.46958</text:p>
          </table:table-cell>
        </table:table-row>
        <table:table-row table:style-name="ro1">
          <table:table-cell/>
          <table:table-cell office:value-type="float" office:value="0.0272481" calcext:value-type="float">
            <text:p>0.0272481</text:p>
          </table:table-cell>
          <table:table-cell office:value-type="float" office:value="0" calcext:value-type="float">
            <text:p>0</text:p>
          </table:table-cell>
          <table:table-cell office:value-type="float" office:value="3.84287" calcext:value-type="float">
            <text:p>3.84287</text:p>
          </table:table-cell>
          <table:table-cell office:value-type="float" office:value="0.744276" calcext:value-type="float">
            <text:p>0.744276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207.833" calcext:value-type="float">
            <text:p>207.833</text:p>
          </table:table-cell>
          <table:table-cell office:value-type="float" office:value="207.655" calcext:value-type="float">
            <text:p>207.655</text:p>
          </table:table-cell>
        </table:table-row>
        <table:table-row table:style-name="ro1">
          <table:table-cell/>
          <table:table-cell office:value-type="float" office:value="0.0465366" calcext:value-type="float">
            <text:p>0.0465366</text:p>
          </table:table-cell>
          <table:table-cell office:value-type="float" office:value="0" calcext:value-type="float">
            <text:p>0</text:p>
          </table:table-cell>
          <table:table-cell office:value-type="float" office:value="3.00905" calcext:value-type="float">
            <text:p>3.00905</text:p>
          </table:table-cell>
          <table:table-cell office:value-type="float" office:value="0.478514" calcext:value-type="float">
            <text:p>0.478514</text:p>
          </table:table-cell>
          <table:table-cell office:value-type="float" office:value="0.202477" calcext:value-type="float">
            <text:p>0.202477</text:p>
          </table:table-cell>
          <table:table-cell office:value-type="float" office:value="48.7341" calcext:value-type="float">
            <text:p>48.7341</text:p>
          </table:table-cell>
          <table:table-cell office:value-type="float" office:value="51.619" calcext:value-type="float">
            <text:p>51.619</text:p>
          </table:table-cell>
        </table:table-row>
        <table:table-row table:style-name="ro1">
          <table:table-cell/>
          <table:table-cell office:value-type="float" office:value="0.0961666" calcext:value-type="float">
            <text:p>0.0961666</text:p>
          </table:table-cell>
          <table:table-cell office:value-type="float" office:value="0" calcext:value-type="float">
            <text:p>0</text:p>
          </table:table-cell>
          <table:table-cell office:value-type="float" office:value="3.08958" calcext:value-type="float">
            <text:p>3.08958</text:p>
          </table:table-cell>
          <table:table-cell office:value-type="float" office:value="0.4842" calcext:value-type="float">
            <text:p>0.4842</text:p>
          </table:table-cell>
          <table:table-cell office:value-type="float" office:value="0.220105" calcext:value-type="float">
            <text:p>0.220105</text:p>
          </table:table-cell>
          <table:table-cell office:value-type="float" office:value="278.919" calcext:value-type="float">
            <text:p>278.919</text:p>
          </table:table-cell>
          <table:table-cell office:value-type="float" office:value="278.803" calcext:value-type="float">
            <text:p>278.803</text:p>
          </table:table-cell>
        </table:table-row>
        <table:table-row table:style-name="ro1">
          <table:table-cell/>
          <table:table-cell office:value-type="float" office:value="0.0662657" calcext:value-type="float">
            <text:p>0.0662657</text:p>
          </table:table-cell>
          <table:table-cell office:value-type="float" office:value="0" calcext:value-type="float">
            <text:p>0</text:p>
          </table:table-cell>
          <table:table-cell office:value-type="float" office:value="2.92118" calcext:value-type="float">
            <text:p>2.92118</text:p>
          </table:table-cell>
          <table:table-cell office:value-type="float" office:value="0.459475" calcext:value-type="float">
            <text:p>0.459475</text:p>
          </table:table-cell>
          <table:table-cell office:value-type="float" office:value="0.246784" calcext:value-type="float">
            <text:p>0.246784</text:p>
          </table:table-cell>
          <table:table-cell office:value-type="float" office:value="258.776" calcext:value-type="float">
            <text:p>258.776</text:p>
          </table:table-cell>
          <table:table-cell office:value-type="float" office:value="254.257" calcext:value-type="float">
            <text:p>254.257</text:p>
          </table:table-cell>
        </table:table-row>
        <table:table-row table:style-name="ro1">
          <table:table-cell/>
          <table:table-cell office:value-type="float" office:value="0.0990979" calcext:value-type="float">
            <text:p>0.0990979</text:p>
          </table:table-cell>
          <table:table-cell office:value-type="float" office:value="0" calcext:value-type="float">
            <text:p>0</text:p>
          </table:table-cell>
          <table:table-cell office:value-type="float" office:value="2.93458" calcext:value-type="float">
            <text:p>2.93458</text:p>
          </table:table-cell>
          <table:table-cell office:value-type="float" office:value="0.458939" calcext:value-type="float">
            <text:p>0.458939</text:p>
          </table:table-cell>
          <table:table-cell office:value-type="float" office:value="0.244879" calcext:value-type="float">
            <text:p>0.244879</text:p>
          </table:table-cell>
          <table:table-cell office:value-type="float" office:value="0.99563" calcext:value-type="float">
            <text:p>0.99563</text:p>
          </table:table-cell>
          <table:table-cell office:value-type="float" office:value="1.00795" calcext:value-type="float">
            <text:p>1.00795</text:p>
          </table:table-cell>
        </table:table-row>
        <table:table-row table:style-name="ro1">
          <table:table-cell/>
          <table:table-cell office:value-type="float" office:value="0.15919" calcext:value-type="float">
            <text:p>0.15919</text:p>
          </table:table-cell>
          <table:table-cell office:value-type="float" office:value="0" calcext:value-type="float">
            <text:p>0</text:p>
          </table:table-cell>
          <table:table-cell office:value-type="float" office:value="2.98585" calcext:value-type="float">
            <text:p>2.98585</text:p>
          </table:table-cell>
          <table:table-cell office:value-type="float" office:value="0.47395" calcext:value-type="float">
            <text:p>0.47395</text:p>
          </table:table-cell>
          <table:table-cell office:value-type="float" office:value="0.290615" calcext:value-type="float">
            <text:p>0.290615</text:p>
          </table:table-cell>
          <table:table-cell office:value-type="float" office:value="0.56646" calcext:value-type="float">
            <text:p>0.56646</text:p>
          </table:table-cell>
          <table:table-cell office:value-type="float" office:value="0.569389" calcext:value-type="float">
            <text:p>0.569389</text:p>
          </table:table-cell>
        </table:table-row>
        <table:table-row table:style-name="ro1">
          <table:table-cell/>
          <table:table-cell office:value-type="float" office:value="0.187768" calcext:value-type="float">
            <text:p>0.187768</text:p>
          </table:table-cell>
          <table:table-cell office:value-type="float" office:value="0" calcext:value-type="float">
            <text:p>0</text:p>
          </table:table-cell>
          <table:table-cell office:value-type="float" office:value="3.05725" calcext:value-type="float">
            <text:p>3.05725</text:p>
          </table:table-cell>
          <table:table-cell office:value-type="float" office:value="0.481092" calcext:value-type="float">
            <text:p>0.481092</text:p>
          </table:table-cell>
          <table:table-cell office:value-type="float" office:value="0.270129" calcext:value-type="float">
            <text:p>0.270129</text:p>
          </table:table-cell>
          <table:table-cell office:value-type="float" office:value="0.475747" calcext:value-type="float">
            <text:p>0.475747</text:p>
          </table:table-cell>
          <table:table-cell office:value-type="float" office:value="0.459077" calcext:value-type="float">
            <text:p>0.459077</text:p>
          </table:table-cell>
        </table:table-row>
        <table:table-row table:style-name="ro1">
          <table:table-cell/>
          <table:table-cell office:value-type="float" office:value="0.11442" calcext:value-type="float">
            <text:p>0.11442</text:p>
          </table:table-cell>
          <table:table-cell office:value-type="float" office:value="0" calcext:value-type="float">
            <text:p>0</text:p>
          </table:table-cell>
          <table:table-cell office:value-type="float" office:value="2.96569" calcext:value-type="float">
            <text:p>2.96569</text:p>
          </table:table-cell>
          <table:table-cell office:value-type="float" office:value="0.465459" calcext:value-type="float">
            <text:p>0.465459</text:p>
          </table:table-cell>
          <table:table-cell office:value-type="float" office:value="0.253454" calcext:value-type="float">
            <text:p>0.253454</text:p>
          </table:table-cell>
          <table:table-cell office:value-type="float" office:value="219.413" calcext:value-type="float">
            <text:p>219.413</text:p>
          </table:table-cell>
          <table:table-cell office:value-type="float" office:value="213.716" calcext:value-type="float">
            <text:p>213.716</text:p>
          </table:table-cell>
        </table:table-row>
        <table:table-row table:style-name="ro1">
          <table:table-cell/>
          <table:table-cell office:value-type="float" office:value="0.144794" calcext:value-type="float">
            <text:p>0.144794</text:p>
          </table:table-cell>
          <table:table-cell office:value-type="float" office:value="0" calcext:value-type="float">
            <text:p>0</text:p>
          </table:table-cell>
          <table:table-cell office:value-type="float" office:value="3.00747" calcext:value-type="float">
            <text:p>3.00747</text:p>
          </table:table-cell>
          <table:table-cell office:value-type="float" office:value="0.461733" calcext:value-type="float">
            <text:p>0.461733</text:p>
          </table:table-cell>
          <table:table-cell office:value-type="float" office:value="0.278228" calcext:value-type="float">
            <text:p>0.278228</text:p>
          </table:table-cell>
          <table:table-cell office:value-type="float" office:value="187.797" calcext:value-type="float">
            <text:p>187.797</text:p>
          </table:table-cell>
          <table:table-cell office:value-type="float" office:value="190.013" calcext:value-type="float">
            <text:p>190.013</text:p>
          </table:table-cell>
        </table:table-row>
        <table:table-row table:style-name="ro1">
          <table:table-cell/>
          <table:table-cell office:value-type="float" office:value="0.200195" calcext:value-type="float">
            <text:p>0.200195</text:p>
          </table:table-cell>
          <table:table-cell office:value-type="float" office:value="0" calcext:value-type="float">
            <text:p>0</text:p>
          </table:table-cell>
          <table:table-cell office:value-type="float" office:value="3.01244" calcext:value-type="float">
            <text:p>3.01244</text:p>
          </table:table-cell>
          <table:table-cell office:value-type="float" office:value="0.477151" calcext:value-type="float">
            <text:p>0.477151</text:p>
          </table:table-cell>
          <table:table-cell office:value-type="float" office:value="0.284898" calcext:value-type="float">
            <text:p>0.284898</text:p>
          </table:table-cell>
          <table:table-cell office:value-type="float" office:value="0.310942" calcext:value-type="float">
            <text:p>0.310942</text:p>
          </table:table-cell>
          <table:table-cell office:value-type="float" office:value="0.303605" calcext:value-type="float">
            <text:p>0.303605</text:p>
          </table:table-cell>
        </table:table-row>
        <table:table-row table:style-name="ro1">
          <table:table-cell/>
          <table:table-cell office:value-type="float" office:value="0.0492966" calcext:value-type="float">
            <text:p>0.0492966</text:p>
          </table:table-cell>
          <table:table-cell office:value-type="float" office:value="0" calcext:value-type="float">
            <text:p>0</text:p>
          </table:table-cell>
          <table:table-cell office:value-type="float" office:value="3.35799" calcext:value-type="float">
            <text:p>3.35799</text:p>
          </table:table-cell>
          <table:table-cell office:value-type="float" office:value="0.634538" calcext:value-type="float">
            <text:p>0.634538</text:p>
          </table:table-cell>
          <table:table-cell office:value-type="float" office:value="0.0590758" calcext:value-type="float">
            <text:p>0.0590758</text:p>
          </table:table-cell>
          <table:table-cell office:value-type="float" office:value="101.487" calcext:value-type="float">
            <text:p>101.487</text:p>
          </table:table-cell>
          <table:table-cell office:value-type="float" office:value="98.9167" calcext:value-type="float">
            <text:p>98.9167</text:p>
          </table:table-cell>
        </table:table-row>
        <table:table-row table:style-name="ro1">
          <table:table-cell/>
          <table:table-cell office:value-type="float" office:value="0.0477285" calcext:value-type="float">
            <text:p>0.0477285</text:p>
          </table:table-cell>
          <table:table-cell office:value-type="float" office:value="0" calcext:value-type="float">
            <text:p>0</text:p>
          </table:table-cell>
          <table:table-cell office:value-type="float" office:value="3.2697" calcext:value-type="float">
            <text:p>3.2697</text:p>
          </table:table-cell>
          <table:table-cell office:value-type="float" office:value="0.538926" calcext:value-type="float">
            <text:p>0.538926</text:p>
          </table:table-cell>
          <table:table-cell office:value-type="float" office:value="0.121963" calcext:value-type="float">
            <text:p>0.121963</text:p>
          </table:table-cell>
          <table:table-cell office:value-type="float" office:value="3.61414" calcext:value-type="float">
            <text:p>3.61414</text:p>
          </table:table-cell>
          <table:table-cell office:value-type="float" office:value="3.24238" calcext:value-type="float">
            <text:p>3.24238</text:p>
          </table:table-cell>
        </table:table-row>
        <table:table-row table:style-name="ro1">
          <table:table-cell/>
          <table:table-cell office:value-type="float" office:value="0.0446937" calcext:value-type="float">
            <text:p>0.0446937</text:p>
          </table:table-cell>
          <table:table-cell office:value-type="float" office:value="0" calcext:value-type="float">
            <text:p>0</text:p>
          </table:table-cell>
          <table:table-cell office:value-type="float" office:value="3.49748" calcext:value-type="float">
            <text:p>3.49748</text:p>
          </table:table-cell>
          <table:table-cell office:value-type="float" office:value="0.625892" calcext:value-type="float">
            <text:p>0.625892</text:p>
          </table:table-cell>
          <table:table-cell office:value-type="float" office:value="0.0690805" calcext:value-type="float">
            <text:p>0.0690805</text:p>
          </table:table-cell>
          <table:table-cell office:value-type="float" office:value="116.264" calcext:value-type="float">
            <text:p>116.264</text:p>
          </table:table-cell>
          <table:table-cell office:value-type="float" office:value="109.137" calcext:value-type="float">
            <text:p>109.137</text:p>
          </table:table-cell>
        </table:table-row>
        <table:table-row table:style-name="ro1">
          <table:table-cell/>
          <table:table-cell office:value-type="float" office:value="0.0466435" calcext:value-type="float">
            <text:p>0.0466435</text:p>
          </table:table-cell>
          <table:table-cell office:value-type="float" office:value="0" calcext:value-type="float">
            <text:p>0</text:p>
          </table:table-cell>
          <table:table-cell office:value-type="float" office:value="3.07577" calcext:value-type="float">
            <text:p>3.07577</text:p>
          </table:table-cell>
          <table:table-cell office:value-type="float" office:value="0.488361" calcext:value-type="float">
            <text:p>0.488361</text:p>
          </table:table-cell>
          <table:table-cell office:value-type="float" office:value="0.218199" calcext:value-type="float">
            <text:p>0.218199</text:p>
          </table:table-cell>
          <table:table-cell office:value-type="float" office:value="0.562047" calcext:value-type="float">
            <text:p>0.562047</text:p>
          </table:table-cell>
          <table:table-cell office:value-type="float" office:value="0.564674" calcext:value-type="float">
            <text:p>0.564674</text:p>
          </table:table-cell>
        </table:table-row>
        <table:table-row table:style-name="ro1">
          <table:table-cell/>
          <table:table-cell office:value-type="float" office:value="0.055155" calcext:value-type="float">
            <text:p>0.055155</text:p>
          </table:table-cell>
          <table:table-cell office:value-type="float" office:value="0" calcext:value-type="float">
            <text:p>0</text:p>
          </table:table-cell>
          <table:table-cell office:value-type="float" office:value="3.00896" calcext:value-type="float">
            <text:p>3.00896</text:p>
          </table:table-cell>
          <table:table-cell office:value-type="float" office:value="0.496135" calcext:value-type="float">
            <text:p>0.496135</text:p>
          </table:table-cell>
          <table:table-cell office:value-type="float" office:value="0.186279" calcext:value-type="float">
            <text:p>0.186279</text:p>
          </table:table-cell>
          <table:table-cell office:value-type="float" office:value="1.04136" calcext:value-type="float">
            <text:p>1.04136</text:p>
          </table:table-cell>
          <table:table-cell office:value-type="float" office:value="1.00204" calcext:value-type="float">
            <text:p>1.00204</text:p>
          </table:table-cell>
        </table:table-row>
        <table:table-row table:style-name="ro1">
          <table:table-cell/>
          <table:table-cell office:value-type="float" office:value="0.0287155" calcext:value-type="float">
            <text:p>0.0287155</text:p>
          </table:table-cell>
          <table:table-cell office:value-type="float" office:value="0" calcext:value-type="float">
            <text:p>0</text:p>
          </table:table-cell>
          <table:table-cell office:value-type="float" office:value="2.96054" calcext:value-type="float">
            <text:p>2.96054</text:p>
          </table:table-cell>
          <table:table-cell office:value-type="float" office:value="0.599975" calcext:value-type="float">
            <text:p>0.599975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08.632" calcext:value-type="float">
            <text:p>108.632</text:p>
          </table:table-cell>
          <table:table-cell office:value-type="float" office:value="107.854" calcext:value-type="float">
            <text:p>107.854</text:p>
          </table:table-cell>
        </table:table-row>
        <table:table-row table:style-name="ro1">
          <table:table-cell/>
          <table:table-cell office:value-type="float" office:value="0.043618" calcext:value-type="float">
            <text:p>0.043618</text:p>
          </table:table-cell>
          <table:table-cell office:value-type="float" office:value="0" calcext:value-type="float">
            <text:p>0</text:p>
          </table:table-cell>
          <table:table-cell office:value-type="float" office:value="3.30115" calcext:value-type="float">
            <text:p>3.30115</text:p>
          </table:table-cell>
          <table:table-cell office:value-type="float" office:value="0.624907" calcext:value-type="float">
            <text:p>0.624907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155.612" calcext:value-type="float">
            <text:p>155.612</text:p>
          </table:table-cell>
          <table:table-cell office:value-type="float" office:value="164.026" calcext:value-type="float">
            <text:p>164.026</text:p>
          </table:table-cell>
        </table:table-row>
        <table:table-row table:style-name="ro1">
          <table:table-cell/>
          <table:table-cell office:value-type="float" office:value="0.0389222" calcext:value-type="float">
            <text:p>0.0389222</text:p>
          </table:table-cell>
          <table:table-cell office:value-type="float" office:value="0" calcext:value-type="float">
            <text:p>0</text:p>
          </table:table-cell>
          <table:table-cell office:value-type="float" office:value="3.44571" calcext:value-type="float">
            <text:p>3.44571</text:p>
          </table:table-cell>
          <table:table-cell office:value-type="float" office:value="0.688186" calcext:value-type="float">
            <text:p>0.688186</text:p>
          </table:table-cell>
          <table:table-cell office:value-type="float" office:value="0.0686041" calcext:value-type="float">
            <text:p>0.0686041</text:p>
          </table:table-cell>
          <table:table-cell office:value-type="float" office:value="119.794" calcext:value-type="float">
            <text:p>119.794</text:p>
          </table:table-cell>
          <table:table-cell office:value-type="float" office:value="118.335" calcext:value-type="float">
            <text:p>118.335</text:p>
          </table:table-cell>
        </table:table-row>
        <table:table-row table:style-name="ro1">
          <table:table-cell/>
          <table:table-cell office:value-type="float" office:value="0.0348824" calcext:value-type="float">
            <text:p>0.0348824</text:p>
          </table:table-cell>
          <table:table-cell office:value-type="float" office:value="0" calcext:value-type="float">
            <text:p>0</text:p>
          </table:table-cell>
          <table:table-cell office:value-type="float" office:value="3.40879" calcext:value-type="float">
            <text:p>3.40879</text:p>
          </table:table-cell>
          <table:table-cell office:value-type="float" office:value="0.66651" calcext:value-type="float">
            <text:p>0.66651</text:p>
          </table:table-cell>
          <table:table-cell office:value-type="float" office:value="0.0476417" calcext:value-type="float">
            <text:p>0.0476417</text:p>
          </table:table-cell>
          <table:table-cell office:value-type="float" office:value="69.0654" calcext:value-type="float">
            <text:p>69.0654</text:p>
          </table:table-cell>
          <table:table-cell office:value-type="float" office:value="73.7299" calcext:value-type="float">
            <text:p>73.7299</text:p>
          </table:table-cell>
        </table:table-row>
        <table:table-row table:style-name="ro1">
          <table:table-cell/>
          <table:table-cell office:value-type="float" office:value="0.15481" calcext:value-type="float">
            <text:p>0.15481</text:p>
          </table:table-cell>
          <table:table-cell office:value-type="float" office:value="0" calcext:value-type="float">
            <text:p>0</text:p>
          </table:table-cell>
          <table:table-cell office:value-type="float" office:value="3.10295" calcext:value-type="float">
            <text:p>3.10295</text:p>
          </table:table-cell>
          <table:table-cell office:value-type="float" office:value="0.474133" calcext:value-type="float">
            <text:p>0.474133</text:p>
          </table:table-cell>
          <table:table-cell office:value-type="float" office:value="0.282515" calcext:value-type="float">
            <text:p>0.282515</text:p>
          </table:table-cell>
          <table:table-cell office:value-type="float" office:value="0.532793" calcext:value-type="float">
            <text:p>0.532793</text:p>
          </table:table-cell>
          <table:table-cell office:value-type="float" office:value="0.55261" calcext:value-type="float">
            <text:p>0.55261</text:p>
          </table:table-cell>
        </table:table-row>
        <table:table-row table:style-name="ro1">
          <table:table-cell/>
          <table:table-cell office:value-type="float" office:value="0.126682" calcext:value-type="float">
            <text:p>0.126682</text:p>
          </table:table-cell>
          <table:table-cell office:value-type="float" office:value="0" calcext:value-type="float">
            <text:p>0</text:p>
          </table:table-cell>
          <table:table-cell office:value-type="float" office:value="3.01726" calcext:value-type="float">
            <text:p>3.01726</text:p>
          </table:table-cell>
          <table:table-cell office:value-type="float" office:value="0.469533" calcext:value-type="float">
            <text:p>0.469533</text:p>
          </table:table-cell>
          <table:table-cell office:value-type="float" office:value="0.274416" calcext:value-type="float">
            <text:p>0.274416</text:p>
          </table:table-cell>
          <table:table-cell office:value-type="float" office:value="0.670262" calcext:value-type="float">
            <text:p>0.670262</text:p>
          </table:table-cell>
          <table:table-cell office:value-type="float" office:value="0.641116" calcext:value-type="float">
            <text:p>0.641116</text:p>
          </table:table-cell>
        </table:table-row>
        <table:table-row table:style-name="ro1">
          <table:table-cell/>
          <table:table-cell office:value-type="float" office:value="0.0715381" calcext:value-type="float">
            <text:p>0.0715381</text:p>
          </table:table-cell>
          <table:table-cell office:value-type="float" office:value="0" calcext:value-type="float">
            <text:p>0</text:p>
          </table:table-cell>
          <table:table-cell office:value-type="float" office:value="3.03826" calcext:value-type="float">
            <text:p>3.03826</text:p>
          </table:table-cell>
          <table:table-cell office:value-type="float" office:value="0.472203" calcext:value-type="float">
            <text:p>0.472203</text:p>
          </table:table-cell>
          <table:table-cell office:value-type="float" office:value="0.272511" calcext:value-type="float">
            <text:p>0.272511</text:p>
          </table:table-cell>
          <table:table-cell office:value-type="float" office:value="0.495005" calcext:value-type="float">
            <text:p>0.495005</text:p>
          </table:table-cell>
          <table:table-cell office:value-type="float" office:value="0.473621" calcext:value-type="float">
            <text:p>0.473621</text:p>
          </table:table-cell>
        </table:table-row>
        <table:table-row table:style-name="ro1">
          <table:table-cell/>
          <table:table-cell office:value-type="float" office:value="0.117094" calcext:value-type="float">
            <text:p>0.117094</text:p>
          </table:table-cell>
          <table:table-cell office:value-type="float" office:value="0" calcext:value-type="float">
            <text:p>0</text:p>
          </table:table-cell>
          <table:table-cell office:value-type="float" office:value="3.05735" calcext:value-type="float">
            <text:p>3.05735</text:p>
          </table:table-cell>
          <table:table-cell office:value-type="float" office:value="0.48348" calcext:value-type="float">
            <text:p>0.48348</text:p>
          </table:table-cell>
          <table:table-cell office:value-type="float" office:value="0.271558" calcext:value-type="float">
            <text:p>0.271558</text:p>
          </table:table-cell>
          <table:table-cell office:value-type="float" office:value="0.800219" calcext:value-type="float">
            <text:p>0.800219</text:p>
          </table:table-cell>
          <table:table-cell office:value-type="float" office:value="0.800775" calcext:value-type="float">
            <text:p>0.800775</text:p>
          </table:table-cell>
        </table:table-row>
        <table:table-row table:style-name="ro1">
          <table:table-cell/>
          <table:table-cell office:value-type="float" office:value="0.160999" calcext:value-type="float">
            <text:p>0.160999</text:p>
          </table:table-cell>
          <table:table-cell office:value-type="float" office:value="0" calcext:value-type="float">
            <text:p>0</text:p>
          </table:table-cell>
          <table:table-cell office:value-type="float" office:value="3.05326" calcext:value-type="float">
            <text:p>3.05326</text:p>
          </table:table-cell>
          <table:table-cell office:value-type="float" office:value="0.48146" calcext:value-type="float">
            <text:p>0.48146</text:p>
          </table:table-cell>
          <table:table-cell office:value-type="float" office:value="0.271081" calcext:value-type="float">
            <text:p>0.271081</text:p>
          </table:table-cell>
          <table:table-cell office:value-type="float" office:value="0.501272" calcext:value-type="float">
            <text:p>0.501272</text:p>
          </table:table-cell>
          <table:table-cell office:value-type="float" office:value="0.538678" calcext:value-type="float">
            <text:p>0.538678</text:p>
          </table:table-cell>
        </table:table-row>
        <table:table-row table:style-name="ro1">
          <table:table-cell/>
          <table:table-cell office:value-type="float" office:value="0.0918198" calcext:value-type="float">
            <text:p>0.0918198</text:p>
          </table:table-cell>
          <table:table-cell office:value-type="float" office:value="0" calcext:value-type="float">
            <text:p>0</text:p>
          </table:table-cell>
          <table:table-cell office:value-type="float" office:value="2.94323" calcext:value-type="float">
            <text:p>2.94323</text:p>
          </table:table-cell>
          <table:table-cell office:value-type="float" office:value="0.539712" calcext:value-type="float">
            <text:p>0.539712</text:p>
          </table:table-cell>
          <table:table-cell office:value-type="float" office:value="0.169128" calcext:value-type="float">
            <text:p>0.169128</text:p>
          </table:table-cell>
          <table:table-cell office:value-type="float" office:value="0.543373" calcext:value-type="float">
            <text:p>0.543373</text:p>
          </table:table-cell>
          <table:table-cell office:value-type="float" office:value="0.546736" calcext:value-type="float">
            <text:p>0.546736</text:p>
          </table:table-cell>
        </table:table-row>
        <table:table-row table:style-name="ro1">
          <table:table-cell/>
          <table:table-cell office:value-type="float" office:value="0.128207" calcext:value-type="float">
            <text:p>0.128207</text:p>
          </table:table-cell>
          <table:table-cell office:value-type="float" office:value="0" calcext:value-type="float">
            <text:p>0</text:p>
          </table:table-cell>
          <table:table-cell office:value-type="float" office:value="2.96559" calcext:value-type="float">
            <text:p>2.96559</text:p>
          </table:table-cell>
          <table:table-cell office:value-type="float" office:value="0.497214" calcext:value-type="float">
            <text:p>0.497214</text:p>
          </table:table-cell>
          <table:table-cell office:value-type="float" office:value="0.211529" calcext:value-type="float">
            <text:p>0.211529</text:p>
          </table:table-cell>
          <table:table-cell office:value-type="float" office:value="0.262746" calcext:value-type="float">
            <text:p>0.262746</text:p>
          </table:table-cell>
          <table:table-cell office:value-type="float" office:value="0.267149" calcext:value-type="float">
            <text:p>0.267149</text:p>
          </table:table-cell>
        </table:table-row>
        <table:table-row table:style-name="ro1">
          <table:table-cell/>
          <table:table-cell office:value-type="float" office:value="0.246674" calcext:value-type="float">
            <text:p>0.246674</text:p>
          </table:table-cell>
          <table:table-cell office:value-type="float" office:value="0" calcext:value-type="float">
            <text:p>0</text:p>
          </table:table-cell>
          <table:table-cell office:value-type="float" office:value="2.89929" calcext:value-type="float">
            <text:p>2.89929</text:p>
          </table:table-cell>
          <table:table-cell office:value-type="float" office:value="0.463732" calcext:value-type="float">
            <text:p>0.463732</text:p>
          </table:table-cell>
          <table:table-cell office:value-type="float" office:value="0.259171" calcext:value-type="float">
            <text:p>0.259171</text:p>
          </table:table-cell>
          <table:table-cell office:value-type="float" office:value="0.232949" calcext:value-type="float">
            <text:p>0.232949</text:p>
          </table:table-cell>
          <table:table-cell office:value-type="float" office:value="0.234867" calcext:value-type="float">
            <text:p>0.234867</text:p>
          </table:table-cell>
        </table:table-row>
        <table:table-row table:style-name="ro1">
          <table:table-cell/>
          <table:table-cell office:value-type="float" office:value="0.159125" calcext:value-type="float">
            <text:p>0.159125</text:p>
          </table:table-cell>
          <table:table-cell office:value-type="float" office:value="0" calcext:value-type="float">
            <text:p>0</text:p>
          </table:table-cell>
          <table:table-cell office:value-type="float" office:value="2.97938" calcext:value-type="float">
            <text:p>2.97938</text:p>
          </table:table-cell>
          <table:table-cell office:value-type="float" office:value="0.465101" calcext:value-type="float">
            <text:p>0.465101</text:p>
          </table:table-cell>
          <table:table-cell office:value-type="float" office:value="0.266317" calcext:value-type="float">
            <text:p>0.266317</text:p>
          </table:table-cell>
          <table:table-cell office:value-type="float" office:value="0.347416" calcext:value-type="float">
            <text:p>0.347416</text:p>
          </table:table-cell>
          <table:table-cell office:value-type="float" office:value="0.346887" calcext:value-type="float">
            <text:p>0.346887</text:p>
          </table:table-cell>
        </table:table-row>
        <table:table-row table:style-name="ro1">
          <table:table-cell/>
          <table:table-cell office:value-type="float" office:value="0.0284723" calcext:value-type="float">
            <text:p>0.0284723</text:p>
          </table:table-cell>
          <table:table-cell office:value-type="float" office:value="0" calcext:value-type="float">
            <text:p>0</text:p>
          </table:table-cell>
          <table:table-cell office:value-type="float" office:value="2.95454" calcext:value-type="float">
            <text:p>2.95454</text:p>
          </table:table-cell>
          <table:table-cell office:value-type="float" office:value="0.474879" calcext:value-type="float">
            <text:p>0.474879</text:p>
          </table:table-cell>
          <table:table-cell office:value-type="float" office:value="0.195808" calcext:value-type="float">
            <text:p>0.195808</text:p>
          </table:table-cell>
          <table:table-cell office:value-type="float" office:value="0.715404" calcext:value-type="float">
            <text:p>0.715404</text:p>
          </table:table-cell>
          <table:table-cell office:value-type="float" office:value="0.724638" calcext:value-type="float">
            <text:p>0.724638</text:p>
          </table:table-cell>
        </table:table-row>
        <table:table-row table:style-name="ro1">
          <table:table-cell/>
          <table:table-cell office:value-type="float" office:value="0.137387" calcext:value-type="float">
            <text:p>0.137387</text:p>
          </table:table-cell>
          <table:table-cell office:value-type="float" office:value="0" calcext:value-type="float">
            <text:p>0</text:p>
          </table:table-cell>
          <table:table-cell office:value-type="float" office:value="2.99231" calcext:value-type="float">
            <text:p>2.99231</text:p>
          </table:table-cell>
          <table:table-cell office:value-type="float" office:value="0.504553" calcext:value-type="float">
            <text:p>0.504553</text:p>
          </table:table-cell>
          <table:table-cell office:value-type="float" office:value="0.206765" calcext:value-type="float">
            <text:p>0.206765</text:p>
          </table:table-cell>
          <table:table-cell office:value-type="float" office:value="0.592848" calcext:value-type="float">
            <text:p>0.592848</text:p>
          </table:table-cell>
          <table:table-cell office:value-type="float" office:value="0.576721" calcext:value-type="float">
            <text:p>0.576721</text:p>
          </table:table-cell>
        </table:table-row>
        <table:table-row table:style-name="ro1">
          <table:table-cell/>
          <table:table-cell office:value-type="float" office:value="0.0591963" calcext:value-type="float">
            <text:p>0.0591963</text:p>
          </table:table-cell>
          <table:table-cell office:value-type="float" office:value="0" calcext:value-type="float">
            <text:p>0</text:p>
          </table:table-cell>
          <table:table-cell office:value-type="float" office:value="3.06479" calcext:value-type="float">
            <text:p>3.06479</text:p>
          </table:table-cell>
          <table:table-cell office:value-type="float" office:value="0.504145" calcext:value-type="float">
            <text:p>0.504145</text:p>
          </table:table-cell>
          <table:table-cell office:value-type="float" office:value="0.191996" calcext:value-type="float">
            <text:p>0.191996</text:p>
          </table:table-cell>
          <table:table-cell office:value-type="float" office:value="0.350138" calcext:value-type="float">
            <text:p>0.350138</text:p>
          </table:table-cell>
          <table:table-cell office:value-type="float" office:value="0.352505" calcext:value-type="float">
            <text:p>0.352505</text:p>
          </table:table-cell>
        </table:table-row>
        <table:table-row table:style-name="ro1">
          <table:table-cell/>
          <table:table-cell office:value-type="float" office:value="0.124401" calcext:value-type="float">
            <text:p>0.124401</text:p>
          </table:table-cell>
          <table:table-cell office:value-type="float" office:value="0" calcext:value-type="float">
            <text:p>0</text:p>
          </table:table-cell>
          <table:table-cell office:value-type="float" office:value="2.94466" calcext:value-type="float">
            <text:p>2.94466</text:p>
          </table:table-cell>
          <table:table-cell office:value-type="float" office:value="0.473744" calcext:value-type="float">
            <text:p>0.473744</text:p>
          </table:table-cell>
          <table:table-cell office:value-type="float" office:value="0.249166" calcext:value-type="float">
            <text:p>0.249166</text:p>
          </table:table-cell>
          <table:table-cell office:value-type="float" office:value="0.572462" calcext:value-type="float">
            <text:p>0.572462</text:p>
          </table:table-cell>
          <table:table-cell office:value-type="float" office:value="0.546554" calcext:value-type="float">
            <text:p>0.546554</text:p>
          </table:table-cell>
        </table:table-row>
        <table:table-row table:style-name="ro1">
          <table:table-cell/>
          <table:table-cell office:value-type="float" office:value="0.17552" calcext:value-type="float">
            <text:p>0.17552</text:p>
          </table:table-cell>
          <table:table-cell office:value-type="float" office:value="0" calcext:value-type="float">
            <text:p>0</text:p>
          </table:table-cell>
          <table:table-cell office:value-type="float" office:value="2.9932" calcext:value-type="float">
            <text:p>2.9932</text:p>
          </table:table-cell>
          <table:table-cell office:value-type="float" office:value="0.497149" calcext:value-type="float">
            <text:p>0.497149</text:p>
          </table:table-cell>
          <table:table-cell office:value-type="float" office:value="0.251548" calcext:value-type="float">
            <text:p>0.251548</text:p>
          </table:table-cell>
          <table:table-cell office:value-type="float" office:value="0.588224" calcext:value-type="float">
            <text:p>0.588224</text:p>
          </table:table-cell>
          <table:table-cell office:value-type="float" office:value="0.590891" calcext:value-type="float">
            <text:p>0.590891</text:p>
          </table:table-cell>
        </table:table-row>
        <table:table-row table:style-name="ro1">
          <table:table-cell/>
          <table:table-cell office:value-type="float" office:value="0.149655" calcext:value-type="float">
            <text:p>0.149655</text:p>
          </table:table-cell>
          <table:table-cell office:value-type="float" office:value="0" calcext:value-type="float">
            <text:p>0</text:p>
          </table:table-cell>
          <table:table-cell office:value-type="float" office:value="2.82702" calcext:value-type="float">
            <text:p>2.82702</text:p>
          </table:table-cell>
          <table:table-cell office:value-type="float" office:value="0.50735" calcext:value-type="float">
            <text:p>0.50735</text:p>
          </table:table-cell>
          <table:table-cell office:value-type="float" office:value="0.23535" calcext:value-type="float">
            <text:p>0.23535</text:p>
          </table:table-cell>
          <table:table-cell office:value-type="float" office:value="0.576803" calcext:value-type="float">
            <text:p>0.576803</text:p>
          </table:table-cell>
          <table:table-cell office:value-type="float" office:value="0.593262" calcext:value-type="float">
            <text:p>0.593262</text:p>
          </table:table-cell>
        </table:table-row>
        <table:table-row table:style-name="ro1">
          <table:table-cell/>
          <table:table-cell office:value-type="float" office:value="0.0495554" calcext:value-type="float">
            <text:p>0.0495554</text:p>
          </table:table-cell>
          <table:table-cell office:value-type="float" office:value="0" calcext:value-type="float">
            <text:p>0</text:p>
          </table:table-cell>
          <table:table-cell office:value-type="float" office:value="2.77814" calcext:value-type="float">
            <text:p>2.77814</text:p>
          </table:table-cell>
          <table:table-cell office:value-type="float" office:value="0.57349" calcext:value-type="float">
            <text:p>0.57349</text:p>
          </table:table-cell>
          <table:table-cell office:value-type="float" office:value="0.14626" calcext:value-type="float">
            <text:p>0.14626</text:p>
          </table:table-cell>
          <table:table-cell office:value-type="float" office:value="0.607983" calcext:value-type="float">
            <text:p>0.607983</text:p>
          </table:table-cell>
          <table:table-cell office:value-type="float" office:value="0.582099" calcext:value-type="float">
            <text:p>0.582099</text:p>
          </table:table-cell>
        </table:table-row>
        <table:table-row table:style-name="ro1">
          <table:table-cell/>
          <table:table-cell office:value-type="float" office:value="0.252519" calcext:value-type="float">
            <text:p>0.252519</text:p>
          </table:table-cell>
          <table:table-cell office:value-type="float" office:value="0" calcext:value-type="float">
            <text:p>0</text:p>
          </table:table-cell>
          <table:table-cell office:value-type="float" office:value="2.8836" calcext:value-type="float">
            <text:p>2.8836</text:p>
          </table:table-cell>
          <table:table-cell office:value-type="float" office:value="0.479361" calcext:value-type="float">
            <text:p>0.479361</text:p>
          </table:table-cell>
          <table:table-cell office:value-type="float" office:value="0.244879" calcext:value-type="float">
            <text:p>0.244879</text:p>
          </table:table-cell>
          <table:table-cell office:value-type="float" office:value="0.437949" calcext:value-type="float">
            <text:p>0.437949</text:p>
          </table:table-cell>
          <table:table-cell office:value-type="float" office:value="0.433467" calcext:value-type="float">
            <text:p>0.433467</text:p>
          </table:table-cell>
        </table:table-row>
        <table:table-row table:style-name="ro1">
          <table:table-cell table:style-name="ce6" office:value-type="string" calcext:value-type="string">
            <text:p>parasaurolophus</text:p>
          </table:table-cell>
          <table:table-cell office:value-type="float" office:value="0.171023" calcext:value-type="float">
            <text:p>0.171023</text:p>
          </table:table-cell>
          <table:table-cell office:value-type="float" office:value="0" calcext:value-type="float">
            <text:p>0</text:p>
          </table:table-cell>
          <table:table-cell office:value-type="float" office:value="2.96108" calcext:value-type="float">
            <text:p>2.96108</text:p>
          </table:table-cell>
          <table:table-cell office:value-type="float" office:value="0.470967" calcext:value-type="float">
            <text:p>0.470967</text:p>
          </table:table-cell>
          <table:table-cell office:value-type="float" office:value="0.261585" calcext:value-type="float">
            <text:p>0.261585</text:p>
          </table:table-cell>
          <table:table-cell office:value-type="float" office:value="0.313913" calcext:value-type="float">
            <text:p>0.313913</text:p>
          </table:table-cell>
          <table:table-cell office:value-type="float" office:value="0.302503" calcext:value-type="float">
            <text:p>0.302503</text:p>
          </table:table-cell>
        </table:table-row>
        <table:table-row table:style-name="ro1">
          <table:table-cell/>
          <table:table-cell office:value-type="float" office:value="0.0752721" calcext:value-type="float">
            <text:p>0.0752721</text:p>
          </table:table-cell>
          <table:table-cell office:value-type="float" office:value="0" calcext:value-type="float">
            <text:p>0</text:p>
          </table:table-cell>
          <table:table-cell office:value-type="float" office:value="2.96903" calcext:value-type="float">
            <text:p>2.96903</text:p>
          </table:table-cell>
          <table:table-cell office:value-type="float" office:value="0.483698" calcext:value-type="float">
            <text:p>0.483698</text:p>
          </table:table-cell>
          <table:table-cell office:value-type="float" office:value="0.217596" calcext:value-type="float">
            <text:p>0.217596</text:p>
          </table:table-cell>
          <table:table-cell office:value-type="float" office:value="1.08866" calcext:value-type="float">
            <text:p>1.08866</text:p>
          </table:table-cell>
          <table:table-cell office:value-type="float" office:value="0.9767" calcext:value-type="float">
            <text:p>0.9767</text:p>
          </table:table-cell>
        </table:table-row>
        <table:table-row table:style-name="ro1">
          <table:table-cell/>
          <table:table-cell office:value-type="float" office:value="0.088413" calcext:value-type="float">
            <text:p>0.088413</text:p>
          </table:table-cell>
          <table:table-cell office:value-type="float" office:value="0" calcext:value-type="float">
            <text:p>0</text:p>
          </table:table-cell>
          <table:table-cell office:value-type="float" office:value="3.17209" calcext:value-type="float">
            <text:p>3.17209</text:p>
          </table:table-cell>
          <table:table-cell office:value-type="float" office:value="0.498466" calcext:value-type="float">
            <text:p>0.498466</text:p>
          </table:table-cell>
          <table:table-cell office:value-type="float" office:value="0.188046" calcext:value-type="float">
            <text:p>0.188046</text:p>
          </table:table-cell>
          <table:table-cell office:value-type="float" office:value="2.50918" calcext:value-type="float">
            <text:p>2.50918</text:p>
          </table:table-cell>
          <table:table-cell office:value-type="float" office:value="2.39017" calcext:value-type="float">
            <text:p>2.39017</text:p>
          </table:table-cell>
        </table:table-row>
        <table:table-row table:style-name="ro1">
          <table:table-cell/>
          <table:table-cell office:value-type="float" office:value="0.0550281" calcext:value-type="float">
            <text:p>0.0550281</text:p>
          </table:table-cell>
          <table:table-cell office:value-type="float" office:value="0" calcext:value-type="float">
            <text:p>0</text:p>
          </table:table-cell>
          <table:table-cell office:value-type="float" office:value="3.53596" calcext:value-type="float">
            <text:p>3.53596</text:p>
          </table:table-cell>
          <table:table-cell office:value-type="float" office:value="0.636895" calcext:value-type="float">
            <text:p>0.636895</text:p>
          </table:table-cell>
          <table:table-cell office:value-type="float" office:value="0.0755541" calcext:value-type="float">
            <text:p>0.0755541</text:p>
          </table:table-cell>
          <table:table-cell office:value-type="float" office:value="180.658" calcext:value-type="float">
            <text:p>180.658</text:p>
          </table:table-cell>
          <table:table-cell office:value-type="float" office:value="178.574" calcext:value-type="float">
            <text:p>178.574</text:p>
          </table:table-cell>
        </table:table-row>
        <table:table-row table:style-name="ro1">
          <table:table-cell/>
          <table:table-cell office:value-type="float" office:value="0.0587738" calcext:value-type="float">
            <text:p>0.0587738</text:p>
          </table:table-cell>
          <table:table-cell office:value-type="float" office:value="0" calcext:value-type="float">
            <text:p>0</text:p>
          </table:table-cell>
          <table:table-cell office:value-type="float" office:value="3.32951" calcext:value-type="float">
            <text:p>3.32951</text:p>
          </table:table-cell>
          <table:table-cell office:value-type="float" office:value="0.614065" calcext:value-type="float">
            <text:p>0.614065</text:p>
          </table:table-cell>
          <table:table-cell office:value-type="float" office:value="0.0473472" calcext:value-type="float">
            <text:p>0.0473472</text:p>
          </table:table-cell>
          <table:table-cell office:value-type="float" office:value="221.7" calcext:value-type="float">
            <text:p>221.7</text:p>
          </table:table-cell>
          <table:table-cell office:value-type="float" office:value="216.079" calcext:value-type="float">
            <text:p>216.079</text:p>
          </table:table-cell>
        </table:table-row>
        <table:table-row table:style-name="ro1">
          <table:table-cell/>
          <table:table-cell office:value-type="float" office:value="0.295745" calcext:value-type="float">
            <text:p>0.295745</text:p>
          </table:table-cell>
          <table:table-cell office:value-type="float" office:value="0" calcext:value-type="float">
            <text:p>0</text:p>
          </table:table-cell>
          <table:table-cell office:value-type="float" office:value="3.03334" calcext:value-type="float">
            <text:p>3.03334</text:p>
          </table:table-cell>
          <table:table-cell office:value-type="float" office:value="0.476568" calcext:value-type="float">
            <text:p>0.476568</text:p>
          </table:table-cell>
          <table:table-cell office:value-type="float" office:value="0.265615" calcext:value-type="float">
            <text:p>0.265615</text:p>
          </table:table-cell>
          <table:table-cell office:value-type="float" office:value="0.524166" calcext:value-type="float">
            <text:p>0.524166</text:p>
          </table:table-cell>
          <table:table-cell office:value-type="float" office:value="0.466131" calcext:value-type="float">
            <text:p>0.466131</text:p>
          </table:table-cell>
        </table:table-row>
        <table:table-row table:style-name="ro1">
          <table:table-cell/>
          <table:table-cell office:value-type="float" office:value="0.0381594" calcext:value-type="float">
            <text:p>0.0381594</text:p>
          </table:table-cell>
          <table:table-cell office:value-type="float" office:value="0" calcext:value-type="float">
            <text:p>0</text:p>
          </table:table-cell>
          <table:table-cell office:value-type="float" office:value="3.55806" calcext:value-type="float">
            <text:p>3.55806</text:p>
          </table:table-cell>
          <table:table-cell office:value-type="float" office:value="0.608818" calcext:value-type="float">
            <text:p>0.608818</text:p>
          </table:table-cell>
          <table:table-cell office:value-type="float" office:value="0.0292142" calcext:value-type="float">
            <text:p>0.0292142</text:p>
          </table:table-cell>
          <table:table-cell office:value-type="float" office:value="48.2771" calcext:value-type="float">
            <text:p>48.2771</text:p>
          </table:table-cell>
          <table:table-cell office:value-type="float" office:value="43.9409" calcext:value-type="float">
            <text:p>43.9409</text:p>
          </table:table-cell>
        </table:table-row>
        <table:table-row table:style-name="ro1">
          <table:table-cell/>
          <table:table-cell office:value-type="float" office:value="0.0616861" calcext:value-type="float">
            <text:p>0.0616861</text:p>
          </table:table-cell>
          <table:table-cell office:value-type="float" office:value="0" calcext:value-type="float">
            <text:p>0</text:p>
          </table:table-cell>
          <table:table-cell office:value-type="float" office:value="3.36778" calcext:value-type="float">
            <text:p>3.36778</text:p>
          </table:table-cell>
          <table:table-cell office:value-type="float" office:value="0.611915" calcext:value-type="float">
            <text:p>0.611915</text:p>
          </table:table-cell>
          <table:table-cell office:value-type="float" office:value="0.0224983" calcext:value-type="float">
            <text:p>0.0224983</text:p>
          </table:table-cell>
          <table:table-cell office:value-type="float" office:value="110.663" calcext:value-type="float">
            <text:p>110.663</text:p>
          </table:table-cell>
          <table:table-cell office:value-type="float" office:value="96.5516" calcext:value-type="float">
            <text:p>96.5516</text:p>
          </table:table-cell>
        </table:table-row>
        <table:table-row table:style-name="ro1">
          <table:table-cell/>
          <table:table-cell office:value-type="float" office:value="0.0448976" calcext:value-type="float">
            <text:p>0.0448976</text:p>
          </table:table-cell>
          <table:table-cell office:value-type="float" office:value="0" calcext:value-type="float">
            <text:p>0</text:p>
          </table:table-cell>
          <table:table-cell office:value-type="float" office:value="3.38424" calcext:value-type="float">
            <text:p>3.38424</text:p>
          </table:table-cell>
          <table:table-cell office:value-type="float" office:value="0.691924" calcext:value-type="float">
            <text:p>0.691924</text:p>
          </table:table-cell>
          <table:table-cell office:value-type="float" office:value="0.0564137" calcext:value-type="float">
            <text:p>0.0564137</text:p>
          </table:table-cell>
          <table:table-cell office:value-type="float" office:value="148.619" calcext:value-type="float">
            <text:p>148.619</text:p>
          </table:table-cell>
          <table:table-cell office:value-type="float" office:value="152.079" calcext:value-type="float">
            <text:p>152.079</text:p>
          </table:table-cell>
        </table:table-row>
        <table:table-row table:style-name="ro1">
          <table:table-cell/>
          <table:table-cell office:value-type="float" office:value="0.0458833" calcext:value-type="float">
            <text:p>0.0458833</text:p>
          </table:table-cell>
          <table:table-cell office:value-type="float" office:value="0" calcext:value-type="float">
            <text:p>0</text:p>
          </table:table-cell>
          <table:table-cell office:value-type="float" office:value="3.52108" calcext:value-type="float">
            <text:p>3.52108</text:p>
          </table:table-cell>
          <table:table-cell office:value-type="float" office:value="0.72959" calcext:value-type="float">
            <text:p>0.72959</text:p>
          </table:table-cell>
          <table:table-cell office:value-type="float" office:value="0.0456682" calcext:value-type="float">
            <text:p>0.0456682</text:p>
          </table:table-cell>
          <table:table-cell office:value-type="float" office:value="177.743" calcext:value-type="float">
            <text:p>177.743</text:p>
          </table:table-cell>
          <table:table-cell office:value-type="float" office:value="166.19" calcext:value-type="float">
            <text:p>166.19</text:p>
          </table:table-cell>
        </table:table-row>
        <table:table-row table:style-name="ro1">
          <table:table-cell/>
          <table:table-cell office:value-type="float" office:value="0.122924" calcext:value-type="float">
            <text:p>0.122924</text:p>
          </table:table-cell>
          <table:table-cell office:value-type="float" office:value="0" calcext:value-type="float">
            <text:p>0</text:p>
          </table:table-cell>
          <table:table-cell office:value-type="float" office:value="2.84607" calcext:value-type="float">
            <text:p>2.84607</text:p>
          </table:table-cell>
          <table:table-cell office:value-type="float" office:value="0.467889" calcext:value-type="float">
            <text:p>0.467889</text:p>
          </table:table-cell>
          <table:table-cell office:value-type="float" office:value="0.189053" calcext:value-type="float">
            <text:p>0.189053</text:p>
          </table:table-cell>
          <table:table-cell office:value-type="float" office:value="513.305" calcext:value-type="float">
            <text:p>513.305</text:p>
          </table:table-cell>
          <table:table-cell office:value-type="float" office:value="516.096" calcext:value-type="float">
            <text:p>516.096</text:p>
          </table:table-cell>
        </table:table-row>
        <table:table-row table:style-name="ro1">
          <table:table-cell/>
          <table:table-cell office:value-type="float" office:value="0.082847" calcext:value-type="float">
            <text:p>0.082847</text:p>
          </table:table-cell>
          <table:table-cell office:value-type="float" office:value="0" calcext:value-type="float">
            <text:p>0</text:p>
          </table:table-cell>
          <table:table-cell office:value-type="float" office:value="3.095" calcext:value-type="float">
            <text:p>3.095</text:p>
          </table:table-cell>
          <table:table-cell office:value-type="float" office:value="0.484596" calcext:value-type="float">
            <text:p>0.484596</text:p>
          </table:table-cell>
          <table:table-cell office:value-type="float" office:value="0.215917" calcext:value-type="float">
            <text:p>0.215917</text:p>
          </table:table-cell>
          <table:table-cell office:value-type="float" office:value="594.77" calcext:value-type="float">
            <text:p>594.77</text:p>
          </table:table-cell>
          <table:table-cell office:value-type="float" office:value="598.124" calcext:value-type="float">
            <text:p>598.124</text:p>
          </table:table-cell>
        </table:table-row>
        <table:table-row table:style-name="ro1">
          <table:table-cell/>
          <table:table-cell office:value-type="float" office:value="0.117334" calcext:value-type="float">
            <text:p>0.117334</text:p>
          </table:table-cell>
          <table:table-cell office:value-type="float" office:value="0" calcext:value-type="float">
            <text:p>0</text:p>
          </table:table-cell>
          <table:table-cell office:value-type="float" office:value="3.02181" calcext:value-type="float">
            <text:p>3.02181</text:p>
          </table:table-cell>
          <table:table-cell office:value-type="float" office:value="0.47759" calcext:value-type="float">
            <text:p>0.47759</text:p>
          </table:table-cell>
          <table:table-cell office:value-type="float" office:value="0.246474" calcext:value-type="float">
            <text:p>0.246474</text:p>
          </table:table-cell>
          <table:table-cell office:value-type="float" office:value="593.102" calcext:value-type="float">
            <text:p>593.102</text:p>
          </table:table-cell>
          <table:table-cell office:value-type="float" office:value="593.364" calcext:value-type="float">
            <text:p>593.364</text:p>
          </table:table-cell>
        </table:table-row>
        <table:table-row table:style-name="ro1">
          <table:table-cell/>
          <table:table-cell office:value-type="float" office:value="0.0653828" calcext:value-type="float">
            <text:p>0.0653828</text:p>
          </table:table-cell>
          <table:table-cell office:value-type="float" office:value="0" calcext:value-type="float">
            <text:p>0</text:p>
          </table:table-cell>
          <table:table-cell office:value-type="float" office:value="3.63543" calcext:value-type="float">
            <text:p>3.63543</text:p>
          </table:table-cell>
          <table:table-cell office:value-type="float" office:value="0.702402" calcext:value-type="float">
            <text:p>0.702402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244.414" calcext:value-type="float">
            <text:p>244.414</text:p>
          </table:table-cell>
          <table:table-cell office:value-type="float" office:value="244.94" calcext:value-type="float">
            <text:p>244.94</text:p>
          </table:table-cell>
        </table:table-row>
        <table:table-row table:style-name="ro1">
          <table:table-cell/>
          <table:table-cell office:value-type="float" office:value="0.0923634" calcext:value-type="float">
            <text:p>0.0923634</text:p>
          </table:table-cell>
          <table:table-cell office:value-type="float" office:value="0" calcext:value-type="float">
            <text:p>0</text:p>
          </table:table-cell>
          <table:table-cell office:value-type="float" office:value="2.94564" calcext:value-type="float">
            <text:p>2.94564</text:p>
          </table:table-cell>
          <table:table-cell office:value-type="float" office:value="0.468483" calcext:value-type="float">
            <text:p>0.468483</text:p>
          </table:table-cell>
          <table:table-cell office:value-type="float" office:value="0.228005" calcext:value-type="float">
            <text:p>0.228005</text:p>
          </table:table-cell>
          <table:table-cell office:value-type="float" office:value="1.32247" calcext:value-type="float">
            <text:p>1.32247</text:p>
          </table:table-cell>
          <table:table-cell office:value-type="float" office:value="1.10935" calcext:value-type="float">
            <text:p>1.10935</text:p>
          </table:table-cell>
        </table:table-row>
        <table:table-row table:style-name="ro1">
          <table:table-cell/>
          <table:table-cell office:value-type="float" office:value="0.0720809" calcext:value-type="float">
            <text:p>0.0720809</text:p>
          </table:table-cell>
          <table:table-cell office:value-type="float" office:value="0" calcext:value-type="float">
            <text:p>0</text:p>
          </table:table-cell>
          <table:table-cell office:value-type="float" office:value="3.14012" calcext:value-type="float">
            <text:p>3.14012</text:p>
          </table:table-cell>
          <table:table-cell office:value-type="float" office:value="0.499804" calcext:value-type="float">
            <text:p>0.499804</text:p>
          </table:table-cell>
          <table:table-cell office:value-type="float" office:value="0.175957" calcext:value-type="float">
            <text:p>0.175957</text:p>
          </table:table-cell>
          <table:table-cell office:value-type="float" office:value="509.93" calcext:value-type="float">
            <text:p>509.93</text:p>
          </table:table-cell>
          <table:table-cell office:value-type="float" office:value="512.267" calcext:value-type="float">
            <text:p>512.267</text:p>
          </table:table-cell>
        </table:table-row>
        <table:table-row table:style-name="ro1">
          <table:table-cell/>
          <table:table-cell office:value-type="float" office:value="0.0439571" calcext:value-type="float">
            <text:p>0.0439571</text:p>
          </table:table-cell>
          <table:table-cell office:value-type="float" office:value="0" calcext:value-type="float">
            <text:p>0</text:p>
          </table:table-cell>
          <table:table-cell office:value-type="float" office:value="3.56469" calcext:value-type="float">
            <text:p>3.56469</text:p>
          </table:table-cell>
          <table:table-cell office:value-type="float" office:value="0.698582" calcext:value-type="float">
            <text:p>0.698582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666.056" calcext:value-type="float">
            <text:p>666.056</text:p>
          </table:table-cell>
          <table:table-cell office:value-type="float" office:value="657.411" calcext:value-type="float">
            <text:p>657.411</text:p>
          </table:table-cell>
        </table:table-row>
        <table:table-row table:style-name="ro1">
          <table:table-cell/>
          <table:table-cell office:value-type="float" office:value="0.0593067" calcext:value-type="float">
            <text:p>0.0593067</text:p>
          </table:table-cell>
          <table:table-cell office:value-type="float" office:value="0" calcext:value-type="float">
            <text:p>0</text:p>
          </table:table-cell>
          <table:table-cell office:value-type="float" office:value="2.95832" calcext:value-type="float">
            <text:p>2.95832</text:p>
          </table:table-cell>
          <table:table-cell office:value-type="float" office:value="0.479962" calcext:value-type="float">
            <text:p>0.479962</text:p>
          </table:table-cell>
          <table:table-cell office:value-type="float" office:value="0.195769" calcext:value-type="float">
            <text:p>0.195769</text:p>
          </table:table-cell>
          <table:table-cell office:value-type="float" office:value="0.95748" calcext:value-type="float">
            <text:p>0.95748</text:p>
          </table:table-cell>
          <table:table-cell office:value-type="float" office:value="0.95536" calcext:value-type="float">
            <text:p>0.95536</text:p>
          </table:table-cell>
        </table:table-row>
        <table:table-row table:style-name="ro1">
          <table:table-cell/>
          <table:table-cell office:value-type="float" office:value="0.124316" calcext:value-type="float">
            <text:p>0.124316</text:p>
          </table:table-cell>
          <table:table-cell office:value-type="float" office:value="0" calcext:value-type="float">
            <text:p>0</text:p>
          </table:table-cell>
          <table:table-cell office:value-type="float" office:value="2.96065" calcext:value-type="float">
            <text:p>2.96065</text:p>
          </table:table-cell>
          <table:table-cell office:value-type="float" office:value="0.460977" calcext:value-type="float">
            <text:p>0.460977</text:p>
          </table:table-cell>
          <table:table-cell office:value-type="float" office:value="0.271323" calcext:value-type="float">
            <text:p>0.271323</text:p>
          </table:table-cell>
          <table:table-cell office:value-type="float" office:value="726.706" calcext:value-type="float">
            <text:p>726.706</text:p>
          </table:table-cell>
          <table:table-cell office:value-type="float" office:value="727.109" calcext:value-type="float">
            <text:p>727.109</text:p>
          </table:table-cell>
        </table:table-row>
        <table:table-row table:style-name="ro1">
          <table:table-cell/>
          <table:table-cell office:value-type="float" office:value="0.0593725" calcext:value-type="float">
            <text:p>0.0593725</text:p>
          </table:table-cell>
          <table:table-cell office:value-type="float" office:value="0" calcext:value-type="float">
            <text:p>0</text:p>
          </table:table-cell>
          <table:table-cell office:value-type="float" office:value="3.40294" calcext:value-type="float">
            <text:p>3.40294</text:p>
          </table:table-cell>
          <table:table-cell office:value-type="float" office:value="0.554263" calcext:value-type="float">
            <text:p>0.554263</text:p>
          </table:table-cell>
          <table:table-cell office:value-type="float" office:value="0.125252" calcext:value-type="float">
            <text:p>0.125252</text:p>
          </table:table-cell>
          <table:table-cell office:value-type="float" office:value="5.86337" calcext:value-type="float">
            <text:p>5.86337</text:p>
          </table:table-cell>
          <table:table-cell office:value-type="float" office:value="4.90115" calcext:value-type="float">
            <text:p>4.90115</text:p>
          </table:table-cell>
        </table:table-row>
        <table:table-row table:style-name="ro1">
          <table:table-cell/>
          <table:table-cell office:value-type="float" office:value="0.220288" calcext:value-type="float">
            <text:p>0.220288</text:p>
          </table:table-cell>
          <table:table-cell office:value-type="float" office:value="0" calcext:value-type="float">
            <text:p>0</text:p>
          </table:table-cell>
          <table:table-cell office:value-type="float" office:value="2.94394" calcext:value-type="float">
            <text:p>2.94394</text:p>
          </table:table-cell>
          <table:table-cell office:value-type="float" office:value="0.482696" calcext:value-type="float">
            <text:p>0.482696</text:p>
          </table:table-cell>
          <table:table-cell office:value-type="float" office:value="0.260913" calcext:value-type="float">
            <text:p>0.260913</text:p>
          </table:table-cell>
          <table:table-cell office:value-type="float" office:value="0.743519" calcext:value-type="float">
            <text:p>0.743519</text:p>
          </table:table-cell>
          <table:table-cell office:value-type="float" office:value="0.687877" calcext:value-type="float">
            <text:p>0.687877</text:p>
          </table:table-cell>
        </table:table-row>
        <table:table-row table:style-name="ro1">
          <table:table-cell/>
          <table:table-cell office:value-type="float" office:value="0.12814" calcext:value-type="float">
            <text:p>0.12814</text:p>
          </table:table-cell>
          <table:table-cell office:value-type="float" office:value="0" calcext:value-type="float">
            <text:p>0</text:p>
          </table:table-cell>
          <table:table-cell office:value-type="float" office:value="2.96061" calcext:value-type="float">
            <text:p>2.96061</text:p>
          </table:table-cell>
          <table:table-cell office:value-type="float" office:value="0.478211" calcext:value-type="float">
            <text:p>0.478211</text:p>
          </table:table-cell>
          <table:table-cell office:value-type="float" office:value="0.257555" calcext:value-type="float">
            <text:p>0.257555</text:p>
          </table:table-cell>
          <table:table-cell office:value-type="float" office:value="0.442034" calcext:value-type="float">
            <text:p>0.442034</text:p>
          </table:table-cell>
          <table:table-cell office:value-type="float" office:value="0.409977" calcext:value-type="float">
            <text:p>0.409977</text:p>
          </table:table-cell>
        </table:table-row>
        <table:table-row table:style-name="ro1">
          <table:table-cell/>
          <table:table-cell office:value-type="float" office:value="0.144915" calcext:value-type="float">
            <text:p>0.144915</text:p>
          </table:table-cell>
          <table:table-cell office:value-type="float" office:value="0" calcext:value-type="float">
            <text:p>0</text:p>
          </table:table-cell>
          <table:table-cell office:value-type="float" office:value="3.04526" calcext:value-type="float">
            <text:p>3.04526</text:p>
          </table:table-cell>
          <table:table-cell office:value-type="float" office:value="0.476691" calcext:value-type="float">
            <text:p>0.476691</text:p>
          </table:table-cell>
          <table:table-cell office:value-type="float" office:value="0.263264" calcext:value-type="float">
            <text:p>0.263264</text:p>
          </table:table-cell>
          <table:table-cell office:value-type="float" office:value="0.649687" calcext:value-type="float">
            <text:p>0.649687</text:p>
          </table:table-cell>
          <table:table-cell office:value-type="float" office:value="0.587841" calcext:value-type="float">
            <text:p>0.587841</text:p>
          </table:table-cell>
        </table:table-row>
        <table:table-row table:style-name="ro1">
          <table:table-cell/>
          <table:table-cell office:value-type="float" office:value="0.260244" calcext:value-type="float">
            <text:p>0.260244</text:p>
          </table:table-cell>
          <table:table-cell office:value-type="float" office:value="0" calcext:value-type="float">
            <text:p>0</text:p>
          </table:table-cell>
          <table:table-cell office:value-type="float" office:value="2.93587" calcext:value-type="float">
            <text:p>2.93587</text:p>
          </table:table-cell>
          <table:table-cell office:value-type="float" office:value="0.475891" calcext:value-type="float">
            <text:p>0.475891</text:p>
          </table:table-cell>
          <table:table-cell office:value-type="float" office:value="0.264271" calcext:value-type="float">
            <text:p>0.264271</text:p>
          </table:table-cell>
          <table:table-cell office:value-type="float" office:value="0.579611" calcext:value-type="float">
            <text:p>0.579611</text:p>
          </table:table-cell>
          <table:table-cell office:value-type="float" office:value="0.503685" calcext:value-type="float">
            <text:p>0.503685</text:p>
          </table:table-cell>
        </table:table-row>
        <table:table-row table:style-name="ro1">
          <table:table-cell/>
          <table:table-cell office:value-type="float" office:value="0.236883" calcext:value-type="float">
            <text:p>0.236883</text:p>
          </table:table-cell>
          <table:table-cell office:value-type="float" office:value="0" calcext:value-type="float">
            <text:p>0</text:p>
          </table:table-cell>
          <table:table-cell office:value-type="float" office:value="2.95172" calcext:value-type="float">
            <text:p>2.95172</text:p>
          </table:table-cell>
          <table:table-cell office:value-type="float" office:value="0.483439" calcext:value-type="float">
            <text:p>0.483439</text:p>
          </table:table-cell>
          <table:table-cell office:value-type="float" office:value="0.258899" calcext:value-type="float">
            <text:p>0.258899</text:p>
          </table:table-cell>
          <table:table-cell office:value-type="float" office:value="0.339926" calcext:value-type="float">
            <text:p>0.339926</text:p>
          </table:table-cell>
          <table:table-cell office:value-type="float" office:value="0.322426" calcext:value-type="float">
            <text:p>0.322426</text:p>
          </table:table-cell>
        </table:table-row>
        <table:table-row table:style-name="ro1">
          <table:table-cell/>
          <table:table-cell office:value-type="float" office:value="0.259852" calcext:value-type="float">
            <text:p>0.259852</text:p>
          </table:table-cell>
          <table:table-cell office:value-type="float" office:value="0" calcext:value-type="float">
            <text:p>0</text:p>
          </table:table-cell>
          <table:table-cell office:value-type="float" office:value="2.95068" calcext:value-type="float">
            <text:p>2.95068</text:p>
          </table:table-cell>
          <table:table-cell office:value-type="float" office:value="0.471953" calcext:value-type="float">
            <text:p>0.471953</text:p>
          </table:table-cell>
          <table:table-cell office:value-type="float" office:value="0.275688" calcext:value-type="float">
            <text:p>0.275688</text:p>
          </table:table-cell>
          <table:table-cell office:value-type="float" office:value="0.73892" calcext:value-type="float">
            <text:p>0.73892</text:p>
          </table:table-cell>
          <table:table-cell office:value-type="float" office:value="0.720942" calcext:value-type="float">
            <text:p>0.720942</text:p>
          </table:table-cell>
        </table:table-row>
        <table:table-row table:style-name="ro1">
          <table:table-cell/>
          <table:table-cell office:value-type="float" office:value="0.160025" calcext:value-type="float">
            <text:p>0.160025</text:p>
          </table:table-cell>
          <table:table-cell office:value-type="float" office:value="0" calcext:value-type="float">
            <text:p>0</text:p>
          </table:table-cell>
          <table:table-cell office:value-type="float" office:value="2.97504" calcext:value-type="float">
            <text:p>2.97504</text:p>
          </table:table-cell>
          <table:table-cell office:value-type="float" office:value="0.478054" calcext:value-type="float">
            <text:p>0.478054</text:p>
          </table:table-cell>
          <table:table-cell office:value-type="float" office:value="0.225991" calcext:value-type="float">
            <text:p>0.225991</text:p>
          </table:table-cell>
          <table:table-cell office:value-type="float" office:value="653.848" calcext:value-type="float">
            <text:p>653.848</text:p>
          </table:table-cell>
          <table:table-cell office:value-type="float" office:value="652.17" calcext:value-type="float">
            <text:p>652.17</text:p>
          </table:table-cell>
        </table:table-row>
        <table:table-row table:style-name="ro1">
          <table:table-cell/>
          <table:table-cell office:value-type="float" office:value="0.136859" calcext:value-type="float">
            <text:p>0.136859</text:p>
          </table:table-cell>
          <table:table-cell office:value-type="float" office:value="0" calcext:value-type="float">
            <text:p>0</text:p>
          </table:table-cell>
          <table:table-cell office:value-type="float" office:value="3.00741" calcext:value-type="float">
            <text:p>3.00741</text:p>
          </table:table-cell>
          <table:table-cell office:value-type="float" office:value="0.47025" calcext:value-type="float">
            <text:p>0.47025</text:p>
          </table:table-cell>
          <table:table-cell office:value-type="float" office:value="0.25722" calcext:value-type="float">
            <text:p>0.25722</text:p>
          </table:table-cell>
          <table:table-cell office:value-type="float" office:value="0.463685" calcext:value-type="float">
            <text:p>0.463685</text:p>
          </table:table-cell>
          <table:table-cell office:value-type="float" office:value="0.399853" calcext:value-type="float">
            <text:p>0.399853</text:p>
          </table:table-cell>
        </table:table-row>
        <table:table-row table:style-name="ro1">
          <table:table-cell/>
          <table:table-cell office:value-type="float" office:value="0.0725567" calcext:value-type="float">
            <text:p>0.0725567</text:p>
          </table:table-cell>
          <table:table-cell office:value-type="float" office:value="0" calcext:value-type="float">
            <text:p>0</text:p>
          </table:table-cell>
          <table:table-cell office:value-type="float" office:value="3.01734" calcext:value-type="float">
            <text:p>3.01734</text:p>
          </table:table-cell>
          <table:table-cell office:value-type="float" office:value="0.495985" calcext:value-type="float">
            <text:p>0.495985</text:p>
          </table:table-cell>
          <table:table-cell office:value-type="float" office:value="0.19812" calcext:value-type="float">
            <text:p>0.19812</text:p>
          </table:table-cell>
          <table:table-cell office:value-type="float" office:value="0.674271" calcext:value-type="float">
            <text:p>0.674271</text:p>
          </table:table-cell>
          <table:table-cell office:value-type="float" office:value="0.579746" calcext:value-type="float">
            <text:p>0.579746</text:p>
          </table:table-cell>
        </table:table-row>
        <table:table-row table:style-name="ro1">
          <table:table-cell/>
          <table:table-cell office:value-type="float" office:value="0.068075" calcext:value-type="float">
            <text:p>0.068075</text:p>
          </table:table-cell>
          <table:table-cell office:value-type="float" office:value="0" calcext:value-type="float">
            <text:p>0</text:p>
          </table:table-cell>
          <table:table-cell office:value-type="float" office:value="3.00121" calcext:value-type="float">
            <text:p>3.00121</text:p>
          </table:table-cell>
          <table:table-cell office:value-type="float" office:value="0.48741" calcext:value-type="float">
            <text:p>0.48741</text:p>
          </table:table-cell>
          <table:table-cell office:value-type="float" office:value="0.203492" calcext:value-type="float">
            <text:p>0.203492</text:p>
          </table:table-cell>
          <table:table-cell office:value-type="float" office:value="0.865896" calcext:value-type="float">
            <text:p>0.865896</text:p>
          </table:table-cell>
          <table:table-cell office:value-type="float" office:value="0.786168" calcext:value-type="float">
            <text:p>0.786168</text:p>
          </table:table-cell>
        </table:table-row>
        <table:table-row table:style-name="ro1">
          <table:table-cell/>
          <table:table-cell office:value-type="float" office:value="0.0485537" calcext:value-type="float">
            <text:p>0.0485537</text:p>
          </table:table-cell>
          <table:table-cell office:value-type="float" office:value="0" calcext:value-type="float">
            <text:p>0</text:p>
          </table:table-cell>
          <table:table-cell office:value-type="float" office:value="2.93121" calcext:value-type="float">
            <text:p>2.93121</text:p>
          </table:table-cell>
          <table:table-cell office:value-type="float" office:value="0.481064" calcext:value-type="float">
            <text:p>0.481064</text:p>
          </table:table-cell>
          <table:table-cell office:value-type="float" office:value="0.202485" calcext:value-type="float">
            <text:p>0.202485</text:p>
          </table:table-cell>
          <table:table-cell office:value-type="float" office:value="1.25796" calcext:value-type="float">
            <text:p>1.25796</text:p>
          </table:table-cell>
          <table:table-cell office:value-type="float" office:value="1.00156" calcext:value-type="float">
            <text:p>1.00156</text:p>
          </table:table-cell>
        </table:table-row>
        <table:table-row table:style-name="ro1">
          <table:table-cell/>
          <table:table-cell office:value-type="float" office:value="0.0635219" calcext:value-type="float">
            <text:p>0.0635219</text:p>
          </table:table-cell>
          <table:table-cell office:value-type="float" office:value="0" calcext:value-type="float">
            <text:p>0</text:p>
          </table:table-cell>
          <table:table-cell office:value-type="float" office:value="3.03655" calcext:value-type="float">
            <text:p>3.03655</text:p>
          </table:table-cell>
          <table:table-cell office:value-type="float" office:value="0.497489" calcext:value-type="float">
            <text:p>0.497489</text:p>
          </table:table-cell>
          <table:table-cell office:value-type="float" office:value="0.188381" calcext:value-type="float">
            <text:p>0.188381</text:p>
          </table:table-cell>
          <table:table-cell office:value-type="float" office:value="1.29196" calcext:value-type="float">
            <text:p>1.29196</text:p>
          </table:table-cell>
          <table:table-cell office:value-type="float" office:value="1.14643" calcext:value-type="float">
            <text:p>1.14643</text:p>
          </table:table-cell>
        </table:table-row>
        <table:table-row table:style-name="ro1">
          <table:table-cell/>
          <table:table-cell office:value-type="float" office:value="0.0882434" calcext:value-type="float">
            <text:p>0.0882434</text:p>
          </table:table-cell>
          <table:table-cell office:value-type="float" office:value="0" calcext:value-type="float">
            <text:p>0</text:p>
          </table:table-cell>
          <table:table-cell office:value-type="float" office:value="2.97575" calcext:value-type="float">
            <text:p>2.97575</text:p>
          </table:table-cell>
          <table:table-cell office:value-type="float" office:value="0.472729" calcext:value-type="float">
            <text:p>0.472729</text:p>
          </table:table-cell>
          <table:table-cell office:value-type="float" office:value="0.231363" calcext:value-type="float">
            <text:p>0.231363</text:p>
          </table:table-cell>
          <table:table-cell office:value-type="float" office:value="0.637698" calcext:value-type="float">
            <text:p>0.637698</text:p>
          </table:table-cell>
          <table:table-cell office:value-type="float" office:value="0.585753" calcext:value-type="float">
            <text:p>0.585753</text:p>
          </table:table-cell>
        </table:table-row>
        <table:table-row table:style-name="ro1">
          <table:table-cell/>
          <table:table-cell office:value-type="float" office:value="0.0458513" calcext:value-type="float">
            <text:p>0.0458513</text:p>
          </table:table-cell>
          <table:table-cell office:value-type="float" office:value="0" calcext:value-type="float">
            <text:p>0</text:p>
          </table:table-cell>
          <table:table-cell office:value-type="float" office:value="3.42387" calcext:value-type="float">
            <text:p>3.42387</text:p>
          </table:table-cell>
          <table:table-cell office:value-type="float" office:value="0.66927" calcext:value-type="float">
            <text:p>0.66927</text:p>
          </table:table-cell>
          <table:table-cell office:value-type="float" office:value="0.0359302" calcext:value-type="float">
            <text:p>0.0359302</text:p>
          </table:table-cell>
          <table:table-cell office:value-type="float" office:value="94.158" calcext:value-type="float">
            <text:p>94.158</text:p>
          </table:table-cell>
          <table:table-cell office:value-type="float" office:value="92.6178" calcext:value-type="float">
            <text:p>92.6178</text:p>
          </table:table-cell>
        </table:table-row>
        <table:table-row table:style-name="ro1">
          <table:table-cell/>
          <table:table-cell office:value-type="float" office:value="0.089738" calcext:value-type="float">
            <text:p>0.089738</text:p>
          </table:table-cell>
          <table:table-cell office:value-type="float" office:value="0" calcext:value-type="float">
            <text:p>0</text:p>
          </table:table-cell>
          <table:table-cell office:value-type="float" office:value="2.96965" calcext:value-type="float">
            <text:p>2.96965</text:p>
          </table:table-cell>
          <table:table-cell office:value-type="float" office:value="0.482396" calcext:value-type="float">
            <text:p>0.482396</text:p>
          </table:table-cell>
          <table:table-cell office:value-type="float" office:value="0.187374" calcext:value-type="float">
            <text:p>0.187374</text:p>
          </table:table-cell>
          <table:table-cell office:value-type="float" office:value="0.563052" calcext:value-type="float">
            <text:p>0.563052</text:p>
          </table:table-cell>
          <table:table-cell office:value-type="float" office:value="0.521964" calcext:value-type="float">
            <text:p>0.521964</text:p>
          </table:table-cell>
        </table:table-row>
        <table:table-row table:style-name="ro1">
          <table:table-cell/>
          <table:table-cell office:value-type="float" office:value="0.156915" calcext:value-type="float">
            <text:p>0.156915</text:p>
          </table:table-cell>
          <table:table-cell office:value-type="float" office:value="0" calcext:value-type="float">
            <text:p>0</text:p>
          </table:table-cell>
          <table:table-cell office:value-type="float" office:value="2.89392" calcext:value-type="float">
            <text:p>2.89392</text:p>
          </table:table-cell>
          <table:table-cell office:value-type="float" office:value="0.484175" calcext:value-type="float">
            <text:p>0.484175</text:p>
          </table:table-cell>
          <table:table-cell office:value-type="float" office:value="0.241101" calcext:value-type="float">
            <text:p>0.241101</text:p>
          </table:table-cell>
          <table:table-cell office:value-type="float" office:value="0.290871" calcext:value-type="float">
            <text:p>0.290871</text:p>
          </table:table-cell>
          <table:table-cell office:value-type="float" office:value="0.265814" calcext:value-type="float">
            <text:p>0.265814</text:p>
          </table:table-cell>
        </table:table-row>
        <table:table-row table:style-name="ro1">
          <table:table-cell/>
          <table:table-cell office:value-type="float" office:value="0.045651" calcext:value-type="float">
            <text:p>0.045651</text:p>
          </table:table-cell>
          <table:table-cell office:value-type="float" office:value="0" calcext:value-type="float">
            <text:p>0</text:p>
          </table:table-cell>
          <table:table-cell office:value-type="float" office:value="2.6049" calcext:value-type="float">
            <text:p>2.6049</text:p>
          </table:table-cell>
          <table:table-cell office:value-type="float" office:value="0.566317" calcext:value-type="float">
            <text:p>0.566317</text:p>
          </table:table-cell>
          <table:table-cell office:value-type="float" office:value="0.000671592" calcext:value-type="float">
            <text:p>0.000671592</text:p>
          </table:table-cell>
          <table:table-cell office:value-type="float" office:value="110.941" calcext:value-type="float">
            <text:p>110.941</text:p>
          </table:table-cell>
          <table:table-cell office:value-type="float" office:value="96.0339" calcext:value-type="float">
            <text:p>96.0339</text:p>
          </table:table-cell>
        </table:table-row>
        <table:table-row table:style-name="ro1">
          <table:table-cell/>
          <table:table-cell office:value-type="float" office:value="0.0754742" calcext:value-type="float">
            <text:p>0.0754742</text:p>
          </table:table-cell>
          <table:table-cell office:value-type="float" office:value="0" calcext:value-type="float">
            <text:p>0</text:p>
          </table:table-cell>
          <table:table-cell office:value-type="float" office:value="2.93678" calcext:value-type="float">
            <text:p>2.93678</text:p>
          </table:table-cell>
          <table:table-cell office:value-type="float" office:value="0.477854" calcext:value-type="float">
            <text:p>0.477854</text:p>
          </table:table-cell>
          <table:table-cell office:value-type="float" office:value="0.20047" calcext:value-type="float">
            <text:p>0.20047</text:p>
          </table:table-cell>
          <table:table-cell office:value-type="float" office:value="1.18418" calcext:value-type="float">
            <text:p>1.18418</text:p>
          </table:table-cell>
          <table:table-cell office:value-type="float" office:value="0.947493" calcext:value-type="float">
            <text:p>0.947493</text:p>
          </table:table-cell>
        </table:table-row>
        <table:table-row table:style-name="ro1">
          <table:table-cell/>
          <table:table-cell office:value-type="float" office:value="0.23905" calcext:value-type="float">
            <text:p>0.23905</text:p>
          </table:table-cell>
          <table:table-cell office:value-type="float" office:value="0" calcext:value-type="float">
            <text:p>0</text:p>
          </table:table-cell>
          <table:table-cell office:value-type="float" office:value="2.98463" calcext:value-type="float">
            <text:p>2.98463</text:p>
          </table:table-cell>
          <table:table-cell office:value-type="float" office:value="0.489774" calcext:value-type="float">
            <text:p>0.489774</text:p>
          </table:table-cell>
          <table:table-cell office:value-type="float" office:value="0.252854" calcext:value-type="float">
            <text:p>0.252854</text:p>
          </table:table-cell>
          <table:table-cell office:value-type="float" office:value="0.430776" calcext:value-type="float">
            <text:p>0.430776</text:p>
          </table:table-cell>
          <table:table-cell office:value-type="float" office:value="0.375423" calcext:value-type="float">
            <text:p>0.375423</text:p>
          </table:table-cell>
        </table:table-row>
        <table:table-row table:style-name="ro1">
          <table:table-cell/>
          <table:table-cell office:value-type="float" office:value="0.0806832" calcext:value-type="float">
            <text:p>0.0806832</text:p>
          </table:table-cell>
          <table:table-cell office:value-type="float" office:value="0" calcext:value-type="float">
            <text:p>0</text:p>
          </table:table-cell>
          <table:table-cell office:value-type="float" office:value="2.9411" calcext:value-type="float">
            <text:p>2.9411</text:p>
          </table:table-cell>
          <table:table-cell office:value-type="float" office:value="0.477023" calcext:value-type="float">
            <text:p>0.477023</text:p>
          </table:table-cell>
          <table:table-cell office:value-type="float" office:value="0.182337" calcext:value-type="float">
            <text:p>0.182337</text:p>
          </table:table-cell>
          <table:table-cell office:value-type="float" office:value="0.399091" calcext:value-type="float">
            <text:p>0.399091</text:p>
          </table:table-cell>
          <table:table-cell office:value-type="float" office:value="0.389963" calcext:value-type="float">
            <text:p>0.389963</text:p>
          </table:table-cell>
        </table:table-row>
        <table:table-row table:style-name="ro1">
          <table:table-cell/>
          <table:table-cell office:value-type="float" office:value="0.0565424" calcext:value-type="float">
            <text:p>0.0565424</text:p>
          </table:table-cell>
          <table:table-cell office:value-type="float" office:value="0" calcext:value-type="float">
            <text:p>0</text:p>
          </table:table-cell>
          <table:table-cell office:value-type="float" office:value="3.01495" calcext:value-type="float">
            <text:p>3.01495</text:p>
          </table:table-cell>
          <table:table-cell office:value-type="float" office:value="0.479707" calcext:value-type="float">
            <text:p>0.479707</text:p>
          </table:table-cell>
          <table:table-cell office:value-type="float" office:value="0.190732" calcext:value-type="float">
            <text:p>0.19073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811087" calcext:value-type="float">
            <text:p>0.811087</text:p>
          </table:table-cell>
        </table:table-row>
        <table:table-row table:style-name="ro1">
          <table:table-cell/>
          <table:table-cell office:value-type="float" office:value="0.0759334" calcext:value-type="float">
            <text:p>0.0759334</text:p>
          </table:table-cell>
          <table:table-cell office:value-type="float" office:value="0" calcext:value-type="float">
            <text:p>0</text:p>
          </table:table-cell>
          <table:table-cell office:value-type="float" office:value="3.02272" calcext:value-type="float">
            <text:p>3.02272</text:p>
          </table:table-cell>
          <table:table-cell office:value-type="float" office:value="0.480113" calcext:value-type="float">
            <text:p>0.480113</text:p>
          </table:table-cell>
          <table:table-cell office:value-type="float" office:value="0.189053" calcext:value-type="float">
            <text:p>0.189053</text:p>
          </table:table-cell>
          <table:table-cell office:value-type="float" office:value="0.912133" calcext:value-type="float">
            <text:p>0.912133</text:p>
          </table:table-cell>
          <table:table-cell office:value-type="float" office:value="0.818572" calcext:value-type="float">
            <text:p>0.818572</text:p>
          </table:table-cell>
        </table:table-row>
        <table:table-row table:style-name="ro1">
          <table:table-cell/>
          <table:table-cell office:value-type="float" office:value="0.10431" calcext:value-type="float">
            <text:p>0.10431</text:p>
          </table:table-cell>
          <table:table-cell office:value-type="float" office:value="0" calcext:value-type="float">
            <text:p>0</text:p>
          </table:table-cell>
          <table:table-cell office:value-type="float" office:value="2.99043" calcext:value-type="float">
            <text:p>2.99043</text:p>
          </table:table-cell>
          <table:table-cell office:value-type="float" office:value="0.47214" calcext:value-type="float">
            <text:p>0.47214</text:p>
          </table:table-cell>
          <table:table-cell office:value-type="float" office:value="0.215917" calcext:value-type="float">
            <text:p>0.215917</text:p>
          </table:table-cell>
          <table:table-cell office:value-type="float" office:value="0.332174" calcext:value-type="float">
            <text:p>0.332174</text:p>
          </table:table-cell>
          <table:table-cell office:value-type="float" office:value="0.311152" calcext:value-type="float">
            <text:p>0.311152</text:p>
          </table:table-cell>
        </table:table-row>
        <table:table-row table:style-name="ro1">
          <table:table-cell/>
          <table:table-cell office:value-type="float" office:value="0.07189" calcext:value-type="float">
            <text:p>0.07189</text:p>
          </table:table-cell>
          <table:table-cell office:value-type="float" office:value="0" calcext:value-type="float">
            <text:p>0</text:p>
          </table:table-cell>
          <table:table-cell office:value-type="float" office:value="3.10014" calcext:value-type="float">
            <text:p>3.10014</text:p>
          </table:table-cell>
          <table:table-cell office:value-type="float" office:value="0.487401" calcext:value-type="float">
            <text:p>0.487401</text:p>
          </table:table-cell>
          <table:table-cell office:value-type="float" office:value="0.213902" calcext:value-type="float">
            <text:p>0.213902</text:p>
          </table:table-cell>
          <table:table-cell office:value-type="float" office:value="0.416002" calcext:value-type="float">
            <text:p>0.416002</text:p>
          </table:table-cell>
          <table:table-cell office:value-type="float" office:value="0.395795" calcext:value-type="float">
            <text:p>0.395795</text:p>
          </table:table-cell>
        </table:table-row>
        <table:table-row table:style-name="ro1">
          <table:table-cell/>
          <table:table-cell office:value-type="float" office:value="0.0504553" calcext:value-type="float">
            <text:p>0.0504553</text:p>
          </table:table-cell>
          <table:table-cell office:value-type="float" office:value="0" calcext:value-type="float">
            <text:p>0</text:p>
          </table:table-cell>
          <table:table-cell office:value-type="float" office:value="3.66815" calcext:value-type="float">
            <text:p>3.66815</text:p>
          </table:table-cell>
          <table:table-cell office:value-type="float" office:value="0.598025" calcext:value-type="float">
            <text:p>0.598025</text:p>
          </table:table-cell>
          <table:table-cell office:value-type="float" office:value="0.0265279" calcext:value-type="float">
            <text:p>0.0265279</text:p>
          </table:table-cell>
          <table:table-cell office:value-type="float" office:value="133.638" calcext:value-type="float">
            <text:p>133.638</text:p>
          </table:table-cell>
          <table:table-cell office:value-type="float" office:value="121.573" calcext:value-type="float">
            <text:p>121.573</text:p>
          </table:table-cell>
        </table:table-row>
        <table:table-row table:style-name="ro1">
          <table:table-cell table:style-name="ce6" office:value-type="string" calcext:value-type="string">
            <text:p>rhino</text:p>
          </table:table-cell>
          <table:table-cell office:value-type="float" office:value="0.117538" calcext:value-type="float">
            <text:p>0.117538</text:p>
          </table:table-cell>
          <table:table-cell office:value-type="float" office:value="0" calcext:value-type="float">
            <text:p>0</text:p>
          </table:table-cell>
          <table:table-cell office:value-type="float" office:value="2.8787" calcext:value-type="float">
            <text:p>2.8787</text:p>
          </table:table-cell>
          <table:table-cell office:value-type="float" office:value="0.467696" calcext:value-type="float">
            <text:p>0.467696</text:p>
          </table:table-cell>
          <table:table-cell office:value-type="float" office:value="0.311464" calcext:value-type="float">
            <text:p>0.311464</text:p>
          </table:table-cell>
          <table:table-cell office:value-type="float" office:value="132.556" calcext:value-type="float">
            <text:p>132.556</text:p>
          </table:table-cell>
          <table:table-cell office:value-type="float" office:value="130.733" calcext:value-type="float">
            <text:p>130.733</text:p>
          </table:table-cell>
        </table:table-row>
        <table:table-row table:style-name="ro1">
          <table:table-cell/>
          <table:table-cell office:value-type="float" office:value="0.0179359" calcext:value-type="float">
            <text:p>0.0179359</text:p>
          </table:table-cell>
          <table:table-cell office:value-type="float" office:value="0" calcext:value-type="float">
            <text:p>0</text:p>
          </table:table-cell>
          <table:table-cell office:value-type="float" office:value="3.61138" calcext:value-type="float">
            <text:p>3.61138</text:p>
          </table:table-cell>
          <table:table-cell office:value-type="float" office:value="0.636707" calcext:value-type="float">
            <text:p>0.636707</text:p>
          </table:table-cell>
          <table:table-cell office:value-type="float" office:value="0.00276243" calcext:value-type="float">
            <text:p>0.00276243</text:p>
          </table:table-cell>
          <table:table-cell office:value-type="float" office:value="671.395" calcext:value-type="float">
            <text:p>671.395</text:p>
          </table:table-cell>
          <table:table-cell office:value-type="float" office:value="670.475" calcext:value-type="float">
            <text:p>670.475</text:p>
          </table:table-cell>
        </table:table-row>
        <table:table-row table:style-name="ro1">
          <table:table-cell/>
          <table:table-cell office:value-type="float" office:value="0.184278" calcext:value-type="float">
            <text:p>0.184278</text:p>
          </table:table-cell>
          <table:table-cell office:value-type="float" office:value="0" calcext:value-type="float">
            <text:p>0</text:p>
          </table:table-cell>
          <table:table-cell office:value-type="float" office:value="2.93939" calcext:value-type="float">
            <text:p>2.93939</text:p>
          </table:table-cell>
          <table:table-cell office:value-type="float" office:value="0.455628" calcext:value-type="float">
            <text:p>0.455628</text:p>
          </table:table-cell>
          <table:table-cell office:value-type="float" office:value="0.325967" calcext:value-type="float">
            <text:p>0.325967</text:p>
          </table:table-cell>
          <table:table-cell office:value-type="float" office:value="173.226" calcext:value-type="float">
            <text:p>173.226</text:p>
          </table:table-cell>
          <table:table-cell office:value-type="float" office:value="170.986" calcext:value-type="float">
            <text:p>170.986</text:p>
          </table:table-cell>
        </table:table-row>
        <table:table-row table:style-name="ro1">
          <table:table-cell/>
          <table:table-cell office:value-type="float" office:value="0.121959" calcext:value-type="float">
            <text:p>0.121959</text:p>
          </table:table-cell>
          <table:table-cell office:value-type="float" office:value="0" calcext:value-type="float">
            <text:p>0</text:p>
          </table:table-cell>
          <table:table-cell office:value-type="float" office:value="2.89811" calcext:value-type="float">
            <text:p>2.89811</text:p>
          </table:table-cell>
          <table:table-cell office:value-type="float" office:value="0.441366" calcext:value-type="float">
            <text:p>0.441366</text:p>
          </table:table-cell>
          <table:table-cell office:value-type="float" office:value="0.344613" calcext:value-type="float">
            <text:p>0.344613</text:p>
          </table:table-cell>
          <table:table-cell office:value-type="float" office:value="25798.6" calcext:value-type="float">
            <text:p>25798.6</text:p>
          </table:table-cell>
          <table:table-cell office:value-type="float" office:value="26544.5" calcext:value-type="float">
            <text:p>26544.5</text:p>
          </table:table-cell>
        </table:table-row>
        <table:table-row table:style-name="ro1">
          <table:table-cell/>
          <table:table-cell office:value-type="float" office:value="0.107534" calcext:value-type="float">
            <text:p>0.107534</text:p>
          </table:table-cell>
          <table:table-cell office:value-type="float" office:value="0" calcext:value-type="float">
            <text:p>0</text:p>
          </table:table-cell>
          <table:table-cell office:value-type="float" office:value="2.87183" calcext:value-type="float">
            <text:p>2.87183</text:p>
          </table:table-cell>
          <table:table-cell office:value-type="float" office:value="0.447671" calcext:value-type="float">
            <text:p>0.447671</text:p>
          </table:table-cell>
          <table:table-cell office:value-type="float" office:value="0.325967" calcext:value-type="float">
            <text:p>0.325967</text:p>
          </table:table-cell>
          <table:table-cell office:value-type="float" office:value="139.048" calcext:value-type="float">
            <text:p>139.048</text:p>
          </table:table-cell>
          <table:table-cell office:value-type="float" office:value="139.581" calcext:value-type="float">
            <text:p>139.581</text:p>
          </table:table-cell>
        </table:table-row>
        <table:table-row table:style-name="ro1">
          <table:table-cell/>
          <table:table-cell office:value-type="float" office:value="0.107056" calcext:value-type="float">
            <text:p>0.107056</text:p>
          </table:table-cell>
          <table:table-cell office:value-type="float" office:value="0" calcext:value-type="float">
            <text:p>0</text:p>
          </table:table-cell>
          <table:table-cell office:value-type="float" office:value="2.98925" calcext:value-type="float">
            <text:p>2.98925</text:p>
          </table:table-cell>
          <table:table-cell office:value-type="float" office:value="0.455038" calcext:value-type="float">
            <text:p>0.455038</text:p>
          </table:table-cell>
          <table:table-cell office:value-type="float" office:value="0.337017" calcext:value-type="float">
            <text:p>0.337017</text:p>
          </table:table-cell>
          <table:table-cell office:value-type="float" office:value="610.572" calcext:value-type="float">
            <text:p>610.572</text:p>
          </table:table-cell>
          <table:table-cell office:value-type="float" office:value="609.416" calcext:value-type="float">
            <text:p>609.416</text:p>
          </table:table-cell>
        </table:table-row>
        <table:table-row table:style-name="ro1">
          <table:table-cell/>
          <table:table-cell office:value-type="float" office:value="0.179158" calcext:value-type="float">
            <text:p>0.179158</text:p>
          </table:table-cell>
          <table:table-cell office:value-type="float" office:value="0" calcext:value-type="float">
            <text:p>0</text:p>
          </table:table-cell>
          <table:table-cell office:value-type="float" office:value="2.95722" calcext:value-type="float">
            <text:p>2.95722</text:p>
          </table:table-cell>
          <table:table-cell office:value-type="float" office:value="0.455896" calcext:value-type="float">
            <text:p>0.455896</text:p>
          </table:table-cell>
          <table:table-cell office:value-type="float" office:value="0.333564" calcext:value-type="float">
            <text:p>0.333564</text:p>
          </table:table-cell>
          <table:table-cell office:value-type="float" office:value="591.687" calcext:value-type="float">
            <text:p>591.687</text:p>
          </table:table-cell>
          <table:table-cell office:value-type="float" office:value="592.436" calcext:value-type="float">
            <text:p>592.436</text:p>
          </table:table-cell>
        </table:table-row>
        <table:table-row table:style-name="ro1">
          <table:table-cell/>
          <table:table-cell office:value-type="float" office:value="0.108332" calcext:value-type="float">
            <text:p>0.108332</text:p>
          </table:table-cell>
          <table:table-cell office:value-type="float" office:value="0" calcext:value-type="float">
            <text:p>0</text:p>
          </table:table-cell>
          <table:table-cell office:value-type="float" office:value="2.97108" calcext:value-type="float">
            <text:p>2.97108</text:p>
          </table:table-cell>
          <table:table-cell office:value-type="float" office:value="0.452906" calcext:value-type="float">
            <text:p>0.452906</text:p>
          </table:table-cell>
          <table:table-cell office:value-type="float" office:value="0.336326" calcext:value-type="float">
            <text:p>0.336326</text:p>
          </table:table-cell>
          <table:table-cell office:value-type="float" office:value="621.208" calcext:value-type="float">
            <text:p>621.208</text:p>
          </table:table-cell>
          <table:table-cell office:value-type="float" office:value="620.798" calcext:value-type="float">
            <text:p>620.798</text:p>
          </table:table-cell>
        </table:table-row>
        <table:table-row table:style-name="ro1">
          <table:table-cell/>
          <table:table-cell office:value-type="float" office:value="0.106043" calcext:value-type="float">
            <text:p>0.106043</text:p>
          </table:table-cell>
          <table:table-cell office:value-type="float" office:value="0" calcext:value-type="float">
            <text:p>0</text:p>
          </table:table-cell>
          <table:table-cell office:value-type="float" office:value="3.00385" calcext:value-type="float">
            <text:p>3.00385</text:p>
          </table:table-cell>
          <table:table-cell office:value-type="float" office:value="0.451178" calcext:value-type="float">
            <text:p>0.451178</text:p>
          </table:table-cell>
          <table:table-cell office:value-type="float" office:value="0.337707" calcext:value-type="float">
            <text:p>0.337707</text:p>
          </table:table-cell>
          <table:table-cell office:value-type="float" office:value="168.991" calcext:value-type="float">
            <text:p>168.991</text:p>
          </table:table-cell>
          <table:table-cell office:value-type="float" office:value="167.391" calcext:value-type="float">
            <text:p>167.391</text:p>
          </table:table-cell>
        </table:table-row>
        <table:table-row table:style-name="ro1">
          <table:table-cell/>
          <table:table-cell office:value-type="float" office:value="0.0220201" calcext:value-type="float">
            <text:p>0.0220201</text:p>
          </table:table-cell>
          <table:table-cell office:value-type="float" office:value="0" calcext:value-type="float">
            <text:p>0</text:p>
          </table:table-cell>
          <table:table-cell office:value-type="float" office:value="3.51306" calcext:value-type="float">
            <text:p>3.51306</text:p>
          </table:table-cell>
          <table:table-cell office:value-type="float" office:value="0.757915" calcext:value-type="float">
            <text:p>0.757915</text:p>
          </table:table-cell>
          <table:table-cell office:value-type="float" office:value="0.0531768" calcext:value-type="float">
            <text:p>0.0531768</text:p>
          </table:table-cell>
          <table:table-cell office:value-type="float" office:value="636.465" calcext:value-type="float">
            <text:p>636.465</text:p>
          </table:table-cell>
          <table:table-cell office:value-type="float" office:value="635.714" calcext:value-type="float">
            <text:p>635.714</text:p>
          </table:table-cell>
        </table:table-row>
        <table:table-row table:style-name="ro1">
          <table:table-cell/>
          <table:table-cell office:value-type="float" office:value="0.0943841" calcext:value-type="float">
            <text:p>0.0943841</text:p>
          </table:table-cell>
          <table:table-cell office:value-type="float" office:value="0" calcext:value-type="float">
            <text:p>0</text:p>
          </table:table-cell>
          <table:table-cell office:value-type="float" office:value="2.94027" calcext:value-type="float">
            <text:p>2.94027</text:p>
          </table:table-cell>
          <table:table-cell office:value-type="float" office:value="0.447629" calcext:value-type="float">
            <text:p>0.447629</text:p>
          </table:table-cell>
          <table:table-cell office:value-type="float" office:value="0.345994" calcext:value-type="float">
            <text:p>0.345994</text:p>
          </table:table-cell>
          <table:table-cell office:value-type="float" office:value="0.414918" calcext:value-type="float">
            <text:p>0.414918</text:p>
          </table:table-cell>
          <table:table-cell office:value-type="float" office:value="0.385762" calcext:value-type="float">
            <text:p>0.385762</text:p>
          </table:table-cell>
        </table:table-row>
        <table:table-row table:style-name="ro1">
          <table:table-cell/>
          <table:table-cell office:value-type="float" office:value="0.0281663" calcext:value-type="float">
            <text:p>0.0281663</text:p>
          </table:table-cell>
          <table:table-cell office:value-type="float" office:value="0" calcext:value-type="float">
            <text:p>0</text:p>
          </table:table-cell>
          <table:table-cell office:value-type="float" office:value="3.03843" calcext:value-type="float">
            <text:p>3.03843</text:p>
          </table:table-cell>
          <table:table-cell office:value-type="float" office:value="0.487323" calcext:value-type="float">
            <text:p>0.487323</text:p>
          </table:table-cell>
          <table:table-cell office:value-type="float" office:value="0.187845" calcext:value-type="float">
            <text:p>0.187845</text:p>
          </table:table-cell>
          <table:table-cell office:value-type="float" office:value="1.07092" calcext:value-type="float">
            <text:p>1.07092</text:p>
          </table:table-cell>
          <table:table-cell office:value-type="float" office:value="0.996265" calcext:value-type="float">
            <text:p>0.996265</text:p>
          </table:table-cell>
        </table:table-row>
        <table:table-row table:style-name="ro1">
          <table:table-cell/>
          <table:table-cell office:value-type="float" office:value="0.0225539" calcext:value-type="float">
            <text:p>0.0225539</text:p>
          </table:table-cell>
          <table:table-cell office:value-type="float" office:value="0" calcext:value-type="float">
            <text:p>0</text:p>
          </table:table-cell>
          <table:table-cell office:value-type="float" office:value="2.95759" calcext:value-type="float">
            <text:p>2.95759</text:p>
          </table:table-cell>
          <table:table-cell office:value-type="float" office:value="0.706381" calcext:value-type="float">
            <text:p>0.706381</text:p>
          </table:table-cell>
          <table:table-cell office:value-type="float" office:value="0.00276243" calcext:value-type="float">
            <text:p>0.00276243</text:p>
          </table:table-cell>
          <table:table-cell office:value-type="float" office:value="140.539" calcext:value-type="float">
            <text:p>140.539</text:p>
          </table:table-cell>
          <table:table-cell office:value-type="float" office:value="141.82" calcext:value-type="float">
            <text:p>141.82</text:p>
          </table:table-cell>
        </table:table-row>
        <table:table-row table:style-name="ro1">
          <table:table-cell/>
          <table:table-cell office:value-type="float" office:value="0.02273" calcext:value-type="float">
            <text:p>0.02273</text:p>
          </table:table-cell>
          <table:table-cell office:value-type="float" office:value="0" calcext:value-type="float">
            <text:p>0</text:p>
          </table:table-cell>
          <table:table-cell office:value-type="float" office:value="3.69056" calcext:value-type="float">
            <text:p>3.69056</text:p>
          </table:table-cell>
          <table:table-cell office:value-type="float" office:value="0.649813" calcext:value-type="float">
            <text:p>0.649813</text:p>
          </table:table-cell>
          <table:table-cell office:value-type="float" office:value="0.0296961" calcext:value-type="float">
            <text:p>0.0296961</text:p>
          </table:table-cell>
          <table:table-cell office:value-type="float" office:value="153.063" calcext:value-type="float">
            <text:p>153.063</text:p>
          </table:table-cell>
          <table:table-cell office:value-type="float" office:value="144.961" calcext:value-type="float">
            <text:p>144.961</text:p>
          </table:table-cell>
        </table:table-row>
        <table:table-row table:style-name="ro1">
          <table:table-cell/>
          <table:table-cell office:value-type="float" office:value="0.0329792" calcext:value-type="float">
            <text:p>0.0329792</text:p>
          </table:table-cell>
          <table:table-cell office:value-type="float" office:value="0" calcext:value-type="float">
            <text:p>0</text:p>
          </table:table-cell>
          <table:table-cell office:value-type="float" office:value="3.55498" calcext:value-type="float">
            <text:p>3.55498</text:p>
          </table:table-cell>
          <table:table-cell office:value-type="float" office:value="0.595194" calcext:value-type="float">
            <text:p>0.595194</text:p>
          </table:table-cell>
          <table:table-cell office:value-type="float" office:value="0.0517956" calcext:value-type="float">
            <text:p>0.0517956</text:p>
          </table:table-cell>
          <table:table-cell office:value-type="float" office:value="16.3077" calcext:value-type="float">
            <text:p>16.3077</text:p>
          </table:table-cell>
          <table:table-cell office:value-type="float" office:value="16.2364" calcext:value-type="float">
            <text:p>16.2364</text:p>
          </table:table-cell>
        </table:table-row>
        <table:table-row table:style-name="ro1">
          <table:table-cell/>
          <table:table-cell office:value-type="float" office:value="0.0224294" calcext:value-type="float">
            <text:p>0.0224294</text:p>
          </table:table-cell>
          <table:table-cell office:value-type="float" office:value="0" calcext:value-type="float">
            <text:p>0</text:p>
          </table:table-cell>
          <table:table-cell office:value-type="float" office:value="3.69332" calcext:value-type="float">
            <text:p>3.69332</text:p>
          </table:table-cell>
          <table:table-cell office:value-type="float" office:value="0.643551" calcext:value-type="float">
            <text:p>0.643551</text:p>
          </table:table-cell>
          <table:table-cell office:value-type="float" office:value="0.00276243" calcext:value-type="float">
            <text:p>0.00276243</text:p>
          </table:table-cell>
          <table:table-cell office:value-type="float" office:value="102.67" calcext:value-type="float">
            <text:p>102.67</text:p>
          </table:table-cell>
          <table:table-cell office:value-type="float" office:value="101.552" calcext:value-type="float">
            <text:p>101.552</text:p>
          </table:table-cell>
        </table:table-row>
        <table:table-row table:style-name="ro1">
          <table:table-cell/>
          <table:table-cell office:value-type="float" office:value="0.0647654" calcext:value-type="float">
            <text:p>0.0647654</text:p>
          </table:table-cell>
          <table:table-cell office:value-type="float" office:value="0" calcext:value-type="float">
            <text:p>0</text:p>
          </table:table-cell>
          <table:table-cell office:value-type="float" office:value="3.0157" calcext:value-type="float">
            <text:p>3.0157</text:p>
          </table:table-cell>
          <table:table-cell office:value-type="float" office:value="0.448745" calcext:value-type="float">
            <text:p>0.448745</text:p>
          </table:table-cell>
          <table:table-cell office:value-type="float" office:value="0.31837" calcext:value-type="float">
            <text:p>0.31837</text:p>
          </table:table-cell>
          <table:table-cell office:value-type="float" office:value="157190000000000" calcext:value-type="float">
            <text:p>157190000000000</text:p>
          </table:table-cell>
          <table:table-cell office:value-type="float" office:value="160828000000000" calcext:value-type="float">
            <text:p>160828000000000</text:p>
          </table:table-cell>
        </table:table-row>
        <table:table-row table:style-name="ro1">
          <table:table-cell/>
          <table:table-cell office:value-type="float" office:value="0.0250117" calcext:value-type="float">
            <text:p>0.0250117</text:p>
          </table:table-cell>
          <table:table-cell office:value-type="float" office:value="0" calcext:value-type="float">
            <text:p>0</text:p>
          </table:table-cell>
          <table:table-cell office:value-type="float" office:value="3.42024" calcext:value-type="float">
            <text:p>3.42024</text:p>
          </table:table-cell>
          <table:table-cell office:value-type="float" office:value="0.617519" calcext:value-type="float">
            <text:p>0.617519</text:p>
          </table:table-cell>
          <table:table-cell office:value-type="float" office:value="0.054558" calcext:value-type="float">
            <text:p>0.054558</text:p>
          </table:table-cell>
          <table:table-cell office:value-type="float" office:value="89.6715" calcext:value-type="float">
            <text:p>89.6715</text:p>
          </table:table-cell>
          <table:table-cell office:value-type="float" office:value="85.0046" calcext:value-type="float">
            <text:p>85.0046</text:p>
          </table:table-cell>
        </table:table-row>
        <table:table-row table:style-name="ro1">
          <table:table-cell/>
          <table:table-cell office:value-type="float" office:value="0.0251597" calcext:value-type="float">
            <text:p>0.0251597</text:p>
          </table:table-cell>
          <table:table-cell office:value-type="float" office:value="0" calcext:value-type="float">
            <text:p>0</text:p>
          </table:table-cell>
          <table:table-cell office:value-type="float" office:value="3.60886" calcext:value-type="float">
            <text:p>3.60886</text:p>
          </table:table-cell>
          <table:table-cell office:value-type="float" office:value="0.661861" calcext:value-type="float">
            <text:p>0.661861</text:p>
          </table:table-cell>
          <table:table-cell office:value-type="float" office:value="0.0973757" calcext:value-type="float">
            <text:p>0.0973757</text:p>
          </table:table-cell>
          <table:table-cell office:value-type="float" office:value="140.216" calcext:value-type="float">
            <text:p>140.216</text:p>
          </table:table-cell>
          <table:table-cell office:value-type="float" office:value="142.414" calcext:value-type="float">
            <text:p>142.414</text:p>
          </table:table-cell>
        </table:table-row>
        <table:table-row table:style-name="ro1">
          <table:table-cell/>
          <table:table-cell office:value-type="float" office:value="0.025535" calcext:value-type="float">
            <text:p>0.025535</text:p>
          </table:table-cell>
          <table:table-cell office:value-type="float" office:value="0" calcext:value-type="float">
            <text:p>0</text:p>
          </table:table-cell>
          <table:table-cell office:value-type="float" office:value="3.5156" calcext:value-type="float">
            <text:p>3.5156</text:p>
          </table:table-cell>
          <table:table-cell office:value-type="float" office:value="0.684649" calcext:value-type="float">
            <text:p>0.684649</text:p>
          </table:table-cell>
          <table:table-cell office:value-type="float" office:value="0.089779" calcext:value-type="float">
            <text:p>0.089779</text:p>
          </table:table-cell>
          <table:table-cell office:value-type="float" office:value="129.022" calcext:value-type="float">
            <text:p>129.022</text:p>
          </table:table-cell>
          <table:table-cell office:value-type="float" office:value="122.434" calcext:value-type="float">
            <text:p>122.434</text:p>
          </table:table-cell>
        </table:table-row>
        <table:table-row table:style-name="ro1">
          <table:table-cell/>
          <table:table-cell office:value-type="float" office:value="0.0388357" calcext:value-type="float">
            <text:p>0.0388357</text:p>
          </table:table-cell>
          <table:table-cell office:value-type="float" office:value="0" calcext:value-type="float">
            <text:p>0</text:p>
          </table:table-cell>
          <table:table-cell office:value-type="float" office:value="2.94442" calcext:value-type="float">
            <text:p>2.94442</text:p>
          </table:table-cell>
          <table:table-cell office:value-type="float" office:value="0.495558" calcext:value-type="float">
            <text:p>0.495558</text:p>
          </table:table-cell>
          <table:table-cell office:value-type="float" office:value="0.234807" calcext:value-type="float">
            <text:p>0.234807</text:p>
          </table:table-cell>
          <table:table-cell office:value-type="float" office:value="0.59892" calcext:value-type="float">
            <text:p>0.59892</text:p>
          </table:table-cell>
          <table:table-cell office:value-type="float" office:value="0.580995" calcext:value-type="float">
            <text:p>0.580995</text:p>
          </table:table-cell>
        </table:table-row>
        <table:table-row table:style-name="ro1">
          <table:table-cell/>
          <table:table-cell office:value-type="float" office:value="0.0309087" calcext:value-type="float">
            <text:p>0.0309087</text:p>
          </table:table-cell>
          <table:table-cell office:value-type="float" office:value="0" calcext:value-type="float">
            <text:p>0</text:p>
          </table:table-cell>
          <table:table-cell office:value-type="float" office:value="3.00226" calcext:value-type="float">
            <text:p>3.00226</text:p>
          </table:table-cell>
          <table:table-cell office:value-type="float" office:value="0.481919" calcext:value-type="float">
            <text:p>0.481919</text:p>
          </table:table-cell>
          <table:table-cell office:value-type="float" office:value="0.232044" calcext:value-type="float">
            <text:p>0.232044</text:p>
          </table:table-cell>
          <table:table-cell office:value-type="float" office:value="0.796835" calcext:value-type="float">
            <text:p>0.796835</text:p>
          </table:table-cell>
          <table:table-cell office:value-type="float" office:value="0.797427" calcext:value-type="float">
            <text:p>0.797427</text:p>
          </table:table-cell>
        </table:table-row>
        <table:table-row table:style-name="ro1">
          <table:table-cell/>
          <table:table-cell office:value-type="float" office:value="0.173424" calcext:value-type="float">
            <text:p>0.173424</text:p>
          </table:table-cell>
          <table:table-cell office:value-type="float" office:value="0" calcext:value-type="float">
            <text:p>0</text:p>
          </table:table-cell>
          <table:table-cell office:value-type="float" office:value="2.91576" calcext:value-type="float">
            <text:p>2.91576</text:p>
          </table:table-cell>
          <table:table-cell office:value-type="float" office:value="0.442773" calcext:value-type="float">
            <text:p>0.442773</text:p>
          </table:table-cell>
          <table:table-cell office:value-type="float" office:value="0.34116" calcext:value-type="float">
            <text:p>0.34116</text:p>
          </table:table-cell>
          <table:table-cell office:value-type="float" office:value="0.598935" calcext:value-type="float">
            <text:p>0.598935</text:p>
          </table:table-cell>
          <table:table-cell office:value-type="float" office:value="0.594049" calcext:value-type="float">
            <text:p>0.594049</text:p>
          </table:table-cell>
        </table:table-row>
        <table:table-row table:style-name="ro1">
          <table:table-cell/>
          <table:table-cell office:value-type="float" office:value="0.0287546" calcext:value-type="float">
            <text:p>0.0287546</text:p>
          </table:table-cell>
          <table:table-cell office:value-type="float" office:value="0" calcext:value-type="float">
            <text:p>0</text:p>
          </table:table-cell>
          <table:table-cell office:value-type="float" office:value="2.88573" calcext:value-type="float">
            <text:p>2.88573</text:p>
          </table:table-cell>
          <table:table-cell office:value-type="float" office:value="0.466553" calcext:value-type="float">
            <text:p>0.466553</text:p>
          </table:table-cell>
          <table:table-cell office:value-type="float" office:value="0.214779" calcext:value-type="float">
            <text:p>0.214779</text:p>
          </table:table-cell>
          <table:table-cell office:value-type="float" office:value="0.748461" calcext:value-type="float">
            <text:p>0.748461</text:p>
          </table:table-cell>
          <table:table-cell office:value-type="float" office:value="0.706946" calcext:value-type="float">
            <text:p>0.706946</text:p>
          </table:table-cell>
        </table:table-row>
        <table:table-row table:style-name="ro1">
          <table:table-cell/>
          <table:table-cell office:value-type="float" office:value="0.0533996" calcext:value-type="float">
            <text:p>0.0533996</text:p>
          </table:table-cell>
          <table:table-cell office:value-type="float" office:value="0" calcext:value-type="float">
            <text:p>0</text:p>
          </table:table-cell>
          <table:table-cell office:value-type="float" office:value="2.90683" calcext:value-type="float">
            <text:p>2.90683</text:p>
          </table:table-cell>
          <table:table-cell office:value-type="float" office:value="0.459212" calcext:value-type="float">
            <text:p>0.459212</text:p>
          </table:table-cell>
          <table:table-cell office:value-type="float" office:value="0.293508" calcext:value-type="float">
            <text:p>0.293508</text:p>
          </table:table-cell>
          <table:table-cell office:value-type="float" office:value="115955000000" calcext:value-type="float">
            <text:p>115955000000</text:p>
          </table:table-cell>
          <table:table-cell office:value-type="float" office:value="118334000000" calcext:value-type="float">
            <text:p>118334000000</text:p>
          </table:table-cell>
        </table:table-row>
        <table:table-row table:style-name="ro1">
          <table:table-cell/>
          <table:table-cell office:value-type="float" office:value="0.023654" calcext:value-type="float">
            <text:p>0.023654</text:p>
          </table:table-cell>
          <table:table-cell office:value-type="float" office:value="0" calcext:value-type="float">
            <text:p>0</text:p>
          </table:table-cell>
          <table:table-cell office:value-type="float" office:value="3.04445" calcext:value-type="float">
            <text:p>3.04445</text:p>
          </table:table-cell>
          <table:table-cell office:value-type="float" office:value="0.496932" calcext:value-type="float">
            <text:p>0.496932</text:p>
          </table:table-cell>
          <table:table-cell office:value-type="float" office:value="0.21547" calcext:value-type="float">
            <text:p>0.21547</text:p>
          </table:table-cell>
          <table:table-cell office:value-type="float" office:value="1.0718" calcext:value-type="float">
            <text:p>1.0718</text:p>
          </table:table-cell>
          <table:table-cell office:value-type="float" office:value="1.06773" calcext:value-type="float">
            <text:p>1.06773</text:p>
          </table:table-cell>
        </table:table-row>
        <table:table-row table:style-name="ro1">
          <table:table-cell/>
          <table:table-cell office:value-type="float" office:value="0.027244" calcext:value-type="float">
            <text:p>0.027244</text:p>
          </table:table-cell>
          <table:table-cell office:value-type="float" office:value="0" calcext:value-type="float">
            <text:p>0</text:p>
          </table:table-cell>
          <table:table-cell office:value-type="float" office:value="3.47571" calcext:value-type="float">
            <text:p>3.47571</text:p>
          </table:table-cell>
          <table:table-cell office:value-type="float" office:value="0.709614" calcext:value-type="float">
            <text:p>0.709614</text:p>
          </table:table-cell>
          <table:table-cell office:value-type="float" office:value="0.101519" calcext:value-type="float">
            <text:p>0.101519</text:p>
          </table:table-cell>
          <table:table-cell office:value-type="float" office:value="179.875" calcext:value-type="float">
            <text:p>179.875</text:p>
          </table:table-cell>
          <table:table-cell office:value-type="float" office:value="175.934" calcext:value-type="float">
            <text:p>175.934</text:p>
          </table:table-cell>
        </table:table-row>
        <table:table-row table:style-name="ro1">
          <table:table-cell/>
          <table:table-cell office:value-type="float" office:value="0.0199964" calcext:value-type="float">
            <text:p>0.0199964</text:p>
          </table:table-cell>
          <table:table-cell office:value-type="float" office:value="0" calcext:value-type="float">
            <text:p>0</text:p>
          </table:table-cell>
          <table:table-cell office:value-type="float" office:value="3.44911" calcext:value-type="float">
            <text:p>3.44911</text:p>
          </table:table-cell>
          <table:table-cell office:value-type="float" office:value="0.753421" calcext:value-type="float">
            <text:p>0.753421</text:p>
          </table:table-cell>
          <table:table-cell office:value-type="float" office:value="0.0600829" calcext:value-type="float">
            <text:p>0.0600829</text:p>
          </table:table-cell>
          <table:table-cell office:value-type="float" office:value="173.335" calcext:value-type="float">
            <text:p>173.335</text:p>
          </table:table-cell>
          <table:table-cell office:value-type="float" office:value="170.552" calcext:value-type="float">
            <text:p>170.552</text:p>
          </table:table-cell>
        </table:table-row>
        <table:table-row table:style-name="ro1">
          <table:table-cell/>
          <table:table-cell office:value-type="float" office:value="0.0317026" calcext:value-type="float">
            <text:p>0.0317026</text:p>
          </table:table-cell>
          <table:table-cell office:value-type="float" office:value="0" calcext:value-type="float">
            <text:p>0</text:p>
          </table:table-cell>
          <table:table-cell office:value-type="float" office:value="2.9542" calcext:value-type="float">
            <text:p>2.9542</text:p>
          </table:table-cell>
          <table:table-cell office:value-type="float" office:value="0.504728" calcext:value-type="float">
            <text:p>0.504728</text:p>
          </table:table-cell>
          <table:table-cell office:value-type="float" office:value="0.219613" calcext:value-type="float">
            <text:p>0.219613</text:p>
          </table:table-cell>
          <table:table-cell office:value-type="float" office:value="0.854425" calcext:value-type="float">
            <text:p>0.854425</text:p>
          </table:table-cell>
          <table:table-cell office:value-type="float" office:value="0.87345" calcext:value-type="float">
            <text:p>0.87345</text:p>
          </table:table-cell>
        </table:table-row>
      </table:table>
      <table:table table:name="objectMask" table:style-name="ta1">
        <table:table-column table:style-name="co1" table:default-cell-style-name="ce13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2">
          <table:table-cell table:style-name="ce2" office:value-type="string" calcext:value-type="string" table:number-columns-spanned="2" table:number-rows-spanned="1">
            <text:p>Object Mask</text:p>
          </table:table-cell>
          <table:covered-table-cell/>
          <table:table-cell table:number-columns-repeated="5"/>
        </table:table-row>
        <table:table-row table:style-name="ro3">
          <table:table-cell table:style-name="ce12" office:value-type="string" calcext:value-type="string">
            <text:p>Scene</text:p>
          </table:table-cell>
          <table:table-cell table:style-name="ce7" office:value-type="string" calcext:value-type="string">
            <text:p>T-rex</text:p>
          </table:table-cell>
          <table:table-cell table:style-name="ce7" office:value-type="string" calcext:value-type="string">
            <text:p>chef</text:p>
          </table:table-cell>
          <table:table-cell table:style-name="ce7" office:value-type="string" calcext:value-type="string">
            <text:p>chicken</text:p>
          </table:table-cell>
          <table:table-cell table:style-name="ce7" office:value-type="string" calcext:value-type="string">
            <text:p>parasaurolophus</text:p>
          </table:table-cell>
          <table:table-cell table:style-name="ce7" office:value-type="string" calcext:value-type="string">
            <text:p>rhino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Total</text:p>
          </table:table-cell>
          <table:table-cell table:style-name="ce15" table:formula="of:=SUM([.B3:.B52])" office:value-type="float" office:value="45" calcext:value-type="float">
            <text:p>45</text:p>
          </table:table-cell>
          <table:table-cell table:style-name="ce15" table:formula="of:=SUM([.C3:.C52])" office:value-type="float" office:value="50" calcext:value-type="float">
            <text:p>50</text:p>
          </table:table-cell>
          <table:table-cell table:style-name="ce15" table:formula="of:=SUM([.D3:.D52])" office:value-type="float" office:value="48" calcext:value-type="float">
            <text:p>48</text:p>
          </table:table-cell>
          <table:table-cell table:style-name="ce15" table:formula="of:=SUM([.E3:.E52])" office:value-type="float" office:value="45" calcext:value-type="float">
            <text:p>45</text:p>
          </table:table-cell>
          <table:table-cell table:style-name="ce15" table:formula="of:=SUM([.F3:.F52])" office:value-type="float" office:value="29" calcext:value-type="float">
            <text:p>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6:53:41.024785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0T18:34:06.932823240</dc:date>
    <meta:editing-duration>PT1H39M54S</meta:editing-duration>
    <meta:editing-cycles>9</meta:editing-cycles>
    <meta:generator>LibreOffice/5.3.1.2$Linux_X86_64 LibreOffice_project/30m0$Build-2</meta:generator>
    <meta:document-statistic meta:table-count="6" meta:cell-count="6447" meta:object-count="0"/>
  </office:meta>
</office:document-meta>
</file>